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32.6pt"/>
    </style:style>
    <style:style style:name="co2" style:family="table-column">
      <style:table-column-properties fo:break-before="auto" style:column-width="203.95pt"/>
    </style:style>
    <style:style style:name="co3" style:family="table-column">
      <style:table-column-properties fo:break-before="auto" style:column-width="184.96pt"/>
    </style:style>
    <style:style style:name="co4" style:family="table-column">
      <style:table-column-properties fo:break-before="auto" style:column-width="170.59pt"/>
    </style:style>
    <style:style style:name="co5" style:family="table-column">
      <style:table-column-properties fo:break-before="auto" style:column-width="168.29pt"/>
    </style:style>
    <style:style style:name="co6" style:family="table-column">
      <style:table-column-properties fo:break-before="auto" style:column-width="180.96pt"/>
    </style:style>
    <style:style style:name="co7" style:family="table-column">
      <style:table-column-properties fo:break-before="auto" style:column-width="110.35pt"/>
    </style:style>
    <style:style style:name="co8" style:family="table-column">
      <style:table-column-properties fo:break-before="auto" style:column-width="48.39pt"/>
    </style:style>
    <style:style style:name="co9" style:family="table-column">
      <style:table-column-properties fo:break-before="auto" style:column-width="80.16pt"/>
    </style:style>
    <style:style style:name="ro1" style:family="table-row">
      <style:table-row-properties style:row-height="14.2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4cc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00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00ff00"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9" table:default-cell-style-name="Default"/>
        <table:table-column table:style-name="co9" table:number-columns-repeated="998" table:default-cell-style-name="Default"/>
        <table:table-row table:style-name="ro1">
          <table:table-cell table:style-name="ce1" office:value-type="string" calcext:value-type="string">
            <text:p>legenda</text:p>
          </table:table-cell>
          <table:table-cell table:style-name="ce1"/>
          <table:table-cell table:style-name="ce8" office:value-type="string" calcext:value-type="string">
            <text:p>DeepL</text:p>
          </table:table-cell>
          <table:table-cell table:style-name="ce8" office:value-type="string" calcext:value-type="string">
            <text:p>Google Translate</text:p>
          </table:table-cell>
          <table:table-cell table:style-name="ce8" office:value-type="string" calcext:value-type="string">
            <text:p>Gemini</text:p>
          </table:table-cell>
          <table:table-cell table:style-name="ce8" office:value-type="string" calcext:value-type="string">
            <text:p>ChatGPT</text:p>
          </table:table-cell>
          <table:table-cell table:style-name="ce14" table:number-columns-repeated="20"/>
          <table:table-cell table:number-columns-repeated="998"/>
        </table:table-row>
        <table:table-row table:style-name="ro2">
          <table:table-cell table:style-name="ce2" office:value-type="string" calcext:value-type="string">
            <text:p>yes/no - does it convey the meaning of the original idiom</text:p>
            <text:p>red - the idiom is correct, the whole sentence is not</text:p>
          </table:table-cell>
          <table:table-cell table:style-name="ce2" office:value-type="string" calcext:value-type="string">
            <text:p>1 - literal</text:p>
            <text:p>2 - semantically accurate (paraphrasing)</text:p>
            <text:p>3 - cultural (equivalence)</text:p>
            <text:p>4 - other</text:p>
          </table:table-cell>
          <table:table-cell table:style-name="ce9" table:number-columns-repeated="4"/>
          <table:table-cell table:style-name="ce14" table:number-columns-repeated="20"/>
          <table:table-cell table:number-columns-repeated="998"/>
        </table:table-row>
        <table:table-row table:style-name="ro1">
          <table:table-cell table:style-name="ce3" office:value-type="string" calcext:value-type="string">
            <text:p>idiom</text:p>
          </table:table-cell>
          <table:table-cell table:style-name="ce3" office:value-type="string" calcext:value-type="string">
            <text:p>down to earth</text:p>
          </table:table-cell>
          <table:table-cell table:style-name="ce9" office:value-type="string" calcext:value-type="string">
            <text:p>prizemljen, postaviti na realna tla</text:p>
          </table:table-cell>
          <table:table-cell table:style-name="ce9"/>
          <table:table-cell table:style-name="ce12"/>
          <table:table-cell table:style-name="ce9"/>
          <table:table-cell table:style-name="ce14" table:number-columns-repeated="20"/>
          <table:table-cell table:number-columns-repeated="998"/>
        </table:table-row>
        <table:table-row table:style-name="ro1">
          <table:table-cell table:style-name="ce3" table:number-columns-repeated="2"/>
          <table:table-cell table:style-name="ce9" table:number-columns-repeated="2"/>
          <table:table-cell table:style-name="ce12"/>
          <table:table-cell table:style-name="ce9"/>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That usually brought him down to earth.</text:p>
          </table:table-cell>
          <table:table-cell table:style-name="ce9" office:value-type="string" calcext:value-type="string">
            <text:p>To ga je ponavadi spravilo na tla.</text:p>
          </table:table-cell>
          <table:table-cell table:style-name="ce9" office:value-type="string" calcext:value-type="string">
            <text:p>To ga je običajno spustilo na zemljo.</text:p>
          </table:table-cell>
          <table:table-cell table:style-name="ce9" office:value-type="string" calcext:value-type="string">
            <text:p>To ga je običajno prizemljilo.</text:p>
          </table:table-cell>
          <table:table-cell table:style-name="ce9" office:value-type="string" calcext:value-type="string">
            <text:p>To ga je običajno spustilo na tla.</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4" calcext:value-type="float">
            <text:p>4</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He was always down to earth and had very little imagination.</text:p>
          </table:table-cell>
          <table:table-cell table:style-name="ce9" office:value-type="string" calcext:value-type="string">
            <text:p>Vedno je bil realističen in je imel zelo malo domišljije.</text:p>
          </table:table-cell>
          <table:table-cell table:style-name="ce9" office:value-type="string" calcext:value-type="string">
            <text:p>Vedno je bil prizemljen in imel je zelo malo domišljije.</text:p>
          </table:table-cell>
          <table:table-cell table:number-columns-repeated="2" table:style-name="ce9" office:value-type="string" calcext:value-type="string">
            <text:p>Vedno je bil prizemljen in je imel zelo malo domišljije.</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She seems down to earth first, Hollywood second to me.</text:p>
          </table:table-cell>
          <table:table-cell table:style-name="ce9" office:value-type="string" calcext:value-type="string">
            <text:p>Zdi se mi, da je najprej realistična, šele potem hollywoodska.</text:p>
          </table:table-cell>
          <table:table-cell table:style-name="ce11" office:value-type="string" calcext:value-type="string">
            <text:p>Zdi se mi, da je najprej prizemljena ona, nato pa Hollywood.</text:p>
          </table:table-cell>
          <table:table-cell table:style-name="ce11" office:value-type="string" calcext:value-type="string">
            <text:p>Zdi se mi, da je zame najprej prizemljena, šele nato Hollywood.</text:p>
          </table:table-cell>
          <table:table-cell table:style-name="ce9" office:value-type="string" calcext:value-type="string">
            <text:p>Deluje mi najprej prizemljena, šele potem hollywoodsk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One of the nicest down to earth players I came across.</text:p>
          </table:table-cell>
          <table:table-cell table:style-name="ce9" office:value-type="string" calcext:value-type="string">
            <text:p>Eden najbolj prizemljenih igralcev, ki sem jih kdaj srečal.</text:p>
          </table:table-cell>
          <table:table-cell table:style-name="ce9" office:value-type="string" calcext:value-type="string">
            <text:p>Eden najbolj prijaznih in prizemljenih igralcev, kar sem jih srečal.</text:p>
          </table:table-cell>
          <table:table-cell table:style-name="ce9" office:value-type="string" calcext:value-type="string">
            <text:p>Eden najprijaznejših in najbolj prizemljenih igralcev, na katerega sem naletel.</text:p>
          </table:table-cell>
          <table:table-cell table:style-name="ce9" office:value-type="string" calcext:value-type="string">
            <text:p>Eden najbolj prizemljenih igralcev, kar sem jih srečal.</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4" office:value-type="string" calcext:value-type="string">
            <text:p>He is really an amazing man, very down to earth, humble, confident, and friendly.</text:p>
          </table:table-cell>
          <table:table-cell table:style-name="ce9" office:value-type="string" calcext:value-type="string">
            <text:p>On je resnično neverjeten človek, zelo prizemljen, skromen, samozavesten in prijazen.</text:p>
          </table:table-cell>
          <table:table-cell table:style-name="ce9" office:value-type="string" calcext:value-type="string">
            <text:p>Resnično je neverjeten človek, zelo prizemljen, skromen, samozavesten in prijazen.</text:p>
          </table:table-cell>
          <table:table-cell table:style-name="ce9" office:value-type="string" calcext:value-type="string">
            <text:p>Je res neverjeten moški, zelo prizemljen, ponižen, samozavesten in prijazen.</text:p>
          </table:table-cell>
          <table:table-cell table:style-name="ce9" office:value-type="string" calcext:value-type="string">
            <text:p>On je res neverjeten človek, zelo prizemljen, skromen, samozavesten in prijazen.</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Mila and Jayananda are very down to earth and things are typically really laid back.</text:p>
          </table:table-cell>
          <table:table-cell table:style-name="ce9" office:value-type="string" calcext:value-type="string">
            <text:p>Mila in Jayananda sta zelo prizemljena in stvari so ponavadi resnično sproščene.</text:p>
          </table:table-cell>
          <table:table-cell table:style-name="ce11" office:value-type="string" calcext:value-type="string">
            <text:p>Mila in Jayananda sta zelo prizemljena in običajno potekata zelo sproščeno.</text:p>
          </table:table-cell>
          <table:table-cell table:style-name="ce9" office:value-type="string" calcext:value-type="string">
            <text:p>Mila in Jayananda sta zelo prizemljena in stvari so običajno res sproščene.</text:p>
          </table:table-cell>
          <table:table-cell table:style-name="ce9" office:value-type="string" calcext:value-type="string">
            <text:p>Mila in Jayananda sta zelo prizemljena in običajno je vse res sproščen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4" calcext:value-type="float">
            <text:p>4</text:p>
          </table:table-cell>
          <table:table-cell table:number-columns-repeated="3"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The journey through Louisiana was more down to earth.</text:p>
          </table:table-cell>
          <table:table-cell table:number-columns-repeated="2" table:style-name="ce9" office:value-type="string" calcext:value-type="string">
            <text:p>Potovanje skozi Louisiano je bilo bolj prizemljeno.</text:p>
          </table:table-cell>
          <table:table-cell table:style-name="ce9" office:value-type="string" calcext:value-type="string">
            <text:p>Potovanje skozi Louisiano je bilo bolj preprosto.</text:p>
          </table:table-cell>
          <table:table-cell table:style-name="ce9" office:value-type="string" calcext:value-type="string">
            <text:p>Potovanje po Louisiani je bilo precej bolj prizemlje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A family just keeps you down to earth .</text:p>
          </table:table-cell>
          <table:table-cell table:style-name="ce9" office:value-type="string" calcext:value-type="string">
            <text:p>Družina vas drži na tleh.</text:p>
          </table:table-cell>
          <table:table-cell table:number-columns-repeated="2" table:style-name="ce9" office:value-type="string" calcext:value-type="string">
            <text:p>Družina te preprosto drži prizemljenega.</text:p>
          </table:table-cell>
          <table:table-cell table:style-name="ce9" office:value-type="string" calcext:value-type="string">
            <text:p>Družina te ohranja prizemljenega.</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no</text:p>
          </table:table-cell>
          <table:table-cell table:number-columns-repeated="3"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4" calcext:value-type="float">
            <text:p>4</text:p>
          </table:table-cell>
          <table:table-cell table:number-columns-repeated="3"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In a subversion, she actually turned out to be fairly polite and down to earth .</text:p>
          </table:table-cell>
          <table:table-cell table:style-name="ce9" office:value-type="string" calcext:value-type="string">
            <text:p>V nasprotju s pričakovanji se je izkazala za precej vljudno in prizemljeno.</text:p>
          </table:table-cell>
          <table:table-cell table:style-name="ce9" office:value-type="string" calcext:value-type="string">
            <text:p>V nekem prevratu se je izkazalo, da je precej vljudna in prizemljena.</text:p>
          </table:table-cell>
          <table:table-cell table:style-name="ce9" office:value-type="string" calcext:value-type="string">
            <text:p>Nasprotno pričakovanjem se je izkazalo, da je precej vljudna in prizemljena.</text:p>
          </table:table-cell>
          <table:table-cell table:style-name="ce9" office:value-type="string" calcext:value-type="string">
            <text:p>Presenetljivo se je izkazalo, da je bila kar prijazna in prizemljen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Kawasaki offers down to earth advice in line with what I hear from my start-up friends.</text:p>
          </table:table-cell>
          <table:table-cell table:style-name="ce9" office:value-type="string" calcext:value-type="string">
            <text:p>Kawasaki ponuja realistične nasvete, ki so v skladu s tem, kar slišim od svojih prijateljev, ki so ustanovili start-up podjetja.</text:p>
          </table:table-cell>
          <table:table-cell table:style-name="ce9" office:value-type="string" calcext:value-type="string">
            <text:p>Kawasaki ponuja prizemljene nasvete, ki so skladni s tem, kar slišim od svojih prijateljev iz zagonskih podjetij.</text:p>
          </table:table-cell>
          <table:table-cell table:style-name="ce9" office:value-type="string" calcext:value-type="string">
            <text:p>Kawasaki ponuja povsem praktične nasvete, ki so v skladu s tem, kar slišim od svojih prijateljev iz start-up podjetij.</text:p>
          </table:table-cell>
          <table:table-cell table:style-name="ce9" office:value-type="string" calcext:value-type="string">
            <text:p>Kawasaki ponuja prizemljene nasvete, skladne s tem, kar slišim od svojih prijateljev iz start-upov.</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1" office:value-type="string" calcext:value-type="string">
            <text:p>piece of cake</text:p>
          </table:table-cell>
          <table:table-cell table:style-name="ce9" office:value-type="string" calcext:value-type="string">
            <text:p>mačji kašelj, mala malica</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Neither introductions nor conclusions are a piece of cake .</text:p>
          </table:table-cell>
          <table:table-cell table:style-name="ce9" office:value-type="string" calcext:value-type="string">
            <text:p>Niti uvodi niti zaključki niso mačji kašelj.</text:p>
          </table:table-cell>
          <table:table-cell table:style-name="ce11" office:value-type="string" calcext:value-type="string">
            <text:p>Niti uvod niti zaključki niso mačji kašelj.</text:p>
          </table:table-cell>
          <table:table-cell table:style-name="ce9" office:value-type="string" calcext:value-type="string">
            <text:p>Niti uvodi niti zaključki niso mačji kašelj.</text:p>
          </table:table-cell>
          <table:table-cell table:style-name="ce9" office:value-type="string" calcext:value-type="string">
            <text:p>Ne uvodi ne zaključki niso mačji kašelj.</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This is really starting to sound like a piece of cake .</text:p>
          </table:table-cell>
          <table:table-cell table:number-columns-repeated="3" table:style-name="ce9" office:value-type="string" calcext:value-type="string">
            <text:p>To se res začenja slišati kot mačji kašelj.</text:p>
          </table:table-cell>
          <table:table-cell table:style-name="ce9" office:value-type="string" calcext:value-type="string">
            <text:p>To začenja zveneti res preprost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3" calcext:value-type="float">
            <text:p>3</text:p>
          </table:table-cell>
          <table:table-cell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Glacier walking is a piece of cake ; well this bit was , with rolling hills of dazzling serenity .</text:p>
          </table:table-cell>
          <table:table-cell table:style-name="ce9" office:value-type="string" calcext:value-type="string">
            <text:p>Hoja po ledeniku je otročje lahka; vsaj ta del je bil, z valovitimi griči osupljive mirnosti.</text:p>
          </table:table-cell>
          <table:table-cell table:style-name="ce9" office:value-type="string" calcext:value-type="string">
            <text:p>Hoja po ledenikih je mačji kašelj; no, ta del je bil, z valovitimi griči bleščeče spokojnosti.</text:p>
          </table:table-cell>
          <table:table-cell table:style-name="ce9" office:value-type="string" calcext:value-type="string">
            <text:p>Hoja po ledeniku je mačji kašelj; no, ta del je bil, z valovitimi griči bleščeče vedrine.</text:p>
          </table:table-cell>
          <table:table-cell table:style-name="ce9" office:value-type="string" calcext:value-type="string">
            <text:p>Hoja po ledeniku je enostavna; vsaj ta del je bil, s hribčki bleščeče spokojnosti.</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number-columns-repeated="2" table:style-name="ce9" office:value-type="float" office:value="3" calcext:value-type="float">
            <text:p>3</text:p>
          </table:table-cell>
          <table:table-cell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Other than that it's a piece of cake.</text:p>
          </table:table-cell>
          <table:table-cell table:style-name="ce10" office:value-type="string" calcext:value-type="string">
            <text:p>Razen tega je vse kot igračka.</text:p>
          </table:table-cell>
          <table:table-cell table:style-name="ce9" office:value-type="string" calcext:value-type="string">
            <text:p>Sicer pa je mačji kašelj.</text:p>
          </table:table-cell>
          <table:table-cell table:style-name="ce9" office:value-type="string" calcext:value-type="string">
            <text:p>Razen tega je to mačji kašelj.</text:p>
          </table:table-cell>
          <table:table-cell table:style-name="ce9" office:value-type="string" calcext:value-type="string">
            <text:p>Razen tega je kos pogače.</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no?</text:p>
          </table:table-cell>
          <table:table-cell table:number-columns-repeated="2"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3" calcext:value-type="float">
            <text:p>3</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Nailed it, piece of cake (smiles).</text:p>
          </table:table-cell>
          <table:table-cell table:style-name="ce9" office:value-type="string" calcext:value-type="string">
            <text:p>Uspelo ti je, kot bi bil to otročje lahko (nasmeh).</text:p>
          </table:table-cell>
          <table:table-cell table:style-name="ce9" office:value-type="string" calcext:value-type="string">
            <text:p>Uspelo ji je, mačji kašelj (se nasmehne).</text:p>
          </table:table-cell>
          <table:table-cell table:style-name="ce9" office:value-type="string" calcext:value-type="string">
            <text:p>Uspelo mi je, mačji kašelj (nasmeh).</text:p>
          </table:table-cell>
          <table:table-cell table:style-name="ce9" office:value-type="string" calcext:value-type="string">
            <text:p>Zadel sem, mačji kašelj (se smehlj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number-columns-repeated="3"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I figured the game would be a piece of cake given my leet skills with the predecessor.</text:p>
          </table:table-cell>
          <table:table-cell table:style-name="ce9" office:value-type="string" calcext:value-type="string">
            <text:p>Mislim, da bo igra prava malenkost, glede na moje odlične veščine v predhodni igri.</text:p>
          </table:table-cell>
          <table:table-cell table:style-name="ce9" office:value-type="string" calcext:value-type="string">
            <text:p>Glede na moje znanje igranja s predhodnikom sem mislil, da bo igra mala malica.</text:p>
          </table:table-cell>
          <table:table-cell table:style-name="ce9" office:value-type="string" calcext:value-type="string">
            <text:p>Menil sem, da bo igra mačji kašelj, glede na moje izjemne spretnosti s predhodnico.</text:p>
          </table:table-cell>
          <table:table-cell table:style-name="ce9" office:value-type="string" calcext:value-type="string">
            <text:p>Mislil sem, da bo igra mačji kašelj, glede na moje vrhunske veščine s predhodnikom.</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number-columns-repeated="3"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Getting the truck's spare tire is a piece of cake compared to the Honda.</text:p>
          </table:table-cell>
          <table:table-cell table:style-name="ce9" office:value-type="string" calcext:value-type="string">
            <text:p>V primerjavi s Hondino je pridobivanje rezervnega kolesa za tovornjak otročje enostavno.</text:p>
          </table:table-cell>
          <table:table-cell table:style-name="ce9" office:value-type="string" calcext:value-type="string">
            <text:p>Pridobitev rezervne pnevmatike za tovornjak je v primerjavi s Hondo mačji kašelj.</text:p>
          </table:table-cell>
          <table:table-cell table:style-name="ce9" office:value-type="string" calcext:value-type="string">
            <text:p>Pridobitev rezervne pnevmatike za ta tovornjak je mačji kašelj v primerjavi s Hondo.</text:p>
          </table:table-cell>
          <table:table-cell table:style-name="ce9" office:value-type="string" calcext:value-type="string">
            <text:p>Pridobiti rezervno pnevmatiko iz tovornjaka je mala malica v primerjavi s Hond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number-columns-repeated="3"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Installing SP2 is a piece of cake and won't take you long.</text:p>
          </table:table-cell>
          <table:table-cell table:style-name="ce9" office:value-type="string" calcext:value-type="string">
            <text:p>Namestitev SP2 je otročje enostavna in ne bo vam vzela veliko časa.</text:p>
          </table:table-cell>
          <table:table-cell table:number-columns-repeated="2" table:style-name="ce9" office:value-type="string" calcext:value-type="string">
            <text:p>Namestitev SP2 je mačji kašelj in vam ne bo vzela veliko časa.</text:p>
          </table:table-cell>
          <table:table-cell table:style-name="ce9" office:value-type="string" calcext:value-type="string">
            <text:p>Namestitev SP2 je mala malica in vam ne bo vzela veliko čas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number-columns-repeated="3"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With Edraw, creating a nice risk chart is only a piece of cake .</text:p>
          </table:table-cell>
          <table:table-cell table:style-name="ce9" office:value-type="string" calcext:value-type="string">
            <text:p>Z Edrawom je ustvarjanje lepih grafikonov tveganja otročje enostavno.</text:p>
          </table:table-cell>
          <table:table-cell table:style-name="ce9" office:value-type="string" calcext:value-type="string">
            <text:p>Z Edrawom je ustvarjanje lepega grafikona tveganj mačji kašelj.</text:p>
          </table:table-cell>
          <table:table-cell table:style-name="ce9" office:value-type="string" calcext:value-type="string">
            <text:p>Z Edrawom je ustvarjanje lepega diagrama tveganja mačji kašelj.</text:p>
          </table:table-cell>
          <table:table-cell table:style-name="ce9" office:value-type="string" calcext:value-type="string">
            <text:p>Z Edrawom je izdelava lepega grafikona tveganja povsem enostavn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3" calcext:value-type="float">
            <text:p>3</text:p>
          </table:table-cell>
          <table:table-cell table:style-name="ce9"/>
          <table:table-cell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4" office:value-type="string" calcext:value-type="string">
            <text:p>This would make putting as easy as a piece of cake for you.</text:p>
          </table:table-cell>
          <table:table-cell table:style-name="ce11" office:value-type="string" calcext:value-type="string">
            <text:p>To bi vam olajšalo delo.</text:p>
          </table:table-cell>
          <table:table-cell table:style-name="ce11" office:value-type="string" calcext:value-type="string">
            <text:p>Zaradi tega bi bilo postavljanje zate tako enostavno kot mačji kašelj.</text:p>
          </table:table-cell>
          <table:table-cell table:style-name="ce9" office:value-type="string" calcext:value-type="string">
            <text:p>To bi vam olajšalo putting (igro z žogico in palico) kot mačji kašelj.</text:p>
          </table:table-cell>
          <table:table-cell table:style-name="ce11" office:value-type="string" calcext:value-type="string">
            <text:p>To bi ti popolnoma olajšalo puttanje.</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3" calcext:value-type="float">
            <text:p>3</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1" office:value-type="string" calcext:value-type="string">
            <text:p>once in a blue moon</text:p>
          </table:table-cell>
          <table:table-cell table:style-name="ce9" office:value-type="string" calcext:value-type="string">
            <text:p>enkrat na milijon let, kot bela vrana, na vsake kvatre (enkrat), enkrat na sto let</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But I really only reach out once in a blue moon .</text:p>
          </table:table-cell>
          <table:table-cell table:style-name="ce9" office:value-type="string" calcext:value-type="string">
            <text:p>Ampak resnično se oglasim le enkrat na milijon let.</text:p>
          </table:table-cell>
          <table:table-cell table:style-name="ce9" office:value-type="string" calcext:value-type="string">
            <text:p>Ampak res se obrnem nanje le enkrat na bleščeče.</text:p>
          </table:table-cell>
          <table:table-cell table:style-name="ce9" office:value-type="string" calcext:value-type="string">
            <text:p>Ampak jaz se res oglasim le enkrat na modri mesec.</text:p>
          </table:table-cell>
          <table:table-cell table:style-name="ce9" office:value-type="string" calcext:value-type="string">
            <text:p>Ampak resnično se oglasim le na redke, izjemne priložnosti.</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number-columns-repeated="2" table:style-name="ce9" office:value-type="string" calcext:value-type="string">
            <text:p>no</text:p>
          </table:table-cell>
          <table:table-cell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table:table-cell table:style-name="ce9" office:value-type="float" office:value="4" calcext:value-type="float">
            <text:p>4</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And Eleanor was damn lucky to have him as an escort once in a blue moon .</text:p>
          </table:table-cell>
          <table:table-cell table:style-name="ce9" office:value-type="string" calcext:value-type="string">
            <text:p>Eleanor je imela veliko srečo, da ga je enkrat na milijon let imela za spremljevalca.</text:p>
          </table:table-cell>
          <table:table-cell table:style-name="ce9" office:value-type="string" calcext:value-type="string">
            <text:p>In Eleanor je imela prekleto srečo, da ga je imela za spremljevalca, ko se je le enkrat zares zgodilo.</text:p>
          </table:table-cell>
          <table:table-cell table:style-name="ce9" office:value-type="string" calcext:value-type="string">
            <text:p>In Eleanor je imela prekleto srečo, da ga je imela za spremstvo le enkrat na modri mesec.</text:p>
          </table:table-cell>
          <table:table-cell table:style-name="ce9" office:value-type="string" calcext:value-type="string">
            <text:p>In Eleanor je imela veliko srečo, da ga je občasno imela za spremstv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3" calcext:value-type="float">
            <text:p>3</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Every once in a blue moon a movie is released that becomes a cultural icon.</text:p>
          </table:table-cell>
          <table:table-cell table:style-name="ce9" office:value-type="string" calcext:value-type="string">
            <text:p>Včasih, enkrat na milijon let, izide film, ki postane kulturna ikona.</text:p>
          </table:table-cell>
          <table:table-cell table:style-name="ce9" office:value-type="string" calcext:value-type="string">
            <text:p>Vsake toliko na modri luni izide film, ki postane kulturna ikona.</text:p>
          </table:table-cell>
          <table:table-cell table:style-name="ce9" office:value-type="string" calcext:value-type="string">
            <text:p>Zelo redko je izdan film, ki postane kulturna ikona.</text:p>
          </table:table-cell>
          <table:table-cell table:style-name="ce9" office:value-type="string" calcext:value-type="string">
            <text:p>Občasno je izdan film, ki postane kulturni simbol.</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3" calcext:value-type="float">
            <text:p>3</text:p>
          </table:table-cell>
          <table:table-cell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So now he just comes round once in a blue moon .</text:p>
          </table:table-cell>
          <table:table-cell table:style-name="ce9" office:value-type="string" calcext:value-type="string">
            <text:p>Zato zdaj pride le enkrat na milijon let.</text:p>
          </table:table-cell>
          <table:table-cell table:style-name="ce9" office:value-type="string" calcext:value-type="string">
            <text:p>Zato se zdaj pojavi le enkrat v stotih dneh.</text:p>
          </table:table-cell>
          <table:table-cell table:style-name="ce9" office:value-type="string" calcext:value-type="string">
            <text:p>Tako sedaj pride le enkrat na modri mesec.</text:p>
          </table:table-cell>
          <table:table-cell table:style-name="ce9" office:value-type="string" calcext:value-type="string">
            <text:p>Zdaj se zato oglasi le enkrat na vsake kvatre.</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3" calcext:value-type="float">
            <text:p>3</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Horror films in the movies only came about once in a blue moon also.</text:p>
          </table:table-cell>
          <table:table-cell table:style-name="ce11" office:value-type="string" calcext:value-type="string">
            <text:p>Groznjaki v kinematografih so bili prav tako redki kot bela vrana.</text:p>
          </table:table-cell>
          <table:table-cell table:style-name="ce9" office:value-type="string" calcext:value-type="string">
            <text:p>Tudi grozljivke v filmih so se pojavile le enkrat v modri luni.</text:p>
          </table:table-cell>
          <table:table-cell table:style-name="ce9" office:value-type="string" calcext:value-type="string">
            <text:p>Tudi grozljivke v kinu so se pojavile zelo redko.</text:p>
          </table:table-cell>
          <table:table-cell table:style-name="ce9" office:value-type="string" calcext:value-type="string">
            <text:p>Grozljivke v kinematografih so se pojavljale le zelo redk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3" calcext:value-type="float">
            <text:p>3</text:p>
          </table:table-cell>
          <table:table-cell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Once in a blue moon , Hollywood releases a film that forever changes the face of cinema.</text:p>
          </table:table-cell>
          <table:table-cell table:style-name="ce9" office:value-type="string" calcext:value-type="string">
            <text:p>Hollywood enkrat na dolgo izda film, ki za vedno spremeni podobo kinematografije.</text:p>
          </table:table-cell>
          <table:table-cell table:style-name="ce9" office:value-type="string" calcext:value-type="string">
            <text:p>Enkrat v modri luni Hollywood izda film, ki za vedno spremeni obraz kinematografije.</text:p>
          </table:table-cell>
          <table:table-cell table:style-name="ce9" office:value-type="string" calcext:value-type="string">
            <text:p>Zelo redko Hollywood izda film, ki za vedno spremeni podobo kinematografije.</text:p>
          </table:table-cell>
          <table:table-cell table:style-name="ce9" office:value-type="string" calcext:value-type="string">
            <text:p>Enkrat na modrem mesecu Hollywood izda film, ki za vedno spremeni obraz kina.</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When he 's here, once in a blue moon .</text:p>
          </table:table-cell>
          <table:table-cell table:style-name="ce9" office:value-type="string" calcext:value-type="string">
            <text:p>Ko je tu, enkrat na milijon let.</text:p>
          </table:table-cell>
          <table:table-cell table:style-name="ce9" office:value-type="string" calcext:value-type="string">
            <text:p>Ko bo tukaj, enkrat v modri luni.</text:p>
          </table:table-cell>
          <table:table-cell table:style-name="ce9" office:value-type="string" calcext:value-type="string">
            <text:p>Ko je tu, enkrat na modri mesec.</text:p>
          </table:table-cell>
          <table:table-cell table:style-name="ce9" office:value-type="string" calcext:value-type="string">
            <text:p>Ko je tukaj, kar je enkrat na let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number-columns-repeated="2" table:style-name="ce9" office:value-type="string" calcext:value-type="string">
            <text:p>no</text:p>
          </table:table-cell>
          <table:table-cell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3" calcext:value-type="float">
            <text:p>3</text:p>
          </table:table-cell>
          <table:table-cell table:number-columns-repeated="2" table:style-name="ce9" office:value-type="float" office:value="1" calcext:value-type="float">
            <text:p>1</text:p>
          </table:table-cell>
          <table:table-cell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So I have to go up and visit them , but her parents never come down here, only once in a blue moon when they feel like it .</text:p>
          </table:table-cell>
          <table:table-cell table:style-name="ce9" office:value-type="string" calcext:value-type="string">
            <text:p>Zato moram iti gor in jih obiskati, vendar njeni starši nikoli ne pridejo sem dol, le enkrat na milijon let, ko se jim zljubi.</text:p>
          </table:table-cell>
          <table:table-cell table:style-name="ce9" office:value-type="string" calcext:value-type="string">
            <text:p>Torej moram iti gor in jih obiskati, toda njeni starši nikoli ne pridejo sem dol, le enkrat v najboljšem primeru, ko se jim zahoče.</text:p>
          </table:table-cell>
          <table:table-cell table:style-name="ce9" office:value-type="string" calcext:value-type="string">
            <text:p>Zato jih moram obiskati, a njeni starši nikoli ne pridejo sem dol, le enkrat na modri mesec, ko se jima zljubi.</text:p>
          </table:table-cell>
          <table:table-cell table:style-name="ce9" office:value-type="string" calcext:value-type="string">
            <text:p>Torej moram iti gor in jih obiskati, a njeni starši nikoli ne pridejo sem dol, le enkrat na modro luno, ko se jim zljubi.</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number-columns-repeated="3"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3" calcext:value-type="float">
            <text:p>3</text:p>
          </table:table-cell>
          <table:table-cell table:style-name="ce9" office:value-type="float" office:value="4" calcext:value-type="float">
            <text:p>4</text:p>
          </table:table-cell>
          <table:table-cell table:number-columns-repeated="2"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I seldom touch romances, though once in a blue moon one will touch my heart.</text:p>
          </table:table-cell>
          <table:table-cell table:style-name="ce9" office:value-type="string" calcext:value-type="string">
            <text:p>Redko se dotaknem romanov, čeprav me enkrat na milijon let eden od njih ganil.</text:p>
          </table:table-cell>
          <table:table-cell table:style-name="ce9" office:value-type="string" calcext:value-type="string">
            <text:p>Redko se dotaknem romanc, čeprav se enkrat v modri luni katera dotakne mojega srca.</text:p>
          </table:table-cell>
          <table:table-cell table:style-name="ce9" office:value-type="string" calcext:value-type="string">
            <text:p>Romantičnih romanov se le redko dotaknem, čeprav me enkrat na modri mesec kateri gane.</text:p>
          </table:table-cell>
          <table:table-cell table:style-name="ce9" office:value-type="string" calcext:value-type="string">
            <text:p>Redko posegam po romancah, a občasno me ena vseeno gane.</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number-columns-repeated="2" table:style-name="ce9" office:value-type="string" calcext:value-type="string">
            <text:p>no</text:p>
          </table:table-cell>
          <table:table-cell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3" calcext:value-type="float">
            <text:p>3</text:p>
          </table:table-cell>
          <table:table-cell table:number-columns-repeated="2" table:style-name="ce9" office:value-type="float" office:value="1" calcext:value-type="float">
            <text:p>1</text:p>
          </table:table-cell>
          <table:table-cell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They only come here once in a blue moon .</text:p>
          </table:table-cell>
          <table:table-cell table:style-name="ce9" office:value-type="string" calcext:value-type="string">
            <text:p>Prideta sem le enkrat na milijon let.</text:p>
          </table:table-cell>
          <table:table-cell table:style-name="ce9" office:value-type="string" calcext:value-type="string">
            <text:p>Tukaj so le enkrat v modri luni.</text:p>
          </table:table-cell>
          <table:table-cell table:style-name="ce9" office:value-type="string" calcext:value-type="string">
            <text:p>Sem prihajajo samo enkrat na leto.</text:p>
          </table:table-cell>
          <table:table-cell table:style-name="ce9" office:value-type="string" calcext:value-type="string">
            <text:p>Tukaj so le enkrat na vsakih sto let.</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number-columns-repeated="2" table:style-name="ce9" office:value-type="string" calcext:value-type="string">
            <text:p>no</text:p>
          </table:table-cell>
          <table:table-cell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3" calcext:value-type="float">
            <text:p>3</text:p>
          </table:table-cell>
          <table:table-cell table:style-name="ce9" office:value-type="float" office:value="1" calcext:value-type="float">
            <text:p>1</text:p>
          </table:table-cell>
          <table:table-cell table:style-name="ce9" office:value-type="float" office:value="4" calcext:value-type="float">
            <text:p>4</text:p>
          </table:table-cell>
          <table:table-cell table:style-name="ce9" office:value-type="float" office:value="3" calcext:value-type="float">
            <text:p>3</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1" office:value-type="string" calcext:value-type="string">
            <text:p>pain in the neck</text:p>
          </table:table-cell>
          <table:table-cell table:style-name="ce9" office:value-type="string" calcext:value-type="string">
            <text:p>nadloga, težak, nadležnež, gnjavator</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But lately he 's been a real pain in the neck .</text:p>
          </table:table-cell>
          <table:table-cell table:style-name="ce9" office:value-type="string" calcext:value-type="string">
            <text:p>Ampak zadnje čase je prava nadloga.</text:p>
          </table:table-cell>
          <table:table-cell table:style-name="ce9" office:value-type="string" calcext:value-type="string">
            <text:p>Ampak v zadnjem času je prava muka.</text:p>
          </table:table-cell>
          <table:table-cell table:style-name="ce9" office:value-type="string" calcext:value-type="string">
            <text:p>A v zadnjem času je bil resnično prava nadloga.</text:p>
          </table:table-cell>
          <table:table-cell table:style-name="ce9" office:value-type="string" calcext:value-type="string">
            <text:p>A v zadnjem času je pravi nadleženec.</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4" calcext:value-type="float">
            <text:p>4</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He said, "You are such a pain in the neck!"</text:p>
          </table:table-cell>
          <table:table-cell table:style-name="ce9" office:value-type="string" calcext:value-type="string">
            <text:p>Rekel je: »Ti si pa res nadležen!«</text:p>
          </table:table-cell>
          <table:table-cell table:style-name="ce9" office:value-type="string" calcext:value-type="string">
            <text:p>Rekel je: "Ti si takšna nadloga!"</text:p>
          </table:table-cell>
          <table:table-cell table:style-name="ce9" office:value-type="string" calcext:value-type="string">
            <text:p>Rekel je: »Prav zoprn si!«</text:p>
          </table:table-cell>
          <table:table-cell table:style-name="ce9" office:value-type="string" calcext:value-type="string">
            <text:p>Rekel je: "Ti si prava nadlog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It certainly was her sister, the woman was obviously a pain in the neck .</text:p>
          </table:table-cell>
          <table:table-cell table:style-name="ce9" office:value-type="string" calcext:value-type="string">
            <text:p>To je bila zagotovo njena sestra, ženska je bila očitno nadležna.</text:p>
          </table:table-cell>
          <table:table-cell table:style-name="ce9" office:value-type="string" calcext:value-type="string">
            <text:p>Zagotovo je bila to njena sestra, ženska je bila očitno nadloga.</text:p>
          </table:table-cell>
          <table:table-cell table:style-name="ce9" office:value-type="string" calcext:value-type="string">
            <text:p>Vsekakor je bila njena sestra, ženska je bila očitno prava nadloga.</text:p>
          </table:table-cell>
          <table:table-cell table:style-name="ce9" office:value-type="string" calcext:value-type="string">
            <text:p>Res je bila njena sestra, ta ženska je očitno bila prava nadlog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A pain in the neck for the man who takes her – Oh my daughter !</text:p>
          </table:table-cell>
          <table:table-cell table:style-name="ce9" office:value-type="string" calcext:value-type="string">
            <text:p>Nadloga za moškega, ki jo vzame – Oh, moja hči!</text:p>
          </table:table-cell>
          <table:table-cell table:style-name="ce9" office:value-type="string" calcext:value-type="string">
            <text:p>Nadloga za moškega, ki jo vzame – o, moja hči!</text:p>
          </table:table-cell>
          <table:table-cell table:style-name="ce9" office:value-type="string" calcext:value-type="string">
            <text:p>Krivda za moža, ki jo vzame – Oh, moja hči!</text:p>
          </table:table-cell>
          <table:table-cell table:style-name="ce9" office:value-type="string" calcext:value-type="string">
            <text:p>Nadloga za moškega, ki jo vzame – O, moja hči!</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2" calcext:value-type="float">
            <text:p>2</text:p>
          </table:table-cell>
          <table:table-cell table:style-name="ce9" office:value-type="float" office:value="4" calcext:value-type="float">
            <text:p>4</text:p>
          </table:table-cell>
          <table:table-cell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Some clients are wonderful and some are a pain in the neck indecisive , argumentative , and generally difficult .</text:p>
          </table:table-cell>
          <table:table-cell table:style-name="ce9" office:value-type="string" calcext:value-type="string">
            <text:p>Nekateri stranke so čudovite, druge pa so nadležne, neodločne, prepirljive in na splošno težavne.</text:p>
          </table:table-cell>
          <table:table-cell table:style-name="ce9" office:value-type="string" calcext:value-type="string">
            <text:p>Nekatere stranke so čudovite, druge pa so nadloga – neodločne, prepirljive in na splošno težavne.</text:p>
          </table:table-cell>
          <table:table-cell table:style-name="ce9" office:value-type="string" calcext:value-type="string">
            <text:p>Nekatere stranke so čudovite, nekatere pa so prava nadloga – neodločne, prepirljive in na splošno težavne.</text:p>
          </table:table-cell>
          <table:table-cell table:style-name="ce9" office:value-type="string" calcext:value-type="string">
            <text:p>Nekateri klienti so čudoviti, spet drugi pa nadležni, neodločni, prepirljivi in na splošno težavni.</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Shooting with a fisheye lens is really a pain in the neck .</text:p>
          </table:table-cell>
          <table:table-cell table:style-name="ce9" office:value-type="string" calcext:value-type="string">
            <text:p>Fotografiranje z ribjim očesom je res nadležno.</text:p>
          </table:table-cell>
          <table:table-cell table:style-name="ce9" office:value-type="string" calcext:value-type="string">
            <text:p>Fotografiranje z objektivom ribje oko je resnično muka.</text:p>
          </table:table-cell>
          <table:table-cell table:style-name="ce9" office:value-type="string" calcext:value-type="string">
            <text:p>Fotografiranje z ribjim očesom je resnično prava muka.</text:p>
          </table:table-cell>
          <table:table-cell table:style-name="ce9" office:value-type="string" calcext:value-type="string">
            <text:p>Fotografiranje s širokokotno lečo je res nadlež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4" calcext:value-type="float">
            <text:p>4</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I was a bit nervous about that because , even at the best of times , Jean thinks I 'm a pain in the neck.</text:p>
          </table:table-cell>
          <table:table-cell table:style-name="ce9" office:value-type="string" calcext:value-type="string">
            <text:p>Bil sem malo nervozen zaradi tega, ker Jean tudi v najboljših časih misli, da sem nadležen.</text:p>
          </table:table-cell>
          <table:table-cell table:style-name="ce9" office:value-type="string" calcext:value-type="string">
            <text:p>Zaradi tega sem bil malo živčen, ker Jean tudi v najboljših časih misli, da sem nadloga.</text:p>
          </table:table-cell>
          <table:table-cell table:style-name="ce9" office:value-type="string" calcext:value-type="string">
            <text:p>Bil sem nekoliko živčen zaradi tega, ker, tudi v najboljših časih, Jean misli, da sem prava nadloga.</text:p>
          </table:table-cell>
          <table:table-cell table:style-name="ce9" office:value-type="string" calcext:value-type="string">
            <text:p>Malo me je skrbelo, ker Jean misli, da sem tečen tudi v najboljših časih.</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It is a cuddly pet , an animal to be loved and treasured by children , or it is a real pain in the neck – for Britain's farming community .</text:p>
          </table:table-cell>
          <table:table-cell table:style-name="ce9" office:value-type="string" calcext:value-type="string">
            <text:p>Je ljubka hišna žival, ki jo otroci obožujejo in cenijo, ali pa je prava nadloga – za britansko kmetijsko skupnost.</text:p>
          </table:table-cell>
          <table:table-cell table:style-name="ce9" office:value-type="string" calcext:value-type="string">
            <text:p>Je ljubki hišni ljubljenček, žival, ki jo morajo otroci ljubiti in ceniti, ali pa je prava nadloga – za britansko kmetijsko skupnost.</text:p>
          </table:table-cell>
          <table:table-cell table:style-name="ce9" office:value-type="string" calcext:value-type="string">
            <text:p>Je ljubkovalna žival, žival, ki jo otroci ljubijo in cenijo, ali pa je prava nadloga – za britansko kmetijsko skupnost.</text:p>
          </table:table-cell>
          <table:table-cell table:style-name="ce9" office:value-type="string" calcext:value-type="string">
            <text:p>Gre za cartljivega hišnega ljubljenčka, žival, ki jo otroci ljubijo in cenijo, ali pa za pravo nadlogo – za britanske kmete.</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Erratic supply of water can really be a pain in the neck .</text:p>
          </table:table-cell>
          <table:table-cell table:style-name="ce9" office:value-type="string" calcext:value-type="string">
            <text:p>Neredna oskrba z vodo je lahko res nadležna.</text:p>
          </table:table-cell>
          <table:table-cell table:style-name="ce9" office:value-type="string" calcext:value-type="string">
            <text:p>Neenakomerna oskrba z vodo je lahko resnično nadloga.</text:p>
          </table:table-cell>
          <table:table-cell table:style-name="ce9" office:value-type="string" calcext:value-type="string">
            <text:p>Nezanesljiva dobava vode je lahko resnično velika težava.</text:p>
          </table:table-cell>
          <table:table-cell table:style-name="ce9" office:value-type="string" calcext:value-type="string">
            <text:p>Nestanoviten vodovodni dovod je lahko res prava nadlog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Today's camera's are super,but batteries are a pain in the neck .</text:p>
          </table:table-cell>
          <table:table-cell table:style-name="ce9" office:value-type="string" calcext:value-type="string">
            <text:p>Današnje kamere so super, ampak baterije so prava nadloga.</text:p>
          </table:table-cell>
          <table:table-cell table:style-name="ce9" office:value-type="string" calcext:value-type="string">
            <text:p>Današnje kamere so super, ampak baterije so muka.</text:p>
          </table:table-cell>
          <table:table-cell table:style-name="ce9" office:value-type="string" calcext:value-type="string">
            <text:p>Današnji fotoaparati so super, a baterije so nadležne.</text:p>
          </table:table-cell>
          <table:table-cell table:style-name="ce9" office:value-type="string" calcext:value-type="string">
            <text:p>Današnje kamere so odlične, baterije pa so prava nadlog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5" office:value-type="string" calcext:value-type="string">
            <text:p>a new lease of life</text:p>
          </table:table-cell>
          <table:table-cell table:style-name="ce9" office:value-type="string" calcext:value-type="string">
            <text:p>dati/ vdahniti novo življenje</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The puppy often gives the older dog a new lease of life .</text:p>
          </table:table-cell>
          <table:table-cell table:number-columns-repeated="2" table:style-name="ce9" office:value-type="string" calcext:value-type="string">
            <text:p>Mladiček pogosto da starejšemu psu novo življenje.</text:p>
          </table:table-cell>
          <table:table-cell table:style-name="ce9" office:value-type="string" calcext:value-type="string">
            <text:p>Kužek pogosto daje starejšemu psu novo življenjsko moč.</text:p>
          </table:table-cell>
          <table:table-cell table:style-name="ce9" office:value-type="string" calcext:value-type="string">
            <text:p>Mladiček pogosto starejšemu psu vdahne novo življenje.</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number-columns-repeated="3"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3" calcext:value-type="float">
            <text:p>3</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He seemed to have taken on a new lease of life .</text:p>
          </table:table-cell>
          <table:table-cell table:number-columns-repeated="2" table:style-name="ce9" office:value-type="string" calcext:value-type="string">
            <text:p>Zdelo se je, da je dobil novo življenje.</text:p>
          </table:table-cell>
          <table:table-cell table:style-name="ce9" office:value-type="string" calcext:value-type="string">
            <text:p>Zdelo se je, da je dobil novo življenjsko moč.</text:p>
          </table:table-cell>
          <table:table-cell table:style-name="ce9" office:value-type="string" calcext:value-type="string">
            <text:p>Zdel se je, kot da je dobil novo priložnost za življenje.</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number-columns-repeated="2"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2" calcext:value-type="float">
            <text:p>2</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A re-style can provide locks with a new lease of life .</text:p>
          </table:table-cell>
          <table:table-cell table:style-name="ce9" office:value-type="string" calcext:value-type="string">
            <text:p>Preoblikovanje lahko ključavnicam podari novo življenje.</text:p>
          </table:table-cell>
          <table:table-cell table:style-name="ce9" office:value-type="string" calcext:value-type="string">
            <text:p>Preoblikovanje lahko lasem vdahne novo življenje.</text:p>
          </table:table-cell>
          <table:table-cell table:style-name="ce9" office:value-type="string" calcext:value-type="string">
            <text:p>Preoblikovanje lahko frizuri ponudi novo življenjsko moč.</text:p>
          </table:table-cell>
          <table:table-cell table:style-name="ce9" office:value-type="string" calcext:value-type="string">
            <text:p>Ponovna preoblikava lahko ključem podari novo življenje.</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3" calcext:value-type="float">
            <text:p>3</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Now they are aiming for a new lease of life and further development .</text:p>
          </table:table-cell>
          <table:table-cell table:style-name="ce9" office:value-type="string" calcext:value-type="string">
            <text:p>Sedaj si prizadevajo za novo življenje in nadaljnji razvoj.</text:p>
          </table:table-cell>
          <table:table-cell table:style-name="ce9" office:value-type="string" calcext:value-type="string">
            <text:p>Zdaj si prizadevajo za novo življenje in nadaljnji razvoj.</text:p>
          </table:table-cell>
          <table:table-cell table:style-name="ce9" office:value-type="string" calcext:value-type="string">
            <text:p>Zdaj ciljajo na novo življenjsko moč in nadaljnji razvoj.</text:p>
          </table:table-cell>
          <table:table-cell table:style-name="ce9" office:value-type="string" calcext:value-type="string">
            <text:p>Zdaj stremijo k novemu življenjskemu zagonu in nadaljnjemu razvoju.</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3" calcext:value-type="float">
            <text:p>3</text:p>
          </table:table-cell>
          <table:table-cell table:style-name="ce9" office:value-type="float" office:value="2" calcext:value-type="float">
            <text:p>2</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A difficult decision unexpectedly gives Edie a new lease of life .</text:p>
          </table:table-cell>
          <table:table-cell table:number-columns-repeated="2" table:style-name="ce9" office:value-type="string" calcext:value-type="string">
            <text:p>Težka odločitev nepričakovano da Edie novo življenje.</text:p>
          </table:table-cell>
          <table:table-cell table:style-name="ce9" office:value-type="string" calcext:value-type="string">
            <text:p>Težka odločitev nepričakovano da Edie novo življenjsko moč.</text:p>
          </table:table-cell>
          <table:table-cell table:style-name="ce9" office:value-type="string" calcext:value-type="string">
            <text:p>Težka odločitev Edie nepričakovano vdahne nov zagon.</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3" calcext:value-type="float">
            <text:p>3</text:p>
          </table:table-cell>
          <table:table-cell table:style-name="ce9" office:value-type="float" office:value="2" calcext:value-type="float">
            <text:p>2</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Windows 7 appears to have given this laptop a new lease of life .</text:p>
          </table:table-cell>
          <table:table-cell table:style-name="ce9" office:value-type="string" calcext:value-type="string">
            <text:p>Zdi se, da je Windows 7 temu prenosnemu računalniku dal novo življenje.</text:p>
          </table:table-cell>
          <table:table-cell table:style-name="ce9" office:value-type="string" calcext:value-type="string">
            <text:p>Zdi se, da je Windows 7 temu prenosniku vdahnil novo življenje.</text:p>
          </table:table-cell>
          <table:table-cell table:style-name="ce9" office:value-type="string" calcext:value-type="string">
            <text:p>Zdi se, da je Windows 7 temu prenosniku dal novo življenjsko moč.</text:p>
          </table:table-cell>
          <table:table-cell table:style-name="ce9" office:value-type="string" calcext:value-type="string">
            <text:p>Zdi se, da je Windows 7 temu prenosniku dal novo življenje.</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3" calcext:value-type="float">
            <text:p>3</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I couldn't be happier, it's given me a new lease of life .</text:p>
          </table:table-cell>
          <table:table-cell table:style-name="ce9" office:value-type="string" calcext:value-type="string">
            <text:p>Ne bi mogel biti srečnejši, to mi je dalo novo življenje.</text:p>
          </table:table-cell>
          <table:table-cell table:style-name="ce9" office:value-type="string" calcext:value-type="string">
            <text:p>Ne bi mogel biti bolj srečen, to mi je dalo novo energijo.</text:p>
          </table:table-cell>
          <table:table-cell table:style-name="ce9" office:value-type="string" calcext:value-type="string">
            <text:p>Ne bi mogla biti srečnejša, to mi je dalo novo življenjsko moč.</text:p>
          </table:table-cell>
          <table:table-cell table:style-name="ce9" office:value-type="string" calcext:value-type="string">
            <text:p>Ne bi mogel biti srečnejši, to mi je dalo nov zagon za življenje.</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3" calcext:value-type="float">
            <text:p>3</text:p>
          </table:table-cell>
          <table:table-cell table:number-columns-repeated="2" table:style-name="ce9" office:value-type="float" office:value="2" calcext:value-type="float">
            <text:p>2</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They may be bottom of the table but their latest signings have given them a new lease of life .</text:p>
          </table:table-cell>
          <table:table-cell table:style-name="ce9" office:value-type="string" calcext:value-type="string">
            <text:p>Morda so na dnu lestvice, vendar so jim najnovejše okrepitve dale novo življenje.</text:p>
          </table:table-cell>
          <table:table-cell table:style-name="ce9" office:value-type="string" calcext:value-type="string">
            <text:p>Morda so na dnu lestvice, a so jim njihove zadnje okrepitve vlile novo energijo.</text:p>
          </table:table-cell>
          <table:table-cell table:style-name="ce9" office:value-type="string" calcext:value-type="string">
            <text:p>Morda so na dnu lestvice, toda njihove najnovejše okrepitve so jim dale novo življenjsko moč.</text:p>
          </table:table-cell>
          <table:table-cell table:style-name="ce9" office:value-type="string" calcext:value-type="string">
            <text:p>Morda so na dnu lestvice, a njihove zadnje okrepitve so jim dale nov zagon.</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3" calcext:value-type="float">
            <text:p>3</text:p>
          </table:table-cell>
          <table:table-cell table:number-columns-repeated="3"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Government attempts to define such hospitals did of course give a new lease of life to those not under scrutiny .</text:p>
          </table:table-cell>
          <table:table-cell table:style-name="ce9" office:value-type="string" calcext:value-type="string">
            <text:p>Poskusi vlade, da opredeli takšne bolnišnice, so seveda dali novo življenje tistim, ki niso pod nadzorom.</text:p>
          </table:table-cell>
          <table:table-cell table:style-name="ce9" office:value-type="string" calcext:value-type="string">
            <text:p>Vladni poskusi, da bi opredelila takšne bolnišnice, so seveda dali novo življenje tistim, ki niso bile pod drobnogledom.</text:p>
          </table:table-cell>
          <table:table-cell table:style-name="ce9" office:value-type="string" calcext:value-type="string">
            <text:p>Vladni poskusi definiranja takšnih bolnišnic so seveda dali novo življenjsko moč tistim, ki niso bili pod drobnogledom.</text:p>
          </table:table-cell>
          <table:table-cell table:style-name="ce9" office:value-type="string" calcext:value-type="string">
            <text:p>Vladni poskusi opredelitve takšnih bolnišnic so se seveda izkazali za novo priložnost za tiste, ki niso bili pod drobnogledom.</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3" calcext:value-type="float">
            <text:p>3</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He lost his regular berth at full-back earlier in the season , but seems to have found a new lease of life .</text:p>
          </table:table-cell>
          <table:table-cell table:style-name="ce9" office:value-type="string" calcext:value-type="string">
            <text:p>Na začetku sezone je izgubil svoje redno mesto v obrambi, vendar se zdi, da je našel novo življenjsko energijo.</text:p>
          </table:table-cell>
          <table:table-cell table:style-name="ce9" office:value-type="string" calcext:value-type="string">
            <text:p>V začetku sezone je izgubil svoje redno mesto na poziciji bočnega branilca, a zdi se, da je našel novo življenje.</text:p>
          </table:table-cell>
          <table:table-cell table:style-name="ce9" office:value-type="string" calcext:value-type="string">
            <text:p>Izgubil je svoje redno mesto v obrambi že na začetku sezone, a zdi se, da je našel novo življenjsko moč.</text:p>
          </table:table-cell>
          <table:table-cell table:style-name="ce9" office:value-type="string" calcext:value-type="string">
            <text:p>Na začetku sezone je izgubil redno mesto na položaju zadnjega branilca, a zdi se, da je našel nov zagon v karieri.</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4" calcext:value-type="float">
            <text:p>4</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5" office:value-type="string" calcext:value-type="string">
            <text:p>so far so good</text:p>
          </table:table-cell>
          <table:table-cell table:style-name="ce9" office:value-type="string" calcext:value-type="string">
            <text:p>zaenkrat vse dobro</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So far so good , but is like being compared to like ?</text:p>
          </table:table-cell>
          <table:table-cell table:style-name="ce9" office:value-type="string" calcext:value-type="string">
            <text:p>Doslej je vse v redu, vendar je to kot primerjava podobnega z podobnim?</text:p>
          </table:table-cell>
          <table:table-cell table:style-name="ce9" office:value-type="string" calcext:value-type="string">
            <text:p>Zaenkrat je vse v redu, ampak ali je primerjava med podobnim in podobnim?</text:p>
          </table:table-cell>
          <table:table-cell table:style-name="ce9" office:value-type="string" calcext:value-type="string">
            <text:p>Zaenkrat je vse v redu, toda ali je primerljivo primerjano s primerljivim?</text:p>
          </table:table-cell>
          <table:table-cell table:style-name="ce9" office:value-type="string" calcext:value-type="string">
            <text:p>Doslej je šlo dobro, a ali je res mogoče primerjati jabolka z jabolki?</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So far so good ; or one might almost say , so unproblematic .</text:p>
          </table:table-cell>
          <table:table-cell table:style-name="ce9" office:value-type="string" calcext:value-type="string">
            <text:p>Doslej vse v redu; ali bi lahko rekli, da ni nobenih težav.</text:p>
          </table:table-cell>
          <table:table-cell table:style-name="ce9" office:value-type="string" calcext:value-type="string">
            <text:p>Zaenkrat je vse v redu; ali bi lahko rekli, da ni problematično.</text:p>
          </table:table-cell>
          <table:table-cell table:style-name="ce9" office:value-type="string" calcext:value-type="string">
            <text:p>Zaenkrat je vse v redu; ali bi skoraj lahko rekli, tako neproblematično.</text:p>
          </table:table-cell>
          <table:table-cell table:style-name="ce9" office:value-type="string" calcext:value-type="string">
            <text:p>Za zdaj vse v redu; ali bi skoraj lahko rekli, brez težav.</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So far so good , but her heart missed a beat when she was , inevitably , called for interrogation .</text:p>
          </table:table-cell>
          <table:table-cell table:style-name="ce9" office:value-type="string" calcext:value-type="string">
            <text:p>Doslej je šlo vse dobro, vendar ji je srce za trenutek zastalo, ko so jo neizogibno poklicali na zaslišanje.</text:p>
          </table:table-cell>
          <table:table-cell table:style-name="ce9" office:value-type="string" calcext:value-type="string">
            <text:p>Zaenkrat je vse v redu, ampak njeno srce je zastalo, ko so jo neizogibno poklicali na zaslišanje.</text:p>
          </table:table-cell>
          <table:table-cell table:style-name="ce9" office:value-type="string" calcext:value-type="string">
            <text:p>Zaenkrat je vse v redu, toda srce ji je zastalo, ko so jo, neizogibno, poklicali na zaslišanje.</text:p>
          </table:table-cell>
          <table:table-cell table:style-name="ce9" office:value-type="string" calcext:value-type="string">
            <text:p>Za zdaj gre dobro, a ji je srce preskočilo, ko so jo, neizogibno, poklicali na zaslišanje.</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4" office:value-type="string" calcext:value-type="string">
            <text:p>Roy said he would be in joint forces on the territory probably at the beginning of this quarter , erm , so far so good .</text:p>
          </table:table-cell>
          <table:table-cell table:style-name="ce9" office:value-type="string" calcext:value-type="string">
            <text:p>Roy je rekel, da bo verjetno na začetku tega četrtletja sodeloval na tem območju, ehm, doslej je vse v redu.</text:p>
          </table:table-cell>
          <table:table-cell table:style-name="ce9" office:value-type="string" calcext:value-type="string">
            <text:p>Roy je rekel, da bo verjetno na začetku te četrtine v skupni seriji na terenu, hm, zaenkrat je vse v redu.</text:p>
          </table:table-cell>
          <table:table-cell table:style-name="ce9" office:value-type="string" calcext:value-type="string">
            <text:p>Roy je rekel, da bo na ozemlju v skupnih silah verjetno na začetku tega četrtletja, em, zaenkrat je vse v redu.</text:p>
          </table:table-cell>
          <table:table-cell table:style-name="ce11" office:value-type="string" calcext:value-type="string">
            <text:p>Roy je rekel, da bo verjetno sodeloval na ozemlju na začetku tega četrtletja, hm, za zdaj vse v redu.</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So far so good – but this still left me with what was to prove the most controversial part of the whole social security review .</text:p>
          </table:table-cell>
          <table:table-cell table:style-name="ce9" office:value-type="string" calcext:value-type="string">
            <text:p>Doslej je vse v redu – vendar mi je to pustilo najbolj kontroverzen del celotnega pregleda socialne varnosti.</text:p>
          </table:table-cell>
          <table:table-cell table:style-name="ce9" office:value-type="string" calcext:value-type="string">
            <text:p>Zaenkrat je vse v redu – a mi je vseeno ostalo nekaj, kar se je izkazalo za najbolj kontroverzen del celotnega pregleda socialne varnosti.</text:p>
          </table:table-cell>
          <table:table-cell table:style-name="ce9" office:value-type="string" calcext:value-type="string">
            <text:p>Zaenkrat je vse v redu – toda to mi je še vedno puščalo tisto, kar se je izkazalo za najbolj sporen del celotne revizije socialne varnosti.</text:p>
          </table:table-cell>
          <table:table-cell table:style-name="ce9" office:value-type="string" calcext:value-type="string">
            <text:p>Doslej je šlo dobro – a to me je še vedno pripeljalo do tistega, kar se je izkazalo za najbolj kontroverzen del celotne revizije socialne varnosti.</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Time will tell I guess, but so far so good .</text:p>
          </table:table-cell>
          <table:table-cell table:style-name="ce9" office:value-type="string" calcext:value-type="string">
            <text:p>Čas bo pokazal, ampak zaenkrat je vse v redu.</text:p>
          </table:table-cell>
          <table:table-cell table:style-name="ce9" office:value-type="string" calcext:value-type="string">
            <text:p>Čas bo pokazal, predvidevam, ampak zaenkrat je vse v redu.</text:p>
          </table:table-cell>
          <table:table-cell table:style-name="ce9" office:value-type="string" calcext:value-type="string">
            <text:p>Čas bo pokazal, mislim, toda zaenkrat je vse v redu.</text:p>
          </table:table-cell>
          <table:table-cell table:style-name="ce9" office:value-type="string" calcext:value-type="string">
            <text:p>Čas bo pokazal, domnevam, a za zdaj je vse v redu.</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So far so good , but what is the function of marked theme ?</text:p>
          </table:table-cell>
          <table:table-cell table:style-name="ce9" office:value-type="string" calcext:value-type="string">
            <text:p>Doslej vse v redu, ampak kakšna je funkcija označene teme?</text:p>
          </table:table-cell>
          <table:table-cell table:style-name="ce9" office:value-type="string" calcext:value-type="string">
            <text:p>Zaenkrat je vse v redu, ampak kakšna je funkcija označene teme?</text:p>
          </table:table-cell>
          <table:table-cell table:style-name="ce9" office:value-type="string" calcext:value-type="string">
            <text:p>Zaenkrat je vse v redu, a kakšna je funkcija označene teme?</text:p>
          </table:table-cell>
          <table:table-cell table:style-name="ce9" office:value-type="string" calcext:value-type="string">
            <text:p>Za zdaj je vse v redu, a kakšna je funkcija označene teme?</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So far so good : then you select a soiled dish , collect some scraps from the garbage , and settle down for a short wait .</text:p>
          </table:table-cell>
          <table:table-cell table:style-name="ce9" office:value-type="string" calcext:value-type="string">
            <text:p>Doslej je vse v redu: izberete umazano posodo, pobereš nekaj ostankov iz smeti in se pripraviš na kratko čakanje.</text:p>
          </table:table-cell>
          <table:table-cell table:style-name="ce9" office:value-type="string" calcext:value-type="string">
            <text:p>Zaenkrat je vse v redu: nato izberete umazano posodo, poberete nekaj ostankov iz smeti in se na kratko usedete.</text:p>
          </table:table-cell>
          <table:table-cell table:style-name="ce9" office:value-type="string" calcext:value-type="string">
            <text:p>Zaenkrat je vse v redu: nato izberete umazano posodo, zberete nekaj ostankov iz smeti in se namestite za kratek čas čakanja.</text:p>
          </table:table-cell>
          <table:table-cell table:style-name="ce9" office:value-type="string" calcext:value-type="string">
            <text:p>Za zdaj gre dobro: nato izberete umazano posodo, poberete nekaj ostankov iz smeti in se pripravite na kratek čas čakanj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I looked through her bright red glasses into her light grey eyes and said , ' Well , so far so good , certainly , but let 's not count our – '</text:p>
          </table:table-cell>
          <table:table-cell table:style-name="ce9" office:value-type="string" calcext:value-type="string">
            <text:p>Pogledal sem skozi njena svetlo rdeča očala v njene svetlo sive oči in rekel: „No, doslej vse v redu, seveda, vendar ne računajmo na ...“</text:p>
          </table:table-cell>
          <table:table-cell table:style-name="ce9" office:value-type="string" calcext:value-type="string">
            <text:p>Skozi njena svetlo rdeča očala sem pogledal v njene svetlo sive oči in rekel: »No, zaenkrat je vsekakor v redu, ampak ne štejmo naših –«</text:p>
          </table:table-cell>
          <table:table-cell table:style-name="ce9" office:value-type="string" calcext:value-type="string">
            <text:p>Pogledal sem skozi njena svetlo rdeča očala v njene svetlo sive oči in rekel: 'No, zaenkrat je vse v redu, seveda, ampak ne štejmo naših –'</text:p>
          </table:table-cell>
          <table:table-cell table:style-name="ce9" office:value-type="string" calcext:value-type="string">
            <text:p>Pogledal sem skozi njena svetlo rdeča očala v njene svetlo sive oči in rekel: „No, doslej gre dobro, seveda, a ne štejmo naših –“</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It's not where I want it to be yet but so far so good .</text:p>
          </table:table-cell>
          <table:table-cell table:style-name="ce9" office:value-type="string" calcext:value-type="string">
            <text:p>Še ni tako, kot bi si želel, a zaenkrat je vse v redu.</text:p>
          </table:table-cell>
          <table:table-cell table:style-name="ce9" office:value-type="string" calcext:value-type="string">
            <text:p>Še ni tako, kot si želim, ampak zaenkrat je vse v redu.</text:p>
          </table:table-cell>
          <table:table-cell table:style-name="ce9" office:value-type="string" calcext:value-type="string">
            <text:p>Ni še tam, kjer bi si želel, da je, toda zaenkrat je vse v redu.</text:p>
          </table:table-cell>
          <table:table-cell table:style-name="ce9" office:value-type="string" calcext:value-type="string">
            <text:p>Še ni tam, kjer bi želel, a za zdaj gre vse v redu.</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5" office:value-type="string" calcext:value-type="string">
            <text:p>the last straw</text:p>
          </table:table-cell>
          <table:table-cell table:style-name="ce9" office:value-type="string" calcext:value-type="string">
            <text:p>(zadnja) kaplja čez rob, izbiti sodu dno, pika na i, preseči vse meje</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Mum's overflowing compassion was the last straw .</text:p>
          </table:table-cell>
          <table:table-cell table:style-name="ce9" office:value-type="string" calcext:value-type="string">
            <text:p>Mamin prekipevajoč sočutje je bila zadnja kaplja.</text:p>
          </table:table-cell>
          <table:table-cell table:style-name="ce9" office:value-type="string" calcext:value-type="string">
            <text:p>Mamino prekipevajoče sočutje je bila zadnja kaplja.</text:p>
          </table:table-cell>
          <table:table-cell table:style-name="ce9" office:value-type="string" calcext:value-type="string">
            <text:p>Mamina prekipevajoča sočutnost je bila kaplja čez rob.</text:p>
          </table:table-cell>
          <table:table-cell table:style-name="ce9" office:value-type="string" calcext:value-type="string">
            <text:p>Mamina neizmerna sočutnost je bila zadnja kaplja čez rob.</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4" calcext:value-type="float">
            <text:p>4</text:p>
          </table:table-cell>
          <table:table-cell table:number-columns-repeated="2"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His air of innocence was the last straw .</text:p>
          </table:table-cell>
          <table:table-cell table:style-name="ce9" office:value-type="string" calcext:value-type="string">
            <text:p>Njegova nedolžnost je bila zadnja kaplja.</text:p>
          </table:table-cell>
          <table:table-cell table:style-name="ce9" office:value-type="string" calcext:value-type="string">
            <text:p>Njegov videz nedolžnosti je bil zadnja kaplja.</text:p>
          </table:table-cell>
          <table:table-cell table:style-name="ce9" office:value-type="string" calcext:value-type="string">
            <text:p>Njegova nedolžnost je bila kaplja čez rob.</text:p>
          </table:table-cell>
          <table:table-cell table:style-name="ce9" office:value-type="string" calcext:value-type="string">
            <text:p>Njegova nedolžna drža je bila kaplja čez rob.</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4" calcext:value-type="float">
            <text:p>4</text:p>
          </table:table-cell>
          <table:table-cell table:number-columns-repeated="2"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That was the last straw as far as I was concerned .</text:p>
          </table:table-cell>
          <table:table-cell table:style-name="ce9" office:value-type="string" calcext:value-type="string">
            <text:p>To je bila zadnja kaplja, kar se mene tiče.</text:p>
          </table:table-cell>
          <table:table-cell table:style-name="ce9" office:value-type="string" calcext:value-type="string">
            <text:p>To je bila po mojem mnenju zadnja kaplja.</text:p>
          </table:table-cell>
          <table:table-cell table:style-name="ce9" office:value-type="string" calcext:value-type="string">
            <text:p>Kar se mene tiče, je bila to kaplja čez rob.</text:p>
          </table:table-cell>
          <table:table-cell table:style-name="ce9" office:value-type="string" calcext:value-type="string">
            <text:p>To je bila kaplja čez rob, kolikor sem jaz vedel.</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4" calcext:value-type="float">
            <text:p>4</text:p>
          </table:table-cell>
          <table:table-cell table:number-columns-repeated="2"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But she had told him his affair was the last straw .</text:p>
          </table:table-cell>
          <table:table-cell table:style-name="ce9" office:value-type="string" calcext:value-type="string">
            <text:p>A ona mu je povedala, da je bila njegova aferica zadnja kaplja.</text:p>
          </table:table-cell>
          <table:table-cell table:style-name="ce9" office:value-type="string" calcext:value-type="string">
            <text:p>Ampak mu je povedala, da je bila njegova afera zadnja kaplja.</text:p>
          </table:table-cell>
          <table:table-cell table:style-name="ce9" office:value-type="string" calcext:value-type="string">
            <text:p>A povedala mu je, da je bila njegova afera kaplja čez rob.</text:p>
          </table:table-cell>
          <table:table-cell table:style-name="ce9" office:value-type="string" calcext:value-type="string">
            <text:p>A mu je rekla, da je njegova afera zadnja kaplja čez rob.</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4" calcext:value-type="float">
            <text:p>4</text:p>
          </table:table-cell>
          <table:table-cell table:number-columns-repeated="2"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It would be the last straw if the bird had been poisoned .</text:p>
          </table:table-cell>
          <table:table-cell table:style-name="ce9" office:value-type="string" calcext:value-type="string">
            <text:p>Bilo bi zadnje kapljice, če bi bila ptica zastrupljena.</text:p>
          </table:table-cell>
          <table:table-cell table:style-name="ce9" office:value-type="string" calcext:value-type="string">
            <text:p>To bi bila zadnja kaplja, če bi bila ptica zastrupljena.</text:p>
          </table:table-cell>
          <table:table-cell table:style-name="ce9" office:value-type="string" calcext:value-type="string">
            <text:p>To bi bila kaplja čez rob, če bi bila ptica zastrupljena.</text:p>
          </table:table-cell>
          <table:table-cell table:style-name="ce9" office:value-type="string" calcext:value-type="string">
            <text:p>Bila bi kaplja čez rob, če bi ptico zastrupili.</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4" calcext:value-type="float">
            <text:p>4</text:p>
          </table:table-cell>
          <table:table-cell table:number-columns-repeated="2"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When the rations were yet again reduced , that was really the last straw .</text:p>
          </table:table-cell>
          <table:table-cell table:style-name="ce9" office:value-type="string" calcext:value-type="string">
            <text:p>Ko so ponovno zmanjšali obroke, je bila to res zadnja kaplja.</text:p>
          </table:table-cell>
          <table:table-cell table:style-name="ce9" office:value-type="string" calcext:value-type="string">
            <text:p>Ko so bile obroke spet zmanjšane, je bila to res zadnja kaplja.</text:p>
          </table:table-cell>
          <table:table-cell table:style-name="ce9" office:value-type="string" calcext:value-type="string">
            <text:p>Ko so se obroki znova zmanjšali, je bila to res kaplja čez rob.</text:p>
          </table:table-cell>
          <table:table-cell table:style-name="ce9" office:value-type="string" calcext:value-type="string">
            <text:p>Ko so obroke spet zmanjšali, je bila to res zadnja kaplja.</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4" calcext:value-type="float">
            <text:p>4</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Transport pressure groups believe this will be the last straw for some services .</text:p>
          </table:table-cell>
          <table:table-cell table:style-name="ce9" office:value-type="string" calcext:value-type="string">
            <text:p>Transportne interesne skupine menijo, da bo to za nekatere storitve zadnja kaplja.</text:p>
          </table:table-cell>
          <table:table-cell table:style-name="ce9" office:value-type="string" calcext:value-type="string">
            <text:p>Prometne interesne skupine verjamejo, da bo to zadnja kaplja za nekatere storitve.</text:p>
          </table:table-cell>
          <table:table-cell table:style-name="ce9" office:value-type="string" calcext:value-type="string">
            <text:p>Interesne skupine za transport menijo, da bo to kaplja čez rob za nekatere storitve.</text:p>
          </table:table-cell>
          <table:table-cell table:style-name="ce9" office:value-type="string" calcext:value-type="string">
            <text:p>Prometne interesne skupine menijo, da bo to zadnji udarec za nekatere storitve.</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4" calcext:value-type="float">
            <text:p>4</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She hoped she wasn't coming down with something, because that would be the last straw.</text:p>
          </table:table-cell>
          <table:table-cell table:style-name="ce9" office:value-type="string" calcext:value-type="string">
            <text:p>Upala je, da ni zbolela, ker bi to bila zadnja kaplja.</text:p>
          </table:table-cell>
          <table:table-cell table:style-name="ce9" office:value-type="string" calcext:value-type="string">
            <text:p>Upala je, da se ji ne bo zgodilo nič hudega, saj bi bila to zadnja kaplja.</text:p>
          </table:table-cell>
          <table:table-cell table:style-name="ce11" office:value-type="string" calcext:value-type="string">
            <text:p>Upala je, da ne bo zbolela za čim, ker bi bila to kaplja čez rob.</text:p>
          </table:table-cell>
          <table:table-cell table:style-name="ce9" office:value-type="string" calcext:value-type="string">
            <text:p>Upala je, da se je ne loteva bolezen, ker bi bila to zadnja kaplja čez rob.</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4" calcext:value-type="float">
            <text:p>4</text:p>
          </table:table-cell>
          <table:table-cell table:number-columns-repeated="2"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Mr Brown said the planned charges were the last straw for customers already angry over banks' high-handed attitude .</text:p>
          </table:table-cell>
          <table:table-cell table:style-name="ce9" office:value-type="string" calcext:value-type="string">
            <text:p>Gospod Brown je dejal, da so načrtovane provizije bila zadnja kaplja za stranke, ki so bile že jezne zaradi arogantnega odnosa bank.</text:p>
          </table:table-cell>
          <table:table-cell table:style-name="ce9" office:value-type="string" calcext:value-type="string">
            <text:p>G. Brown je dejal, da so načrtovane obtožbe zadnja kaplja za stranke, ki so že tako jezne zaradi bahavega odnosa bank.</text:p>
          </table:table-cell>
          <table:table-cell table:style-name="ce9" office:value-type="string" calcext:value-type="string">
            <text:p>Gospod Brown je dejal, da so bile načrtovane dajatve kaplja čez rob za stranke, ki so bile že razburjene zaradi nadutega odnosa bank.</text:p>
          </table:table-cell>
          <table:table-cell table:style-name="ce9" office:value-type="string" calcext:value-type="string">
            <text:p>Gospod Brown je dejal, da so načrtovane dajatve kaplja čez rob za stranke, ki so bile že tako jezne zaradi samovolje bank.</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4" calcext:value-type="float">
            <text:p>4</text:p>
          </table:table-cell>
          <table:table-cell table:number-columns-repeated="2"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He had been deeply hurt twice before by the Corporation , but this last kick in the stomach on final departure was the last straw .</text:p>
          </table:table-cell>
          <table:table-cell table:style-name="ce9" office:value-type="string" calcext:value-type="string">
            <text:p>Dvakrat ga je že globoko prizadela korporacija, vendar je bil ta zadnji udarec v trebuh ob končnem odhodu kaplja čez rob.</text:p>
          </table:table-cell>
          <table:table-cell table:style-name="ce9" office:value-type="string" calcext:value-type="string">
            <text:p>Korporacija ga je že dvakrat močno prizadela, a ta zadnji udarec v trebuh ob končnem odhodu je bila zadnja kaplja.</text:p>
          </table:table-cell>
          <table:table-cell table:style-name="ce9" office:value-type="string" calcext:value-type="string">
            <text:p>Korporacija ga je že dvakrat močno prizadela, toda ta zadnji udarec v trebuh ob končnem odhodu je bil kaplja čez rob.</text:p>
          </table:table-cell>
          <table:table-cell table:style-name="ce9" office:value-type="string" calcext:value-type="string">
            <text:p>Dvakrat prej ga je Korporacija globoko prizadela, a zadnji udarec ob končnem odhodu je bil kaplja čez rob.</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3" calcext:value-type="float">
            <text:p>3</text:p>
          </table:table-cell>
          <table:table-cell table:style-name="ce9" office:value-type="float" office:value="4" calcext:value-type="float">
            <text:p>4</text:p>
          </table:table-cell>
          <table:table-cell table:number-columns-repeated="2" table:style-name="ce9" office:value-type="float" office:value="3" calcext:value-type="float">
            <text:p>3</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1" office:value-type="string" calcext:value-type="string">
            <text:p>on cloud nine</text:p>
          </table:table-cell>
          <table:table-cell table:style-name="ce9" office:value-type="string" calcext:value-type="string">
            <text:p>biti v sedmih nebesih, na vrhu sveta, biti v oblakih</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They just want to stay on cloud nine .</text:p>
          </table:table-cell>
          <table:table-cell table:style-name="ce9" office:value-type="string" calcext:value-type="string">
            <text:p>Želijo si le ostati v sedmih nebesih.</text:p>
          </table:table-cell>
          <table:table-cell table:style-name="ce9" office:value-type="string" calcext:value-type="string">
            <text:p>Samo ostati želijo na sedmem nebu.</text:p>
          </table:table-cell>
          <table:table-cell table:style-name="ce9" office:value-type="string" calcext:value-type="string">
            <text:p>Samo želijo ostati v sedmih nebesih.</text:p>
          </table:table-cell>
          <table:table-cell table:style-name="ce9" office:value-type="string" calcext:value-type="string">
            <text:p>Samo želijo ostati na oblačku sreče.</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3" calcext:value-type="float">
            <text:p>3</text:p>
          </table:table-cell>
          <table:table-cell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Living on cloud nine is intoxicating and precarious .</text:p>
          </table:table-cell>
          <table:table-cell table:style-name="ce9" office:value-type="string" calcext:value-type="string">
            <text:p>Življenje v sedmih nebesih je opojno in negotovo.</text:p>
          </table:table-cell>
          <table:table-cell table:style-name="ce9" office:value-type="string" calcext:value-type="string">
            <text:p>Življenje na sedmem nebu je opojno in negotovo.</text:p>
          </table:table-cell>
          <table:table-cell table:style-name="ce9" office:value-type="string" calcext:value-type="string">
            <text:p>Življenje v sedmih nebesih je omamno in negotovo.</text:p>
          </table:table-cell>
          <table:table-cell table:style-name="ce9" office:value-type="string" calcext:value-type="string">
            <text:p>Živeti na oblaku devet je omamno in tvega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3" calcext:value-type="float">
            <text:p>3</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4" office:value-type="string" calcext:value-type="string">
            <text:p>I recognised it right away , and I was on Cloud Nine .</text:p>
          </table:table-cell>
          <table:table-cell table:style-name="ce11" office:value-type="string" calcext:value-type="string">
            <text:p>Takoj sem ga prepoznal in bil sem v sedmih nebesih.</text:p>
          </table:table-cell>
          <table:table-cell table:style-name="ce9" office:value-type="string" calcext:value-type="string">
            <text:p>Takoj sem jo prepoznal in bil sem na sedmem nebu.</text:p>
          </table:table-cell>
          <table:table-cell table:style-name="ce11" office:value-type="string" calcext:value-type="string">
            <text:p>Takoj sem jo prepoznal in bil sem v sedmih nebesih.</text:p>
          </table:table-cell>
          <table:table-cell table:style-name="ce9" office:value-type="string" calcext:value-type="string">
            <text:p>Takoj sem jo prepoznal in bil sem na sedmem nebu.</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I believe you were on cloud nine once this was done.</text:p>
          </table:table-cell>
          <table:table-cell table:style-name="ce9" office:value-type="string" calcext:value-type="string">
            <text:p>Verjamem, da si bil v sedmih nebesih, ko je bilo to storjeno.</text:p>
          </table:table-cell>
          <table:table-cell table:style-name="ce9" office:value-type="string" calcext:value-type="string">
            <text:p>Mislim, da ste bili na sedmem nebu, ko se je to zgodilo.</text:p>
          </table:table-cell>
          <table:table-cell table:style-name="ce9" office:value-type="string" calcext:value-type="string">
            <text:p>Verjamem, da si bil v sedmih nebesih, ko je bilo to storjeno.</text:p>
          </table:table-cell>
          <table:table-cell table:style-name="ce9" office:value-type="string" calcext:value-type="string">
            <text:p>Verjamem, da si bil povsem v sedmih nebesih, ko je bilo to konča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3" calcext:value-type="float">
            <text:p>3</text:p>
          </table:table-cell>
          <table:table-cell table:style-name="ce9" office:value-type="float" office:value="4" calcext:value-type="float">
            <text:p>4</text:p>
          </table:table-cell>
          <table:table-cell table:number-columns-repeated="2"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For the past five days now she had been living somewhere on cloud nine , and had decided that she might just as well set up home there , as it was such a wonderful place to be .</text:p>
          </table:table-cell>
          <table:table-cell table:style-name="ce9" office:value-type="string" calcext:value-type="string">
            <text:p>V zadnjih petih dneh je živela nekje v sedmih nebesih in se odločila, da bi lahko prav tako dobro tam ustanovila dom, saj je bilo to tako čudovito mesto.</text:p>
          </table:table-cell>
          <table:table-cell table:style-name="ce9" office:value-type="string" calcext:value-type="string">
            <text:p>Zadnjih pet dni je živela nekje na sedmem nebu in se odločila, da se bo tam kar naselila, saj je to tako čudovit kraj.</text:p>
          </table:table-cell>
          <table:table-cell table:style-name="ce9" office:value-type="string" calcext:value-type="string">
            <text:p>Zadnjih pet dni je živela nekje v sedmih nebesih in se je odločila, da bi se tam lahko tudi ustalila, saj je bilo to tako čudovito mesto.</text:p>
          </table:table-cell>
          <table:table-cell table:style-name="ce9" office:value-type="string" calcext:value-type="string">
            <text:p>Zadnjih pet dni je živela nekje v sedmih nebesih in sklenila, da bi tam prav lahko postavila dom, ker je tako čudovit kraj.</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3" calcext:value-type="float">
            <text:p>3</text:p>
          </table:table-cell>
          <table:table-cell table:style-name="ce9" office:value-type="float" office:value="4" calcext:value-type="float">
            <text:p>4</text:p>
          </table:table-cell>
          <table:table-cell table:number-columns-repeated="2"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I'm on cloud nine spending precious girl time with Jaidyn.</text:p>
          </table:table-cell>
          <table:table-cell table:style-name="ce9" office:value-type="string" calcext:value-type="string">
            <text:p>Sem v sedmih nebesih, ker preživljam dragoceni čas z Jaidyn.</text:p>
          </table:table-cell>
          <table:table-cell table:style-name="ce9" office:value-type="string" calcext:value-type="string">
            <text:p>Sem na sedmem nebu in preživljam dragoceni čas z dekleti z Jaidyn.</text:p>
          </table:table-cell>
          <table:table-cell table:style-name="ce11" office:value-type="string" calcext:value-type="string">
            <text:p>Sem v sedmih nebesih, ker preživljam dragocen čas z dekletom Jaidyn.</text:p>
          </table:table-cell>
          <table:table-cell table:style-name="ce9" office:value-type="string" calcext:value-type="string">
            <text:p>Na sedmem nebu sem, ko preživljam dragocen čas z Jaidyn.</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One moment he 's on cloud nine , and now when I tell him all that 's gone on he 'll feel as though he 's been knocked over by a juggernaut .</text:p>
          </table:table-cell>
          <table:table-cell table:style-name="ce9" office:value-type="string" calcext:value-type="string">
            <text:p>V enem trenutku je na vrhu sveta, zdaj pa, ko mu povem, kaj se je zgodilo, se bo počutil, kot da ga je povozil tovornjak.</text:p>
          </table:table-cell>
          <table:table-cell table:style-name="ce9" office:value-type="string" calcext:value-type="string">
            <text:p>En trenutek je na sedmem nebu, zdaj pa, ko mu povem vse, kar se je zgodilo, se počuti, kot da ga je podrla nekakšna bomba.</text:p>
          </table:table-cell>
          <table:table-cell table:style-name="ce9" office:value-type="string" calcext:value-type="string">
            <text:p>En trenutek je v sedmih nebesih, zdaj, ko mu povem vse, kar se je dogajalo, pa se bo počutil, kot da ga je povozil tovornjak.</text:p>
          </table:table-cell>
          <table:table-cell table:style-name="ce9" office:value-type="string" calcext:value-type="string">
            <text:p>Včasih je v sedmem nebu, zdaj pa, ko mu povem vse, kar se je zgodilo, se bo počutil, kot da ga je povozil tanker.</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4" office:value-type="string" calcext:value-type="string">
            <text:p>Anzu was on cloud nine from the intense pleasure he was giving her.</text:p>
          </table:table-cell>
          <table:table-cell table:style-name="ce9" office:value-type="string" calcext:value-type="string">
            <text:p>Anzu je bila v sedmih nebesih zaradi intenzivnega užitka, ki ji ga je dajal.</text:p>
          </table:table-cell>
          <table:table-cell table:style-name="ce9" office:value-type="string" calcext:value-type="string">
            <text:p>Anzu je bila na sedmem nebu od intenzivnega užitka, ki ji ga je nudil.</text:p>
          </table:table-cell>
          <table:table-cell table:style-name="ce9" office:value-type="string" calcext:value-type="string">
            <text:p>Anzu je bila v sedmih nebesih zaradi intenzivnega užitka, ki ji ga je nudil.</text:p>
          </table:table-cell>
          <table:table-cell table:style-name="ce9" office:value-type="string" calcext:value-type="string">
            <text:p>Anzu je bil v sedmem nebu zaradi intenzivnega užitka, ki ji ga je prinašal.</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However , it will really be the New Moon on the 19th which provides you will a new romantic interest and just as long as you do n't try to manipulate , control or dominate , you could well be on cloud nine .</text:p>
          </table:table-cell>
          <table:table-cell table:style-name="ce9" office:value-type="string" calcext:value-type="string">
            <text:p>Vendar pa bo pravzaprav mlaj 19. dneva tisti, ki vam bo prinesel novo romantično zanimanje, in če se ne boste poskušali manipulirati, nadzorovati ali dominirati, boste lahko na sedmih nebesih.</text:p>
          </table:table-cell>
          <table:table-cell table:style-name="ce9" office:value-type="string" calcext:value-type="string">
            <text:p>Vendar pa bo pravzaprav mlaj 19. tisti, ki vam bo prinesel novo romantično zanimanje, in dokler ne boste poskušali manipulirati, nadzorovati ali dominirati, bi lahko bili na sedmem nebu.</text:p>
          </table:table-cell>
          <table:table-cell table:style-name="ce9" office:value-type="string" calcext:value-type="string">
            <text:p>Vendar bo res Polna luna 19. (v mesecu), ki vam bo prinesla novo romantično zanimanje, in dokler ne poskušate manipulirati, nadzirati ali dominirati, ste lahko povsem v sedmih nebesih.</text:p>
          </table:table-cell>
          <table:table-cell table:style-name="ce9" office:value-type="string" calcext:value-type="string">
            <text:p>Vendar pa bo šele mlaj 19., ki vam bo prinesel novo romantično zanimanje, in če le ne boste poskušali manipulirati, nadzorovati ali prevladovati, bi lahko bili povsem v sedmih nebesih.</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no? (v ne na)</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4" calcext:value-type="float">
            <text:p>4</text:p>
          </table:table-cell>
          <table:table-cell table:number-columns-repeated="2"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Yeah, but you 're on cloud nine .</text:p>
          </table:table-cell>
          <table:table-cell table:style-name="ce9" office:value-type="string" calcext:value-type="string">
            <text:p>Ja, ampak ti si v sedmih nebesih.</text:p>
          </table:table-cell>
          <table:table-cell table:style-name="ce9" office:value-type="string" calcext:value-type="string">
            <text:p>Ja, ampak ti si na sedmem nebu.</text:p>
          </table:table-cell>
          <table:table-cell table:style-name="ce9" office:value-type="string" calcext:value-type="string">
            <text:p>Ja, ampak ti si v sedmih nebesih.</text:p>
          </table:table-cell>
          <table:table-cell table:style-name="ce9" office:value-type="string" calcext:value-type="string">
            <text:p>Ja, a ti si na sedmem nebu.</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1" office:value-type="string" calcext:value-type="string">
            <text:p>fall from grace</text:p>
          </table:table-cell>
          <table:table-cell table:style-name="ce9" office:value-type="string" calcext:value-type="string">
            <text:p>pasti v nemilost, biti ob dober glas, izgubiti slavo</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Daddy fell from grace, poor dear .</text:p>
          </table:table-cell>
          <table:table-cell table:style-name="ce9" office:value-type="string" calcext:value-type="string">
            <text:p>Očka je padel v nemilost, ubogi dragi.</text:p>
          </table:table-cell>
          <table:table-cell table:style-name="ce11" office:value-type="string" calcext:value-type="string">
            <text:p>Očka je padel v nemilost, ubogi dragi.</text:p>
          </table:table-cell>
          <table:table-cell table:style-name="ce9" office:value-type="string" calcext:value-type="string">
            <text:p>Očka je padel v nemilost, ubogi dragi.</text:p>
          </table:table-cell>
          <table:table-cell table:style-name="ce9" office:value-type="string" calcext:value-type="string">
            <text:p>Očka je padel v nemilost, revček.</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There is a dread of falling from grace .</text:p>
          </table:table-cell>
          <table:table-cell table:style-name="ce9" office:value-type="string" calcext:value-type="string">
            <text:p>Obstaja strah pred padcem iz milosti.</text:p>
          </table:table-cell>
          <table:table-cell table:number-columns-repeated="2" table:style-name="ce9" office:value-type="string" calcext:value-type="string">
            <text:p>Obstaja strah pred padcem v nemilost.</text:p>
          </table:table-cell>
          <table:table-cell table:style-name="ce9" office:value-type="string" calcext:value-type="string">
            <text:p>Prisoten je strah pred padcem iz milosti.</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no</text:p>
          </table:table-cell>
          <table:table-cell table:number-columns-repeated="2"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1" calcext:value-type="float">
            <text:p>1</text:p>
          </table:table-cell>
          <table:table-cell table:number-columns-repeated="2" table:style-name="ce9" office:value-type="float" office:value="3" calcext:value-type="float">
            <text:p>3</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And its spectacular fall from grace should serve as a warning .</text:p>
          </table:table-cell>
          <table:table-cell table:style-name="ce9" office:value-type="string" calcext:value-type="string">
            <text:p>In njen spektakularen padec iz milosti naj bi služil kot opozorilo.</text:p>
          </table:table-cell>
          <table:table-cell table:style-name="ce9" office:value-type="string" calcext:value-type="string">
            <text:p>In njen spektakularen padec bi moral služiti kot opozorilo.</text:p>
          </table:table-cell>
          <table:table-cell table:style-name="ce11" office:value-type="string" calcext:value-type="string">
            <text:p>In njegov spektakularen padec v nemilost bi moral služiti kot opozorilo.</text:p>
          </table:table-cell>
          <table:table-cell table:style-name="ce9" office:value-type="string" calcext:value-type="string">
            <text:p>Njegov spektakularni padec iz milosti naj bo opozoril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He had an uncharacteristic fall from grace in his match against Connell .</text:p>
          </table:table-cell>
          <table:table-cell table:style-name="ce9" office:value-type="string" calcext:value-type="string">
            <text:p>V tekmi proti Connellu je doživel neobičajen padec iz milosti.</text:p>
          </table:table-cell>
          <table:table-cell table:style-name="ce9" office:value-type="string" calcext:value-type="string">
            <text:p>V tekmi proti Connellu je doživel neznačilen padec.</text:p>
          </table:table-cell>
          <table:table-cell table:style-name="ce9" office:value-type="string" calcext:value-type="string">
            <text:p>Imel je netipičen padec v nemilost v svojem dvoboju proti Connellu.</text:p>
          </table:table-cell>
          <table:table-cell table:style-name="ce9" office:value-type="string" calcext:value-type="string">
            <text:p>V dvoboju proti Connellu je doživel nenavaden padec iz milosti.</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With the smallest fall from grace , it is quickly turned into badness .</text:p>
          </table:table-cell>
          <table:table-cell table:style-name="ce9" office:value-type="string" calcext:value-type="string">
            <text:p>Najmanjši padec iz milosti se hitro spremeni v zlo.</text:p>
          </table:table-cell>
          <table:table-cell table:style-name="ce9" office:value-type="string" calcext:value-type="string">
            <text:p>Že najmanjši padec se hitro spremeni v hudo.</text:p>
          </table:table-cell>
          <table:table-cell table:style-name="ce9" office:value-type="string" calcext:value-type="string">
            <text:p>Z najmanjšim padcem v nemilost se hitro spremeni v zlo.</text:p>
          </table:table-cell>
          <table:table-cell table:style-name="ce9" office:value-type="string" calcext:value-type="string">
            <text:p>Ob najmanjšem padcu iz milosti se hitro spremeni v slabost.</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1" calcext:value-type="float">
            <text:p>1</text:p>
          </table:table-cell>
          <table:table-cell table:style-name="ce9" office:value-type="float" office:value="4" calcext:value-type="float">
            <text:p>4</text:p>
          </table:table-cell>
          <table:table-cell table:style-name="ce9" office:value-type="float" office:value="3" calcext:value-type="float">
            <text:p>3</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A number of people associated with the excesses of the past have already fallen from grace .</text:p>
          </table:table-cell>
          <table:table-cell table:style-name="ce9" office:value-type="string" calcext:value-type="string">
            <text:p>Številni ljudje, povezani s prekomernim ravnanjem v preteklosti, so že padli v nemilost.</text:p>
          </table:table-cell>
          <table:table-cell table:style-name="ce9" office:value-type="string" calcext:value-type="string">
            <text:p>Številni ljudje, povezani z ekscesi iz preteklosti, so že padli v nemilost.</text:p>
          </table:table-cell>
          <table:table-cell table:style-name="ce9" office:value-type="string" calcext:value-type="string">
            <text:p>Številni ljudje, povezani s presežki preteklosti, so že padli v nemilost.</text:p>
          </table:table-cell>
          <table:table-cell table:style-name="ce9" office:value-type="string" calcext:value-type="string">
            <text:p>Številni, povezani s pretiravanji iz preteklosti, so že padli v nemilost.</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Such arguments perhaps illustrate the extent of the fall from grace to positivist criminology in recent years .</text:p>
          </table:table-cell>
          <table:table-cell table:style-name="ce9" office:value-type="string" calcext:value-type="string">
            <text:p>Takšni argumenti morda ponazarjajo obseg padca v nemilost pozitivistične kriminologije v zadnjih letih.</text:p>
          </table:table-cell>
          <table:table-cell table:style-name="ce9" office:value-type="string" calcext:value-type="string">
            <text:p>Takšni argumenti morda ponazarjajo obseg padca iz milosti v pozitivistično kriminologijo v zadnjih letih.</text:p>
          </table:table-cell>
          <table:table-cell table:style-name="ce9" office:value-type="string" calcext:value-type="string">
            <text:p>Takšni argumenti morda ponazarjajo obseg padca v nemilost za pozitivistično kriminologijo v zadnjih letih.</text:p>
          </table:table-cell>
          <table:table-cell table:style-name="ce9" office:value-type="string" calcext:value-type="string">
            <text:p>Takšni argumenti morda razkrivajo, kako zelo je v zadnjih letih ugled pozitivistične kriminologije padel.</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3" calcext:value-type="float">
            <text:p>3</text:p>
          </table:table-cell>
          <table:table-cell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Isabel fell from grace , which is nothing new in our circles , let me tell you .</text:p>
          </table:table-cell>
          <table:table-cell table:number-columns-repeated="2" table:style-name="ce9" office:value-type="string" calcext:value-type="string">
            <text:p>Isabel je padla v nemilost, kar v naših krogih ni nič novega, naj vam povem.</text:p>
          </table:table-cell>
          <table:table-cell table:style-name="ce9" office:value-type="string" calcext:value-type="string">
            <text:p>Isabel je padla v nemilost, kar v naših krogih ni nič novega, naj ti povem.</text:p>
          </table:table-cell>
          <table:table-cell table:style-name="ce9" office:value-type="string" calcext:value-type="string">
            <text:p>Isabel je padla iz milosti, kar pa v naših krogih ni nič novega, naj vam povem.</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3" calcext:value-type="float">
            <text:p>3</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It did not sound that serious to Edward , given the circumstances of Neville Chamberlain's fall from grace .</text:p>
          </table:table-cell>
          <table:table-cell table:style-name="ce9" office:value-type="string" calcext:value-type="string">
            <text:p>Edwardu se to ni zdelo tako resno, glede na okoliščine padca Nevilla Chamberlaina v nemilost.</text:p>
          </table:table-cell>
          <table:table-cell table:style-name="ce9" office:value-type="string" calcext:value-type="string">
            <text:p>Edwardu se ni zdelo tako resno, glede na okoliščine Neville Chamberlainovega padca.</text:p>
          </table:table-cell>
          <table:table-cell table:style-name="ce9" office:value-type="string" calcext:value-type="string">
            <text:p>Edwardu to ni zvenelo tako resno, glede na okoliščine padca Nevillea Chamberlaina v nemilost.</text:p>
          </table:table-cell>
          <table:table-cell table:style-name="ce9" office:value-type="string" calcext:value-type="string">
            <text:p>Edwardu glede na okoliščine padec Nevillea Chamberlaina v nemilost ni zvenel posebej res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3" calcext:value-type="float">
            <text:p>3</text:p>
          </table:table-cell>
          <table:table-cell table:style-name="ce9" office:value-type="float" office:value="2" calcext:value-type="float">
            <text:p>2</text:p>
          </table:table-cell>
          <table:table-cell table:number-columns-repeated="2"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Johnstone has confronted his fall from grace with the kind of honest self-awareness that is rare in habitual drinkers .</text:p>
          </table:table-cell>
          <table:table-cell table:style-name="ce9" office:value-type="string" calcext:value-type="string">
            <text:p>Johnstone se je soočil s svojim padcem v nemilost z iskreno samozavestjo, ki je redka pri navadnih pijančkih.</text:p>
          </table:table-cell>
          <table:table-cell table:style-name="ce9" office:value-type="string" calcext:value-type="string">
            <text:p>Johnstone se je s svojim padcem v nemilost soočil z vrsto iskrenega samozavedanja, ki je redko pri rednih pivcih.</text:p>
          </table:table-cell>
          <table:table-cell table:style-name="ce9" office:value-type="string" calcext:value-type="string">
            <text:p>Johnstone se je s svojim padcem v nemilost soočil z nekakšno iskreno samozavednostjo, ki je redka pri ljudeh, ki pogosto pijejo.</text:p>
          </table:table-cell>
          <table:table-cell table:style-name="ce9" office:value-type="string" calcext:value-type="string">
            <text:p>Johnstone se je svojemu padcu z mesta soočil z redko videno iskreno samorefleksijo, značilno nezaželeno pri kroničnih pivcih.</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3" calcext:value-type="float">
            <text:p>3</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5" office:value-type="string" calcext:value-type="string">
            <text:p>safe and sound</text:p>
          </table:table-cell>
          <table:table-cell table:style-name="ce9" office:value-type="string" calcext:value-type="string">
            <text:p>na varnem, živ in zdrav</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I am back – home again safe and sound .</text:p>
          </table:table-cell>
          <table:table-cell table:style-name="ce9" office:value-type="string" calcext:value-type="string">
            <text:p>Vrnil sem se – spet sem doma, zdrav in nepoškodovan.</text:p>
          </table:table-cell>
          <table:table-cell table:style-name="ce9" office:value-type="string" calcext:value-type="string">
            <text:p>Sem nazaj – spet doma, varna in zdrava.</text:p>
          </table:table-cell>
          <table:table-cell table:style-name="ce9" office:value-type="string" calcext:value-type="string">
            <text:p>Vrnil sem se – spet doma zdrav in cel.</text:p>
          </table:table-cell>
          <table:table-cell table:style-name="ce9" office:value-type="string" calcext:value-type="string">
            <text:p>Spet sem nazaj – doma, živ in zdrav.</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You 're all safe and sound ?</text:p>
          </table:table-cell>
          <table:table-cell table:style-name="ce9" office:value-type="string" calcext:value-type="string">
            <text:p>Ste vsi zdravi in nepoškodovani?</text:p>
          </table:table-cell>
          <table:table-cell table:style-name="ce9" office:value-type="string" calcext:value-type="string">
            <text:p>Ste vsi na varnem?</text:p>
          </table:table-cell>
          <table:table-cell table:style-name="ce9" office:value-type="string" calcext:value-type="string">
            <text:p>Ste vsi živi in zdravi?</text:p>
          </table:table-cell>
          <table:table-cell table:style-name="ce9" office:value-type="string" calcext:value-type="string">
            <text:p>Ste vsi varno in zdrav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1" calcext:value-type="float">
            <text:p>1</text:p>
          </table:table-cell>
          <table:table-cell table:number-columns-repeated="2"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They 're safe and sound and guarenteed of third division football next year .</text:p>
          </table:table-cell>
          <table:table-cell table:style-name="ce9" office:value-type="string" calcext:value-type="string">
            <text:p>So zdravi in nepoškodovani ter imajo zagotovljeno mesto v tretji nogometni ligi naslednje leto.</text:p>
          </table:table-cell>
          <table:table-cell table:style-name="ce9" office:value-type="string" calcext:value-type="string">
            <text:p>Živi in ​​zdravi so ter jim je zagotovljeno igranje v tretji ligi naslednje leto.</text:p>
          </table:table-cell>
          <table:table-cell table:style-name="ce9" office:value-type="string" calcext:value-type="string">
            <text:p>So varni in zdravi in imajo zagotovljen nogomet v tretji ligi naslednje leto.</text:p>
          </table:table-cell>
          <table:table-cell table:style-name="ce9" office:value-type="string" calcext:value-type="string">
            <text:p>So bari in pri miru in imajo zagotovljeno tretjeligaško sezono prihodnje let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yes</text:p>
          </table:table-cell>
          <table:table-cell table:number-columns-repeated="2"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1" calcext:value-type="float">
            <text:p>1</text:p>
          </table:table-cell>
          <table:table-cell table:style-name="ce9" office:value-type="float" office:value="3" calcext:value-type="float">
            <text:p>3</text:p>
          </table:table-cell>
          <table:table-cell table:style-name="ce9" office:value-type="float" office:value="1" calcext:value-type="float">
            <text:p>1</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Cling to him , and we shall be safe and sound from every danger .</text:p>
          </table:table-cell>
          <table:table-cell table:style-name="ce9" office:value-type="string" calcext:value-type="string">
            <text:p>Držite se ga in bomo varni pred vsako nevarnostjo.</text:p>
          </table:table-cell>
          <table:table-cell table:style-name="ce9" office:value-type="string" calcext:value-type="string">
            <text:p>Oklepajte se ga in bomo varni pred vsako nevarnostjo.</text:p>
          </table:table-cell>
          <table:table-cell table:style-name="ce9" office:value-type="string" calcext:value-type="string">
            <text:p>Okleni se ga in varni in zdravi bomo pred vsako nevarnostjo.</text:p>
          </table:table-cell>
          <table:table-cell table:style-name="ce9" office:value-type="string" calcext:value-type="string">
            <text:p>Držite se ga, in varni bomo pred vsako nevarnostj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If he can get this kid back safe and sound , we owe him .</text:p>
          </table:table-cell>
          <table:table-cell table:style-name="ce9" office:value-type="string" calcext:value-type="string">
            <text:p>Če mu uspe tega fanta pripeljati nazaj živega in zdravega, mu bomo dolžni.</text:p>
          </table:table-cell>
          <table:table-cell table:style-name="ce9" office:value-type="string" calcext:value-type="string">
            <text:p>Če mu uspe spraviti tega fanta nazaj varnega in zdravega, smo mu dolžni.</text:p>
          </table:table-cell>
          <table:table-cell table:style-name="ce9" office:value-type="string" calcext:value-type="string">
            <text:p>Če mu uspe spraviti tega otroka nazaj zdravega in celega, smo mu dolžni.</text:p>
          </table:table-cell>
          <table:table-cell table:style-name="ce9" office:value-type="string" calcext:value-type="string">
            <text:p>Če bo tega otroka pripeljal nazaj varen in zdrav, smo mu dolžni.</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3" calcext:value-type="float">
            <text:p>3</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The greatest present we could wish for would be to see him safe and sound .</text:p>
          </table:table-cell>
          <table:table-cell table:style-name="ce9" office:value-type="string" calcext:value-type="string">
            <text:p>Največje darilo, ki si ga lahko želimo, bi bilo, da ga vidimo živega in zdravega.</text:p>
          </table:table-cell>
          <table:table-cell table:style-name="ce9" office:value-type="string" calcext:value-type="string">
            <text:p>Največje darilo, ki si ga lahko zaželimo, bi bilo, da ga vidimo živega in zdravega.</text:p>
          </table:table-cell>
          <table:table-cell table:style-name="ce9" office:value-type="string" calcext:value-type="string">
            <text:p>Največje darilo, ki bi si ga lahko želeli, bi bilo, da bi ga videli živega in zdravega.</text:p>
          </table:table-cell>
          <table:table-cell table:style-name="ce9" office:value-type="string" calcext:value-type="string">
            <text:p>Najlepše darilo, ki bi si ga lahko želeli, bi bilo, da ga vidimo varnega in zdraveg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3" calcext:value-type="float">
            <text:p>3</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Ringing from her local radio station , she heard her husband Duane is safe and sound .</text:p>
          </table:table-cell>
          <table:table-cell table:style-name="ce9" office:value-type="string" calcext:value-type="string">
            <text:p>Ko je poklicala lokalno radijsko postajo, je izvedela, da je njen mož Duane zdrav in nepoškodovan.</text:p>
          </table:table-cell>
          <table:table-cell table:style-name="ce9" office:value-type="string" calcext:value-type="string">
            <text:p>Iz lokalne radijske postaje je klicala in slišala, da je njen mož Duane na varnem in zdrav.</text:p>
          </table:table-cell>
          <table:table-cell table:style-name="ce9" office:value-type="string" calcext:value-type="string">
            <text:p>Ko se je oglasila njena lokalna radijska postaja, je slišala, da je njen mož Duane cel in zdrav.</text:p>
          </table:table-cell>
          <table:table-cell table:style-name="ce9" office:value-type="string" calcext:value-type="string">
            <text:p>Ko je poklicala na svojo lokalno radijsko postajo, je izvedela, da je njen mož Duane živ in zdrav.</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But last night Alexandria was safe and sound asleep at home in Holes Lane , Woolston , Warrington .</text:p>
          </table:table-cell>
          <table:table-cell table:style-name="ce9" office:value-type="string" calcext:value-type="string">
            <text:p>Včeraj zvečer pa je Alexandria varno in zdravo spala doma v Holes Lane, Woolston, Warrington.</text:p>
          </table:table-cell>
          <table:table-cell table:style-name="ce9" office:value-type="string" calcext:value-type="string">
            <text:p>Toda sinoči je Alexandria varno in trdno spala doma v Holes Lane, Woolston, Warrington.</text:p>
          </table:table-cell>
          <table:table-cell table:style-name="ce9" office:value-type="string" calcext:value-type="string">
            <text:p>Toda sinoči je bila Alexandria zdrava in varna in je spala doma v Holes Laneu, Woolston, Warrington.</text:p>
          </table:table-cell>
          <table:table-cell table:style-name="ce9" office:value-type="string" calcext:value-type="string">
            <text:p>A sinoči je bila Alexandria varno in trdno zaspana doma na Holes Lane v Woolstonu pri Warringtonu.</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1" calcext:value-type="float">
            <text:p>1</text:p>
          </table:table-cell>
          <table:table-cell table:number-columns-repeated="3"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Unlike the characters in the two previous novels , the protagonist emerges safe and sound from her semiotic entanglements .</text:p>
          </table:table-cell>
          <table:table-cell table:style-name="ce9" office:value-type="string" calcext:value-type="string">
            <text:p>Za razliko od likov v prejšnjih dveh romanih, protagonistka iz svojih semiotskih zapletov izide zdrava in nepoškodovana.</text:p>
          </table:table-cell>
          <table:table-cell table:style-name="ce9" office:value-type="string" calcext:value-type="string">
            <text:p>Za razliko od likov v prejšnjih dveh romanih se protagonistka iz svojih semiotičnih zapletov reši varna in zdrava.</text:p>
          </table:table-cell>
          <table:table-cell table:style-name="ce9" office:value-type="string" calcext:value-type="string">
            <text:p>Za razliko od likov v dveh prejšnjih romanih glavna junakinja pride cela in zdrava iz svoje semiotične prepletenosti.</text:p>
          </table:table-cell>
          <table:table-cell table:style-name="ce9" office:value-type="string" calcext:value-type="string">
            <text:p>Za razliko od likov v dveh prejšnjih romanih, protagonistka iz svojih semiotičnih zapletov pride varno in nepoškodovana.</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no</text:p>
          </table:table-cell>
          <table:table-cell table:number-columns-repeated="2"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The methods used and the pollution control systems fitted are sophisticated and provide a safe and sound disposal option , subject to rigorous operational controls and inspection .</text:p>
          </table:table-cell>
          <table:table-cell table:style-name="ce9" office:value-type="string" calcext:value-type="string">
            <text:p>Uporabljene metode in vgrajeni sistemi za nadzor onesnaževanja so sofisticirani in zagotavljajo varno in zanesljivo možnost odstranjevanja, ki je podvržena strogim operativnim kontrolam in inšpekcijam.</text:p>
          </table:table-cell>
          <table:table-cell table:style-name="ce9" office:value-type="string" calcext:value-type="string">
            <text:p>Uporabljene metode in nameščeni sistemi za nadzor onesnaževanja so dovršeni in zagotavljajo varno in zanesljivo možnost odstranjevanja, podvrženo strogim operativnim nadzorom in inšpekcijskim pregledom.</text:p>
          </table:table-cell>
          <table:table-cell table:style-name="ce9" office:value-type="string" calcext:value-type="string">
            <text:p>Uporabljene metode in vgrajeni sistemi za nadzor onesnaževanja so prefinjeni in zagotavljajo varno in zanesljivo možnost odstranjevanja, ki je predmet strogih operativnih kontrol in inšpekcijskih pregledov.</text:p>
          </table:table-cell>
          <table:table-cell table:style-name="ce9" office:value-type="string" calcext:value-type="string">
            <text:p>Uporabljene metode in nameščeni sistemi za nadzor onesnaževanja so sofisticirani in omogočajo varno odstranjevanje, podvrženo strogi operativni kontroli in inšpekcijam.</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1" office:value-type="string" calcext:value-type="string">
            <text:p>out of this world</text:p>
          </table:table-cell>
          <table:table-cell table:style-name="ce9" office:value-type="string" calcext:value-type="string">
            <text:p>božansko, biti sanjski/ neverjeten, ni s tega sveta, izven tega sveta</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Some hotels are out of this world .</text:p>
          </table:table-cell>
          <table:table-cell table:number-columns-repeated="2" table:style-name="ce9" office:value-type="string" calcext:value-type="string">
            <text:p>Nekateri hoteli so izven tega sveta.</text:p>
          </table:table-cell>
          <table:table-cell table:style-name="ce9" office:value-type="string" calcext:value-type="string">
            <text:p>Nekateri hoteli so nekaj izjemnega.</text:p>
          </table:table-cell>
          <table:table-cell table:style-name="ce9" office:value-type="string" calcext:value-type="string">
            <text:p>Nekateri hoteli so nadvse izjemni.</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Summer in Switzerland is out of this world .</text:p>
          </table:table-cell>
          <table:table-cell table:style-name="ce9" office:value-type="string" calcext:value-type="string">
            <text:p>Poletje v Švici je nezemeljsko.</text:p>
          </table:table-cell>
          <table:table-cell table:style-name="ce9" office:value-type="string" calcext:value-type="string">
            <text:p>Poletje v Švici je neverjetno.</text:p>
          </table:table-cell>
          <table:table-cell table:style-name="ce9" office:value-type="string" calcext:value-type="string">
            <text:p>Poletje v Švici je izjemno.</text:p>
          </table:table-cell>
          <table:table-cell table:style-name="ce9" office:value-type="string" calcext:value-type="string">
            <text:p>Poletje v Švici je izven tega sveta.</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no</text:p>
          </table:table-cell>
          <table:table-cell table:number-columns-repeated="3"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But the the Christmas party was something out of this world .</text:p>
          </table:table-cell>
          <table:table-cell table:style-name="ce9" office:value-type="string" calcext:value-type="string">
            <text:p>A božična zabava je bila nekaj iz drugega sveta.</text:p>
          </table:table-cell>
          <table:table-cell table:number-columns-repeated="2" table:style-name="ce9" office:value-type="string" calcext:value-type="string">
            <text:p>Toda božična zabava je bila nekaj izjemnega.</text:p>
          </table:table-cell>
          <table:table-cell table:style-name="ce9" office:value-type="string" calcext:value-type="string">
            <text:p>Božična zabava pa je bila nekaj popolnoma izjemnega.</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no</text:p>
          </table:table-cell>
          <table:table-cell table:number-columns-repeated="3"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The Rocket Man's performance was out of this world .</text:p>
          </table:table-cell>
          <table:table-cell table:style-name="ce9" office:value-type="string" calcext:value-type="string">
            <text:p>Rocket Manov nastop je bil izven tega sveta.</text:p>
          </table:table-cell>
          <table:table-cell table:style-name="ce11" office:value-type="string" calcext:value-type="string">
            <text:p>Nastop Raketarja je bil izjemen.</text:p>
          </table:table-cell>
          <table:table-cell table:style-name="ce11" office:value-type="string" calcext:value-type="string">
            <text:p>Nastop Raketnega moža je bil fantastičen.</text:p>
          </table:table-cell>
          <table:table-cell table:style-name="ce9" office:value-type="string" calcext:value-type="string">
            <text:p>Nastop Rocket Mana je bil naravnost osupljiv.</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no</text:p>
          </table:table-cell>
          <table:table-cell table:number-columns-repeated="3"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1" calcext:value-type="float">
            <text:p>1</text:p>
          </table:table-cell>
          <table:table-cell table:number-columns-repeated="3"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Vinny enthused : ' That goal was out of this world.'</text:p>
          </table:table-cell>
          <table:table-cell table:style-name="ce9" office:value-type="string" calcext:value-type="string">
            <text:p>Vinny je navdušeno rekel: »Ta gol je bil izven tega sveta.«</text:p>
          </table:table-cell>
          <table:table-cell table:style-name="ce9" office:value-type="string" calcext:value-type="string">
            <text:p>Vinny je navdušeno rekel: »Ta cilj je bil neverjeten.«</text:p>
          </table:table-cell>
          <table:table-cell table:style-name="ce9" office:value-type="string" calcext:value-type="string">
            <text:p>Vinny je navdušeno dejal: 'Ta gol je bil nekaj izjemnega.'</text:p>
          </table:table-cell>
          <table:table-cell table:style-name="ce9" office:value-type="string" calcext:value-type="string">
            <text:p>Vinny je navdušeno dejal: »Ta gol je bil izven tega sveta.«</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no</text:p>
          </table:table-cell>
          <table:table-cell table:number-columns-repeated="3"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1" calcext:value-type="float">
            <text:p>1</text:p>
          </table:table-cell>
          <table:table-cell table:number-columns-repeated="2"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Well , the place was just a dream ... completely out of this world .</text:p>
          </table:table-cell>
          <table:table-cell table:style-name="ce9" office:value-type="string" calcext:value-type="string">
            <text:p>No, kraj je bil kot iz sanj ... popolnoma izven tega sveta.</text:p>
          </table:table-cell>
          <table:table-cell table:style-name="ce9" office:value-type="string" calcext:value-type="string">
            <text:p>No, kraj je bil le sanjski ... popolnoma izven tega sveta.</text:p>
          </table:table-cell>
          <table:table-cell table:style-name="ce9" office:value-type="string" calcext:value-type="string">
            <text:p>No, prostor je bil preprosto sanjski ... popolnoma neverjeten.</text:p>
          </table:table-cell>
          <table:table-cell table:style-name="ce9" office:value-type="string" calcext:value-type="string">
            <text:p>No, kraj je bil preprosto sanjski ... popolnoma izven tega sveta.</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When it comes alongside Enard Bay , where seals may be seen , the scenery is exquisite , out of this world .</text:p>
          </table:table-cell>
          <table:table-cell table:style-name="ce9" office:value-type="string" calcext:value-type="string">
            <text:p>Ko pride do zaliva Enard, kjer je mogoče videti tjulnje, je pokrajina čudovita, kot iz drugega sveta.</text:p>
          </table:table-cell>
          <table:table-cell table:style-name="ce9" office:value-type="string" calcext:value-type="string">
            <text:p>Ko gre za zaliv Enard, kjer je mogoče videti tjulnje, je pokrajina čudovita, izven tega sveta.</text:p>
          </table:table-cell>
          <table:table-cell table:style-name="ce9" office:value-type="string" calcext:value-type="string">
            <text:p>Ko se približa zalivu Enard, kjer je mogoče videti tjulnje, je pokrajina prečudovita, nezemeljska.</text:p>
          </table:table-cell>
          <table:table-cell table:style-name="ce9" office:value-type="string" calcext:value-type="string">
            <text:p>Ko prispe ob zaliv Enard, kjer se lahko vidijo tjulnji, je pokrajina izjemna, skoraj nadnaravna.</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no</text:p>
          </table:table-cell>
          <table:table-cell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Also out of this world was the subject of another excellent Soundtrack documentary , Benjamin Creme ( Thursday , Radio 4 ) .</text:p>
          </table:table-cell>
          <table:table-cell table:style-name="ce9" office:value-type="string" calcext:value-type="string">
            <text:p>Izven tega sveta je bil tudi tema drugega odličnega dokumentarca Soundtrack, Benjamin Creme (četrtek, Radio 4).</text:p>
          </table:table-cell>
          <table:table-cell table:style-name="ce9" office:value-type="string" calcext:value-type="string">
            <text:p>Izjemno zanimiv je bil tudi lik še enega odličnega dokumentarca o filmski glasbi, Benjamin Creme (četrtek, Radio 4).</text:p>
          </table:table-cell>
          <table:table-cell table:style-name="ce9" office:value-type="string" calcext:value-type="string">
            <text:p>Tudi tema drugega odličnega dokumentarca Soundtrack, Benjamin Creme (četrtek, Radio 4), je bila izjemna.</text:p>
          </table:table-cell>
          <table:table-cell table:style-name="ce9" office:value-type="string" calcext:value-type="string">
            <text:p>Z drugega sveta je bila tudi tema še enega izvrstnega dokumentarca iz serije Soundtrack, Benjamin Creme (četrtek, Radio 4).</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no</text:p>
          </table:table-cell>
          <table:table-cell table:number-columns-repeated="3"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1" calcext:value-type="float">
            <text:p>1</text:p>
          </table:table-cell>
          <table:table-cell table:number-columns-repeated="2"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By the end of the afternoon she had replaced her wardrobe from top to tail , had acquired an evening dress that was out of this world , and had had her hair freshly washed and styled .</text:p>
          </table:table-cell>
          <table:table-cell table:style-name="ce9" office:value-type="string" calcext:value-type="string">
            <text:p>Do konca popoldneva je zamenjala svojo garderobo od glave do pete, kupila večerno obleko, ki je bila izven tega sveta, in si dala umiti in urediti lase.</text:p>
          </table:table-cell>
          <table:table-cell table:style-name="ce9" office:value-type="string" calcext:value-type="string">
            <text:p>Do konca popoldneva je popolnoma zamenjala garderobo, si priskrbela večerno obleko, ki je bila izjemna, in si dala sveže umiti in urediti lase.</text:p>
          </table:table-cell>
          <table:table-cell table:style-name="ce9" office:value-type="string" calcext:value-type="string">
            <text:p>Do konca popoldneva je zamenjala vso svojo garderobo, si priskrbela izjemno večerno obleko in si na novo umila ter uredila lase.</text:p>
          </table:table-cell>
          <table:table-cell table:style-name="ce9" office:value-type="string" calcext:value-type="string">
            <text:p>Do konca popoldneva je od glave do peta zamenjala garderobo, si priskrbela večerno obleko, ki je bila naravnost osupljiva, ter si dala na novo umiti in urediti lase.</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no</text:p>
          </table:table-cell>
          <table:table-cell table:number-columns-repeated="3"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1" calcext:value-type="float">
            <text:p>1</text:p>
          </table:table-cell>
          <table:table-cell table:number-columns-repeated="3"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For there is n't one name from Northern Ireland among a list of 500 people who have applied for a holiday which promises to be ' <text:s/>out of this world ' .</text:p>
          </table:table-cell>
          <table:table-cell table:style-name="ce9" office:value-type="string" calcext:value-type="string">
            <text:p>Na seznamu 500 oseb, ki so se prijavile za počitnice, ki obljubljajo, da bodo » <text:s/>izven tega sveta «, ni niti enega imena iz Severne Irske.</text:p>
          </table:table-cell>
          <table:table-cell table:style-name="ce9" office:value-type="string" calcext:value-type="string">
            <text:p>Med seznamom 500 ljudi, ki so se prijavili za počitnice, ki obljubljajo, da bodo "izven tega sveta", ni niti enega imena iz Severne Irske.</text:p>
          </table:table-cell>
          <table:table-cell table:style-name="ce9" office:value-type="string" calcext:value-type="string">
            <text:p>Kajti ni niti enega imena iz Severne Irske med seznamom 500 ljudi, ki so se prijavili za počitnice, ki obljubljajo, da bodo 'izven tega sveta'.</text:p>
          </table:table-cell>
          <table:table-cell table:style-name="ce9" office:value-type="string" calcext:value-type="string">
            <text:p>Med seznamom petstotih prijavljenih za počitnice, ki obljubljajo doživetje »iz tega sveta«, ni niti enega imena iz Severne Irske.</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no</text:p>
          </table:table-cell>
          <table:table-cell table:number-columns-repeated="2"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1" calcext:value-type="float">
            <text:p>1</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1" office:value-type="string" calcext:value-type="string">
            <text:p>never-never land</text:p>
          </table:table-cell>
          <table:table-cell table:style-name="ce9" office:value-type="string" calcext:value-type="string">
            <text:p>obljubljena dežela, Indija Koromandija, dežela Nije, v pravljici</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Not all fantasy fiction is elves and dwarves in never-never land .</text:p>
          </table:table-cell>
          <table:table-cell table:style-name="ce9" office:value-type="string" calcext:value-type="string">
            <text:p>Vsa fantazijska literatura ne govori o vilah in škratih v pravljični deželi.</text:p>
          </table:table-cell>
          <table:table-cell table:style-name="ce9" office:value-type="string" calcext:value-type="string">
            <text:p>Niso vse fantazijske zgodbe le vilini in škrati v deželi Nikoli.</text:p>
          </table:table-cell>
          <table:table-cell table:style-name="ce11" office:value-type="string" calcext:value-type="string">
            <text:p>Niso vsa fantazijska dela elfov in škratov v pravljični deželi.</text:p>
          </table:table-cell>
          <table:table-cell table:style-name="ce9" office:value-type="string" calcext:value-type="string">
            <text:p>Fantazijska književnost ni vedno sestavljena iz vilincev in škratov v namišljenih deželah.</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The amendments were designed to kick the legislation into never-never land .</text:p>
          </table:table-cell>
          <table:table-cell table:style-name="ce9" office:value-type="string" calcext:value-type="string">
            <text:p>Spremembe so bile zasnovane tako, da bi zakonodajo poslale v nikoli-nikoli deželo.</text:p>
          </table:table-cell>
          <table:table-cell table:style-name="ce9" office:value-type="string" calcext:value-type="string">
            <text:p>Spremembe so bile zasnovane tako, da bi zakonodajo pognale v deželo nedolžnosti.</text:p>
          </table:table-cell>
          <table:table-cell table:style-name="ce9" office:value-type="string" calcext:value-type="string">
            <text:p>Amandmaji so bili zasnovani tako, da so zakonodajo prestavili v nikoli-nikoli.</text:p>
          </table:table-cell>
          <table:table-cell table:style-name="ce9" office:value-type="string" calcext:value-type="string">
            <text:p>Spremembe so bile zasnovane tako, da bi zakonodajo pahnile v nikoli nikjer.</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1" calcext:value-type="float">
            <text:p>1</text:p>
          </table:table-cell>
          <table:table-cell table:style-name="ce9" office:value-type="float" office:value="4" calcext:value-type="float">
            <text:p>4</text:p>
          </table:table-cell>
          <table:table-cell table:style-name="ce9" office:value-type="float" office:value="1" calcext:value-type="float">
            <text:p>1</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Only if you live in liberal never-never land .</text:p>
          </table:table-cell>
          <table:table-cell table:style-name="ce9" office:value-type="string" calcext:value-type="string">
            <text:p>Samo če živite v liberalni deželi nikoli-nikoli.</text:p>
          </table:table-cell>
          <table:table-cell table:style-name="ce9" office:value-type="string" calcext:value-type="string">
            <text:p>Le če živite v liberalni deželi nikjer.</text:p>
          </table:table-cell>
          <table:table-cell table:style-name="ce9" office:value-type="string" calcext:value-type="string">
            <text:p>Samo če živiš v liberalni pravljični deželi.</text:p>
          </table:table-cell>
          <table:table-cell table:style-name="ce9" office:value-type="string" calcext:value-type="string">
            <text:p>Le če živiš v liberalni deželi pravljic.</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In my soul we walk off into never-never land hand in hand.</text:p>
          </table:table-cell>
          <table:table-cell table:style-name="ce9" office:value-type="string" calcext:value-type="string">
            <text:p>V moji duši odhajava v deželo nikoli-nikoli, roko v roki.</text:p>
          </table:table-cell>
          <table:table-cell table:style-name="ce9" office:value-type="string" calcext:value-type="string">
            <text:p>V moji duši z roko v roki odhajamo v deželo nikoli.</text:p>
          </table:table-cell>
          <table:table-cell table:style-name="ce9" office:value-type="string" calcext:value-type="string">
            <text:p>V duši se odpraviva z roko v roki v nedosegljivo deželo.</text:p>
          </table:table-cell>
          <table:table-cell table:style-name="ce9" office:value-type="string" calcext:value-type="string">
            <text:p>V svoji duši odidemo v deželo, ki je ni, z roko v roki.</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Neither Jew nor gentile, I lived alone in never-never land .</text:p>
          </table:table-cell>
          <table:table-cell table:style-name="ce9" office:value-type="string" calcext:value-type="string">
            <text:p>Nisem bil niti Jud niti nejud, živel sem sam v deželi nikoli-nikoli.</text:p>
          </table:table-cell>
          <table:table-cell table:style-name="ce9" office:value-type="string" calcext:value-type="string">
            <text:p>Niti Jud niti Nejud, živel sem sam v deželi nikoli.</text:p>
          </table:table-cell>
          <table:table-cell table:style-name="ce9" office:value-type="string" calcext:value-type="string">
            <text:p>Ne Jud ne pogan, živel sem sam v deželi fantazije.</text:p>
          </table:table-cell>
          <table:table-cell table:style-name="ce9" office:value-type="string" calcext:value-type="string">
            <text:p>Niti Jud niti pogan, živel sem sam v deželi nikoli-nikoli.</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Most members believed the angels live forever in a never-never land called Retreat.</text:p>
          </table:table-cell>
          <table:table-cell table:style-name="ce9" office:value-type="string" calcext:value-type="string">
            <text:p>Večina članov je verjela, da angeli živijo večno v deželi nikoli-nikoli, imenovani Retreat.</text:p>
          </table:table-cell>
          <table:table-cell table:style-name="ce9" office:value-type="string" calcext:value-type="string">
            <text:p>Večina članov je verjela, da angeli živijo večno v deželi nikoli, imenovani Umik.</text:p>
          </table:table-cell>
          <table:table-cell table:style-name="ce9" office:value-type="string" calcext:value-type="string">
            <text:p>Večina članov je verjela, da angeli živijo večno v pravljični deželi imenovani Retreat.</text:p>
          </table:table-cell>
          <table:table-cell table:style-name="ce9" office:value-type="string" calcext:value-type="string">
            <text:p>Večina članov je verjela, da angeli živijo večno v pravljični deželi, imenovani Umik.</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Unfortunately, such a utopia remains just that: a never-never land !</text:p>
          </table:table-cell>
          <table:table-cell table:style-name="ce9" office:value-type="string" calcext:value-type="string">
            <text:p>Na žalost taka utopija ostaja le utopija: dežela nikoli-nikoli!</text:p>
          </table:table-cell>
          <table:table-cell table:style-name="ce9" office:value-type="string" calcext:value-type="string">
            <text:p>Žal takšna utopija ostaja le to: dežela nikoli!</text:p>
          </table:table-cell>
          <table:table-cell table:style-name="ce9" office:value-type="string" calcext:value-type="string">
            <text:p>Žal takšna utopija ostaja le to: neuresničljiva dežela!</text:p>
          </table:table-cell>
          <table:table-cell table:style-name="ce9" office:value-type="string" calcext:value-type="string">
            <text:p>Žal takšna utopija ostaja zgolj to: dežela, ki je nikoli ne b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Yet in the never-never land of evolutionary theory, they are said to do so.</text:p>
          </table:table-cell>
          <table:table-cell table:style-name="ce9" office:value-type="string" calcext:value-type="string">
            <text:p>Vendar v deželi nikoli-nikoli evolucijske teorije naj bi to počeli.</text:p>
          </table:table-cell>
          <table:table-cell table:style-name="ce9" office:value-type="string" calcext:value-type="string">
            <text:p>Pa vendar naj bi v deželi nikjer evolucijske teorije to počeli.</text:p>
          </table:table-cell>
          <table:table-cell table:style-name="ce9" office:value-type="string" calcext:value-type="string">
            <text:p>Vendar naj bi to počeli v neuresničljivem svetu evolucijske teorije.</text:p>
          </table:table-cell>
          <table:table-cell table:style-name="ce9" office:value-type="string" calcext:value-type="string">
            <text:p>Pa vendar naj bi v pravljici evolucijske teorije to počeli.</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If this sounds like never-never land , I am not sure it can be maintained indefinitely.</text:p>
          </table:table-cell>
          <table:table-cell table:style-name="ce9" office:value-type="string" calcext:value-type="string">
            <text:p>Če se to sliši kot pravljica, nisem prepričan, da se bo lahko ohranilo v nedogled.</text:p>
          </table:table-cell>
          <table:table-cell table:style-name="ce9" office:value-type="string" calcext:value-type="string">
            <text:p>Če se vam to sliši kot dežela nikoli, nisem prepričan, da se lahko to ohrani v nedogled.</text:p>
          </table:table-cell>
          <table:table-cell table:style-name="ce9" office:value-type="string" calcext:value-type="string">
            <text:p>Če se to sliši kot neuresničljiva dežela, nisem prepričan, da se lahko vzdržuje v nedogled.</text:p>
          </table:table-cell>
          <table:table-cell table:style-name="ce9" office:value-type="string" calcext:value-type="string">
            <text:p>Če se to sliši kot dežela nikoli nikjer, nisem prepričan, da je to mogoče vzdrževati v nedogled.</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text:s/>A never-never land of material values expressed in terms of gorgeous living , a plethora of high-powered cars and revolvers ' , as A. E. Morgan described it in 1939 , ' of unbridled desire , of love crudely sentimental or fleshly , of vast possessions , of ruthless acquisition , of reckless violence ' .</text:p>
          </table:table-cell>
          <table:table-cell table:style-name="ce9" office:value-type="string" calcext:value-type="string">
            <text:p>Nikoli-nikoli dežela materialnih vrednot, izraženih v čudovitem življenju, številnih močnih avtomobilih in revolverjih, kot jo je opisal A. E. Morgan leta 1939, v nebrzdani želji, v grobi sentimentalni ali telesni ljubezni, v ogromnem premoženju, v brezobzirnem pridobivanju, v nepremišljenem nasilju.</text:p>
          </table:table-cell>
          <table:table-cell table:style-name="ce9" office:value-type="string" calcext:value-type="string">
            <text:p>Neskončna dežela materialnih vrednot, izraženih v razkošnem življenju, obilica zmogljivih avtomobilov in revolverjev, kot jo je leta 1939 opisal A. E. Morgan, 'nebrzdane želje, surovo sentimentalne ali mesene ljubezni, ogromnega imetja, brezobzirnega pridobivanja, nepremišljenega nasilja'.</text:p>
          </table:table-cell>
          <table:table-cell table:style-name="ce9" office:value-type="string" calcext:value-type="string">
            <text:p>Dežela "nikoli-nikoli" materialnih vrednot, izraženih v smislu razkošnega življenja, 'množice močnih avtomobilov in revolverjev', kot jo je leta 1939 opisal A. E. Morgan, 'neobrzdane želje, ljubezni surovo sentimentalne ali mesene, obsežnih posesti, neusmiljenega pridobivanja, nepremišljenega nasilja'.</text:p>
          </table:table-cell>
          <table:table-cell table:style-name="ce9" office:value-type="string" calcext:value-type="string">
            <text:p>Dežela nerealnosti materialnih vrednot, izraženih v razkošnem življenju, obilju zmogljivih avtomobilov in revolverjev, kot jo je leta 1939 opisal A. E. Morgan, nebrzdanih poželenj, ljubezni, ki je bodisi naivno sentimentalen bodisi telesen, nepreglednih imetij, brezobzirnega prilaščanja in brezglavega nasilja.</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no</text:p>
          </table:table-cell>
          <table:table-cell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1" calcext:value-type="float">
            <text:p>1</text:p>
          </table:table-cell>
          <table:table-cell table:style-name="ce9" office:value-type="float" office:value="4" calcext:value-type="float">
            <text:p>4</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1" office:value-type="string" calcext:value-type="string">
            <text:p>water under the bridge</text:p>
          </table:table-cell>
          <table:table-cell table:style-name="ce9" office:value-type="string" calcext:value-type="string">
            <text:p>biti lanski sneg, biti že pozabljeno, davna zgodovina, nepommebna preteklost, stara zgodba, kar je bilo, je bilo</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However , this is water under the bridge .</text:p>
          </table:table-cell>
          <table:table-cell table:style-name="ce9" office:value-type="string" calcext:value-type="string">
            <text:p>Vendar je to že davna zgodovina.</text:p>
          </table:table-cell>
          <table:table-cell table:style-name="ce9" office:value-type="string" calcext:value-type="string">
            <text:p>Vendar je to še voda pod mostom.</text:p>
          </table:table-cell>
          <table:table-cell table:style-name="ce9" office:value-type="string" calcext:value-type="string">
            <text:p>Vendar pa je to preteklost.</text:p>
          </table:table-cell>
          <table:table-cell table:style-name="ce9" office:value-type="string" calcext:value-type="string">
            <text:p>Vendar je to voda, ki je že odtekla.</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To some extent , that is water under the bridge .</text:p>
          </table:table-cell>
          <table:table-cell table:style-name="ce9" office:value-type="string" calcext:value-type="string">
            <text:p>Do neke mere je to že preteklost.</text:p>
          </table:table-cell>
          <table:table-cell table:style-name="ce9" office:value-type="string" calcext:value-type="string">
            <text:p>Do neke mere je to že voda pod mostom.</text:p>
          </table:table-cell>
          <table:table-cell table:style-name="ce9" office:value-type="string" calcext:value-type="string">
            <text:p>Do neke mere je to preteklost.</text:p>
          </table:table-cell>
          <table:table-cell table:style-name="ce9" office:value-type="string" calcext:value-type="string">
            <text:p>Do neke mere je to že zgodovina.</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In ten years though this could all be water under the bridge .</text:p>
          </table:table-cell>
          <table:table-cell table:number-columns-repeated="2" table:style-name="ce9" office:value-type="string" calcext:value-type="string">
            <text:p>Čez deset let pa bi lahko bilo vse to le še voda pod mostom.</text:p>
          </table:table-cell>
          <table:table-cell table:style-name="ce9" office:value-type="string" calcext:value-type="string">
            <text:p>Čez deset let pa bi bilo to lahko že vse preteklost.</text:p>
          </table:table-cell>
          <table:table-cell table:style-name="ce9" office:value-type="string" calcext:value-type="string">
            <text:p>Vendar pa bi lahko bilo čez deset let vse to že pozablje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Mr Proctor said last night that it was all ' <text:s/>water under the bridge ' .</text:p>
          </table:table-cell>
          <table:table-cell table:style-name="ce9" office:value-type="string" calcext:value-type="string">
            <text:p>Gospod Proctor je sinoči dejal, da je vse to že »preteklost«.</text:p>
          </table:table-cell>
          <table:table-cell table:style-name="ce9" office:value-type="string" calcext:value-type="string">
            <text:p>G. Proctor je sinoči dejal, da je vse skupaj le še 'voda pod mostom'.</text:p>
          </table:table-cell>
          <table:table-cell table:style-name="ce9" office:value-type="string" calcext:value-type="string">
            <text:p>Gospod Proctor je sinoči dejal, da je vse 'preteklost'.</text:p>
          </table:table-cell>
          <table:table-cell table:style-name="ce9" office:value-type="string" calcext:value-type="string">
            <text:p>Gospod Proctor je včeraj dejal, da je vse to že voda pod mostom.</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That was a long time ago , there 's been a lot of water under the bridge , why not talk again ?</text:p>
          </table:table-cell>
          <table:table-cell table:style-name="ce9" office:value-type="string" calcext:value-type="string">
            <text:p>To je bilo že davno, od takrat se je veliko zgodilo, zakaj ne bi spet pogovorili?</text:p>
          </table:table-cell>
          <table:table-cell table:style-name="ce9" office:value-type="string" calcext:value-type="string">
            <text:p>To je bilo že dolgo nazaj, veliko vode je preteklo, zakaj se ne bi spet pogovorili?</text:p>
          </table:table-cell>
          <table:table-cell table:style-name="ce9" office:value-type="string" calcext:value-type="string">
            <text:p>To je bilo že dolgo nazaj, veliko vode je preteklo, zakaj se ne bi spet pogovorila?</text:p>
          </table:table-cell>
          <table:table-cell table:style-name="ce9" office:value-type="string" calcext:value-type="string">
            <text:p>To je bilo dolgo nazaj, od takrat je minilo veliko vode pod mostom, zakaj spet ne bi spregovorili?</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number-columns-repeated="3"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2" calcext:value-type="float">
            <text:p>2</text:p>
          </table:table-cell>
          <table:table-cell table:style-name="ce9" office:value-type="float" office:value="4" calcext:value-type="float">
            <text:p>4</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It 's all water under the bridge ; you do n't want to hear it – I 'm sorry if you feel I 've been unfair to you .</text:p>
          </table:table-cell>
          <table:table-cell table:style-name="ce9" office:value-type="string" calcext:value-type="string">
            <text:p>Vse to je že davno pozabljeno; ne želiš tega slišati – žal mi je, če meniš, da sem bil do tebe nepravičen.</text:p>
          </table:table-cell>
          <table:table-cell table:style-name="ce9" office:value-type="string" calcext:value-type="string">
            <text:p>Vse to je voda pod mostom; tega nočete slišati – oprostite, če menite, da sem bil do vas nepošten.</text:p>
          </table:table-cell>
          <table:table-cell table:style-name="ce9" office:value-type="string" calcext:value-type="string">
            <text:p>To je vse preteklost; ne želiš slišati – žal mi je, če meniš, da sem bil nepravičen do tebe.</text:p>
          </table:table-cell>
          <table:table-cell table:style-name="ce9" office:value-type="string" calcext:value-type="string">
            <text:p>Vse skupaj je stvar preteklosti; tega ne želiš slišati – oprosti, če imaš občutek, da sem bil do tebe nepošten.</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But it 's all water under the bridge for this season and Linfield must now concentrate on bridging the gap between themselves and their Danish visitors .</text:p>
          </table:table-cell>
          <table:table-cell table:style-name="ce9" office:value-type="string" calcext:value-type="string">
            <text:p>Ampak to je za to sezono že preteklost in Linfield se mora zdaj osredotočiti na premostitev razlike med seboj in danskimi gosti.</text:p>
          </table:table-cell>
          <table:table-cell table:style-name="ce9" office:value-type="string" calcext:value-type="string">
            <text:p>Ampak za to sezono je vse pod mostom in Linfield se mora zdaj osredotočiti na premostitev vrzeli med seboj in svojimi danskimi gosti.</text:p>
          </table:table-cell>
          <table:table-cell table:style-name="ce9" office:value-type="string" calcext:value-type="string">
            <text:p>Toda to je vse preteklost za to sezono in Linfield se mora zdaj osredotočiti na premostitev vrzeli med seboj in svojimi danskimi obiskovalci.</text:p>
          </table:table-cell>
          <table:table-cell table:style-name="ce9" office:value-type="string" calcext:value-type="string">
            <text:p>A vse to je zdaj že preteklost za to sezono, Linfield pa se mora zdaj osredotočiti na zmanjševanje zaostanka za svojimi danskimi gosti.</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text:s/>It is all – ' he hesitated – ' what I think you call water under the bridge , eh ?</text:p>
          </table:table-cell>
          <table:table-cell table:style-name="ce9" office:value-type="string" calcext:value-type="string">
            <text:p>Vse to je – pomišljal je – tisto, kar mislim, da vi imenujete voda pod mostom, kajne?</text:p>
          </table:table-cell>
          <table:table-cell table:style-name="ce9" office:value-type="string" calcext:value-type="string">
            <text:p>»Vse to je –« je okleval – »tisto, čemur pravite voda pod mostom, kajne?«</text:p>
          </table:table-cell>
          <table:table-cell table:style-name="ce9" office:value-type="string" calcext:value-type="string">
            <text:p>Vse je –' okleva – 'kar mislim, da vi imenujete preteklost, kaj?</text:p>
          </table:table-cell>
          <table:table-cell table:style-name="ce9" office:value-type="string" calcext:value-type="string">
            <text:p>Vse je – je okleval – kar vi temu pravite voda pod mostom, kaj?</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text:s/>His jockey Steve Raymont was just looking after an inexperienced horse , but I suppose it 's water under the bridge now . '</text:p>
          </table:table-cell>
          <table:table-cell table:style-name="ce9" office:value-type="string" calcext:value-type="string">
            <text:p>Njegov jockey Steve Raymont je le skrbel za neizkušenega konja, ampak mislim, da je to zdaj že preteklost.</text:p>
          </table:table-cell>
          <table:table-cell table:style-name="ce9" office:value-type="string" calcext:value-type="string">
            <text:p>Njegov džokej Steve Raymont je le skrbel za neizkušenega konja, ampak predvidevam, da je zdaj to že konec.</text:p>
          </table:table-cell>
          <table:table-cell table:style-name="ce9" office:value-type="string" calcext:value-type="string">
            <text:p>Njegov džokej Steve Raymont je le pazil na neizkušenega konja, a mislim, da je to zdaj preteklost.'</text:p>
          </table:table-cell>
          <table:table-cell table:style-name="ce9" office:value-type="string" calcext:value-type="string">
            <text:p>Njegov jezdec Steve Raymont je samo skrbel za neizkušenega konja, a predvidevam, da je to zdaj že preteklost.</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text:s/>The night before we were arrested , I had been to dinner with Nick Wells , and I asked him if he had heard anything , and he said : ' No , it 's all water under the bridge , I suppose . '</text:p>
          </table:table-cell>
          <table:table-cell table:style-name="ce9" office:value-type="string" calcext:value-type="string">
            <text:p>Noč pred aretacijo sem bil na večerji z Nickom Wellsom in ga vprašal, ali je kaj slišal, on pa je odgovoril: »Ne, mislim, da je vse že pozabljeno.«</text:p>
          </table:table-cell>
          <table:table-cell table:style-name="ce9" office:value-type="string" calcext:value-type="string">
            <text:p>Noč preden so nas aretirali, sem bil na večerji z Nickom Wellsom in sem ga vprašal, če je kaj slišal, pa je rekel: »Ne, vse je to verjetno že zdavnaj.«</text:p>
          </table:table-cell>
          <table:table-cell table:style-name="ce9" office:value-type="string" calcext:value-type="string">
            <text:p>Noč preden so naju aretirali, sem bil na večerji z Nickom Wellsom in vprašal sem ga, ali je kaj slišal, in rekel je: 'Ne, mislim, da je vse preteklost.'</text:p>
          </table:table-cell>
          <table:table-cell table:style-name="ce9" office:value-type="string" calcext:value-type="string">
            <text:p>Večer pred aretacijo sem bil na večerji z Nickom Wellsom in sem ga vprašal, ali je kaj slišal, pa je rekel: »Ne, mislim, da je vse skupaj že preteklost.«</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1" office:value-type="string" calcext:value-type="string">
            <text:p>play safe</text:p>
          </table:table-cell>
          <table:table-cell table:style-name="ce9" office:value-type="string" calcext:value-type="string">
            <text:p>varna izbira, previdna igra, igrati na varno karto/noto/žogo</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They decided to draw off advances and play safe .</text:p>
          </table:table-cell>
          <table:table-cell table:style-name="ce9" office:value-type="string" calcext:value-type="string">
            <text:p>Odločili so se, da bodo umaknili napredke in igrali na varno.</text:p>
          </table:table-cell>
          <table:table-cell table:style-name="ce9" office:value-type="string" calcext:value-type="string">
            <text:p>Odločili so se, da bodo zavrnili ponudbe in igrali na varno.</text:p>
          </table:table-cell>
          <table:table-cell table:style-name="ce9" office:value-type="string" calcext:value-type="string">
            <text:p>Odločili so se, da bodo vzeli predplačila in igrali na varno.</text:p>
          </table:table-cell>
          <table:table-cell table:style-name="ce9" office:value-type="string" calcext:value-type="string">
            <text:p>Odločili so se umakniti predloge in igrati varno.</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no</text:p>
          </table:table-cell>
          <table:table-cell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1" calcext:value-type="float">
            <text:p>1</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Probably you should play safe and use two different parts.</text:p>
          </table:table-cell>
          <table:table-cell table:style-name="ce9" office:value-type="string" calcext:value-type="string">
            <text:p>Verjetno bi bilo najbolje, da se odločite za varno pot in uporabite dva različna dela.</text:p>
          </table:table-cell>
          <table:table-cell table:style-name="ce9" office:value-type="string" calcext:value-type="string">
            <text:p>Verjetno bi moral igrati na varno in uporabiti dva različna dela.</text:p>
          </table:table-cell>
          <table:table-cell table:style-name="ce9" office:value-type="string" calcext:value-type="string">
            <text:p>Verjetno bi morali igrati na varno in uporabiti dva različna dela.</text:p>
          </table:table-cell>
          <table:table-cell table:style-name="ce9" office:value-type="string" calcext:value-type="string">
            <text:p>Verjetno je najvarneje uporabiti dva različna dela.</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number-columns-repeated="2" table:style-name="ce9" office:value-type="string" calcext:value-type="string">
            <text:p>no</text:p>
          </table:table-cell>
          <table:table-cell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number-columns-repeated="2" table:style-name="ce9" office:value-type="float" office:value="1" calcext:value-type="float">
            <text:p>1</text:p>
          </table:table-cell>
          <table:table-cell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However, to play safe , you can always mist the plates lightly.</text:p>
          </table:table-cell>
          <table:table-cell table:style-name="ce9" office:value-type="string" calcext:value-type="string">
            <text:p>Vendar pa je za vsak primer varneje, da plošče rahlo popršite.</text:p>
          </table:table-cell>
          <table:table-cell table:style-name="ce9" office:value-type="string" calcext:value-type="string">
            <text:p>Vendar pa lahko za varnost vedno rahlo popršite plošče.</text:p>
          </table:table-cell>
          <table:table-cell table:style-name="ce9" office:value-type="string" calcext:value-type="string">
            <text:p>Vendar pa lahko za vsak slučaj plošče vedno rahlo poškropite.</text:p>
          </table:table-cell>
          <table:table-cell table:style-name="ce9" office:value-type="string" calcext:value-type="string">
            <text:p>Vendar pa, da bi bil na varnem, lahko krožnike vedno rahlo poškropite.</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You could even leave them out, but I like to play safe .</text:p>
          </table:table-cell>
          <table:table-cell table:style-name="ce9" office:value-type="string" calcext:value-type="string">
            <text:p>Lahko jih tudi izpustite, ampak jaz raje igram na varno.</text:p>
          </table:table-cell>
          <table:table-cell table:style-name="ce9" office:value-type="string" calcext:value-type="string">
            <text:p>Lahko bi jih celo izpustili, ampak jaz se raje igram na varno.</text:p>
          </table:table-cell>
          <table:table-cell table:style-name="ce9" office:value-type="string" calcext:value-type="string">
            <text:p>Lahko bi jih celo izpustil, a jaz igram na varno.</text:p>
          </table:table-cell>
          <table:table-cell table:style-name="ce9" office:value-type="string" calcext:value-type="string">
            <text:p>Lahko bi jih celo izpustil, vendar raje igram na varn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4" office:value-type="string" calcext:value-type="string">
            <text:p>You can pocket balls before playing safe , but everything should be done strategically.</text:p>
          </table:table-cell>
          <table:table-cell table:style-name="ce9" office:value-type="string" calcext:value-type="string">
            <text:p>Lahko si žoge pripraviš, preden igraš na varno, vendar mora biti vse narejeno strateško.</text:p>
          </table:table-cell>
          <table:table-cell table:style-name="ce9" office:value-type="string" calcext:value-type="string">
            <text:p>Preden začnete igrati na varno, lahko najprej pospravite žogice v žep, vendar je treba vse narediti strateško.</text:p>
          </table:table-cell>
          <table:table-cell table:style-name="ce9" office:value-type="string" calcext:value-type="string">
            <text:p>Krogle lahko spraviš v žep, preden igraš na varno, a vse je treba storiti strateško.</text:p>
          </table:table-cell>
          <table:table-cell table:style-name="ce9" office:value-type="string" calcext:value-type="string">
            <text:p>Krogle lahko pobiraš, preden igraš varno, vendar je treba vse opraviti stratešk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And unsettled people play safe .</text:p>
          </table:table-cell>
          <table:table-cell table:style-name="ce9" office:value-type="string" calcext:value-type="string">
            <text:p>In nestabilni ljudje igrajo na varno.</text:p>
          </table:table-cell>
          <table:table-cell table:style-name="ce9" office:value-type="string" calcext:value-type="string">
            <text:p>In nemirni ljudje igrajo na varno.</text:p>
          </table:table-cell>
          <table:table-cell table:style-name="ce9" office:value-type="string" calcext:value-type="string">
            <text:p>In neurejeni ljudje igrajo na varno.</text:p>
          </table:table-cell>
          <table:table-cell table:style-name="ce9" office:value-type="string" calcext:value-type="string">
            <text:p>In nezadovoljni ljudje igrajo varn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Playing safe often prevents growth, change, and accomplishing your true mission.</text:p>
          </table:table-cell>
          <table:table-cell table:style-name="ce9" office:value-type="string" calcext:value-type="string">
            <text:p>Previdnost pogosto preprečuje rast, spremembe in uresničevanje vaše prave misije.</text:p>
          </table:table-cell>
          <table:table-cell table:style-name="ce9" office:value-type="string" calcext:value-type="string">
            <text:p>Previdnost pogosto preprečuje rast, spremembe in doseganje pravega poslanstva.</text:p>
          </table:table-cell>
          <table:table-cell table:style-name="ce9" office:value-type="string" calcext:value-type="string">
            <text:p>Igranje na varno pogosto preprečuje rast, spremembe in doseganje vašega pravega poslanstva.</text:p>
          </table:table-cell>
          <table:table-cell table:style-name="ce9" office:value-type="string" calcext:value-type="string">
            <text:p>Igranje na varno pogosto zavira rast, spremembe in uresničitev prave naloge.</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yes</text:p>
          </table:table-cell>
          <table:table-cell table:number-columns-repeated="2"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2" calcext:value-type="float">
            <text:p>2</text:p>
          </table:table-cell>
          <table:table-cell table:number-columns-repeated="2"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Then I made the mistake of playing safe , and replied I don't know either.</text:p>
          </table:table-cell>
          <table:table-cell table:number-columns-repeated="2" table:style-name="ce9" office:value-type="string" calcext:value-type="string">
            <text:p>Potem sem naredil napako, da sem igral na varno, in odgovoril, da tudi jaz ne vem.</text:p>
          </table:table-cell>
          <table:table-cell table:style-name="ce9" office:value-type="string" calcext:value-type="string">
            <text:p>Nato sem naredil napako, da sem igral na varno, in odgovoril, da tudi jaz ne vem.</text:p>
          </table:table-cell>
          <table:table-cell table:style-name="ce9" office:value-type="string" calcext:value-type="string">
            <text:p>Nato sem naredil napako in igral na varno ter odvrnil, da tudi sam ne vem.</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I thought I was playing safe just collecting Detroit stuff, but there are still millions to go.</text:p>
          </table:table-cell>
          <table:table-cell table:style-name="ce9" office:value-type="string" calcext:value-type="string">
            <text:p>Mislil sem, da sem igral na varno, ko sem zbiral stvari iz Detroita, vendar jih je še vedno milijone.</text:p>
          </table:table-cell>
          <table:table-cell table:style-name="ce9" office:value-type="string" calcext:value-type="string">
            <text:p>Mislil sem, da igram na varno, saj samo zbiram stvari iz Detroita, ampak še vedno jih je na milijone.</text:p>
          </table:table-cell>
          <table:table-cell table:style-name="ce9" office:value-type="string" calcext:value-type="string">
            <text:p>Mislil sem, da igram na varno, če zbiram samo stvari iz Detroita, a jih je še vedno na milijone.</text:p>
          </table:table-cell>
          <table:table-cell table:style-name="ce9" office:value-type="string" calcext:value-type="string">
            <text:p>Mislil sem, da igram varno, ko sem zbiral stvari iz Detroita, a še vedno je pred mano milijone.</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But at the same time they play safe by advocating against "sleeping around" in their personal lives.</text:p>
          </table:table-cell>
          <table:table-cell table:style-name="ce9" office:value-type="string" calcext:value-type="string">
            <text:p>Hkrati pa igrajo na varno, saj v svojem zasebnem življenju nasprotujejo „spalnim avanturam“.</text:p>
          </table:table-cell>
          <table:table-cell table:style-name="ce9" office:value-type="string" calcext:value-type="string">
            <text:p>Hkrati pa se varno zavzemajo proti "spančenju" v svojem zasebnem življenju.</text:p>
          </table:table-cell>
          <table:table-cell table:style-name="ce9" office:value-type="string" calcext:value-type="string">
            <text:p>Hkrati pa igrajo na varno s tem, da v svojih osebnih življenjih nasprotujejo "spanju naokrog" (promiskuiteti).</text:p>
          </table:table-cell>
          <table:table-cell table:style-name="ce11" office:value-type="string" calcext:value-type="string">
            <text:p>Hkrati pa igrajo na sigurno tako, da v osebnem življenju zagovarjajo nasprotovanje »spuščanju naokrog«.</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no</text:p>
          </table:table-cell>
          <table:table-cell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1" calcext:value-type="float">
            <text:p>1</text:p>
          </table:table-cell>
          <table:table-cell table:style-name="ce9" office:value-type="float" office:value="2" calcext:value-type="float">
            <text:p>2</text:p>
          </table:table-cell>
          <table:table-cell table:number-columns-repeated="2" table:style-name="ce9" office:value-type="float" office:value="1" calcext:value-type="float">
            <text:p>1</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1" office:value-type="string" calcext:value-type="string">
            <text:p>get out of hand</text:p>
          </table:table-cell>
          <table:table-cell table:style-name="ce9" office:value-type="string" calcext:value-type="string">
            <text:p>uhajati izpod nadzora, uhajati iz rok, izgubiti kontrolo nad, uiti iz vajeti</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Jenna answered before things got out of hand .</text:p>
          </table:table-cell>
          <table:table-cell table:number-columns-repeated="3" table:style-name="ce9" office:value-type="string" calcext:value-type="string">
            <text:p>Jenna je odgovorila, preden so stvari ušle izpod nadzora.</text:p>
          </table:table-cell>
          <table:table-cell table:style-name="ce9" office:value-type="string" calcext:value-type="string">
            <text:p>Jenna je odgovorila, preden je stvar ušla izpod nadzor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It was true that things were getting out of hand .</text:p>
          </table:table-cell>
          <table:table-cell table:style-name="ce9" office:value-type="string" calcext:value-type="string">
            <text:p>Res je bilo, da so stvari ušle izpod nadzora.</text:p>
          </table:table-cell>
          <table:table-cell table:style-name="ce9" office:value-type="string" calcext:value-type="string">
            <text:p>Res je bilo, da so stvari uhajale izpod nadzora.</text:p>
          </table:table-cell>
          <table:table-cell table:style-name="ce9" office:value-type="string" calcext:value-type="string">
            <text:p>Res je bilo, da so stvari ušle izpod nadzora.</text:p>
          </table:table-cell>
          <table:table-cell table:style-name="ce9" office:value-type="string" calcext:value-type="string">
            <text:p>Res je, da se stvari začenjajo izmakniti izpod nadzora.</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2" calcext:value-type="float">
            <text:p>2</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In fact , this entire conversation was getting out of hand .</text:p>
          </table:table-cell>
          <table:table-cell table:style-name="ce9" office:value-type="string" calcext:value-type="string">
            <text:p>Pravzaprav je celoten pogovor ušel izpod nadzora.</text:p>
          </table:table-cell>
          <table:table-cell table:style-name="ce9" office:value-type="string" calcext:value-type="string">
            <text:p>Pravzaprav je celoten pogovor uhajal izpod nadzora.</text:p>
          </table:table-cell>
          <table:table-cell table:style-name="ce9" office:value-type="string" calcext:value-type="string">
            <text:p>Dejansko je ves ta pogovor uhajal izpod nadzora.</text:p>
          </table:table-cell>
          <table:table-cell table:style-name="ce9" office:value-type="string" calcext:value-type="string">
            <text:p>Pravzaprav je bil celoten ta pogovor že izven nadzora.</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2" calcext:value-type="float">
            <text:p>2</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Additionally , the process could get out of hand .</text:p>
          </table:table-cell>
          <table:table-cell table:style-name="ce9" office:value-type="string" calcext:value-type="string">
            <text:p>Poleg tega bi lahko proces ušel izpod nadzora.</text:p>
          </table:table-cell>
          <table:table-cell table:style-name="ce9" office:value-type="string" calcext:value-type="string">
            <text:p>Poleg tega bi lahko postopek ušel izpod nadzora.</text:p>
          </table:table-cell>
          <table:table-cell table:style-name="ce9" office:value-type="string" calcext:value-type="string">
            <text:p>Poleg tega lahko proces uide izpod nadzora.</text:p>
          </table:table-cell>
          <table:table-cell table:style-name="ce9" office:value-type="string" calcext:value-type="string">
            <text:p>Postopek bi lahko ušel izpod nadzor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Love Your natural tendency to be possessive is getting out of hand .</text:p>
          </table:table-cell>
          <table:table-cell table:style-name="ce9" office:value-type="string" calcext:value-type="string">
            <text:p>Ljubezen Tvoja naravna nagnjenost k posesivnosti je izven nadzora.</text:p>
          </table:table-cell>
          <table:table-cell table:style-name="ce9" office:value-type="string" calcext:value-type="string">
            <text:p>Ljubezen Vaša naravna nagnjenost k posesivnosti uhaja izpod nadzora.</text:p>
          </table:table-cell>
          <table:table-cell table:style-name="ce9" office:value-type="string" calcext:value-type="string">
            <text:p>Ljubezen: Vaša naravna nagnjenost k posesivnosti uhaja izpod nadzora.</text:p>
          </table:table-cell>
          <table:table-cell table:style-name="ce9" office:value-type="string" calcext:value-type="string">
            <text:p>Tvoja prirojena težnja k posesivnosti uhaja izpod nadzor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This complex system of social security is beginning to get out of hand .</text:p>
          </table:table-cell>
          <table:table-cell table:style-name="ce9" office:value-type="string" calcext:value-type="string">
            <text:p>Ta zapleten sistem socialne varnosti se začenja iztekati izpod nadzora .</text:p>
          </table:table-cell>
          <table:table-cell table:style-name="ce9" office:value-type="string" calcext:value-type="string">
            <text:p>Ta zapleten sistem socialne varnosti začenja uhajati izpod nadzora.</text:p>
          </table:table-cell>
          <table:table-cell table:style-name="ce9" office:value-type="string" calcext:value-type="string">
            <text:p>Ta kompleksen sistem socialne varnosti začenja uhajati izpod nadzora.</text:p>
          </table:table-cell>
          <table:table-cell table:style-name="ce9" office:value-type="string" calcext:value-type="string">
            <text:p>Ta zapleteni sistem socialne varnosti se začenja izmikati nadzoru.</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2" calcext:value-type="float">
            <text:p>2</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An entire village football team was arrested when victory celebrations got out of hand .</text:p>
          </table:table-cell>
          <table:table-cell table:style-name="ce9" office:value-type="string" calcext:value-type="string">
            <text:p>Celotna vaška nogometna ekipa je bila aretirana, ko so proslave ob zmagi ušle izpod nadzora.</text:p>
          </table:table-cell>
          <table:table-cell table:style-name="ce9" office:value-type="string" calcext:value-type="string">
            <text:p>Celotno vaško nogometno ekipo so aretirali, ko je slavje zmage ušlo izpod nadzora.</text:p>
          </table:table-cell>
          <table:table-cell table:style-name="ce9" office:value-type="string" calcext:value-type="string">
            <text:p>Celotna vaška nogometna ekipa je bila aretirana, ko so proslave zmage ušle izpod nadzora.</text:p>
          </table:table-cell>
          <table:table-cell table:style-name="ce9" office:value-type="string" calcext:value-type="string">
            <text:p>Celotno vaško nogometno moštvo so aretirali, ko je proslavljanje zmage ušlo izpod nadzor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There is enough to share around if no species gets out of hand .</text:p>
          </table:table-cell>
          <table:table-cell table:style-name="ce9" office:value-type="string" calcext:value-type="string">
            <text:p>Če nobena vrsta ne uide izpod nadzora, je dovolj za vse.</text:p>
          </table:table-cell>
          <table:table-cell table:style-name="ce9" office:value-type="string" calcext:value-type="string">
            <text:p>Dovolj je za delitev, če nobena vrsta ne uide izpod nadzora.</text:p>
          </table:table-cell>
          <table:table-cell table:number-columns-repeated="2" table:style-name="ce9" office:value-type="string" calcext:value-type="string">
            <text:p>Dovolj je za vse, če nobena vrsta ne uide izpod nadzor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But it had got out of hand before , and Clive had coped with it .</text:p>
          </table:table-cell>
          <table:table-cell table:style-name="ce9" office:value-type="string" calcext:value-type="string">
            <text:p>Ampak prej je stvar ušla izpod nadzora in Clive se je z njo spopadel.</text:p>
          </table:table-cell>
          <table:table-cell table:style-name="ce9" office:value-type="string" calcext:value-type="string">
            <text:p>Ampak to je že prej ušlo izpod nadzora in Clive se je s tem spopadel.</text:p>
          </table:table-cell>
          <table:table-cell table:style-name="ce9" office:value-type="string" calcext:value-type="string">
            <text:p>Toda že prej je ušlo izpod nadzora in Clive je to obvladal.</text:p>
          </table:table-cell>
          <table:table-cell table:style-name="ce9" office:value-type="string" calcext:value-type="string">
            <text:p>A prej je ušlo izpod nadzora, in Clive se je z njim spopadel.</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Drinking on your own or to drown your sorrows can get out of hand .</text:p>
          </table:table-cell>
          <table:table-cell table:style-name="ce9" office:value-type="string" calcext:value-type="string">
            <text:p>Pitje sam ali da bi potopil svoje žalosti, lahko uide izpod nadzora.</text:p>
          </table:table-cell>
          <table:table-cell table:style-name="ce9" office:value-type="string" calcext:value-type="string">
            <text:p>Pitje v lastni režiji ali utapljanje žalosti lahko uide izpod nadzora.</text:p>
          </table:table-cell>
          <table:table-cell table:style-name="ce9" office:value-type="string" calcext:value-type="string">
            <text:p>Pitje sam ali za utapljanje žalosti lahko uide izpod nadzora.</text:p>
          </table:table-cell>
          <table:table-cell table:style-name="ce9" office:value-type="string" calcext:value-type="string">
            <text:p>Pitje sam ali za utopitev skrbi lahko izmakne nadzor.</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2" calcext:value-type="float">
            <text:p>2</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1" office:value-type="string" calcext:value-type="string">
            <text:p>fall on deaf ears</text:p>
          </table:table-cell>
          <table:table-cell table:style-name="ce9" office:value-type="string" calcext:value-type="string">
            <text:p>naleteti na gluha ušesa</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Their concerns are falling on deaf ears .</text:p>
          </table:table-cell>
          <table:table-cell table:style-name="ce9" office:value-type="string" calcext:value-type="string">
            <text:p>Njihove skrbi padajo na gluha ušesa.</text:p>
          </table:table-cell>
          <table:table-cell table:number-columns-repeated="2" table:style-name="ce9" office:value-type="string" calcext:value-type="string">
            <text:p>Njihove skrbi naletijo na gluha ušesa.</text:p>
          </table:table-cell>
          <table:table-cell table:style-name="ce9" office:value-type="string" calcext:value-type="string">
            <text:p>Njihove skrbi padajo na gluha ušesa.</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no</text:p>
          </table:table-cell>
          <table:table-cell table:number-columns-repeated="2"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1" calcext:value-type="float">
            <text:p>1</text:p>
          </table:table-cell>
          <table:table-cell table:number-columns-repeated="2" table:style-name="ce9" office:value-type="float" office:value="3" calcext:value-type="float">
            <text:p>3</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This directive seemed to fall on deaf ears .</text:p>
          </table:table-cell>
          <table:table-cell table:style-name="ce9" office:value-type="string" calcext:value-type="string">
            <text:p>Ta direktiva se zdi, da je padla na gluha ušesa.</text:p>
          </table:table-cell>
          <table:table-cell table:style-name="ce9" office:value-type="string" calcext:value-type="string">
            <text:p>Zdi se, da je ta direktiva naletela na gluha ušesa.</text:p>
          </table:table-cell>
          <table:table-cell table:style-name="ce9" office:value-type="string" calcext:value-type="string">
            <text:p>Zdelo se je, da ta direktiva naleti na gluha ušesa.</text:p>
          </table:table-cell>
          <table:table-cell table:style-name="ce9" office:value-type="string" calcext:value-type="string">
            <text:p>Ta direktiva je očitno padla na gluha ušesa.</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no</text:p>
          </table:table-cell>
          <table:table-cell table:number-columns-repeated="2"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1" calcext:value-type="float">
            <text:p>1</text:p>
          </table:table-cell>
          <table:table-cell table:number-columns-repeated="2" table:style-name="ce9" office:value-type="float" office:value="3" calcext:value-type="float">
            <text:p>3</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We are disappointed these endeavours have fallen on deaf ears .</text:p>
          </table:table-cell>
          <table:table-cell table:number-columns-repeated="3" table:style-name="ce9" office:value-type="string" calcext:value-type="string">
            <text:p>Razočarani smo, da so ta prizadevanja naletela na gluha ušesa.</text:p>
          </table:table-cell>
          <table:table-cell table:style-name="ce9" office:value-type="string" calcext:value-type="string">
            <text:p>Razočarani smo, da so ta prizadevanja padla na gluha ušesa.</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3" calcext:value-type="float">
            <text:p>3</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I felt my words would fall on deaf ears .</text:p>
          </table:table-cell>
          <table:table-cell table:number-columns-repeated="3" table:style-name="ce9" office:value-type="string" calcext:value-type="string">
            <text:p>Čutil sem, da bodo moje besede naletele na gluha ušesa.</text:p>
          </table:table-cell>
          <table:table-cell table:style-name="ce9" office:value-type="string" calcext:value-type="string">
            <text:p>Čutil sem, da bodo moje besede preslišane.</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3" calcext:value-type="float">
            <text:p>3</text:p>
          </table:table-cell>
          <table:table-cell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Notwithstanding the rally, their complaints fell on deaf ears !</text:p>
          </table:table-cell>
          <table:table-cell table:style-name="ce9" office:value-type="string" calcext:value-type="string">
            <text:p>Kljub zborovanju so njihove pritožbe naletele na gluha ušesa!</text:p>
          </table:table-cell>
          <table:table-cell table:style-name="ce9" office:value-type="string" calcext:value-type="string">
            <text:p>Kljub shodu so njihove pritožbe naletele na gluha ušesa!</text:p>
          </table:table-cell>
          <table:table-cell table:style-name="ce9" office:value-type="string" calcext:value-type="string">
            <text:p>Kljub shodu so bile njihove pritožbe preslišane!</text:p>
          </table:table-cell>
          <table:table-cell table:style-name="ce9" office:value-type="string" calcext:value-type="string">
            <text:p>Kljub zboru so njihove pritožbe naletele na gluha ušes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3" calcext:value-type="float">
            <text:p>3</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Time again drivers' demands have fallen on deaf ears .</text:p>
          </table:table-cell>
          <table:table-cell table:style-name="ce9" office:value-type="string" calcext:value-type="string">
            <text:p>Znova so zahteve voznikov naletele na gluha ušesa.</text:p>
          </table:table-cell>
          <table:table-cell table:style-name="ce9" office:value-type="string" calcext:value-type="string">
            <text:p>Zahteve voznikov so spet naletele na gluha ušesa.</text:p>
          </table:table-cell>
          <table:table-cell table:style-name="ce9" office:value-type="string" calcext:value-type="string">
            <text:p>Znova in znova so zahteve voznikov naletele na gluha ušesa.</text:p>
          </table:table-cell>
          <table:table-cell table:style-name="ce9" office:value-type="string" calcext:value-type="string">
            <text:p>Vozniške zahteve so znova in znova naletele na gluha ušes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She confronted him numerous times but her pleas fell on deaf ears .</text:p>
          </table:table-cell>
          <table:table-cell table:style-name="ce9" office:value-type="string" calcext:value-type="string">
            <text:p>Večkrat ga je soočila, vendar je njene prošnje padle na gluha ušesa.</text:p>
          </table:table-cell>
          <table:table-cell table:style-name="ce9" office:value-type="string" calcext:value-type="string">
            <text:p>Večkrat se mu je soočila, a njene prošnje so naletele na gluha ušesa.</text:p>
          </table:table-cell>
          <table:table-cell table:style-name="ce9" office:value-type="string" calcext:value-type="string">
            <text:p>Soočila se je z njim neštetokrat, a njene prošnje so naletele na gluha ušesa.</text:p>
          </table:table-cell>
          <table:table-cell table:style-name="ce11" office:value-type="string" calcext:value-type="string">
            <text:p>Sooča se z njim večkrat, a so njeni prošnji ostale brez odziv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3" calcext:value-type="float">
            <text:p>3</text:p>
          </table:table-cell>
          <table:table-cell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Appeals for support from politicians and business leaders fell on deaf ears .</text:p>
          </table:table-cell>
          <table:table-cell table:style-name="ce9" office:value-type="string" calcext:value-type="string">
            <text:p>Pozivi politikov in poslovnih voditeljev za podporo so naleteli na gluha ušesa .</text:p>
          </table:table-cell>
          <table:table-cell table:style-name="ce9" office:value-type="string" calcext:value-type="string">
            <text:p>Prošnje politikov in poslovnih voditeljev za podporo so naletele na gluha ušesa.</text:p>
          </table:table-cell>
          <table:table-cell table:style-name="ce9" office:value-type="string" calcext:value-type="string">
            <text:p>Pozivi politikov in poslovnih voditeljev za podporo so naleteli na gluha ušesa.</text:p>
          </table:table-cell>
          <table:table-cell table:style-name="ce9" office:value-type="string" calcext:value-type="string">
            <text:p>Pozivi politikov in poslovnežev po podpori so naleteli na gluha ušes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Nevertheless, these arguments largely fell on deaf ears during the early-to-mid 1880s.</text:p>
          </table:table-cell>
          <table:table-cell table:style-name="ce9" office:value-type="string" calcext:value-type="string">
            <text:p>Kljub temu so ti argumenti v zgodnjih in srednjih 80. letih 19. stoletja večinoma naleteli na gluha ušesa.</text:p>
          </table:table-cell>
          <table:table-cell table:style-name="ce9" office:value-type="string" calcext:value-type="string">
            <text:p>Kljub temu so ti argumenti v začetku in sredini osemdesetih let 19. stoletja večinoma naleteli na gluha ušesa.</text:p>
          </table:table-cell>
          <table:table-cell table:style-name="ce9" office:value-type="string" calcext:value-type="string">
            <text:p>Kljub temu so ti argumenti v začetku do sredi osemdesetih let 19. stoletja naleteli večinoma na gluha ušesa.</text:p>
          </table:table-cell>
          <table:table-cell table:style-name="ce9" office:value-type="string" calcext:value-type="string">
            <text:p>Kljub temu so ti argumenti v zgodnjih do sredine 1880-ih večinoma padli na gluha ušesa.</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3" calcext:value-type="float">
            <text:p>3</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Unfortunately, much of this education appears to be falling on deaf ears .</text:p>
          </table:table-cell>
          <table:table-cell table:style-name="ce9" office:value-type="string" calcext:value-type="string">
            <text:p>Na žalost se zdi, da večina tega poučevanja pade na gluha ušesa.</text:p>
          </table:table-cell>
          <table:table-cell table:style-name="ce9" office:value-type="string" calcext:value-type="string">
            <text:p>Žal se zdi, da večina te izobrazbe naleti na gluha ušesa.</text:p>
          </table:table-cell>
          <table:table-cell table:style-name="ce9" office:value-type="string" calcext:value-type="string">
            <text:p>Na žalost se zdi, da večina te izobrazbe naleti na gluha ušesa.</text:p>
          </table:table-cell>
          <table:table-cell table:style-name="ce9" office:value-type="string" calcext:value-type="string">
            <text:p>Na žalost se zdi, da večina tega izobraževanja pada na gluha ušesa.</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no</text:p>
          </table:table-cell>
          <table:table-cell table:number-columns-repeated="2"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1" calcext:value-type="float">
            <text:p>1</text:p>
          </table:table-cell>
          <table:table-cell table:number-columns-repeated="2" table:style-name="ce9" office:value-type="float" office:value="3" calcext:value-type="float">
            <text:p>3</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1" office:value-type="string" calcext:value-type="string">
            <text:p>red tape</text:p>
          </table:table-cell>
          <table:table-cell table:style-name="ce9" office:value-type="string" calcext:value-type="string">
            <text:p>birokracija, papirologija, birokratski postopek</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There are regulations , laws and red tape .</text:p>
          </table:table-cell>
          <table:table-cell table:number-columns-repeated="3" table:style-name="ce9" office:value-type="string" calcext:value-type="string">
            <text:p>Obstajajo predpisi, zakoni in birokracija.</text:p>
          </table:table-cell>
          <table:table-cell table:style-name="ce9" office:value-type="string" calcext:value-type="string">
            <text:p>Obstajajo predpisi, zakoni in rdeča trakova.</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Third is an entrepreneurial advantage reducing unnecessary regulation and red tape .</text:p>
          </table:table-cell>
          <table:table-cell table:number-columns-repeated="2" table:style-name="ce9" office:value-type="string" calcext:value-type="string">
            <text:p>Tretja je podjetniška prednost, ki zmanjšuje nepotrebne predpise in birokracijo.</text:p>
          </table:table-cell>
          <table:table-cell table:style-name="ce9" office:value-type="string" calcext:value-type="string">
            <text:p>Tretja je podjetniška prednost, ki zmanjšuje nepotrebno regulacijo in birokracijo.</text:p>
          </table:table-cell>
          <table:table-cell table:style-name="ce9" office:value-type="string" calcext:value-type="string">
            <text:p>Tretje je podjetniška prednost, saj zmanjšuje nepotrebno regulacijo in birokracij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No membership is required and there is no red tape .</text:p>
          </table:table-cell>
          <table:table-cell table:style-name="ce9" office:value-type="string" calcext:value-type="string">
            <text:p>Ni potrebno članstvo in ni birokracije.</text:p>
          </table:table-cell>
          <table:table-cell table:number-columns-repeated="2" table:style-name="ce9" office:value-type="string" calcext:value-type="string">
            <text:p>Članstvo ni potrebno in ni birokracije.</text:p>
          </table:table-cell>
          <table:table-cell table:style-name="ce9" office:value-type="string" calcext:value-type="string">
            <text:p>Članstvo ni potrebno in ni birokratskih ovir.</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That can cause you an unbelievable amount of red tape .</text:p>
          </table:table-cell>
          <table:table-cell table:style-name="ce9" office:value-type="string" calcext:value-type="string">
            <text:p>To vam lahko povzroči neverjetno veliko birokracije.</text:p>
          </table:table-cell>
          <table:table-cell table:number-columns-repeated="2" table:style-name="ce9" office:value-type="string" calcext:value-type="string">
            <text:p>To vam lahko povzroči neverjetno količino birokracije.</text:p>
          </table:table-cell>
          <table:table-cell table:style-name="ce9" office:value-type="string" calcext:value-type="string">
            <text:p>To ti lahko povzroči neverjetno količino birokracije.</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But red tape is not the only or even the main problem .</text:p>
          </table:table-cell>
          <table:table-cell table:style-name="ce9" office:value-type="string" calcext:value-type="string">
            <text:p>A birokracija ni edini ali celo glavni problem.</text:p>
          </table:table-cell>
          <table:table-cell table:style-name="ce9" office:value-type="string" calcext:value-type="string">
            <text:p>Vendar birokracija ni edini ali celo glavni problem.</text:p>
          </table:table-cell>
          <table:table-cell table:style-name="ce9" office:value-type="string" calcext:value-type="string">
            <text:p>Toda birokracija ni edina in niti glavna težava.</text:p>
          </table:table-cell>
          <table:table-cell table:style-name="ce9" office:value-type="string" calcext:value-type="string">
            <text:p>A birokratski postopki niso edina ali celo glavna težav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People entering such fields are stifled and stagnated by bureaucratic red tape .</text:p>
          </table:table-cell>
          <table:table-cell table:style-name="ce9" office:value-type="string" calcext:value-type="string">
            <text:p>Ljudje, ki vstopajo na taka področja, so dušeni in zastali zaradi birokratskih ovir.</text:p>
          </table:table-cell>
          <table:table-cell table:style-name="ce9" office:value-type="string" calcext:value-type="string">
            <text:p>Ljudje, ki vstopajo na takšna področja, so zaradi birokratskih ovir zadušeni in stagnirajo.</text:p>
          </table:table-cell>
          <table:table-cell table:style-name="ce9" office:value-type="string" calcext:value-type="string">
            <text:p>Ljudje, ki vstopajo na takšna področja, so zadušeni in stagnirajo zaradi birokratske birokracije.</text:p>
          </table:table-cell>
          <table:table-cell table:style-name="ce9" office:value-type="string" calcext:value-type="string">
            <text:p>Ljudje, ki vstopijo na taka področja, se zadušijo in obstanejo zaradi birokratske rdeče trakove.</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2" calcext:value-type="float">
            <text:p>2</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He was engaged in tying up a large bundle of documents with red tape .</text:p>
          </table:table-cell>
          <table:table-cell table:style-name="ce9" office:value-type="string" calcext:value-type="string">
            <text:p>Bil je zaposlen z vezanjem velikega svežnja dokumentov z rdečo trakom.</text:p>
          </table:table-cell>
          <table:table-cell table:style-name="ce9" office:value-type="string" calcext:value-type="string">
            <text:p>Zaposlen je bil z vezanjem velikega kupa dokumentov z birokracijskim trakom.</text:p>
          </table:table-cell>
          <table:table-cell table:style-name="ce9" office:value-type="string" calcext:value-type="string">
            <text:p>Zaposlen je bil z zavezovanjem velikega svežnja dokumentov z rdečim trakom.</text:p>
          </table:table-cell>
          <table:table-cell table:style-name="ce9" office:value-type="string" calcext:value-type="string">
            <text:p>Ukvarjal se je z vezanjem velikega snopa dokumentov z rdečo vrvic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1" calcext:value-type="float">
            <text:p>1</text:p>
          </table:table-cell>
          <table:table-cell table:style-name="ce9" office:value-type="float" office:value="4" calcext:value-type="float">
            <text:p>4</text:p>
          </table:table-cell>
          <table:table-cell table:number-columns-repeated="2"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Until now , red tape required an inquest if a doctor thought smoking had contributed to death .</text:p>
          </table:table-cell>
          <table:table-cell table:style-name="ce9" office:value-type="string" calcext:value-type="string">
            <text:p>Do zdaj je bila potrebna preiskava, če je zdravnik menil, da je kajenje prispevalo k smrti.</text:p>
          </table:table-cell>
          <table:table-cell table:number-columns-repeated="2" table:style-name="ce9" office:value-type="string" calcext:value-type="string">
            <text:p>Do zdaj je birokracija zahtevala preiskavo, če je zdravnik menil, da je kajenje prispevalo k smrti.</text:p>
          </table:table-cell>
          <table:table-cell table:style-name="ce9" office:value-type="string" calcext:value-type="string">
            <text:p>Do zdaj je birokracija zahtevala preiskavo smrti, če je zdravnik menil, da je k smrti prispevalo kajenje.</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4 (omission)</text:p>
          </table:table-cell>
          <table:table-cell table:number-columns-repeated="3"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In France you are required to fill in red tape just to leave your home.</text:p>
          </table:table-cell>
          <table:table-cell table:style-name="ce9" office:value-type="string" calcext:value-type="string">
            <text:p>V Franciji morate izpolniti uradne formalnosti, če želite zapustiti svoj dom.</text:p>
          </table:table-cell>
          <table:table-cell table:style-name="ce9" office:value-type="string" calcext:value-type="string">
            <text:p>V Franciji morate izpolniti birokratsko oviro, če želite zapustiti svoj dom.</text:p>
          </table:table-cell>
          <table:table-cell table:style-name="ce9" office:value-type="string" calcext:value-type="string">
            <text:p>V Franciji morate izpolnjevati birokracijo samo zato, da zapustite dom.</text:p>
          </table:table-cell>
          <table:table-cell table:style-name="ce9" office:value-type="string" calcext:value-type="string">
            <text:p>V Franciji moraš izpolniti kup birokratskih obrazcev že za to, da zapustiš dom.</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All this ridiculous red tape !</text:p>
          </table:table-cell>
          <table:table-cell table:number-columns-repeated="4" table:style-name="ce9" office:value-type="string" calcext:value-type="string">
            <text:p>Vsa ta smešna birokracij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1" office:value-type="string" calcext:value-type="string">
            <text:p>walk on air</text:p>
          </table:table-cell>
          <table:table-cell table:style-name="ce9" office:value-type="string" calcext:value-type="string">
            <text:p>blaženost, sedma nebesa, lebdeti od sreče</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She felt as though she was walking on air .</text:p>
          </table:table-cell>
          <table:table-cell table:number-columns-repeated="2" table:style-name="ce9" office:value-type="string" calcext:value-type="string">
            <text:p>Počutila se je, kot da hodi po zraku.</text:p>
          </table:table-cell>
          <table:table-cell table:style-name="ce9" office:value-type="string" calcext:value-type="string">
            <text:p>Počutila se je, kot da hodi po oblakih.</text:p>
          </table:table-cell>
          <table:table-cell table:style-name="ce9" office:value-type="string" calcext:value-type="string">
            <text:p>Imela je občutek, kot da hodi po zraku.</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3" calcext:value-type="float">
            <text:p>3</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I walked on air for a couple of days .</text:p>
          </table:table-cell>
          <table:table-cell table:style-name="ce9" office:value-type="string" calcext:value-type="string">
            <text:p>Nekaj dni sem hodil po zraku.</text:p>
          </table:table-cell>
          <table:table-cell table:style-name="ce9" office:value-type="string" calcext:value-type="string">
            <text:p>Nekaj ​​dni sem hodil po zraku.</text:p>
          </table:table-cell>
          <table:table-cell table:style-name="ce9" office:value-type="string" calcext:value-type="string">
            <text:p>Nekaj dni sem hodil po oblakih.</text:p>
          </table:table-cell>
          <table:table-cell table:style-name="ce9" office:value-type="string" calcext:value-type="string">
            <text:p>Hodil sem po zraku nekaj dni.</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3" calcext:value-type="float">
            <text:p>3</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From check-in to touch down , walk on air .</text:p>
          </table:table-cell>
          <table:table-cell table:style-name="ce9" office:value-type="string" calcext:value-type="string">
            <text:p>Od prijave do pristanka, hodim po zraku.</text:p>
          </table:table-cell>
          <table:table-cell table:style-name="ce9" office:value-type="string" calcext:value-type="string">
            <text:p>Od prijave do pristanka, sprehod po zraku.</text:p>
          </table:table-cell>
          <table:table-cell table:style-name="ce9" office:value-type="string" calcext:value-type="string">
            <text:p>Od prijave do pristanka, hodite po oblakih.</text:p>
          </table:table-cell>
          <table:table-cell table:style-name="ce9" office:value-type="string" calcext:value-type="string">
            <text:p>Od prijave do pristanka hodiš po zraku.</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3" calcext:value-type="float">
            <text:p>3</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You feel , at the end of the treatment you feel as if you 're walking on air !</text:p>
          </table:table-cell>
          <table:table-cell table:style-name="ce9" office:value-type="string" calcext:value-type="string">
            <text:p>Ob koncu zdravljenja se počutiš, kot da hodiš po zraku!</text:p>
          </table:table-cell>
          <table:table-cell table:style-name="ce9" office:value-type="string" calcext:value-type="string">
            <text:p>Na koncu tretmaja se počutite, kot da hodite po zraku!</text:p>
          </table:table-cell>
          <table:table-cell table:style-name="ce9" office:value-type="string" calcext:value-type="string">
            <text:p>Po koncu zdravljenja se počutite, kot da hodite po oblakih!</text:p>
          </table:table-cell>
          <table:table-cell table:style-name="ce9" office:value-type="string" calcext:value-type="string">
            <text:p>Ob koncu zdravljenja se počutiš, kot da hodiš po zraku.</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3" calcext:value-type="float">
            <text:p>3</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He understood now all those clichés about hearts singing , feeling ten feet high , walking on air , cloud nine .</text:p>
          </table:table-cell>
          <table:table-cell table:style-name="ce9" office:value-type="string" calcext:value-type="string">
            <text:p>Sedaj je razumel vse te fraze o petju srca, občutku, da je visok tri metre, hoji po zraku, sedmih nebesih.</text:p>
          </table:table-cell>
          <table:table-cell table:style-name="ce9" office:value-type="string" calcext:value-type="string">
            <text:p>Zdaj je razumel vse tiste klišeje o pojočih srcih, občutku, da so tri metre visoko, hoji po zraku, sedmem nebu.</text:p>
          </table:table-cell>
          <table:table-cell table:style-name="ce9" office:value-type="string" calcext:value-type="string">
            <text:p>Zdaj je razumel vse tiste klišeje o petju srca, občutku, da si deset metrov visok, hoji po oblakih, sedmih nebesih.</text:p>
          </table:table-cell>
          <table:table-cell table:style-name="ce9" office:value-type="string" calcext:value-type="string">
            <text:p>Zdaj je razumel vse tiste klišeje o srcih, ki pojejo, o občutku deset metrov višine, o hoji po zraku, o devetem nebu.</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3" calcext:value-type="float">
            <text:p>3</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text:s/>It was a wonderful feeling – as if I was walking on air . '</text:p>
          </table:table-cell>
          <table:table-cell table:style-name="ce9" office:value-type="string" calcext:value-type="string">
            <text:p>Bilo je čudovito občutje – kot da bi hodil po zraku . '</text:p>
          </table:table-cell>
          <table:table-cell table:style-name="ce9" office:value-type="string" calcext:value-type="string">
            <text:p>Bil je čudovit občutek – kot da bi hodil po zraku.</text:p>
          </table:table-cell>
          <table:table-cell table:style-name="ce9" office:value-type="string" calcext:value-type="string">
            <text:p>Bil je čudovit občutek – kot da hodim po oblakih.'</text:p>
          </table:table-cell>
          <table:table-cell table:style-name="ce9" office:value-type="string" calcext:value-type="string">
            <text:p>Bil je čudovit občutek – kot da bi hodila po zraku.</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3" calcext:value-type="float">
            <text:p>3</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She felt light-headed , as if she walked on air .</text:p>
          </table:table-cell>
          <table:table-cell table:style-name="ce9" office:value-type="string" calcext:value-type="string">
            <text:p>Počutila se je omotična, kot da hodi po zraku.</text:p>
          </table:table-cell>
          <table:table-cell table:style-name="ce9" office:value-type="string" calcext:value-type="string">
            <text:p>Počutila se je omotično, kot da bi hodila po zraku.</text:p>
          </table:table-cell>
          <table:table-cell table:style-name="ce11" office:value-type="string" calcext:value-type="string">
            <text:p>Počutila se je lahkotno, kot da hodi po oblakih.</text:p>
          </table:table-cell>
          <table:table-cell table:style-name="ce9" office:value-type="string" calcext:value-type="string">
            <text:p>Zavrtelo se ji je, kot da bi hodila po zraku.</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3" calcext:value-type="float">
            <text:p>3</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An hour later Sophie left the pet shop feeling as though she were walking on air .</text:p>
          </table:table-cell>
          <table:table-cell table:style-name="ce9" office:value-type="string" calcext:value-type="string">
            <text:p>Uro kasneje je Sophie zapustila trgovino z malimi živalmi in se počutila, kot da hodi po zraku.</text:p>
          </table:table-cell>
          <table:table-cell table:style-name="ce9" office:value-type="string" calcext:value-type="string">
            <text:p>Uro kasneje je Sophie zapustila trgovino za male živali z občutkom, kot da hodi po zraku.</text:p>
          </table:table-cell>
          <table:table-cell table:style-name="ce9" office:value-type="string" calcext:value-type="string">
            <text:p>Uro kasneje je Sophie zapustila trgovino za male živali s občutkom, kot da hodi po oblakih.</text:p>
          </table:table-cell>
          <table:table-cell table:style-name="ce9" office:value-type="string" calcext:value-type="string">
            <text:p>Uro pozneje je Sophie zapustila trgovino za male živali z občutkom, kot da hodi po oblakih.</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number-columns-repeated="2"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Martha felt that she was walking on air and when she entered the kitchen , Annie looked up .</text:p>
          </table:table-cell>
          <table:table-cell table:style-name="ce9" office:value-type="string" calcext:value-type="string">
            <text:p>Martha se je počutila, kot da hodi po zraku, in ko je vstopila v kuhinjo, je Annie pogledala navzgor.</text:p>
          </table:table-cell>
          <table:table-cell table:style-name="ce9" office:value-type="string" calcext:value-type="string">
            <text:p>Martha je imela občutek, da hodi po zraku, in ko je vstopila v kuhinjo, je Annie pogledala gor.</text:p>
          </table:table-cell>
          <table:table-cell table:style-name="ce9" office:value-type="string" calcext:value-type="string">
            <text:p>Martha se je počutila, kot da hodi po oblakih, in ko je vstopila v kuhinjo, je Annie pogledala navzgor.</text:p>
          </table:table-cell>
          <table:table-cell table:style-name="ce9" office:value-type="string" calcext:value-type="string">
            <text:p>Martha je imela občutek, da hodi po zraku, in ko je vstopila v kuhinjo, je Annie pogledala gor.</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3" calcext:value-type="float">
            <text:p>3</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At eighteen , in love with love , she 'd accepted his ring and walked on air until common sense had brought her down to earth and made her realise that marriage to him would be a total disaster .</text:p>
          </table:table-cell>
          <table:table-cell table:style-name="ce9" office:value-type="string" calcext:value-type="string">
            <text:p>Pri osemnajstih, zaljubljena v ljubezen, je sprejela njegov prstan in hodila po oblakih, dokler ji zdrav razum ni vrnil na tla in ji dal spoznati, da bi bila poroka z njim popolna katastrofa.</text:p>
          </table:table-cell>
          <table:table-cell table:style-name="ce9" office:value-type="string" calcext:value-type="string">
            <text:p>Pri osemnajstih je, zaljubljena v ljubezen, sprejela njegov prstan in hodila po zraku, dokler je zdrava pamet ni spravila na zemljo in ji dala vedeti, da bi bila poroka z njim popolna katastrofa.</text:p>
          </table:table-cell>
          <table:table-cell table:style-name="ce9" office:value-type="string" calcext:value-type="string">
            <text:p>Pri osemnajstih, zaljubljena v ljubezen, je sprejela njegov prstan in hodila po oblakih, dokler je zdrav razum ni prizemljil in jo prisilil, da spozna, da bi bila poroka z njim popolna katastrofa.</text:p>
          </table:table-cell>
          <table:table-cell table:style-name="ce9" office:value-type="string" calcext:value-type="string">
            <text:p>Pri osemnajstih, zaljubljena v samo ljubezen, je sprejela njegov prstan in letela po oblakih, dokler je ni zdrava pamet spustila na realna tla in ji dala razumeti, da bi bil zakon z njim popolna katastrofa.</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3" calcext:value-type="float">
            <text:p>3</text:p>
          </table:table-cell>
          <table:table-cell table:style-name="ce9" office:value-type="float" office:value="1" calcext:value-type="float">
            <text:p>1</text:p>
          </table:table-cell>
          <table:table-cell table:number-columns-repeated="2" table:style-name="ce9" office:value-type="float" office:value="3" calcext:value-type="float">
            <text:p>3</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1" office:value-type="string" calcext:value-type="string">
            <text:p>bear fruit</text:p>
          </table:table-cell>
          <table:table-cell table:style-name="ce9" office:value-type="string" calcext:value-type="string">
            <text:p>(ob)roditi sad(ove)</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This observation was to bear fruit in later years .</text:p>
          </table:table-cell>
          <table:table-cell table:style-name="ce9" office:value-type="string" calcext:value-type="string">
            <text:p>Ta opažanja so v kasnejših letih obrodila sadove.</text:p>
          </table:table-cell>
          <table:table-cell table:style-name="ce9" office:value-type="string" calcext:value-type="string">
            <text:p>To opažanje je obrodilo sadove v poznejših letih.</text:p>
          </table:table-cell>
          <table:table-cell table:style-name="ce9" office:value-type="string" calcext:value-type="string">
            <text:p>To opazovanje je obrodilo sadove v poznejših letih.</text:p>
          </table:table-cell>
          <table:table-cell table:style-name="ce9" office:value-type="string" calcext:value-type="string">
            <text:p>To opažanje je obrodilo sadove v poznejših letih.</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Some investment does not bear fruit .</text:p>
          </table:table-cell>
          <table:table-cell table:style-name="ce9" office:value-type="string" calcext:value-type="string">
            <text:p>Nekatere naložbe ne prinesejo sadov.</text:p>
          </table:table-cell>
          <table:table-cell table:number-columns-repeated="2" table:style-name="ce9" office:value-type="string" calcext:value-type="string">
            <text:p>Nekatere naložbe ne obrodijo sadov.</text:p>
          </table:table-cell>
          <table:table-cell table:style-name="ce9" office:value-type="string" calcext:value-type="string">
            <text:p>Nekatera vlaganja ne obrodijo sadov.</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no</text:p>
          </table:table-cell>
          <table:table-cell table:number-columns-repeated="3"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I hope you feel your intervention has been worthwhile and has borne fruit .</text:p>
          </table:table-cell>
          <table:table-cell table:style-name="ce9" office:value-type="string" calcext:value-type="string">
            <text:p>Upam, da meniš, da je bilo tvoje posredovanje vredno in da je obrodilo sadove.</text:p>
          </table:table-cell>
          <table:table-cell table:style-name="ce9" office:value-type="string" calcext:value-type="string">
            <text:p>Upam, da menite, da je bil vaš poseg koristen in da je obrodil sadove.</text:p>
          </table:table-cell>
          <table:table-cell table:style-name="ce9" office:value-type="string" calcext:value-type="string">
            <text:p>Upam, da čutite, da je bil vaš poseg koristen in je obrodil sadove.</text:p>
          </table:table-cell>
          <table:table-cell table:style-name="ce9" office:value-type="string" calcext:value-type="string">
            <text:p>Upam, da imaš občutek, da je bil tvoj poseg smiseln in da je obrodil sadove.</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Helmut Schlesinger , the bank's president , said his policies were bearing fruit .</text:p>
          </table:table-cell>
          <table:table-cell table:style-name="ce9" office:value-type="string" calcext:value-type="string">
            <text:p>Helmut Schlesinger, predsednik banke, je dejal, da njegove politike prinašajo sadove.</text:p>
          </table:table-cell>
          <table:table-cell table:style-name="ce9" office:value-type="string" calcext:value-type="string">
            <text:p>Helmut Schlesinger, predsednik banke, je dejal, da njegova politika prinaša sadove.</text:p>
          </table:table-cell>
          <table:table-cell table:style-name="ce9" office:value-type="string" calcext:value-type="string">
            <text:p>Helmut Schlesinger, predsednik banke, je dejal, da njegova politika obrodi sadove.</text:p>
          </table:table-cell>
          <table:table-cell table:style-name="ce9" office:value-type="string" calcext:value-type="string">
            <text:p>Predsednik banke Helmut Schlesinger je izjavil, da njegovi ukrepi obrodijo sadove.</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1" calcext:value-type="float">
            <text:p>1</text:p>
          </table:table-cell>
          <table:table-cell table:style-name="ce9" office:value-type="float" office:value="4" calcext:value-type="float">
            <text:p>4</text:p>
          </table:table-cell>
          <table:table-cell table:number-columns-repeated="2"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A Sylvie for whom the promise of America with him had not borne fruit .</text:p>
          </table:table-cell>
          <table:table-cell table:style-name="ce9" office:value-type="string" calcext:value-type="string">
            <text:p>Sylvie, za katero obljuba Amerike z njim ni obrodila sadov.</text:p>
          </table:table-cell>
          <table:table-cell table:style-name="ce9" office:value-type="string" calcext:value-type="string">
            <text:p>Sylvie, ki ji obljuba Amerike z njim ni obrodila sadov.</text:p>
          </table:table-cell>
          <table:table-cell table:style-name="ce9" office:value-type="string" calcext:value-type="string">
            <text:p>Sylvie, za katero obljuba Amerike z njim ni obrodila sadov.</text:p>
          </table:table-cell>
          <table:table-cell table:style-name="ce9" office:value-type="string" calcext:value-type="string">
            <text:p>Sylvie, za katero se obljuba Amerike z njim ni uresničil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1" calcext:value-type="float">
            <text:p>1</text:p>
          </table:table-cell>
          <table:table-cell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One idea that has born fruit is the installation of satellite TV ' especially the sports channel ' .</text:p>
          </table:table-cell>
          <table:table-cell table:style-name="ce9" office:value-type="string" calcext:value-type="string">
            <text:p>Ena od idej, ki je obrodila sadove, je namestitev satelitske televizije, zlasti športnega kanala.</text:p>
          </table:table-cell>
          <table:table-cell table:style-name="ce9" office:value-type="string" calcext:value-type="string">
            <text:p>Ena od idej, ki je obrodila sadove, je namestitev satelitske televizije, še posebej športnega kanala.</text:p>
          </table:table-cell>
          <table:table-cell table:style-name="ce9" office:value-type="string" calcext:value-type="string">
            <text:p>Ena ideja, ki je obrodila sadove, je namestitev satelitske televizije, 'zlasti športnega kanala'.</text:p>
          </table:table-cell>
          <table:table-cell table:style-name="ce9" office:value-type="string" calcext:value-type="string">
            <text:p>Ena izmed zamisli, ki je obrodila sadove, je vgradnja satelitske televizije – predvsem športnega kanal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However , any such strategy requires far more time and continuity of action and work to bear fruit .</text:p>
          </table:table-cell>
          <table:table-cell table:style-name="ce9" office:value-type="string" calcext:value-type="string">
            <text:p>Vendar pa vsaka taka strategija zahteva veliko več časa in kontinuitete ukrepov in dela, da bi obrodila sadove.</text:p>
          </table:table-cell>
          <table:table-cell table:style-name="ce9" office:value-type="string" calcext:value-type="string">
            <text:p>Vendar pa vsaka takšna strategija zahteva veliko več časa in kontinuitete delovanja ter dela, da obrodi sadove.</text:p>
          </table:table-cell>
          <table:table-cell table:style-name="ce9" office:value-type="string" calcext:value-type="string">
            <text:p>Vendar pa vsaka takšna strategija zahteva precej več časa in kontinuitete delovanja in dela, da bi obrodila sadove.</text:p>
          </table:table-cell>
          <table:table-cell table:style-name="ce9" office:value-type="string" calcext:value-type="string">
            <text:p>Vsaka takšna strategija pa zahteva precej več časa ter neprekinjenega delovanja in dela, da obrodi sadove.</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A development which seems likely to bear fruit was the creation of a working party from within the panel .</text:p>
          </table:table-cell>
          <table:table-cell table:number-columns-repeated="2" table:style-name="ce9" office:value-type="string" calcext:value-type="string">
            <text:p>Razvoj, ki bo verjetno obrodil sadove, je bila ustanovitev delovne skupine znotraj odbora.</text:p>
          </table:table-cell>
          <table:table-cell table:style-name="ce9" office:value-type="string" calcext:value-type="string">
            <text:p>Razvoj, za katerega se zdi verjetno, da bo obrodil sadove, je bila ustanovitev delovne skupine znotraj panela.</text:p>
          </table:table-cell>
          <table:table-cell table:style-name="ce11" office:value-type="string" calcext:value-type="string">
            <text:p>Razvoj, ki se zdi verjetno obrodil sadove, je bil ustanovitev delovne skupine znotraj panel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Obviously , too , they are policies which will take years of consistent application before they can bear fruit .</text:p>
          </table:table-cell>
          <table:table-cell table:style-name="ce9" office:value-type="string" calcext:value-type="string">
            <text:p>Očitno so to tudi politike, ki bodo potrebovale leta doslednega izvajanja, preden bodo obrodile sadove.</text:p>
          </table:table-cell>
          <table:table-cell table:number-columns-repeated="2" table:style-name="ce9" office:value-type="string" calcext:value-type="string">
            <text:p>Očitno so to tudi politike, ki bodo zahtevale leta dosledne uporabe, preden bodo lahko obrodile sadove.</text:p>
          </table:table-cell>
          <table:table-cell table:style-name="ce9" office:value-type="string" calcext:value-type="string">
            <text:p>Očitno gre za politike, ki bodo potrebovale leta dosledne uporabe, preden bodo obrodile sadove.</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The years of work and attention were bearing fruit now , and suddenly this stroke of luck with Betty .</text:p>
          </table:table-cell>
          <table:table-cell table:number-columns-repeated="2" table:style-name="ce9" office:value-type="string" calcext:value-type="string">
            <text:p>Leta dela in pozornosti so zdaj obrodila sadove in nenadoma ta sreča z Betty.</text:p>
          </table:table-cell>
          <table:table-cell table:style-name="ce9" office:value-type="string" calcext:value-type="string">
            <text:p>Leta dela in pozornosti so zdaj obrodila sadove, in nenadoma ta sreča z Betty.</text:p>
          </table:table-cell>
          <table:table-cell table:style-name="ce9" office:value-type="string" calcext:value-type="string">
            <text:p>Leta dela in pozornosti so zdaj obrodila sadove, in nenadoma ta srečna naključja z Betty.</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1" calcext:value-type="float">
            <text:p>1</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1" office:value-type="string" calcext:value-type="string">
            <text:p>old chestnut</text:p>
          </table:table-cell>
          <table:table-cell table:style-name="ce9" office:value-type="string" calcext:value-type="string">
            <text:p>stara plošča/ lajna, obrabljena zgodba, zguljena tema, stara pesem</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Mostly it was that good old chestnut – missing morning parade .</text:p>
          </table:table-cell>
          <table:table-cell table:style-name="ce9" office:value-type="string" calcext:value-type="string">
            <text:p>Večinoma je šlo za staro dobro izgovorjavo – zamujena jutranja parada.</text:p>
          </table:table-cell>
          <table:table-cell table:style-name="ce9" office:value-type="string" calcext:value-type="string">
            <text:p>Večinoma je šlo za tisti dobri stari kostanj – manjkajočo jutranjo parado.</text:p>
          </table:table-cell>
          <table:table-cell table:style-name="ce9" office:value-type="string" calcext:value-type="string">
            <text:p>Večinoma je šlo za tisto staro zgodbo – zamujanje na jutranjo parado.</text:p>
          </table:table-cell>
          <table:table-cell table:style-name="ce9" office:value-type="string" calcext:value-type="string">
            <text:p>Večinoma je šlo za staro, dobro znano zgodbo – izostanek z jutranje parade.</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Can I ask my usual old chestnut again , Chairman ?</text:p>
          </table:table-cell>
          <table:table-cell table:style-name="ce9" office:value-type="string" calcext:value-type="string">
            <text:p>Lahko spet zastavim svoje običajno vprašanje, gospod predsednik?</text:p>
          </table:table-cell>
          <table:table-cell table:style-name="ce9" office:value-type="string" calcext:value-type="string">
            <text:p>Ali lahko spet vprašam svoje običajno staro vprašanje, predsednik?</text:p>
          </table:table-cell>
          <table:table-cell table:style-name="ce9" office:value-type="string" calcext:value-type="string">
            <text:p>Ali lahko ponovno vprašam tisto moje staro vprašanje, predsednik?</text:p>
          </table:table-cell>
          <table:table-cell table:style-name="ce9" office:value-type="string" calcext:value-type="string">
            <text:p>Lahko spet postavim svoje staro vprašanje, predsednik?</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I should have known she 'd bring up that old chestnut .</text:p>
          </table:table-cell>
          <table:table-cell table:style-name="ce9" office:value-type="string" calcext:value-type="string">
            <text:p>Moral bi vedeti, da bo spet izvlekla to staro zgodbo.</text:p>
          </table:table-cell>
          <table:table-cell table:style-name="ce9" office:value-type="string" calcext:value-type="string">
            <text:p>Moral bi vedeti, da bo omenila tisto staro zgodbo.</text:p>
          </table:table-cell>
          <table:table-cell table:style-name="ce11" office:value-type="string" calcext:value-type="string">
            <text:p>Vedela bi morala, da bo omenila tisto staro temo.</text:p>
          </table:table-cell>
          <table:table-cell table:style-name="ce9" office:value-type="string" calcext:value-type="string">
            <text:p>Morala bi vedeti, da bo omenila tisto staro zadev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It 's an old chestnut that crops up at this time every year .</text:p>
          </table:table-cell>
          <table:table-cell table:style-name="ce9" office:value-type="string" calcext:value-type="string">
            <text:p>To je stara zgodba, ki se vsako leto ponovi v tem času.</text:p>
          </table:table-cell>
          <table:table-cell table:style-name="ce9" office:value-type="string" calcext:value-type="string">
            <text:p>To je stara zgodba, ki se vsako leto pojavi ob tem času.</text:p>
          </table:table-cell>
          <table:table-cell table:style-name="ce9" office:value-type="string" calcext:value-type="string">
            <text:p>To je stara zgodba, ki se pojavi vsako leto ob tem času.</text:p>
          </table:table-cell>
          <table:table-cell table:style-name="ce9" office:value-type="string" calcext:value-type="string">
            <text:p>To je stara zgodba, ki se vsako leto ob tem času znova pojavi.</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Not that old chestnut !</text:p>
          </table:table-cell>
          <table:table-cell table:style-name="ce9" office:value-type="string" calcext:value-type="string">
            <text:p>Ne spet ta stara pesem!</text:p>
          </table:table-cell>
          <table:table-cell table:style-name="ce9" office:value-type="string" calcext:value-type="string">
            <text:p>Ne tako stari kostanj!</text:p>
          </table:table-cell>
          <table:table-cell table:style-name="ce9" office:value-type="string" calcext:value-type="string">
            <text:p>Ne že spet ta stara zgodba!</text:p>
          </table:table-cell>
          <table:table-cell table:style-name="ce9" office:value-type="string" calcext:value-type="string">
            <text:p>Spet ta stara zgodba.</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3" calcext:value-type="float">
            <text:p>3</text:p>
          </table:table-cell>
          <table:table-cell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Meetings once again I have to say the old , old chestnut please can we start at eight o ' clock er we 're getting new members who get a bit discouraged when we have a late start .</text:p>
          </table:table-cell>
          <table:table-cell table:style-name="ce9" office:value-type="string" calcext:value-type="string">
            <text:p>Sestanki spet moram reči, stara, stara šala, prosim, ali lahko začnemo ob osmih, ker dobivamo nove člane, ki se malo razburijo, ko začnemo pozno.</text:p>
          </table:table-cell>
          <table:table-cell table:style-name="ce9" office:value-type="string" calcext:value-type="string">
            <text:p>Spet sestanki. Moram reči staro, staro prakso, prosim, ali lahko začnemo ob osmih? Dobivamo nove člane, ki postanejo malo malodušni, ko začnemo pozno.</text:p>
          </table:table-cell>
          <table:table-cell table:style-name="ce9" office:value-type="string" calcext:value-type="string">
            <text:p>Še enkrat moram reči, stara, stara tema, prosim, ali lahko začnemo ob osmih, dobivamo nove člane, ki so malo razočarani, če začnemo pozno.</text:p>
          </table:table-cell>
          <table:table-cell table:style-name="ce11" office:value-type="string" calcext:value-type="string">
            <text:p>Sestanki spet moram reči tisto staro, staro prošnjo: ali lahko začnemo ob osmih; novi člani se hitro odvračajo, ko začnemo prepoz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The place is packed with gringos , all guffawing : ' Oh Lord , not that old chestnut ! '</text:p>
          </table:table-cell>
          <table:table-cell table:style-name="ce9" office:value-type="string" calcext:value-type="string">
            <text:p>Kraj je poln gringov, ki se vsi krohotajo: »Oh, Bog, ne spet ta stara pesem!«</text:p>
          </table:table-cell>
          <table:table-cell table:style-name="ce9" office:value-type="string" calcext:value-type="string">
            <text:p>Kraj je poln gringov, ki se vsi hihitajo: 'O bog, le ne tistega starega kostanja!'</text:p>
          </table:table-cell>
          <table:table-cell table:style-name="ce9" office:value-type="string" calcext:value-type="string">
            <text:p>Kraj je poln gringov, ki se vsi na ves glas smejijo: 'O, Gospod, samo ne spet ta stara zgodba!'</text:p>
          </table:table-cell>
          <table:table-cell table:style-name="ce9" office:value-type="string" calcext:value-type="string">
            <text:p>Prostor je nabito poln gringov, ki se krohotalo smejijo: »O gospod, spet ta stara fora!«</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3" calcext:value-type="float">
            <text:p>3</text:p>
          </table:table-cell>
          <table:table-cell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You can tell how preoccupied they are , when two dykes settle for old chestnuts by the seventeenth-century male metaphysicals .</text:p>
          </table:table-cell>
          <table:table-cell table:style-name="ce9" office:value-type="string" calcext:value-type="string">
            <text:p>Lahko vidite, kako so zaskrbljeni, ko se dve lezbijkici zadovoljita s starimi zgodbami iz 17. stoletja o moški metafiziki.</text:p>
          </table:table-cell>
          <table:table-cell table:style-name="ce9" office:value-type="string" calcext:value-type="string">
            <text:p>Vidimo lahko, kako zaskrbljeni so, ko se dva lezbijca zadovoljita s starim kostanjem moških metafizikov iz sedemnajstega stoletja.</text:p>
          </table:table-cell>
          <table:table-cell table:style-name="ce9" office:value-type="string" calcext:value-type="string">
            <text:p>Lahko ugotovite, kako so zaposlene, ko se dve lezbijki zadovoljita s starimi zgodbami iz sedemnajstega stoletja, ki so jih napisali moški metafiziki.</text:p>
          </table:table-cell>
          <table:table-cell table:style-name="ce11" office:value-type="string" calcext:value-type="string">
            <text:p>Njihova zasidranost je očitna, ko se dve ženski zadovoljita s prežvečenimi temami sedemnajstega stoletja.</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Better that it 's used to revamp the old chestnut about ' how many electricians does it take to change a lightbulb ? ' in the form of ' how many reissues does it take to relaunch a band's career ? '</text:p>
          </table:table-cell>
          <table:table-cell table:style-name="ce9" office:value-type="string" calcext:value-type="string">
            <text:p>Bolje, da se uporabi za prenovo stare šale o tem, »koliko električarjev je potrebnih za zamenjavo žarnice?«, v obliki »koliko ponatisov je potrebnih za ponovni zagon kariere benda?«.</text:p>
          </table:table-cell>
          <table:table-cell table:style-name="ce9" office:value-type="string" calcext:value-type="string">
            <text:p>Bolje je, da se to uporabi za prenovo starega vprašanja o tem, koliko električarjev je potrebnih, da zamenjajo žarnico?, v obliki vprašanja o tem, koliko ponovnih izdaj je potrebnih, da se kariera skupine ponovno zažene?</text:p>
          </table:table-cell>
          <table:table-cell table:style-name="ce9" office:value-type="string" calcext:value-type="string">
            <text:p>Bolje, da se uporabi za prenovo stare šale o tem, 'koliko električarjev je potrebnih za zamenjavo žarnice?' v obliki 'koliko ponovnih izdaj je potrebnih za ponovni zagon kariere skupine?'</text:p>
          </table:table-cell>
          <table:table-cell table:style-name="ce9" office:value-type="string" calcext:value-type="string">
            <text:p>Bolje, da se to uporabi za prenovitev stare šale »koliko električarjev je potrebnih, da zamenjajo žarnico?« v različici »koliko ponatisov je potrebnih, da se znova požene kariera benda?«</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no</text:p>
          </table:table-cell>
          <table:table-cell table:number-columns-repeated="2"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4" calcext:value-type="float">
            <text:p>4</text:p>
          </table:table-cell>
          <table:table-cell table:number-columns-repeated="2" table:style-name="ce9" office:value-type="float" office:value="2" calcext:value-type="float">
            <text:p>2</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Once again the hoary old chestnut of road transport not covering its track costs has been pulled out , this time in defence of BR .</text:p>
          </table:table-cell>
          <table:table-cell table:style-name="ce9" office:value-type="string" calcext:value-type="string">
            <text:p>Še enkrat je bila izvlečena stara zgodba o cestnem prometu, ki ne pokriva svojih stroškov, tokrat v obrambo BR.</text:p>
          </table:table-cell>
          <table:table-cell table:style-name="ce9" office:value-type="string" calcext:value-type="string">
            <text:p>Spet je bil potegnjen na plano stari kostanj cestnega prometa, ki ne krije stroškov prog, tokrat v obrambo BR-ja.</text:p>
          </table:table-cell>
          <table:table-cell table:style-name="ce9" office:value-type="string" calcext:value-type="string">
            <text:p>Spet so potegnili na dan postarano temo o cestnem prevozu, ki ne pokriva stroškov uporabe cest, tokrat v obrambo Britanskih železnic.</text:p>
          </table:table-cell>
          <table:table-cell table:style-name="ce9" office:value-type="string" calcext:value-type="string">
            <text:p>Spet so izvlekli prastaro trditev, da cestni promet ne pokriva svojih stroškov, tokrat v obrambo britanskih železnic.</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1" office:value-type="string" calcext:value-type="string">
            <text:p>keep an eye on</text:p>
          </table:table-cell>
          <table:table-cell table:style-name="ce9" office:value-type="string" calcext:value-type="string">
            <text:p>paziti, nadzorovati, imeti na očeh</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Either way, probably worth keeping an eye on.</text:p>
          </table:table-cell>
          <table:table-cell table:style-name="ce9" office:value-type="string" calcext:value-type="string">
            <text:p>V vsakem primeru je verjetno vredno paziti na to.</text:p>
          </table:table-cell>
          <table:table-cell table:style-name="ce9" office:value-type="string" calcext:value-type="string">
            <text:p>Kakorkoli že, verjetno je vredno biti pozoren.</text:p>
          </table:table-cell>
          <table:table-cell table:style-name="ce9" office:value-type="string" calcext:value-type="string">
            <text:p>V vsakem primeru je verjetno vredno spremljati.</text:p>
          </table:table-cell>
          <table:table-cell table:style-name="ce9" office:value-type="string" calcext:value-type="string">
            <text:p>Tako ali tako je verjetno vredno imeti jih na očeh.</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Keep an eye on our blog for details.</text:p>
          </table:table-cell>
          <table:table-cell table:number-columns-repeated="2" table:style-name="ce9" office:value-type="string" calcext:value-type="string">
            <text:p>Za podrobnosti spremljajte naš blog.</text:p>
          </table:table-cell>
          <table:table-cell table:number-columns-repeated="2" table:style-name="ce9" office:value-type="string" calcext:value-type="string">
            <text:p>Spremljajte naš blog za podrobnosti.</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Chu is certainly one to keep an eye on.</text:p>
          </table:table-cell>
          <table:table-cell table:style-name="ce9" office:value-type="string" calcext:value-type="string">
            <text:p>Chu je vsekakor eden od tistih, ki jih je treba spremljati.</text:p>
          </table:table-cell>
          <table:table-cell table:style-name="ce9" office:value-type="string" calcext:value-type="string">
            <text:p>Chu je vsekakor nekdo, na katerega je treba paziti.</text:p>
          </table:table-cell>
          <table:table-cell table:style-name="ce9" office:value-type="string" calcext:value-type="string">
            <text:p>Chu je zagotovo eden tistih, na katerega je treba biti pozoren.</text:p>
          </table:table-cell>
          <table:table-cell table:style-name="ce9" office:value-type="string" calcext:value-type="string">
            <text:p>Chu je vsekakor nekdo, na katerega je treba biti pozoren.</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Keep an eye on your other patient.</text:p>
          </table:table-cell>
          <table:table-cell table:style-name="ce9" office:value-type="string" calcext:value-type="string">
            <text:p>Pazi na svojega drugega pacienta.</text:p>
          </table:table-cell>
          <table:table-cell table:style-name="ce9" office:value-type="string" calcext:value-type="string">
            <text:p>Pazite na svojega drugega pacienta.</text:p>
          </table:table-cell>
          <table:table-cell table:style-name="ce9" office:value-type="string" calcext:value-type="string">
            <text:p>Spremljajte svojega drugega pacienta.</text:p>
          </table:table-cell>
          <table:table-cell table:style-name="ce9" office:value-type="string" calcext:value-type="string">
            <text:p>Pazi na svojega drugega pacient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The press are likely keeping an eye on the local hospitals already.</text:p>
          </table:table-cell>
          <table:table-cell table:style-name="ce9" office:value-type="string" calcext:value-type="string">
            <text:p>Mediji verjetno že spremljajo lokalne bolnišnice.</text:p>
          </table:table-cell>
          <table:table-cell table:number-columns-repeated="2" table:style-name="ce9" office:value-type="string" calcext:value-type="string">
            <text:p>Tisk verjetno že spremlja lokalne bolnišnice.</text:p>
          </table:table-cell>
          <table:table-cell table:style-name="ce11" office:value-type="string" calcext:value-type="string">
            <text:p>Tisk verjetno že spremlja dogajanje na lokalnih bolnišnicah.</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Keep an eye on the Facebook page for future announcements.</text:p>
          </table:table-cell>
          <table:table-cell table:style-name="ce9" office:value-type="string" calcext:value-type="string">
            <text:p>Spremljajte Facebook stran za prihodnje objave.</text:p>
          </table:table-cell>
          <table:table-cell table:number-columns-repeated="3" table:style-name="ce9" office:value-type="string" calcext:value-type="string">
            <text:p>Spremljajte Facebook stran za prihodnja obvestil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This will be something to keep an eye on.</text:p>
          </table:table-cell>
          <table:table-cell table:style-name="ce9" office:value-type="string" calcext:value-type="string">
            <text:p>To bo treba spremljati.</text:p>
          </table:table-cell>
          <table:table-cell table:style-name="ce9" office:value-type="string" calcext:value-type="string">
            <text:p>Na to bo treba paziti.</text:p>
          </table:table-cell>
          <table:table-cell table:style-name="ce9" office:value-type="string" calcext:value-type="string">
            <text:p>To bo nekaj, kar je treba spremljati.</text:p>
          </table:table-cell>
          <table:table-cell table:style-name="ce9" office:value-type="string" calcext:value-type="string">
            <text:p>To bo nekaj, na kar bo treba paziti.</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Keep an eye on evesham's ebay shop.</text:p>
          </table:table-cell>
          <table:table-cell table:style-name="ce9" office:value-type="string" calcext:value-type="string">
            <text:p>Pazite na ebay trgovino evesham.</text:p>
          </table:table-cell>
          <table:table-cell table:style-name="ce9" office:value-type="string" calcext:value-type="string">
            <text:p>Spremljajte Eveshamovo trgovino na eBayu.</text:p>
          </table:table-cell>
          <table:table-cell table:style-name="ce9" office:value-type="string" calcext:value-type="string">
            <text:p>Spremljajte eveshamovo eBay trgovino.</text:p>
          </table:table-cell>
          <table:table-cell table:style-name="ce9" office:value-type="string" calcext:value-type="string">
            <text:p>Spremljajte Eveshamovo trgovino na eBayu.</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no</text:p>
          </table:table-cell>
          <table:table-cell table:number-columns-repeated="3"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Always keep an eye on your temps when overclocking.</text:p>
          </table:table-cell>
          <table:table-cell table:style-name="ce9" office:value-type="string" calcext:value-type="string">
            <text:p>Pri overclockingu vedno pazite na temperaturo.</text:p>
          </table:table-cell>
          <table:table-cell table:style-name="ce11" office:value-type="string" calcext:value-type="string">
            <text:p>Pri pretaktiranju vedno spremljajte temperaturo.</text:p>
          </table:table-cell>
          <table:table-cell table:style-name="ce9" office:value-type="string" calcext:value-type="string">
            <text:p>Vedno spremljajte svoje temperature pri navijanju (overclockingu).</text:p>
          </table:table-cell>
          <table:table-cell table:style-name="ce9" office:value-type="string" calcext:value-type="string">
            <text:p>Pri navijanju stalno spremljaj temperature.</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Keep an eye on the events calendar for upcoming events and deadlines.</text:p>
          </table:table-cell>
          <table:table-cell table:number-columns-repeated="3" table:style-name="ce9" office:value-type="string" calcext:value-type="string">
            <text:p>Spremljajte koledar dogodkov za prihajajoče dogodke in roke.</text:p>
          </table:table-cell>
          <table:table-cell table:style-name="ce9" office:value-type="string" calcext:value-type="string">
            <text:p>Spremljajte koledar dogodkov za prihajajoče prireditve in roke.</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1" office:value-type="string" calcext:value-type="string">
            <text:p>keep body and soul together</text:p>
          </table:table-cell>
          <table:table-cell table:style-name="ce9" office:value-type="string" calcext:value-type="string">
            <text:p>preživljati se</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He makes barely enough money to keep body and soul together.</text:p>
          </table:table-cell>
          <table:table-cell table:style-name="ce9" office:value-type="string" calcext:value-type="string">
            <text:p>Zasluži komaj dovolj denarja, da preživi.</text:p>
          </table:table-cell>
          <table:table-cell table:style-name="ce9" office:value-type="string" calcext:value-type="string">
            <text:p>Zasluži komaj dovolj denarja, da ohrani telo in dušo skupaj.</text:p>
          </table:table-cell>
          <table:table-cell table:style-name="ce9" office:value-type="string" calcext:value-type="string">
            <text:p>Zasluži komaj dovolj, da preživi.</text:p>
          </table:table-cell>
          <table:table-cell table:style-name="ce9" office:value-type="string" calcext:value-type="string">
            <text:p>Komaj zasluži dovolj, da preživi.</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While those outside assist those inside to keep body and soul together.</text:p>
          </table:table-cell>
          <table:table-cell table:style-name="ce9" office:value-type="string" calcext:value-type="string">
            <text:p>Medtem ko tisti zunaj pomagajo tistim znotraj, da ohranijo telo in dušo skupaj.</text:p>
          </table:table-cell>
          <table:table-cell table:style-name="ce9" office:value-type="string" calcext:value-type="string">
            <text:p>Medtem ko tisti zunaj pomagajo tistim notri, da ohranijo telo in dušo skupaj.</text:p>
          </table:table-cell>
          <table:table-cell table:style-name="ce9" office:value-type="string" calcext:value-type="string">
            <text:p>Medtem ko tisti zunaj pomagajo tistim znotraj, da preživijo.</text:p>
          </table:table-cell>
          <table:table-cell table:style-name="ce9" office:value-type="string" calcext:value-type="string">
            <text:p>Medtem ko tisti zunaj pomagajo tistim znotraj ohranjati golo življenje.</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How did she keep body and soul together, then?</text:p>
          </table:table-cell>
          <table:table-cell table:style-name="ce9" office:value-type="string" calcext:value-type="string">
            <text:p>Kako je torej ohranila telo in dušo skupaj?</text:p>
          </table:table-cell>
          <table:table-cell table:style-name="ce9" office:value-type="string" calcext:value-type="string">
            <text:p>Kako ji je potem uspelo ohraniti telo in dušo skupaj?</text:p>
          </table:table-cell>
          <table:table-cell table:style-name="ce9" office:value-type="string" calcext:value-type="string">
            <text:p>Kako je torej preživela?</text:p>
          </table:table-cell>
          <table:table-cell table:style-name="ce9" office:value-type="string" calcext:value-type="string">
            <text:p>Kako je potem sploh shajala s hrano in preživetjem?</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It should help keep body and soul together for a while longer.</text:p>
          </table:table-cell>
          <table:table-cell table:style-name="ce9" office:value-type="string" calcext:value-type="string">
            <text:p>To naj bi pomagalo, da telo in duša še nekaj časa ostanejo skupaj.</text:p>
          </table:table-cell>
          <table:table-cell table:style-name="ce9" office:value-type="string" calcext:value-type="string">
            <text:p>To bi moralo pomagati ohraniti telo in dušo skupaj še nekaj časa.</text:p>
          </table:table-cell>
          <table:table-cell table:style-name="ce9" office:value-type="string" calcext:value-type="string">
            <text:p>To bi moralo pomagati preživeti še nekaj časa.</text:p>
          </table:table-cell>
          <table:table-cell table:style-name="ce9" office:value-type="string" calcext:value-type="string">
            <text:p>To bi moralo za nekaj časa pomagati držati telo in duha skupaj.</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Sometimes it does not provide enough to keep body and soul together.</text:p>
          </table:table-cell>
          <table:table-cell table:style-name="ce9" office:value-type="string" calcext:value-type="string">
            <text:p>Včasih to ni dovolj, da bi ohranili telo in dušo skupaj.</text:p>
          </table:table-cell>
          <table:table-cell table:style-name="ce9" office:value-type="string" calcext:value-type="string">
            <text:p>Včasih ne zagotovi dovolj, da bi telo in duša ostali skupaj.</text:p>
          </table:table-cell>
          <table:table-cell table:style-name="ce9" office:value-type="string" calcext:value-type="string">
            <text:p>Včasih ne priskrbi dovolj za preživetje.</text:p>
          </table:table-cell>
          <table:table-cell table:style-name="ce9" office:value-type="string" calcext:value-type="string">
            <text:p>Včasih to ni dovolj, da bi preživeli telo in duš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Most of them are barely able to keep body and soul together.</text:p>
          </table:table-cell>
          <table:table-cell table:style-name="ce9" office:value-type="string" calcext:value-type="string">
            <text:p>Večina od njih komajda ohranja telo in dušo skupaj.</text:p>
          </table:table-cell>
          <table:table-cell table:style-name="ce9" office:value-type="string" calcext:value-type="string">
            <text:p>Večina jih komaj ohranja telo in dušo skupaj.</text:p>
          </table:table-cell>
          <table:table-cell table:style-name="ce9" office:value-type="string" calcext:value-type="string">
            <text:p>Večina jih komaj preživi.</text:p>
          </table:table-cell>
          <table:table-cell table:style-name="ce9" office:value-type="string" calcext:value-type="string">
            <text:p>Večina jih komaj uspe držati telo in duha skupaj.</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The minimum wage simply keeps body and soul together for another working day.</text:p>
          </table:table-cell>
          <table:table-cell table:style-name="ce9" office:value-type="string" calcext:value-type="string">
            <text:p>Minimalna plača komajda zadostuje za preživetje še enega delovnega dne.</text:p>
          </table:table-cell>
          <table:table-cell table:style-name="ce9" office:value-type="string" calcext:value-type="string">
            <text:p>Minimalna plača preprosto ohranja telo in dušo skupaj za še en delovni dan.</text:p>
          </table:table-cell>
          <table:table-cell table:style-name="ce9" office:value-type="string" calcext:value-type="string">
            <text:p>Minimalna plača preprosto omogoča preživetje še en delovni dan.</text:p>
          </table:table-cell>
          <table:table-cell table:style-name="ce9" office:value-type="string" calcext:value-type="string">
            <text:p>Minimalna plača preprosto drži telo in dušo skupaj še en delovni dan.</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Families had pawned their possessions to keep body and soul together.</text:p>
          </table:table-cell>
          <table:table-cell table:style-name="ce9" office:value-type="string" calcext:value-type="string">
            <text:p>Družine so zastavile svoje premoženje, da so lahko preživele.</text:p>
          </table:table-cell>
          <table:table-cell table:style-name="ce9" office:value-type="string" calcext:value-type="string">
            <text:p>Družine so zastavile svoje imetje, da bi ohranile telo in dušo skupaj.</text:p>
          </table:table-cell>
          <table:table-cell table:style-name="ce9" office:value-type="string" calcext:value-type="string">
            <text:p>Družine so zastavile svoje premoženje, da bi preživele.</text:p>
          </table:table-cell>
          <table:table-cell table:style-name="ce9" office:value-type="string" calcext:value-type="string">
            <text:p>Družine so zastavile svoje premoženje, da so ohranile glavo nad vod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They wreak fearsome damage in their efforts to keep body and soul together.</text:p>
          </table:table-cell>
          <table:table-cell table:style-name="ce9" office:value-type="string" calcext:value-type="string">
            <text:p>V svojih prizadevanjih, da bi ohranili telo in dušo skupaj, povzročajo strašno škodo.</text:p>
          </table:table-cell>
          <table:table-cell table:style-name="ce9" office:value-type="string" calcext:value-type="string">
            <text:p>V svojih prizadevanjih, da bi ohranili telo in dušo skupaj, povzročajo strašljivo škodo.</text:p>
          </table:table-cell>
          <table:table-cell table:style-name="ce9" office:value-type="string" calcext:value-type="string">
            <text:p>V svojem prizadevanju za preživetje povzročajo strašno škodo.</text:p>
          </table:table-cell>
          <table:table-cell table:style-name="ce9" office:value-type="string" calcext:value-type="string">
            <text:p>V prizadevanju, da bi preživeli, povzročajo silovito škod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They cannot keep body and soul together with their scanty income.</text:p>
          </table:table-cell>
          <table:table-cell table:style-name="ce9" office:value-type="string" calcext:value-type="string">
            <text:p>S svojim skromnim dohodkom ne morejo preživeti.</text:p>
          </table:table-cell>
          <table:table-cell table:style-name="ce9" office:value-type="string" calcext:value-type="string">
            <text:p>S svojim pičlim dohodkom ne morejo ohraniti telesa in duše skupaj.</text:p>
          </table:table-cell>
          <table:table-cell table:style-name="ce9" office:value-type="string" calcext:value-type="string">
            <text:p>S svojim skromnim dohodkom ne morejo preživeti.</text:p>
          </table:table-cell>
          <table:table-cell table:style-name="ce9" office:value-type="string" calcext:value-type="string">
            <text:p>S svojim skromnim dohodkom ne morejo shajati.</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1" office:value-type="string" calcext:value-type="string">
            <text:p>keep [pron] eye open</text:p>
          </table:table-cell>
          <table:table-cell table:style-name="ce9" office:value-type="string" calcext:value-type="string">
            <text:p>biti pozoren, imeti odprte oči, imeti oči na pecljih, biti na preži</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Keep your eye open for similar upcoming events.</text:p>
          </table:table-cell>
          <table:table-cell table:number-columns-repeated="4" table:style-name="ce9" office:value-type="string" calcext:value-type="string">
            <text:p>Bodite pozorni na podobne prihajajoče dogodke.</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Keep your eyes open &amp; keep searching!</text:p>
          </table:table-cell>
          <table:table-cell table:style-name="ce9" office:value-type="string" calcext:value-type="string">
            <text:p>Imejte oči odprte in nadaljujte z iskanjem!</text:p>
          </table:table-cell>
          <table:table-cell table:style-name="ce9" office:value-type="string" calcext:value-type="string">
            <text:p>Odprite oči in iščite naprej!</text:p>
          </table:table-cell>
          <table:table-cell table:style-name="ce9" office:value-type="string" calcext:value-type="string">
            <text:p>Imej odprte oči in išči naprej!</text:p>
          </table:table-cell>
          <table:table-cell table:style-name="ce9" office:value-type="string" calcext:value-type="string">
            <text:p>Drži oči odprte in nadaljuj z iskanjem!</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Certainly keep your eyes open for this possibility.</text:p>
          </table:table-cell>
          <table:table-cell table:number-columns-repeated="3" table:style-name="ce9" office:value-type="string" calcext:value-type="string">
            <text:p>Vsekakor bodite pozorni na to možnost.</text:p>
          </table:table-cell>
          <table:table-cell table:style-name="ce9" office:value-type="string" calcext:value-type="string">
            <text:p>Vsekakor imej oči odprte za to možnost.</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Will keep my eyes open for this thread.</text:p>
          </table:table-cell>
          <table:table-cell table:style-name="ce9" office:value-type="string" calcext:value-type="string">
            <text:p>Bom pazil na to temo.</text:p>
          </table:table-cell>
          <table:table-cell table:style-name="ce9" office:value-type="string" calcext:value-type="string">
            <text:p>Bom pozoren na to temo.</text:p>
          </table:table-cell>
          <table:table-cell table:style-name="ce9" office:value-type="string" calcext:value-type="string">
            <text:p>Pozorno bom spremljal to temo.</text:p>
          </table:table-cell>
          <table:table-cell table:style-name="ce9" office:value-type="string" calcext:value-type="string">
            <text:p>Bom pazil na to tem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So keep your eyes open for new patterns to sew.</text:p>
          </table:table-cell>
          <table:table-cell table:number-columns-repeated="3" table:style-name="ce9" office:value-type="string" calcext:value-type="string">
            <text:p>Zato bodite pozorni na nove vzorce za šivanje.</text:p>
          </table:table-cell>
          <table:table-cell table:style-name="ce9" office:value-type="string" calcext:value-type="string">
            <text:p>Zato imej oči odprte za nove kroje.</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Keep your eyes open for whatever appeals to you.</text:p>
          </table:table-cell>
          <table:table-cell table:style-name="ce9" office:value-type="string" calcext:value-type="string">
            <text:p>Imejte oči odprte za vse, kar vam je všeč.</text:p>
          </table:table-cell>
          <table:table-cell table:style-name="ce9" office:value-type="string" calcext:value-type="string">
            <text:p>Bodite pozorni na vse, kar vas privlači.</text:p>
          </table:table-cell>
          <table:table-cell table:style-name="ce9" office:value-type="string" calcext:value-type="string">
            <text:p>Imej odprte oči za karkoli, kar te privlači.</text:p>
          </table:table-cell>
          <table:table-cell table:style-name="ce9" office:value-type="string" calcext:value-type="string">
            <text:p>Bodite pozorni na vse, kar vam je všeč.</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1" calcext:value-type="float">
            <text:p>1</text:p>
          </table:table-cell>
          <table:table-cell table:number-columns-repeated="3"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Keep your eyes open for it; seek it.</text:p>
          </table:table-cell>
          <table:table-cell table:style-name="ce9" office:value-type="string" calcext:value-type="string">
            <text:p>Imejte oči odprte in jih poiščite.</text:p>
          </table:table-cell>
          <table:table-cell table:style-name="ce9" office:value-type="string" calcext:value-type="string">
            <text:p>Bodite pozorni na to; iščite to.</text:p>
          </table:table-cell>
          <table:table-cell table:style-name="ce9" office:value-type="string" calcext:value-type="string">
            <text:p>Bodite pozorni nanj; iščite ga.</text:p>
          </table:table-cell>
          <table:table-cell table:style-name="ce9" office:value-type="string" calcext:value-type="string">
            <text:p>Drži oči odprte zanj; išči ga.</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1" calcext:value-type="float">
            <text:p>1</text:p>
          </table:table-cell>
          <table:table-cell table:number-columns-repeated="2" table:style-name="ce9" office:value-type="float" office:value="2" calcext:value-type="float">
            <text:p>2</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I'll keep my eyes open for any documentation concerning this.</text:p>
          </table:table-cell>
          <table:table-cell table:style-name="ce9" office:value-type="string" calcext:value-type="string">
            <text:p>Bom pazil na kakršno koli dokumentacijo v zvezi s tem.</text:p>
          </table:table-cell>
          <table:table-cell table:style-name="ce9" office:value-type="string" calcext:value-type="string">
            <text:p>Bom pozorno spremljala morebitno dokumentacijo v zvezi s tem.</text:p>
          </table:table-cell>
          <table:table-cell table:style-name="ce9" office:value-type="string" calcext:value-type="string">
            <text:p>Pozorno bom spremljal vsako dokumentacijo v zvezi s tem.</text:p>
          </table:table-cell>
          <table:table-cell table:style-name="ce9" office:value-type="string" calcext:value-type="string">
            <text:p>Bom pozoren na vso dokumentacijo, ki bi se nanašala na t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You just need to keep your eyes open for a bargain!</text:p>
          </table:table-cell>
          <table:table-cell table:style-name="ce9" office:value-type="string" calcext:value-type="string">
            <text:p>Samo morate imeti odprte oči za ugodne ponudbe!</text:p>
          </table:table-cell>
          <table:table-cell table:style-name="ce9" office:value-type="string" calcext:value-type="string">
            <text:p>Samo paziti morate na ugodno kupčijo!</text:p>
          </table:table-cell>
          <table:table-cell table:style-name="ce9" office:value-type="string" calcext:value-type="string">
            <text:p>Morate biti le na preži za ugodno ponudbo!</text:p>
          </table:table-cell>
          <table:table-cell table:style-name="ce9" office:value-type="string" calcext:value-type="string">
            <text:p>Le oči moraš imeti odprte za ugoden nakup.</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Keep your eyes open for dates and details in the coming months!</text:p>
          </table:table-cell>
          <table:table-cell table:style-name="ce9" office:value-type="string" calcext:value-type="string">
            <text:p>V prihodnjih mesecih bodite pozorni na datume in podrobnosti!</text:p>
          </table:table-cell>
          <table:table-cell table:style-name="ce9" office:value-type="string" calcext:value-type="string">
            <text:p>Bodite pozorni na datume in podrobnosti v prihodnjih mesecih!</text:p>
          </table:table-cell>
          <table:table-cell table:style-name="ce9" office:value-type="string" calcext:value-type="string">
            <text:p>Bodite pozorni na datume in podrobnosti v prihajajočih mesecih!</text:p>
          </table:table-cell>
          <table:table-cell table:style-name="ce9" office:value-type="string" calcext:value-type="string">
            <text:p>V prihodnjih mesecih bodite pozorni na datume in podrobnosti.</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1" office:value-type="string" calcext:value-type="string">
            <text:p>keep [pron] eyes peeled</text:p>
          </table:table-cell>
          <table:table-cell table:style-name="ce9" office:value-type="string" calcext:value-type="string">
            <text:p>budno opazovati, imeti oči na pecljih, biti pozoren</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Keep your eyes peeled for wild animals.</text:p>
          </table:table-cell>
          <table:table-cell table:style-name="ce9" office:value-type="string" calcext:value-type="string">
            <text:p>Bodite pozorni na divje živali.</text:p>
          </table:table-cell>
          <table:table-cell table:style-name="ce9" office:value-type="string" calcext:value-type="string">
            <text:p>Pazimo na divje živali.</text:p>
          </table:table-cell>
          <table:table-cell table:number-columns-repeated="2" table:style-name="ce9" office:value-type="string" calcext:value-type="string">
            <text:p>Bodite pozorni na divje živali.</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4" calcext:value-type="float">
            <text:p>4</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Keep your eyes peeled for the sale section.</text:p>
          </table:table-cell>
          <table:table-cell table:number-columns-repeated="2" table:style-name="ce9" office:value-type="string" calcext:value-type="string">
            <text:p>Bodite pozorni na razprodajo.</text:p>
          </table:table-cell>
          <table:table-cell table:style-name="ce9" office:value-type="string" calcext:value-type="string">
            <text:p>Pazljivo glej za razprodajo.</text:p>
          </table:table-cell>
          <table:table-cell table:style-name="ce9" office:value-type="string" calcext:value-type="string">
            <text:p>Drži oči odprte za razdelek s popusti.</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So keep your eyes peeled and always expect the unexpected.</text:p>
          </table:table-cell>
          <table:table-cell table:style-name="ce9" office:value-type="string" calcext:value-type="string">
            <text:p>Zato bodite pozorni in vedno pričakujte nepričakovano.</text:p>
          </table:table-cell>
          <table:table-cell table:style-name="ce9" office:value-type="string" calcext:value-type="string">
            <text:p>Zato imejte oči odprte in vedno pričakujte nepričakovano.</text:p>
          </table:table-cell>
          <table:table-cell table:style-name="ce9" office:value-type="string" calcext:value-type="string">
            <text:p>Zato bodite pozorni in vedno pričakujte nepričakovano.</text:p>
          </table:table-cell>
          <table:table-cell table:style-name="ce9" office:value-type="string" calcext:value-type="string">
            <text:p>Zato imejte oči odprte in vedno pričakujte nepričakova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So keep your eyes peeled and check your local online retailer.</text:p>
          </table:table-cell>
          <table:table-cell table:style-name="ce9" office:value-type="string" calcext:value-type="string">
            <text:p>Zato bodite pozorni in preverite ponudbo lokalnih spletnih trgovcev.</text:p>
          </table:table-cell>
          <table:table-cell table:style-name="ce9" office:value-type="string" calcext:value-type="string">
            <text:p>Zato bodite pozorni in preverite pri lokalnem spletnem prodajalcu.</text:p>
          </table:table-cell>
          <table:table-cell table:style-name="ce9" office:value-type="string" calcext:value-type="string">
            <text:p>Zato bodite pozorni in preverite svojega lokalnega spletnega prodajalca.</text:p>
          </table:table-cell>
          <table:table-cell table:style-name="ce11" office:value-type="string" calcext:value-type="string">
            <text:p>Zato bodite pozorni in preverite ponudbo pri svojem spletnem prodajalcu.</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Keep your eyes peeled as her projects start rolling.</text:p>
          </table:table-cell>
          <table:table-cell table:style-name="ce9" office:value-type="string" calcext:value-type="string">
            <text:p>Bodite pozorni, ko se bodo njeni projekti začeli odvijati.</text:p>
          </table:table-cell>
          <table:table-cell table:style-name="ce9" office:value-type="string" calcext:value-type="string">
            <text:p>Bodite pozorni, ko se njeni projekti začnejo uresničevati.</text:p>
          </table:table-cell>
          <table:table-cell table:style-name="ce9" office:value-type="string" calcext:value-type="string">
            <text:p>Bodite pozorni, ko se bodo njeni projekti začeli odvijati.</text:p>
          </table:table-cell>
          <table:table-cell table:style-name="ce9" office:value-type="string" calcext:value-type="string">
            <text:p>Drži oči odprte, ko bodo njeni projekti začeli nastajati.</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Keep your eyes peeled on this game, college football fans!</text:p>
          </table:table-cell>
          <table:table-cell table:style-name="ce9" office:value-type="string" calcext:value-type="string">
            <text:p>Oči odprte za to tekmo, ljubitelji univerzitetnega nogometa!</text:p>
          </table:table-cell>
          <table:table-cell table:style-name="ce9" office:value-type="string" calcext:value-type="string">
            <text:p>Navijači univerzitetnega nogometa, bodite pozorni na to tekmo!</text:p>
          </table:table-cell>
          <table:table-cell table:number-columns-repeated="2" table:style-name="ce9" office:value-type="string" calcext:value-type="string">
            <text:p>Bodite pozorni na to tekmo, ljubitelji univerzitetnega nogometa!</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no</text:p>
          </table:table-cell>
          <table:table-cell table:number-columns-repeated="3"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4" calcext:value-type="float">
            <text:p>4</text:p>
          </table:table-cell>
          <table:table-cell table:number-columns-repeated="3"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Keep your eyes peeled for more news about this soon!</text:p>
          </table:table-cell>
          <table:table-cell table:style-name="ce9" office:value-type="string" calcext:value-type="string">
            <text:p>Bodite pozorni na nove novice o tem!</text:p>
          </table:table-cell>
          <table:table-cell table:style-name="ce9" office:value-type="string" calcext:value-type="string">
            <text:p>Bodite pozorni na novice o tem kmalu!</text:p>
          </table:table-cell>
          <table:table-cell table:number-columns-repeated="2" table:style-name="ce9" office:value-type="string" calcext:value-type="string">
            <text:p>Bodite pozorni na več novic o tem kmalu!</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They will be getting more soon so keep your eyes peeled.</text:p>
          </table:table-cell>
          <table:table-cell table:number-columns-repeated="2" table:style-name="ce9" office:value-type="string" calcext:value-type="string">
            <text:p>Kmalu jih bo še več, zato bodite pozorni.</text:p>
          </table:table-cell>
          <table:table-cell table:style-name="ce9" office:value-type="string" calcext:value-type="string">
            <text:p>Kmalu jih bodo dobili več, zato bodite pozorni.</text:p>
          </table:table-cell>
          <table:table-cell table:style-name="ce9" office:value-type="string" calcext:value-type="string">
            <text:p>Kmalu bodo dobili še več, zato ostani pozoren.</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Keep your eyes peeled however for a certain archer hero cameo!</text:p>
          </table:table-cell>
          <table:table-cell table:style-name="ce9" office:value-type="string" calcext:value-type="string">
            <text:p>Vendar bodite pozorni na cameo nastop nekega lokostrelskega junaka!</text:p>
          </table:table-cell>
          <table:table-cell table:style-name="ce9" office:value-type="string" calcext:value-type="string">
            <text:p>Vendar bodite pozorni na nastop nekega lokostrelskega junaka!</text:p>
          </table:table-cell>
          <table:table-cell table:style-name="ce9" office:value-type="string" calcext:value-type="string">
            <text:p>Bodite pa pozorni na nastop določenega heroja lokostrelca!</text:p>
          </table:table-cell>
          <table:table-cell table:style-name="ce9" office:value-type="string" calcext:value-type="string">
            <text:p>Ostanite pozorni na nastop določenega junaka-lokostrelc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So keep your eyes peeled for more tree red list publications coming soon.</text:p>
          </table:table-cell>
          <table:table-cell table:style-name="ce9" office:value-type="string" calcext:value-type="string">
            <text:p>Zato bodite pozorni na nove objave rdečega seznama dreves, ki bodo kmalu na voljo.</text:p>
          </table:table-cell>
          <table:table-cell table:style-name="ce11" office:value-type="string" calcext:value-type="string">
            <text:p>Zato bodite pozorni na nadaljnje publikacije o drevesih z rdečim seznamom, ki bodo kmalu na voljo.</text:p>
          </table:table-cell>
          <table:table-cell table:style-name="ce9" office:value-type="string" calcext:value-type="string">
            <text:p>Zato bodite pozorni na več prihajajočih objav rdečega seznama dreves.</text:p>
          </table:table-cell>
          <table:table-cell table:style-name="ce9" office:value-type="string" calcext:value-type="string">
            <text:p>Zato ostanite pozorni na nove izdaje rdečega seznama dreves, ki prihajajo kmalu.</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1" office:value-type="string" calcext:value-type="string">
            <text:p>keep tabs on</text:p>
          </table:table-cell>
          <table:table-cell table:style-name="ce9" office:value-type="string" calcext:value-type="string">
            <text:p>nadzorovati, imeti pregled nad, paziti na</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Keep tabs on him a few years down the road.</text:p>
          </table:table-cell>
          <table:table-cell table:style-name="ce9" office:value-type="string" calcext:value-type="string">
            <text:p>Pazite ga še nekaj let.</text:p>
          </table:table-cell>
          <table:table-cell table:number-columns-repeated="2" table:style-name="ce9" office:value-type="string" calcext:value-type="string">
            <text:p>Spremljajte ga čez nekaj let.</text:p>
          </table:table-cell>
          <table:table-cell table:style-name="ce11" office:value-type="string" calcext:value-type="string">
            <text:p>Spremljaj ga še nekaj let vnaprej.</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no?</text:p>
          </table:table-cell>
          <table:table-cell table:number-columns-repeated="3"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Do you guys keep tabs on what goes on there?</text:p>
          </table:table-cell>
          <table:table-cell table:number-columns-repeated="2" table:style-name="ce9" office:value-type="string" calcext:value-type="string">
            <text:p>Ali spremljate, kaj se tam dogaja?</text:p>
          </table:table-cell>
          <table:table-cell table:style-name="ce9" office:value-type="string" calcext:value-type="string">
            <text:p>Ali fantje spremljate, kaj se tam dogaja?</text:p>
          </table:table-cell>
          <table:table-cell table:style-name="ce9" office:value-type="string" calcext:value-type="string">
            <text:p>Ali spremljate, kaj se tam dogaj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Do you keep tabs on anyone?</text:p>
          </table:table-cell>
          <table:table-cell table:style-name="ce9" office:value-type="string" calcext:value-type="string">
            <text:p>Ali spremljate koga?</text:p>
          </table:table-cell>
          <table:table-cell table:style-name="ce9" office:value-type="string" calcext:value-type="string">
            <text:p>Ali koga spremljate?</text:p>
          </table:table-cell>
          <table:table-cell table:style-name="ce9" office:value-type="string" calcext:value-type="string">
            <text:p>Ali koga spremljaš?</text:p>
          </table:table-cell>
          <table:table-cell table:style-name="ce9" office:value-type="string" calcext:value-type="string">
            <text:p>Ali spremljaš kog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Are you going to keep tabs on his work in the future?</text:p>
          </table:table-cell>
          <table:table-cell table:style-name="ce9" office:value-type="string" calcext:value-type="string">
            <text:p>Ali boste tudi v prihodnje spremljali njegovo delo?</text:p>
          </table:table-cell>
          <table:table-cell table:style-name="ce9" office:value-type="string" calcext:value-type="string">
            <text:p>Boste v prihodnje spremljali njegovo delo?</text:p>
          </table:table-cell>
          <table:table-cell table:number-columns-repeated="2" table:style-name="ce9" office:value-type="string" calcext:value-type="string">
            <text:p>Ali boš v prihodnje spremljal njegovo del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We'll keep tabs on the situation and see if the date sticks.</text:p>
          </table:table-cell>
          <table:table-cell table:style-name="ce9" office:value-type="string" calcext:value-type="string">
            <text:p>Bomo spremljali situacijo in videli, ali bo datum veljal.</text:p>
          </table:table-cell>
          <table:table-cell table:style-name="ce9" office:value-type="string" calcext:value-type="string">
            <text:p>Spremljali bomo situacijo in videli, ali bo datum obstal.</text:p>
          </table:table-cell>
          <table:table-cell table:style-name="ce9" office:value-type="string" calcext:value-type="string">
            <text:p>Spremljali bomo situacijo in videli, ali se bo datum obdržal.</text:p>
          </table:table-cell>
          <table:table-cell table:style-name="ce9" office:value-type="string" calcext:value-type="string">
            <text:p>Spremljali bomo razmere in videli, ali bo datum obveljal.</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Santa has a special laboratory to keep tabs on the boys and girls on Earth.</text:p>
          </table:table-cell>
          <table:table-cell table:style-name="ce11" office:value-type="string" calcext:value-type="string">
            <text:p>Božiček ima posebno laboratorij, kjer spremlja dečke in deklice na Zemlji.</text:p>
          </table:table-cell>
          <table:table-cell table:style-name="ce9" office:value-type="string" calcext:value-type="string">
            <text:p>Božiček ima poseben laboratorij, ki spremlja dečke in deklice na Zemlji.</text:p>
          </table:table-cell>
          <table:table-cell table:style-name="ce9" office:value-type="string" calcext:value-type="string">
            <text:p>Božiček ima poseben laboratorij, kjer spremlja dečke in deklice na Zemlji.</text:p>
          </table:table-cell>
          <table:table-cell table:style-name="ce11" office:value-type="string" calcext:value-type="string">
            <text:p>Božiček ima poseben laboratorij, s katerim spremlja dečke in deklice na Zemlji.</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It's important to keep tabs on your relationship – both at home and work.</text:p>
          </table:table-cell>
          <table:table-cell table:style-name="ce9" office:value-type="string" calcext:value-type="string">
            <text:p>Pomembno je, da spremljate svoje odnose – tako doma kot v službi.</text:p>
          </table:table-cell>
          <table:table-cell table:number-columns-repeated="2" table:style-name="ce9" office:value-type="string" calcext:value-type="string">
            <text:p>Pomembno je, da spremljate svoj odnos – tako doma kot v službi.</text:p>
          </table:table-cell>
          <table:table-cell table:style-name="ce9" office:value-type="string" calcext:value-type="string">
            <text:p>Pomembno je imeti pregled nad svojim odnosom – doma in v službi.</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Not keeping tabs on how much data's being used can lead to a big penalty.</text:p>
          </table:table-cell>
          <table:table-cell table:style-name="ce9" office:value-type="string" calcext:value-type="string">
            <text:p>Če ne spremljate, koliko podatkov porabite, lahko to privede do visoke kazni.</text:p>
          </table:table-cell>
          <table:table-cell table:style-name="ce9" office:value-type="string" calcext:value-type="string">
            <text:p>Če ne spremljate, koliko podatkov se uporablja, lahko to privede do velike kazni.</text:p>
          </table:table-cell>
          <table:table-cell table:style-name="ce9" office:value-type="string" calcext:value-type="string">
            <text:p>Nespremljanje tega, koliko podatkov se porablja, lahko privede do visoke kazni.</text:p>
          </table:table-cell>
          <table:table-cell table:style-name="ce9" office:value-type="string" calcext:value-type="string">
            <text:p>Če ne spremljaš porabe podatkov, te lahko doleti visoka kazen.</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Follow his blog, The Weekend Warrior, where he keeps tabs on their adventures.</text:p>
          </table:table-cell>
          <table:table-cell table:style-name="ce9" office:value-type="string" calcext:value-type="string">
            <text:p>Sledite njegovemu blogu The Weekend Warrior, kjer opisuje njihove dogodivščine.</text:p>
          </table:table-cell>
          <table:table-cell table:style-name="ce9" office:value-type="string" calcext:value-type="string">
            <text:p>Sledite njegovemu blogu The Weekend Warrior, kjer spremlja njune dogodivščine.</text:p>
          </table:table-cell>
          <table:table-cell table:style-name="ce9" office:value-type="string" calcext:value-type="string">
            <text:p>Spremljajte njegov blog, The Weekend Warrior, kjer spremlja njihove dogodivščine.</text:p>
          </table:table-cell>
          <table:table-cell table:style-name="ce9" office:value-type="string" calcext:value-type="string">
            <text:p>Spremljaj njegov blog The Weekend Warrior, kjer ima pod nadzorom njune pustolovščine.</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Active Facebook, Twitter and Instagram channels allow users to keep tabs on the latest developments.</text:p>
          </table:table-cell>
          <table:table-cell table:style-name="ce9" office:value-type="string" calcext:value-type="string">
            <text:p>Aktivni kanali Facebook, Twitter in Instagram omogočajo uporabnikom, da spremljajo najnovejše dogajanje.</text:p>
          </table:table-cell>
          <table:table-cell table:style-name="ce9" office:value-type="string" calcext:value-type="string">
            <text:p>Aktivni kanali na Facebooku, Twitterju in Instagramu uporabnikom omogočajo spremljanje najnovejših dogodkov.</text:p>
          </table:table-cell>
          <table:table-cell table:style-name="ce9" office:value-type="string" calcext:value-type="string">
            <text:p>Aktivni kanali Facebook, Twitter in Instagram omogočajo uporabnikom, da spremljajo najnovejša dogajanja.</text:p>
          </table:table-cell>
          <table:table-cell table:style-name="ce9" office:value-type="string" calcext:value-type="string">
            <text:p>Aktivni kanali na Facebooku, Twitterju in Instagramu uporabnikom omogočajo spremljanje najnovejših dogajanj.</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1" office:value-type="string" calcext:value-type="string">
            <text:p>keep the wolf from the door</text:p>
          </table:table-cell>
          <table:table-cell table:style-name="ce9" office:value-type="string" calcext:value-type="string">
            <text:p>komaj shajati, živet iz rok v usta, imeti dovolj pod palcem</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They are just about keeping the wolves from the door.</text:p>
          </table:table-cell>
          <table:table-cell table:style-name="ce9" office:value-type="string" calcext:value-type="string">
            <text:p>Skušajo le preprečiti, da bi volkovi prišli do vrat.</text:p>
          </table:table-cell>
          <table:table-cell table:style-name="ce9" office:value-type="string" calcext:value-type="string">
            <text:p>Komajda jima gre za to, da odženeta volkove pred vrati.</text:p>
          </table:table-cell>
          <table:table-cell table:style-name="ce9" office:value-type="string" calcext:value-type="string">
            <text:p>Komajda se preživljajo.</text:p>
          </table:table-cell>
          <table:table-cell table:style-name="ce9" office:value-type="string" calcext:value-type="string">
            <text:p>Komaj še držijo volkove od vrat.</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Still it more than kept the wolf from the door.</text:p>
          </table:table-cell>
          <table:table-cell table:style-name="ce9" office:value-type="string" calcext:value-type="string">
            <text:p>Kljub temu je to več kot zadostovalo, da sem se izognil najhujšemu.</text:p>
          </table:table-cell>
          <table:table-cell table:style-name="ce9" office:value-type="string" calcext:value-type="string">
            <text:p>Vseeno pa je to več kot odvrnilo volka od vrat.</text:p>
          </table:table-cell>
          <table:table-cell table:style-name="ce9" office:value-type="string" calcext:value-type="string">
            <text:p>Vseeno je to več kot dovolj za preživetje.</text:p>
          </table:table-cell>
          <table:table-cell table:style-name="ce9" office:value-type="string" calcext:value-type="string">
            <text:p>Kljub temu je več kot dovolj preprečevalo, da bi volk potrkal na vrata.</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Keeping the wolf from the door meant taking all offers very seriously.</text:p>
          </table:table-cell>
          <table:table-cell table:style-name="ce9" office:value-type="string" calcext:value-type="string">
            <text:p>Da bi se izognili najhujšemu, so morali vse ponudbe vzeti zelo resno.</text:p>
          </table:table-cell>
          <table:table-cell table:style-name="ce9" office:value-type="string" calcext:value-type="string">
            <text:p>Da bi volka držali stran od vrat, je bilo treba vse ponudbe jemati zelo resno.</text:p>
          </table:table-cell>
          <table:table-cell table:style-name="ce9" office:value-type="string" calcext:value-type="string">
            <text:p>Preživetje je pomenilo, da je treba vse ponudbe vzeti zelo resno.</text:p>
          </table:table-cell>
          <table:table-cell table:style-name="ce9" office:value-type="string" calcext:value-type="string">
            <text:p>Da so se izognili lakoti, so morali vse ponudbe jemati zelo res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Will he be able to keep the wolves from the door?</text:p>
          </table:table-cell>
          <table:table-cell table:style-name="ce9" office:value-type="string" calcext:value-type="string">
            <text:p>Ali bo uspel odgnati volkove od vrat?</text:p>
          </table:table-cell>
          <table:table-cell table:style-name="ce9" office:value-type="string" calcext:value-type="string">
            <text:p>Mu bo uspelo zadržati volkove pred vrati?</text:p>
          </table:table-cell>
          <table:table-cell table:style-name="ce9" office:value-type="string" calcext:value-type="string">
            <text:p>Se bo lahko preživljal?</text:p>
          </table:table-cell>
          <table:table-cell table:style-name="ce9" office:value-type="string" calcext:value-type="string">
            <text:p>Bo zmogel odvrniti nevarnost in preprečiti propad?</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Kept the wolf from the door as it gets tough.</text:p>
          </table:table-cell>
          <table:table-cell table:style-name="ce9" office:value-type="string" calcext:value-type="string">
            <text:p>Ko je postalo težko, je odvrnil volka od vrat.</text:p>
          </table:table-cell>
          <table:table-cell table:style-name="ce9" office:value-type="string" calcext:value-type="string">
            <text:p>Volka sem odgnal od vrat, ko bo težje.</text:p>
          </table:table-cell>
          <table:table-cell table:style-name="ce9" office:value-type="string" calcext:value-type="string">
            <text:p>Preživljal se je, ko je postalo težko.</text:p>
          </table:table-cell>
          <table:table-cell table:style-name="ce9" office:value-type="string" calcext:value-type="string">
            <text:p>Ohranil je osnovno preživetje, ko je postalo težk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At last, they cannot keep the wolf from the door!</text:p>
          </table:table-cell>
          <table:table-cell table:style-name="ce9" office:value-type="string" calcext:value-type="string">
            <text:p>Končno ne morejo več zadrževati volka pred vrati!</text:p>
          </table:table-cell>
          <table:table-cell table:style-name="ce9" office:value-type="string" calcext:value-type="string">
            <text:p>Končno ne morejo zadržati volka pred vrati!</text:p>
          </table:table-cell>
          <table:table-cell table:style-name="ce9" office:value-type="string" calcext:value-type="string">
            <text:p>Končno se ne morejo več preživljati!</text:p>
          </table:table-cell>
          <table:table-cell table:style-name="ce9" office:value-type="string" calcext:value-type="string">
            <text:p>Končno ne morejo več držati volka od vrat!</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All very boring, but it did keep the wolf from the door.</text:p>
          </table:table-cell>
          <table:table-cell table:style-name="ce9" office:value-type="string" calcext:value-type="string">
            <text:p>Vse skupaj je bilo zelo dolgočasno, a je vsaj odvrnilo volka od vrat.</text:p>
          </table:table-cell>
          <table:table-cell table:style-name="ce9" office:value-type="string" calcext:value-type="string">
            <text:p>Vse skupaj je bilo zelo dolgočasno, a je volka odvrnilo od vrat.</text:p>
          </table:table-cell>
          <table:table-cell table:style-name="ce9" office:value-type="string" calcext:value-type="string">
            <text:p>Vse zelo dolgočasno, a vsaj preživljal se je.</text:p>
          </table:table-cell>
          <table:table-cell table:style-name="ce9" office:value-type="string" calcext:value-type="string">
            <text:p>Vse zelo dolgočasno, a je vseeno preprečilo, da bi volk prišel do vrat.</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How could this helpless family ever hope to keep the wolf from the door.</text:p>
          </table:table-cell>
          <table:table-cell table:style-name="ce9" office:value-type="string" calcext:value-type="string">
            <text:p>Kako bi ta nemočna družina lahko upala, da bo preprečila, da bi volk prišel do vrat?</text:p>
          </table:table-cell>
          <table:table-cell table:style-name="ce9" office:value-type="string" calcext:value-type="string">
            <text:p>Kako bi si lahko ta nemočna družina sploh kdaj upala, da bo volka odvrnila od vrat?</text:p>
          </table:table-cell>
          <table:table-cell table:style-name="ce9" office:value-type="string" calcext:value-type="string">
            <text:p>Kako bi lahko ta nemočna družina sploh upala, da se bo preživljala.</text:p>
          </table:table-cell>
          <table:table-cell table:style-name="ce9" office:value-type="string" calcext:value-type="string">
            <text:p>Kako bi ta nemočna družina lahko upala, da bo pregnala volka s praga.</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He was in great poverty and could barely keep the wolf from the door.</text:p>
          </table:table-cell>
          <table:table-cell table:style-name="ce9" office:value-type="string" calcext:value-type="string">
            <text:p>Živel je v veliki revščini in komajda je lahko preživel.</text:p>
          </table:table-cell>
          <table:table-cell table:style-name="ce9" office:value-type="string" calcext:value-type="string">
            <text:p>Bil je v veliki revščini in je komaj zadrževal volka pred vrati.</text:p>
          </table:table-cell>
          <table:table-cell table:style-name="ce9" office:value-type="string" calcext:value-type="string">
            <text:p>Bil je v veliki revščini in se je komaj preživljal.</text:p>
          </table:table-cell>
          <table:table-cell table:style-name="ce9" office:value-type="string" calcext:value-type="string">
            <text:p>Živel je v veliki bedi in je komaj še odganjal lakot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So she ghost-wrote a celeb autobiography to keep the wolf from the door.</text:p>
          </table:table-cell>
          <table:table-cell table:style-name="ce9" office:value-type="string" calcext:value-type="string">
            <text:p>Zato je kot ghostwriter napisala avtobiografijo znane osebnosti, da bi preprečila propad.</text:p>
          </table:table-cell>
          <table:table-cell table:style-name="ce9" office:value-type="string" calcext:value-type="string">
            <text:p>Zato je napisala avtobiografijo slavne osebe, da bi volka odvrnila od vrat.</text:p>
          </table:table-cell>
          <table:table-cell table:style-name="ce9" office:value-type="string" calcext:value-type="string">
            <text:p>Zato je kot avtor v senci pisala avtobiografijo slavne osebe, da se je preživljala.</text:p>
          </table:table-cell>
          <table:table-cell table:style-name="ce11" office:value-type="string" calcext:value-type="string">
            <text:p>Zato je napisala avtobiografijo slavne osebe kot »duh«, da bi odvrnila hude stiske.</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1" office:value-type="string" calcext:value-type="string">
            <text:p>keep [pron] head above water</text:p>
          </table:table-cell>
          <table:table-cell table:style-name="ce9" office:value-type="string" calcext:value-type="string">
            <text:p>obdržati se nad gladino, ostati na površju, ohraniti/ obdržati glavo nad vodo</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It was difficult keeping our heads above water.</text:p>
          </table:table-cell>
          <table:table-cell table:style-name="ce9" office:value-type="string" calcext:value-type="string">
            <text:p>Težko je bilo ostati nad vodo.</text:p>
          </table:table-cell>
          <table:table-cell table:style-name="ce9" office:value-type="string" calcext:value-type="string">
            <text:p>Težko je bilo obdržati glavo nad vodo.</text:p>
          </table:table-cell>
          <table:table-cell table:style-name="ce9" office:value-type="string" calcext:value-type="string">
            <text:p>Težko sva se obdržala nad vodo.</text:p>
          </table:table-cell>
          <table:table-cell table:style-name="ce9" office:value-type="string" calcext:value-type="string">
            <text:p>Težko je bilo ohranjati glavo nad vod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4" calcext:value-type="float">
            <text:p>4</text:p>
          </table:table-cell>
          <table:table-cell table:style-name="ce9" office:value-type="float" office:value="1" calcext:value-type="float">
            <text:p>1</text:p>
          </table:table-cell>
          <table:table-cell table:style-name="ce9" office:value-type="float" office:value="4" calcext:value-type="float">
            <text:p>4</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My immediate goal is to simply keep my head above water.</text:p>
          </table:table-cell>
          <table:table-cell table:style-name="ce9" office:value-type="string" calcext:value-type="string">
            <text:p>Moj neposredni cilj je preprosto ostati nad vodo.</text:p>
          </table:table-cell>
          <table:table-cell table:style-name="ce9" office:value-type="string" calcext:value-type="string">
            <text:p>Moj neposredni cilj je preprosto obdržati glavo nad vodo.</text:p>
          </table:table-cell>
          <table:table-cell table:style-name="ce9" office:value-type="string" calcext:value-type="string">
            <text:p>Moj takojšen cilj je, da se preprosto obdržim nad vodo.</text:p>
          </table:table-cell>
          <table:table-cell table:style-name="ce9" office:value-type="string" calcext:value-type="string">
            <text:p>Moj takojšnji cilj je preprosto ohraniti glavo nad vod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4" calcext:value-type="float">
            <text:p>4</text:p>
          </table:table-cell>
          <table:table-cell table:style-name="ce9" office:value-type="float" office:value="1" calcext:value-type="float">
            <text:p>1</text:p>
          </table:table-cell>
          <table:table-cell table:style-name="ce9" office:value-type="float" office:value="4" calcext:value-type="float">
            <text:p>4</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They're barely keeping their heads above water.</text:p>
          </table:table-cell>
          <table:table-cell table:number-columns-repeated="3" table:style-name="ce9" office:value-type="string" calcext:value-type="string">
            <text:p>Komaj se držijo nad vodo.</text:p>
          </table:table-cell>
          <table:table-cell table:style-name="ce9" office:value-type="string" calcext:value-type="string">
            <text:p>Komaj še ohranjajo glave nad vodo.</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no</text:p>
          </table:table-cell>
          <table:table-cell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4" calcext:value-type="float">
            <text:p>4</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I'm barely keeping my head above water.</text:p>
          </table:table-cell>
          <table:table-cell table:number-columns-repeated="3" table:style-name="ce9" office:value-type="string" calcext:value-type="string">
            <text:p>Komaj se držim nad vodo.</text:p>
          </table:table-cell>
          <table:table-cell table:style-name="ce9" office:value-type="string" calcext:value-type="string">
            <text:p>Komaj še držim glavo nad vodo.</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no</text:p>
          </table:table-cell>
          <table:table-cell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4" calcext:value-type="float">
            <text:p>4</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As it were she barely kept her head above water.</text:p>
          </table:table-cell>
          <table:table-cell table:style-name="ce9" office:value-type="string" calcext:value-type="string">
            <text:p>Pravzaprav je komajda držala glavo nad vodo.</text:p>
          </table:table-cell>
          <table:table-cell table:style-name="ce9" office:value-type="string" calcext:value-type="string">
            <text:p>Komaj je držala glavo nad vodo.</text:p>
          </table:table-cell>
          <table:table-cell table:style-name="ce9" office:value-type="string" calcext:value-type="string">
            <text:p>Tako rekoč se je komaj držala nad vodo.</text:p>
          </table:table-cell>
          <table:table-cell table:style-name="ce9" office:value-type="string" calcext:value-type="string">
            <text:p>Tako rekoč je komaj držala glavo nad vod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4" calcext:value-type="float">
            <text:p>4</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Troubled aquatic park struggles to keep its head above water.</text:p>
          </table:table-cell>
          <table:table-cell table:style-name="ce9" office:value-type="string" calcext:value-type="string">
            <text:p>V težavah se nahaja vodni park, ki se trudi ostati nad vodo.</text:p>
          </table:table-cell>
          <table:table-cell table:style-name="ce9" office:value-type="string" calcext:value-type="string">
            <text:p>Vodni park v težavah se trudi obdržati glavo nad vodo.</text:p>
          </table:table-cell>
          <table:table-cell table:style-name="ce9" office:value-type="string" calcext:value-type="string">
            <text:p>Problematičen vodni park se trudi ostati nad vodo.</text:p>
          </table:table-cell>
          <table:table-cell table:style-name="ce9" office:value-type="string" calcext:value-type="string">
            <text:p>Težavnemu vodnemu parku komaj uspeva obdržati glavo nad vod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4" calcext:value-type="float">
            <text:p>4</text:p>
          </table:table-cell>
          <table:table-cell table:style-name="ce9" office:value-type="float" office:value="1" calcext:value-type="float">
            <text:p>1</text:p>
          </table:table-cell>
          <table:table-cell table:style-name="ce9" office:value-type="float" office:value="4" calcext:value-type="float">
            <text:p>4</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So, we're keeping our heads above water.</text:p>
          </table:table-cell>
          <table:table-cell table:style-name="ce9" office:value-type="string" calcext:value-type="string">
            <text:p>Torej, še vedno se držimo nad vodo.</text:p>
          </table:table-cell>
          <table:table-cell table:style-name="ce9" office:value-type="string" calcext:value-type="string">
            <text:p>Torej, držimo glave nad vodo.</text:p>
          </table:table-cell>
          <table:table-cell table:style-name="ce9" office:value-type="string" calcext:value-type="string">
            <text:p>Torej, držimo se nad vodo.</text:p>
          </table:table-cell>
          <table:table-cell table:style-name="ce9" office:value-type="string" calcext:value-type="string">
            <text:p>Torej, ohranjamo glave nad vod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4" calcext:value-type="float">
            <text:p>4</text:p>
          </table:table-cell>
          <table:table-cell table:style-name="ce9" office:value-type="float" office:value="1" calcext:value-type="float">
            <text:p>1</text:p>
          </table:table-cell>
          <table:table-cell table:style-name="ce9" office:value-type="float" office:value="4" calcext:value-type="float">
            <text:p>4</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6" office:value-type="string" calcext:value-type="string">
            <text:p>Keeping heads above water and staying out of the red is a well-deserved cause for celebration.</text:p>
          </table:table-cell>
          <table:table-cell table:style-name="ce9" office:value-type="string" calcext:value-type="string">
            <text:p>Da se držimo nad vodo in ne zaidemo v rdeče številke, je zaslužen razlog za praznovanje.</text:p>
          </table:table-cell>
          <table:table-cell table:style-name="ce9" office:value-type="string" calcext:value-type="string">
            <text:p>Ohranjanje glave nad vodo in izogibanje rdečim številkam je zaslužen razlog za praznovanje.</text:p>
          </table:table-cell>
          <table:table-cell table:style-name="ce9" office:value-type="string" calcext:value-type="string">
            <text:p>Držanje glave nad vodo in izogibanje rdečim številkam je zaslužen razlog za praznovanje.</text:p>
          </table:table-cell>
          <table:table-cell table:style-name="ce9" office:value-type="string" calcext:value-type="string">
            <text:p>Ohraniti glavo nad vodo in ostati iz dolgov je dobro zaslužena priložnost za praznovanje.</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no</text:p>
          </table:table-cell>
          <table:table-cell table:number-columns-repeated="3"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4" calcext:value-type="float">
            <text:p>4</text:p>
          </table:table-cell>
          <table:table-cell table:number-columns-repeated="3"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They need to stoke inflation to keep their heads above water.</text:p>
          </table:table-cell>
          <table:table-cell table:style-name="ce9" office:value-type="string" calcext:value-type="string">
            <text:p>Da bi se obdržali nad vodo, morajo spodbujati inflacijo.</text:p>
          </table:table-cell>
          <table:table-cell table:style-name="ce9" office:value-type="string" calcext:value-type="string">
            <text:p>Morajo podžigati inflacijo, da ostanejo nad vodo.</text:p>
          </table:table-cell>
          <table:table-cell table:style-name="ce9" office:value-type="string" calcext:value-type="string">
            <text:p>Spodbuditi morajo inflacijo, da se obdržijo nad vodo.</text:p>
          </table:table-cell>
          <table:table-cell table:style-name="ce9" office:value-type="string" calcext:value-type="string">
            <text:p>Potrebujejo spodbujanje inflacije, da ostanejo nad gladino.</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no</text:p>
          </table:table-cell>
          <table:table-cell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4" calcext:value-type="float">
            <text:p>4</text:p>
          </table:table-cell>
          <table:table-cell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Kicking just hard enough to keep our heads above water.</text:p>
          </table:table-cell>
          <table:table-cell table:style-name="ce9" office:value-type="string" calcext:value-type="string">
            <text:p>Brcamo ravno toliko, da se držimo nad vodo.</text:p>
          </table:table-cell>
          <table:table-cell table:style-name="ce9" office:value-type="string" calcext:value-type="string">
            <text:p>Brca ravno dovolj močno, da ostanemo na suhem.</text:p>
          </table:table-cell>
          <table:table-cell table:style-name="ce9" office:value-type="string" calcext:value-type="string">
            <text:p>Brcali smo ravno dovolj močno, da smo držali glavo nad vodo.</text:p>
          </table:table-cell>
          <table:table-cell table:style-name="ce9" office:value-type="string" calcext:value-type="string">
            <text:p>Brcali smo ravno toliko močno, da smo držali glavo nad vod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4" calcext:value-type="float">
            <text:p>4</text:p>
          </table:table-cell>
          <table:table-cell table:style-name="ce9" office:value-type="float" office:value="2" calcext:value-type="float">
            <text:p>2</text:p>
          </table:table-cell>
          <table:table-cell table:number-columns-repeated="2" table:style-name="ce9" office:value-type="float" office:value="1" calcext:value-type="float">
            <text:p>1</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1" office:value-type="string" calcext:value-type="string">
            <text:p>kick the bucket</text:p>
          </table:table-cell>
          <table:table-cell table:style-name="ce9" office:value-type="string" calcext:value-type="string">
            <text:p>iti rakom žvižgati, iztegniti se, umreti</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Did she kick the bucket , or something?</text:p>
          </table:table-cell>
          <table:table-cell table:style-name="ce9" office:value-type="string" calcext:value-type="string">
            <text:p>Je umrla ali kaj?</text:p>
          </table:table-cell>
          <table:table-cell table:style-name="ce9" office:value-type="string" calcext:value-type="string">
            <text:p>Je brcnila v morje ali kaj podobnega?</text:p>
          </table:table-cell>
          <table:table-cell table:style-name="ce9" office:value-type="string" calcext:value-type="string">
            <text:p>Ali je umrla, ali kaj?</text:p>
          </table:table-cell>
          <table:table-cell table:style-name="ce9" office:value-type="string" calcext:value-type="string">
            <text:p>Je crknila ali kaj podobnega?</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After her mother kicks the bucket she will become queen.</text:p>
          </table:table-cell>
          <table:table-cell table:style-name="ce9" office:value-type="string" calcext:value-type="string">
            <text:p>Ko bo njena mama umrla, bo postala kraljica.</text:p>
          </table:table-cell>
          <table:table-cell table:style-name="ce9" office:value-type="string" calcext:value-type="string">
            <text:p>Ko bo njena mati umrla, bo postala kraljica.</text:p>
          </table:table-cell>
          <table:table-cell table:style-name="ce9" office:value-type="string" calcext:value-type="string">
            <text:p>Potem ko bo njena mama umrla, bo postala kraljica.</text:p>
          </table:table-cell>
          <table:table-cell table:style-name="ce9" office:value-type="string" calcext:value-type="string">
            <text:p>Ko ji mati umre, bo postala kraljic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I cannot wait until Jesse Jackson kicks the bucket.</text:p>
          </table:table-cell>
          <table:table-cell table:style-name="ce1" office:value-type="string" calcext:value-type="string">
            <text:p>Komaj čakam, da Jesse Jackson umre.</text:p>
          </table:table-cell>
          <table:table-cell table:number-columns-repeated="2" table:style-name="ce9" office:value-type="string" calcext:value-type="string">
            <text:p>Komaj čakam, da Jesse Jackson umre.</text:p>
          </table:table-cell>
          <table:table-cell table:style-name="ce9" office:value-type="string" calcext:value-type="string">
            <text:p>Komaj čakam, da Jesse Jackson crkne.</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He could easily kick the bucket.</text:p>
          </table:table-cell>
          <table:table-cell table:style-name="ce9" office:value-type="string" calcext:value-type="string">
            <text:p>Lahko bi zlahka umrl.</text:p>
          </table:table-cell>
          <table:table-cell table:style-name="ce9" office:value-type="string" calcext:value-type="string">
            <text:p>Z lahkoto bi lahko šel v zadrego.</text:p>
          </table:table-cell>
          <table:table-cell table:style-name="ce13" office:value-type="string" calcext:value-type="string">
            <text:p>Zlahka bi umrl.</text:p>
          </table:table-cell>
          <table:table-cell table:style-name="ce9" office:value-type="string" calcext:value-type="string">
            <text:p>Zlahka bi lahko poginil.</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4" calcext:value-type="float">
            <text:p>4</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Bob Chandler finally kicks the bucket.</text:p>
          </table:table-cell>
          <table:table-cell table:style-name="ce9" office:value-type="string" calcext:value-type="string">
            <text:p>Bob Chandler je končno umrl.</text:p>
          </table:table-cell>
          <table:table-cell table:style-name="ce9" office:value-type="string" calcext:value-type="string">
            <text:p>Bob Chandler končno odide.</text:p>
          </table:table-cell>
          <table:table-cell table:style-name="ce9" office:value-type="string" calcext:value-type="string">
            <text:p>Bob Chandler je končno umrl.</text:p>
          </table:table-cell>
          <table:table-cell table:style-name="ce9" office:value-type="string" calcext:value-type="string">
            <text:p>Bob Chandler končno umre.</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They'll kick the bucket eventually.</text:p>
          </table:table-cell>
          <table:table-cell table:style-name="ce9" office:value-type="string" calcext:value-type="string">
            <text:p>Na koncu bodo umrli.</text:p>
          </table:table-cell>
          <table:table-cell table:style-name="ce9" office:value-type="string" calcext:value-type="string">
            <text:p>Sčasoma bodo odnehali.</text:p>
          </table:table-cell>
          <table:table-cell table:style-name="ce9" office:value-type="string" calcext:value-type="string">
            <text:p>Sčasoma bodo umrli.</text:p>
          </table:table-cell>
          <table:table-cell table:style-name="ce9" office:value-type="string" calcext:value-type="string">
            <text:p>Slej ko prej bodo umrli.</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Good thing I did, since Geocities has since kicked the bucket.</text:p>
          </table:table-cell>
          <table:table-cell table:style-name="ce9" office:value-type="string" calcext:value-type="string">
            <text:p>Dobro, da sem to storil, saj je Geocities od takrat že propadel.</text:p>
          </table:table-cell>
          <table:table-cell table:style-name="ce9" office:value-type="string" calcext:value-type="string">
            <text:p>Dobro, da sem to storil, saj je Geocities od takrat odnehal.</text:p>
          </table:table-cell>
          <table:table-cell table:style-name="ce9" office:value-type="string" calcext:value-type="string">
            <text:p>Dobro, da sem to naredil, saj je Geocities medtem umrl.</text:p>
          </table:table-cell>
          <table:table-cell table:style-name="ce9" office:value-type="string" calcext:value-type="string">
            <text:p>Dobro, da sem to storil, saj je Geocities medtem propadel.</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number-columns-repeated="2" table:style-name="ce9" office:value-type="string" calcext:value-type="string">
            <text:p>no</text:p>
          </table:table-cell>
          <table:table-cell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I think I'd rather wait until the old guy kicks the bucket.</text:p>
          </table:table-cell>
          <table:table-cell table:style-name="ce9" office:value-type="string" calcext:value-type="string">
            <text:p>Mislim, da bom raje počakal, da stari umre.</text:p>
          </table:table-cell>
          <table:table-cell table:style-name="ce9" office:value-type="string" calcext:value-type="string">
            <text:p>Mislim, da bi raje počakal, da starec umre.</text:p>
          </table:table-cell>
          <table:table-cell table:style-name="ce9" office:value-type="string" calcext:value-type="string">
            <text:p>Mislim, da bi raje počakal, dokler stari ne umre.</text:p>
          </table:table-cell>
          <table:table-cell table:style-name="ce9" office:value-type="string" calcext:value-type="string">
            <text:p>Mislim, da bom raje počakal, da starec izdihne.</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Minutes later Mickey kicks the bucket , and Rocky loses his old mentor.</text:p>
          </table:table-cell>
          <table:table-cell table:style-name="ce9" office:value-type="string" calcext:value-type="string">
            <text:p>Nekaj minut kasneje Mickey umre, Rocky pa izgubi svojega starega mentorja.</text:p>
          </table:table-cell>
          <table:table-cell table:style-name="ce9" office:value-type="string" calcext:value-type="string">
            <text:p>Nekaj ​​minut kasneje Mickey odide, Rocky pa izgubi svojega starega mentorja.</text:p>
          </table:table-cell>
          <table:table-cell table:style-name="ce9" office:value-type="string" calcext:value-type="string">
            <text:p>Nekaj minut kasneje Mickey umre in Rocky izgubi svojega starega mentorja.</text:p>
          </table:table-cell>
          <table:table-cell table:style-name="ce9" office:value-type="string" calcext:value-type="string">
            <text:p>Nekaj minut kasneje Mickey crkne, Rocky pa izgubi starega mentorja.</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Another very public and active denialist has kicked the bucket; sad but predictable.</text:p>
          </table:table-cell>
          <table:table-cell table:style-name="ce9" office:value-type="string" calcext:value-type="string">
            <text:p>Še en zelo javni in aktiven zanikovalec je umrl; žalostno, a predvidljivo.</text:p>
          </table:table-cell>
          <table:table-cell table:style-name="ce9" office:value-type="string" calcext:value-type="string">
            <text:p>Še en zelo javen in aktiven zanikalec je odnehal; žalostno, a predvidljivo</text:p>
          </table:table-cell>
          <table:table-cell table:style-name="ce9" office:value-type="string" calcext:value-type="string">
            <text:p>Še en zelo javen in aktiven zanikovalec je umrl; žalostno, a predvidljivo.</text:p>
          </table:table-cell>
          <table:table-cell table:style-name="ce9" office:value-type="string" calcext:value-type="string">
            <text:p>Še en zelo javni in aktiven zanikovalec je končal življenje; žalostno, a pričakova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1" office:value-type="string" calcext:value-type="string">
            <text:p>kill time</text:p>
          </table:table-cell>
          <table:table-cell table:style-name="ce9" office:value-type="string" calcext:value-type="string">
            <text:p>preganjati (dolg)čas, kratiti čas, krajšati si čas, ubijati čas</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Just trying to kill time before my next contract was closed.</text:p>
          </table:table-cell>
          <table:table-cell table:style-name="ce9" office:value-type="string" calcext:value-type="string">
            <text:p>Samo poskušam ubiti čas, preden se zaključi moja naslednja pogodba.</text:p>
          </table:table-cell>
          <table:table-cell table:style-name="ce9" office:value-type="string" calcext:value-type="string">
            <text:p>Samo poskušam ubiti čas, preden se moja naslednja pogodba zaključi.</text:p>
          </table:table-cell>
          <table:table-cell table:style-name="ce9" office:value-type="string" calcext:value-type="string">
            <text:p>Samo poskušal sem si krajšati čas, preden je bila sklenjena moja naslednja pogodba.</text:p>
          </table:table-cell>
          <table:table-cell table:style-name="ce11" office:value-type="string" calcext:value-type="string">
            <text:p>Samo poskušal sem si krajšati čas, preden so mi sklenili naslednjo pogodb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no</text:p>
          </table:table-cell>
          <table:table-cell table:number-columns-repeated="3"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number-columns-repeated="2"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This is possibly the best way to kill time today.</text:p>
          </table:table-cell>
          <table:table-cell table:style-name="ce9" office:value-type="string" calcext:value-type="string">
            <text:p>To je verjetno najboljši način za ubijanje časa danes.</text:p>
          </table:table-cell>
          <table:table-cell table:style-name="ce9" office:value-type="string" calcext:value-type="string">
            <text:p>To je morda najboljši način za prebijanje časa danes.</text:p>
          </table:table-cell>
          <table:table-cell table:style-name="ce9" office:value-type="string" calcext:value-type="string">
            <text:p>To je verjetno najboljši način za krajšanje časa danes.</text:p>
          </table:table-cell>
          <table:table-cell table:style-name="ce9" office:value-type="string" calcext:value-type="string">
            <text:p>To je morda najboljši način ubijanja časa dan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1" calcext:value-type="float">
            <text:p>1</text:p>
          </table:table-cell>
          <table:table-cell table:style-name="ce9" office:value-type="float" office:value="4" calcext:value-type="float">
            <text:p>4</text:p>
          </table:table-cell>
          <table:table-cell table:style-name="ce9" office:value-type="float" office:value="3" calcext:value-type="float">
            <text:p>3</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It can kill time and help you relieve stress.</text:p>
          </table:table-cell>
          <table:table-cell table:style-name="ce9" office:value-type="string" calcext:value-type="string">
            <text:p>To lahko ubija čas in pomaga pri lajšanju stresa.</text:p>
          </table:table-cell>
          <table:table-cell table:style-name="ce9" office:value-type="string" calcext:value-type="string">
            <text:p>To lahko ubije čas in pomaga ublažiti stres.</text:p>
          </table:table-cell>
          <table:table-cell table:style-name="ce9" office:value-type="string" calcext:value-type="string">
            <text:p>Lahko si krajša čas in vam pomaga lajšati stres.</text:p>
          </table:table-cell>
          <table:table-cell table:style-name="ce9" office:value-type="string" calcext:value-type="string">
            <text:p>Lahko ubije čas in pomaga pri sproščanju stres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3" calcext:value-type="float">
            <text:p>3</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His blasé young wife trying to kill time.</text:p>
          </table:table-cell>
          <table:table-cell table:style-name="ce9" office:value-type="string" calcext:value-type="string">
            <text:p>Njegova blazirana mlada žena poskuša ubiti čas.</text:p>
          </table:table-cell>
          <table:table-cell table:style-name="ce9" office:value-type="string" calcext:value-type="string">
            <text:p>Njegova brezbrižna mlada žena poskuša ubiti čas.</text:p>
          </table:table-cell>
          <table:table-cell table:style-name="ce9" office:value-type="string" calcext:value-type="string">
            <text:p>Njegova neobčutljiva mlada žena si poskuša krajšati čas.</text:p>
          </table:table-cell>
          <table:table-cell table:style-name="ce9" office:value-type="string" calcext:value-type="string">
            <text:p>Njegova blasirana mlada žena, ki skuša kratkočasiti ča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no</text:p>
          </table:table-cell>
          <table:table-cell table:number-columns-repeated="2"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Trying to kill time at the office?</text:p>
          </table:table-cell>
          <table:table-cell table:number-columns-repeated="2" table:style-name="ce9" office:value-type="string" calcext:value-type="string">
            <text:p>Poskušate ubiti čas v pisarni?</text:p>
          </table:table-cell>
          <table:table-cell table:style-name="ce9" office:value-type="string" calcext:value-type="string">
            <text:p>Poskušate si krajšati čas v pisarni?</text:p>
          </table:table-cell>
          <table:table-cell table:style-name="ce9" office:value-type="string" calcext:value-type="string">
            <text:p>Poskušaš kratkočasiti čas v pisarni?</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no</text:p>
          </table:table-cell>
          <table:table-cell table:number-columns-repeated="2"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Web-based gambling sites is indeed the very best decision to kill time.</text:p>
          </table:table-cell>
          <table:table-cell table:style-name="ce9" office:value-type="string" calcext:value-type="string">
            <text:p>Spletne strani za igre na srečo so resnično najboljša odločitev za ubijanje časa.</text:p>
          </table:table-cell>
          <table:table-cell table:style-name="ce9" office:value-type="string" calcext:value-type="string">
            <text:p>Spletne igralnice so res najboljša odločitev za prebijanje časa.</text:p>
          </table:table-cell>
          <table:table-cell table:style-name="ce9" office:value-type="string" calcext:value-type="string">
            <text:p>Spletne strani za igre na srečo so v resnici najboljša odločitev za krajšanje časa.</text:p>
          </table:table-cell>
          <table:table-cell table:style-name="ce9" office:value-type="string" calcext:value-type="string">
            <text:p>Spletne igralniške strani so res ena najboljših izbir za kratkočasenje.</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1" calcext:value-type="float">
            <text:p>1</text:p>
          </table:table-cell>
          <table:table-cell table:style-name="ce9" office:value-type="float" office:value="4" calcext:value-type="float">
            <text:p>4</text:p>
          </table:table-cell>
          <table:table-cell table:style-name="ce9" office:value-type="float" office:value="3" calcext:value-type="float">
            <text:p>3</text:p>
          </table:table-cell>
          <table:table-cell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So I'm killing time , pure and simple.</text:p>
          </table:table-cell>
          <table:table-cell table:style-name="ce9" office:value-type="string" calcext:value-type="string">
            <text:p>Torej preprosto ubijam čas.</text:p>
          </table:table-cell>
          <table:table-cell table:style-name="ce9" office:value-type="string" calcext:value-type="string">
            <text:p>Tako si preprosto ubijam čas.</text:p>
          </table:table-cell>
          <table:table-cell table:style-name="ce9" office:value-type="string" calcext:value-type="string">
            <text:p>Torej, krajšam si čas, čisto preprosto.</text:p>
          </table:table-cell>
          <table:table-cell table:style-name="ce9" office:value-type="string" calcext:value-type="string">
            <text:p>Ubijaš čas, čisto preprost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3" calcext:value-type="float">
            <text:p>3</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But to kill time , I just finished this series.</text:p>
          </table:table-cell>
          <table:table-cell table:style-name="ce9" office:value-type="string" calcext:value-type="string">
            <text:p>Ampak da bi ubil čas, sem pravkar končal to serijo.</text:p>
          </table:table-cell>
          <table:table-cell table:style-name="ce9" office:value-type="string" calcext:value-type="string">
            <text:p>Ampak, da bi si krajšal čas, sem pravkar končal to serijo.</text:p>
          </table:table-cell>
          <table:table-cell table:style-name="ce9" office:value-type="string" calcext:value-type="string">
            <text:p>Toda za krajšanje časa sem ravno končal to serijo.</text:p>
          </table:table-cell>
          <table:table-cell table:style-name="ce9" office:value-type="string" calcext:value-type="string">
            <text:p>Da sem ubil čas, sem pravkar končal to serij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no</text:p>
          </table:table-cell>
          <table:table-cell table:number-columns-repeated="3"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1" calcext:value-type="float">
            <text:p>1</text:p>
          </table:table-cell>
          <table:table-cell table:number-columns-repeated="2" table:style-name="ce9" office:value-type="float" office:value="3" calcext:value-type="float">
            <text:p>3</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Grand Theft Auto 2 is a nice game to just kill time.</text:p>
          </table:table-cell>
          <table:table-cell table:style-name="ce9" office:value-type="string" calcext:value-type="string">
            <text:p>Grand Theft Auto 2 je lepa igra za preganjanje časa.</text:p>
          </table:table-cell>
          <table:table-cell table:style-name="ce9" office:value-type="string" calcext:value-type="string">
            <text:p>Grand Theft Auto 2 je prijetna igra za preganjanje časa.</text:p>
          </table:table-cell>
          <table:table-cell table:style-name="ce9" office:value-type="string" calcext:value-type="string">
            <text:p>Grand Theft Auto 2 je lepa igra samo za krajšanje časa.</text:p>
          </table:table-cell>
          <table:table-cell table:style-name="ce9" office:value-type="string" calcext:value-type="string">
            <text:p>Grand Theft Auto 2 je lepa igra, s katero lahko preprosto preženeš čas.</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number-columns-repeated="2" table:style-name="ce9" office:value-type="float" office:value="3" calcext:value-type="float">
            <text:p>3</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I went from killing time to a believer in this black coral!</text:p>
          </table:table-cell>
          <table:table-cell table:style-name="ce9" office:value-type="string" calcext:value-type="string">
            <text:p>Od ubijanja časa sem prešel k veri v to črno koralo!</text:p>
          </table:table-cell>
          <table:table-cell table:style-name="ce9" office:value-type="string" calcext:value-type="string">
            <text:p>Iz ubijanja časa sem postala vernica v to črno koralo!</text:p>
          </table:table-cell>
          <table:table-cell table:style-name="ce9" office:value-type="string" calcext:value-type="string">
            <text:p>Od krajšanja časa sem postal prepričan v ta črni koral!</text:p>
          </table:table-cell>
          <table:table-cell table:style-name="ce9" office:value-type="string" calcext:value-type="string">
            <text:p>Iz zapravljanja časa sem postal vernik v ta črni koral.</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1" office:value-type="string" calcext:value-type="string">
            <text:p>not bat an eyelid</text:p>
          </table:table-cell>
          <table:table-cell table:style-name="ce9" office:value-type="string" calcext:value-type="string">
            <text:p>niti treniti z očesom</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In fact he clears away without batting an eyelid.</text:p>
          </table:table-cell>
          <table:table-cell table:style-name="ce9" office:value-type="string" calcext:value-type="string">
            <text:p>Pravzaprav se brez pomisleka umakne.</text:p>
          </table:table-cell>
          <table:table-cell table:style-name="ce9" office:value-type="string" calcext:value-type="string">
            <text:p>Pravzaprav pospravi, ne da bi trepnil.</text:p>
          </table:table-cell>
          <table:table-cell table:style-name="ce9" office:value-type="string" calcext:value-type="string">
            <text:p>Pravzaprav se umakne, ne da bi trenil z očesom.</text:p>
          </table:table-cell>
          <table:table-cell table:style-name="ce11" office:value-type="string" calcext:value-type="string">
            <text:p>Pravzaprav pospravi, ne da bi trenil z očesom.</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2" calcext:value-type="float">
            <text:p>2</text:p>
          </table:table-cell>
          <table:table-cell table:number-columns-repeated="2"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And they can wear male clothing without anyone batting an eyelid.</text:p>
          </table:table-cell>
          <table:table-cell table:style-name="ce9" office:value-type="string" calcext:value-type="string">
            <text:p>In lahko nosijo moška oblačila, ne da bi kdor koli pomislil na to.</text:p>
          </table:table-cell>
          <table:table-cell table:style-name="ce9" office:value-type="string" calcext:value-type="string">
            <text:p>In lahko nosijo moška oblačila, ne da bi kdo trepnil.</text:p>
          </table:table-cell>
          <table:table-cell table:style-name="ce9" office:value-type="string" calcext:value-type="string">
            <text:p>In lahko nosijo moška oblačila, ne da bi kdo trenil z očesom.</text:p>
          </table:table-cell>
          <table:table-cell table:style-name="ce9" office:value-type="string" calcext:value-type="string">
            <text:p>In lahko nosijo moška oblačila, ne da bi kdo sploh trznil.</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They didn't even bat an eyelid really.</text:p>
          </table:table-cell>
          <table:table-cell table:style-name="ce9" office:value-type="string" calcext:value-type="string">
            <text:p>Niti z očesom niso trenili.</text:p>
          </table:table-cell>
          <table:table-cell table:style-name="ce9" office:value-type="string" calcext:value-type="string">
            <text:p>Pravzaprav se niti z očesom nista ustavila.</text:p>
          </table:table-cell>
          <table:table-cell table:style-name="ce9" office:value-type="string" calcext:value-type="string">
            <text:p>Sploh se niso zares zdrznili.</text:p>
          </table:table-cell>
          <table:table-cell table:style-name="ce9" office:value-type="string" calcext:value-type="string">
            <text:p>Niti z očesom niso trznili.</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3" calcext:value-type="float">
            <text:p>3</text:p>
          </table:table-cell>
          <table:table-cell table:number-columns-repeated="3"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Jones started the fixture and no one batted an eyelid.</text:p>
          </table:table-cell>
          <table:table-cell table:style-name="ce9" office:value-type="string" calcext:value-type="string">
            <text:p>Jones je začel tekmo in nihče ni niti z očesom trenil.</text:p>
          </table:table-cell>
          <table:table-cell table:style-name="ce9" office:value-type="string" calcext:value-type="string">
            <text:p>Jones je začel tekmo in nihče se ni niti trenil.</text:p>
          </table:table-cell>
          <table:table-cell table:style-name="ce9" office:value-type="string" calcext:value-type="string">
            <text:p>Jones je začel tekmo in nihče ni niti trznil z očesom.</text:p>
          </table:table-cell>
          <table:table-cell table:style-name="ce9" office:value-type="string" calcext:value-type="string">
            <text:p>Jones je začel tekmo in nihče ni niti trepnil.</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number-columns-repeated="3"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3" calcext:value-type="float">
            <text:p>3</text:p>
          </table:table-cell>
          <table:table-cell table:style-name="ce9" office:value-type="float" office:value="2" calcext:value-type="float">
            <text:p>2</text:p>
          </table:table-cell>
          <table:table-cell table:style-name="ce9" office:value-type="float" office:value="4" calcext:value-type="float">
            <text:p>4</text:p>
          </table:table-cell>
          <table:table-cell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It happily follows far-right propaganda on the matter without batting an eyelid.</text:p>
          </table:table-cell>
          <table:table-cell table:style-name="ce9" office:value-type="string" calcext:value-type="string">
            <text:p>Brez pomisleka sledi skrajno desničarski propagandi o tej temi.</text:p>
          </table:table-cell>
          <table:table-cell table:style-name="ce9" office:value-type="string" calcext:value-type="string">
            <text:p>Veselo sledi skrajno desničarski propagandi o tej zadevi, ne da bi trepnil z očesom.</text:p>
          </table:table-cell>
          <table:table-cell table:style-name="ce9" office:value-type="string" calcext:value-type="string">
            <text:p>Veselo sledi skrajno desničarski propagandi o zadevi, ne da bi trenil z očesom.</text:p>
          </table:table-cell>
          <table:table-cell table:style-name="ce9" office:value-type="string" calcext:value-type="string">
            <text:p>Veselo sledi skrajno desničarski propagandi o tem, ne da bi trepnil.</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None of the three people already at work batted an eyelid.</text:p>
          </table:table-cell>
          <table:table-cell table:style-name="ce9" office:value-type="string" calcext:value-type="string">
            <text:p>Nihče od treh ljudi, ki so že delali, ni niti z očesom trenil.</text:p>
          </table:table-cell>
          <table:table-cell table:style-name="ce9" office:value-type="string" calcext:value-type="string">
            <text:p>Nihče od treh ljudi, ki so že bili v službi, se ni niti treznil.</text:p>
          </table:table-cell>
          <table:table-cell table:style-name="ce9" office:value-type="string" calcext:value-type="string">
            <text:p>Nihče od treh ljudi, ki so že delali, ni niti trznil z očesom.</text:p>
          </table:table-cell>
          <table:table-cell table:style-name="ce9" office:value-type="string" calcext:value-type="string">
            <text:p>Nihče od treh ljudi, ki so že bili pri delu, ni niti zardel.</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number-columns-repeated="3"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3" calcext:value-type="float">
            <text:p>3</text:p>
          </table:table-cell>
          <table:table-cell table:style-name="ce9" office:value-type="float" office:value="2" calcext:value-type="float">
            <text:p>2</text:p>
          </table:table-cell>
          <table:table-cell table:number-columns-repeated="2" table:style-name="ce9" office:value-type="float" office:value="4" calcext:value-type="float">
            <text:p>4</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No one batted an eyelid when the music and lights all disappeared.</text:p>
          </table:table-cell>
          <table:table-cell table:style-name="ce9" office:value-type="string" calcext:value-type="string">
            <text:p>Nihče ni niti z očesom trenil, ko so izginile glasba in luči.</text:p>
          </table:table-cell>
          <table:table-cell table:style-name="ce9" office:value-type="string" calcext:value-type="string">
            <text:p>Nihče ni niti trepnil z očesom, ko sta glasba in luči izginili.</text:p>
          </table:table-cell>
          <table:table-cell table:style-name="ce9" office:value-type="string" calcext:value-type="string">
            <text:p>Nihče ni niti trznil z očesom, ko sta izginila glasba in luči.</text:p>
          </table:table-cell>
          <table:table-cell table:style-name="ce9" office:value-type="string" calcext:value-type="string">
            <text:p>Nihče niti trenil ni, ko sta glasba in luči izginili.</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number-columns-repeated="3"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3" calcext:value-type="float">
            <text:p>3</text:p>
          </table:table-cell>
          <table:table-cell table:style-name="ce9" office:value-type="float" office:value="2" calcext:value-type="float">
            <text:p>2</text:p>
          </table:table-cell>
          <table:table-cell table:style-name="ce9" office:value-type="float" office:value="4" calcext:value-type="float">
            <text:p>4</text:p>
          </table:table-cell>
          <table:table-cell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Why does no one bat an eyelid when this happens in public?</text:p>
          </table:table-cell>
          <table:table-cell table:style-name="ce9" office:value-type="string" calcext:value-type="string">
            <text:p>Zakaj nihče niti z očesom ne trzne, ko se to zgodi v javnosti?</text:p>
          </table:table-cell>
          <table:table-cell table:style-name="ce9" office:value-type="string" calcext:value-type="string">
            <text:p>Zakaj nihče ne trepne, ko se to zgodi v javnosti?</text:p>
          </table:table-cell>
          <table:table-cell table:style-name="ce9" office:value-type="string" calcext:value-type="string">
            <text:p>Zakaj nihče ne trzne z očesom, ko se to zgodi v javnosti?</text:p>
          </table:table-cell>
          <table:table-cell table:style-name="ce9" office:value-type="string" calcext:value-type="string">
            <text:p>Zakaj nihče niti ne trzne, ko se to zgodi v javnosti?</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3" calcext:value-type="float">
            <text:p>3</text:p>
          </table:table-cell>
          <table:table-cell table:style-name="ce9" office:value-type="float" office:value="2" calcext:value-type="float">
            <text:p>2</text:p>
          </table:table-cell>
          <table:table-cell table:style-name="ce9" office:value-type="float" office:value="4" calcext:value-type="float">
            <text:p>4</text:p>
          </table:table-cell>
          <table:table-cell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And no one on Hampden's sixth floor even bats an eyelid.</text:p>
          </table:table-cell>
          <table:table-cell table:style-name="ce9" office:value-type="string" calcext:value-type="string">
            <text:p>In nihče v šestem nadstropju Hampdena niti z očesom ne trzne.</text:p>
          </table:table-cell>
          <table:table-cell table:style-name="ce9" office:value-type="string" calcext:value-type="string">
            <text:p>In nihče v šestem nadstropju Hampdena niti ne trepne.</text:p>
          </table:table-cell>
          <table:table-cell table:style-name="ce9" office:value-type="string" calcext:value-type="string">
            <text:p>In nihče v šestem nadstropju Hampdena niti ne trzne z očesom.</text:p>
          </table:table-cell>
          <table:table-cell table:style-name="ce9" office:value-type="string" calcext:value-type="string">
            <text:p>In nihče na šestem nadstropju Hampdenove stavbe niti ne trepne.</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3" calcext:value-type="float">
            <text:p>3</text:p>
          </table:table-cell>
          <table:table-cell table:style-name="ce9" office:value-type="float" office:value="2" calcext:value-type="float">
            <text:p>2</text:p>
          </table:table-cell>
          <table:table-cell table:style-name="ce9" office:value-type="float" office:value="4" calcext:value-type="float">
            <text:p>4</text:p>
          </table:table-cell>
          <table:table-cell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That date is completely unproblematic and I accept it without batting an eyelid.</text:p>
          </table:table-cell>
          <table:table-cell table:style-name="ce9" office:value-type="string" calcext:value-type="string">
            <text:p>Ta datum je popolnoma brez težav in ga sprejemam brez pomisleka.</text:p>
          </table:table-cell>
          <table:table-cell table:style-name="ce9" office:value-type="string" calcext:value-type="string">
            <text:p>Ta zmenek je popolnoma neproblematičen in ga sprejmem brez trepetanja.</text:p>
          </table:table-cell>
          <table:table-cell table:style-name="ce9" office:value-type="string" calcext:value-type="string">
            <text:p>Ta datum je popolnoma neproblematičen in ga sprejmem, ne da bi trenil z očesom.</text:p>
          </table:table-cell>
          <table:table-cell table:style-name="ce9" office:value-type="string" calcext:value-type="string">
            <text:p>Ta datum je povsem nezahteven in ga sprejmem brez najmanjšega oklevanja.</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2" calcext:value-type="float">
            <text:p>2</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1" office:value-type="string" calcext:value-type="string">
            <text:p>dark horse</text:p>
          </table:table-cell>
          <table:table-cell table:style-name="ce9" office:value-type="string" calcext:value-type="string">
            <text:p>skriti adut/ as, skriti talent, skrita rezerva, as iz rokava</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She was a dark horse in 2016.</text:p>
          </table:table-cell>
          <table:table-cell table:style-name="ce9" office:value-type="string" calcext:value-type="string">
            <text:p>Leta 2016 je bila temna konjica.</text:p>
          </table:table-cell>
          <table:table-cell table:style-name="ce9" office:value-type="string" calcext:value-type="string">
            <text:p>Leta 2016 je bila temen konj.</text:p>
          </table:table-cell>
          <table:table-cell table:style-name="ce9" office:value-type="string" calcext:value-type="string">
            <text:p>Leta 2016 je bila presenečenje.</text:p>
          </table:table-cell>
          <table:table-cell table:style-name="ce9" office:value-type="string" calcext:value-type="string">
            <text:p>Leta 2016 je bila temna konjic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What's their dark horse pick?</text:p>
          </table:table-cell>
          <table:table-cell table:style-name="ce9" office:value-type="string" calcext:value-type="string">
            <text:p>Kdo je njihov temni konj?</text:p>
          </table:table-cell>
          <table:table-cell table:style-name="ce9" office:value-type="string" calcext:value-type="string">
            <text:p>Kaj je njuna najljubša izbira?</text:p>
          </table:table-cell>
          <table:table-cell table:style-name="ce9" office:value-type="string" calcext:value-type="string">
            <text:p>Kdo je njihov kandidat presenečenja?</text:p>
          </table:table-cell>
          <table:table-cell table:style-name="ce9" office:value-type="string" calcext:value-type="string">
            <text:p>Kateri je njihov nepredvideni izbor?</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no</text:p>
          </table:table-cell>
          <table:table-cell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1" calcext:value-type="float">
            <text:p>1</text:p>
          </table:table-cell>
          <table:table-cell table:number-columns-repeated="3"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These dark horses are players that are $7,500 and below.</text:p>
          </table:table-cell>
          <table:table-cell table:style-name="ce9" office:value-type="string" calcext:value-type="string">
            <text:p>Ti temni konji so igralci, ki so vredni 7500 dolarjev ali manj.</text:p>
          </table:table-cell>
          <table:table-cell table:style-name="ce9" office:value-type="string" calcext:value-type="string">
            <text:p>Ti temni konji so igralci, ki stanejo 7500 dolarjev ali manj.</text:p>
          </table:table-cell>
          <table:table-cell table:style-name="ce9" office:value-type="string" calcext:value-type="string">
            <text:p>Ti skriti favoriti so igralci, ki stanejo 7.500 dolarjev in manj.</text:p>
          </table:table-cell>
          <table:table-cell table:style-name="ce9" office:value-type="string" calcext:value-type="string">
            <text:p>Ti temni konji so igralci v vrednosti 7.500 dolarjev ali manj.</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In the world of marathons Roberta Groner is a dark horse .</text:p>
          </table:table-cell>
          <table:table-cell table:style-name="ce9" office:value-type="string" calcext:value-type="string">
            <text:p>V svetu maratonov je Roberta Groner temna konjica.</text:p>
          </table:table-cell>
          <table:table-cell table:style-name="ce9" office:value-type="string" calcext:value-type="string">
            <text:p>V svetu maratonov je Roberta Groner temna duša.</text:p>
          </table:table-cell>
          <table:table-cell table:style-name="ce9" office:value-type="string" calcext:value-type="string">
            <text:p>V svetu maratonov je Roberta Groner skriti favorit.</text:p>
          </table:table-cell>
          <table:table-cell table:style-name="ce9" office:value-type="string" calcext:value-type="string">
            <text:p>V svetu maratonov je Roberta Groner temna konjica.</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In my opinion the Packers are the absolute dark horse in these playoffs.</text:p>
          </table:table-cell>
          <table:table-cell table:style-name="ce9" office:value-type="string" calcext:value-type="string">
            <text:p>Po mojem mnenju so Packers absolutni temni konj v teh končnicah.</text:p>
          </table:table-cell>
          <table:table-cell table:style-name="ce9" office:value-type="string" calcext:value-type="string">
            <text:p>Po mojem mnenju so Packersi v teh končnicah absolutni temni konj.</text:p>
          </table:table-cell>
          <table:table-cell table:style-name="ce9" office:value-type="string" calcext:value-type="string">
            <text:p>Po mojem mnenju so Packersi popolni skriti favorit v tem končnem delu prvenstva.</text:p>
          </table:table-cell>
          <table:table-cell table:style-name="ce9" office:value-type="string" calcext:value-type="string">
            <text:p>Po mojem mnenju so Packersi popolna črna konj v teh playoffih.</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The Corellian dark horse who had appeared out of nowhere was certainly the clear winner.</text:p>
          </table:table-cell>
          <table:table-cell table:style-name="ce9" office:value-type="string" calcext:value-type="string">
            <text:p>Corellijski temni konj, ki se je pojavil iz nikoder, je bil nedvomno jasni zmagovalec.</text:p>
          </table:table-cell>
          <table:table-cell table:style-name="ce9" office:value-type="string" calcext:value-type="string">
            <text:p>Corellianski temni konj, ki se je pojavil od nikoder, je bil zagotovo nedvomno zmagovalec.</text:p>
          </table:table-cell>
          <table:table-cell table:style-name="ce9" office:value-type="string" calcext:value-type="string">
            <text:p>Corellian skriti favorit, ki se je pojavil od nikoder, je bil zagotovo jasen zmagovalec.</text:p>
          </table:table-cell>
          <table:table-cell table:style-name="ce9" office:value-type="string" calcext:value-type="string">
            <text:p>Corellijski neznani favorit, ki se je pojavil od nikoder, je bil nedvomno jasni zmagovalec.</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Other dark horses in the presidential race include former Finance minister Simba Makoni and former Home Affairs minister, Dumiso Dabengwa.</text:p>
          </table:table-cell>
          <table:table-cell table:style-name="ce9" office:value-type="string" calcext:value-type="string">
            <text:p>Drugi temni konji v predsedniški tekmi so nekdanji finančni minister Simba Makoni in nekdanji minister za notranje zadeve Dumiso Dabengwa.</text:p>
          </table:table-cell>
          <table:table-cell table:style-name="ce9" office:value-type="string" calcext:value-type="string">
            <text:p>Med drugimi temnimi konji v predsedniški tekmi sta tudi nekdanji finančni minister Simba Makoni in nekdanji minister za notranje zadeve Dumiso Dabengwa.</text:p>
          </table:table-cell>
          <table:table-cell table:style-name="ce9" office:value-type="string" calcext:value-type="string">
            <text:p>Drugi skriti kandidati v predsedniški tekmi vključujejo nekdanjega finančnega ministra Simbo Makonija in nekdanjega ministra za notranje zadeve, Dumisa Dabengwaja.</text:p>
          </table:table-cell>
          <table:table-cell table:style-name="ce9" office:value-type="string" calcext:value-type="string">
            <text:p>Drugi temni konji v predsedniški tekmi so nekdanji finančni minister Simba Makoni in nekdanji notranji minister Dumiso Dabengwa.</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On a general basis, spartie is very entertaining to watch, not just because he was the dark horse this tournament.</text:p>
          </table:table-cell>
          <table:table-cell table:style-name="ce9" office:value-type="string" calcext:value-type="string">
            <text:p>Na splošno je spartie zelo zabaven za gledanje, ne samo zato, ker je bil temni konj tega turnirja.</text:p>
          </table:table-cell>
          <table:table-cell table:style-name="ce9" office:value-type="string" calcext:value-type="string">
            <text:p>Na splošno je Spartie zelo zabaven za opazovanje, ne le zato, ker je bil na tem turnirju temni konj.</text:p>
          </table:table-cell>
          <table:table-cell table:style-name="ce9" office:value-type="string" calcext:value-type="string">
            <text:p>Na splošno je spartie zelo zabaven za gledanje, ne samo zato, ker je bil skriti favorit tega turnirja.</text:p>
          </table:table-cell>
          <table:table-cell table:style-name="ce9" office:value-type="string" calcext:value-type="string">
            <text:p>Na splošno je spartie zelo zabaven za gledanje, ne le zato, ker je bil na tem turnirju presenečenje.</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Before Will calls me a " dark horse " again, I'd just like to give a shout-out to the HOLI people, who are actually playing the best music.</text:p>
          </table:table-cell>
          <table:table-cell table:style-name="ce9" office:value-type="string" calcext:value-type="string">
            <text:p>Preden me Will spet imenuje »temni konj«, bi rad izrekel pohvalo ljudem iz HOLI, ki dejansko igrajo najboljšo glasbo.</text:p>
          </table:table-cell>
          <table:table-cell table:style-name="ce9" office:value-type="string" calcext:value-type="string">
            <text:p>Preden me Will spet imenuje "temni konj", bi rada samo pozdravila ljudi iz HOLI, ki dejansko igrajo najboljšo glasbo.</text:p>
          </table:table-cell>
          <table:table-cell table:style-name="ce9" office:value-type="string" calcext:value-type="string">
            <text:p>Preden me bo Will spet imenoval "skriti adut", bi rad pozdravil ljudi HOLI, ki v resnici igrajo najboljšo glasbo.</text:p>
          </table:table-cell>
          <table:table-cell table:style-name="ce9" office:value-type="string" calcext:value-type="string">
            <text:p>Preden me Will spet imenuje "temna konjica", bi rad izrekel pohvalo ljudem iz HOLI, ki dejansko igrajo najboljšo glasb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There isn't a viable replacement for Brown right now, and reaching for a dark horse candidate – Jay Wright, anybody? – could blow up in the front office's face.</text:p>
          </table:table-cell>
          <table:table-cell table:style-name="ce9" office:value-type="string" calcext:value-type="string">
            <text:p>Trenutno ni ustreznega nadomestila za Browna, izbira neznanega kandidata – Jay Wright, kdo? – pa bi se lahko obrnila proti vodstvu kluba.</text:p>
          </table:table-cell>
          <table:table-cell table:style-name="ce9" office:value-type="string" calcext:value-type="string">
            <text:p>Trenutno ni ustrezne zamenjave za Browna, in če bi segla po kandidatu temnega konja – Jayu Wrightu, kdo? – bi lahko eksplodirala v obraz vodstvu.</text:p>
          </table:table-cell>
          <table:table-cell table:style-name="ce9" office:value-type="string" calcext:value-type="string">
            <text:p>Trenutno ni sposobne zamenjave za Browna in če bi posegli po nepričakovanem kandidatu – Jay Wright, kdo koli? – bi se lahko vodstvu izjalovilo.</text:p>
          </table:table-cell>
          <table:table-cell table:style-name="ce9" office:value-type="string" calcext:value-type="string">
            <text:p>Trenutno ni primernega zamenjave za Browna, in poseganje po temnem konju – recimo Jay Wright, kdo ve? – bi lahko eksplodiralo v obraz vodstva.</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1" office:value-type="string" calcext:value-type="string">
            <text:p>dead loss</text:p>
          </table:table-cell>
          <table:table-cell table:style-name="ce9" office:value-type="string" calcext:value-type="string">
            <text:p>nepovratna/ velika/ popolna izguba</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A dead slave was a dead loss.</text:p>
          </table:table-cell>
          <table:table-cell table:style-name="ce9" office:value-type="string" calcext:value-type="string">
            <text:p>Mrtvi suženj je bil mrtva izguba.</text:p>
          </table:table-cell>
          <table:table-cell table:style-name="ce9" office:value-type="string" calcext:value-type="string">
            <text:p>Mrtev suženj je bil velika izguba.</text:p>
          </table:table-cell>
          <table:table-cell table:number-columns-repeated="2" table:style-name="ce9" office:value-type="string" calcext:value-type="string">
            <text:p>Mrtvi suženj je bil popolna izguba.</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no</text:p>
          </table:table-cell>
          <table:table-cell table:number-columns-repeated="3"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1" calcext:value-type="float">
            <text:p>1</text:p>
          </table:table-cell>
          <table:table-cell table:number-columns-repeated="3"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But the cigarettes were a dead loss.</text:p>
          </table:table-cell>
          <table:table-cell table:style-name="ce9" office:value-type="string" calcext:value-type="string">
            <text:p>A cigarete so bile popolna izguba.</text:p>
          </table:table-cell>
          <table:table-cell table:style-name="ce9" office:value-type="string" calcext:value-type="string">
            <text:p>Toda cigarete so bile čista izguba.</text:p>
          </table:table-cell>
          <table:table-cell table:style-name="ce9" office:value-type="string" calcext:value-type="string">
            <text:p>Toda cigarete so bile popolna izguba.</text:p>
          </table:table-cell>
          <table:table-cell table:style-name="ce9" office:value-type="string" calcext:value-type="string">
            <text:p>A cigarete so bile popoln fiasko.</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ER is far from a dead loss.</text:p>
          </table:table-cell>
          <table:table-cell table:style-name="ce9" office:value-type="string" calcext:value-type="string">
            <text:p>ER ni nikakor izgubljen primer.</text:p>
          </table:table-cell>
          <table:table-cell table:style-name="ce9" office:value-type="string" calcext:value-type="string">
            <text:p>Urgenca še zdaleč ni popolna izguba.</text:p>
          </table:table-cell>
          <table:table-cell table:style-name="ce9" office:value-type="string" calcext:value-type="string">
            <text:p>ER še zdaleč ni popoln neuspeh.</text:p>
          </table:table-cell>
          <table:table-cell table:style-name="ce9" office:value-type="string" calcext:value-type="string">
            <text:p>ER je daleč od popolne izgube.</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3" calcext:value-type="float">
            <text:p>3</text:p>
          </table:table-cell>
          <table:table-cell table:number-columns-repeated="3"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On transmit it is a dead loss.</text:p>
          </table:table-cell>
          <table:table-cell table:style-name="ce9" office:value-type="string" calcext:value-type="string">
            <text:p>Pri prenosu je to popolna izguba.</text:p>
          </table:table-cell>
          <table:table-cell table:style-name="ce9" office:value-type="string" calcext:value-type="string">
            <text:p>Pri prenosu je to popoln poraz.</text:p>
          </table:table-cell>
          <table:table-cell table:style-name="ce9" office:value-type="string" calcext:value-type="string">
            <text:p>Pri oddajanju je popoln neuspeh.</text:p>
          </table:table-cell>
          <table:table-cell table:style-name="ce9" office:value-type="string" calcext:value-type="string">
            <text:p>Pri prenosu gre za popolno izgub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She's a dead loss at long walks.</text:p>
          </table:table-cell>
          <table:table-cell table:number-columns-repeated="2" table:style-name="ce9" office:value-type="string" calcext:value-type="string">
            <text:p>Na dolgih sprehodih je popolna izguba.</text:p>
          </table:table-cell>
          <table:table-cell table:style-name="ce9" office:value-type="string" calcext:value-type="string">
            <text:p>Za dolge sprehode je popolnoma nekoristna.</text:p>
          </table:table-cell>
          <table:table-cell table:style-name="ce9" office:value-type="string" calcext:value-type="string">
            <text:p>Pri dolgih sprehodih je čisto neuporabna.</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no</text:p>
          </table:table-cell>
          <table:table-cell table:number-columns-repeated="3"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So even that topic was a dead loss.</text:p>
          </table:table-cell>
          <table:table-cell table:style-name="ce9" office:value-type="string" calcext:value-type="string">
            <text:p>Torej tudi ta tema je bila popolnoma izgubljena.</text:p>
          </table:table-cell>
          <table:table-cell table:style-name="ce9" office:value-type="string" calcext:value-type="string">
            <text:p>Torej je bila že ta tema popolna izguba.</text:p>
          </table:table-cell>
          <table:table-cell table:style-name="ce9" office:value-type="string" calcext:value-type="string">
            <text:p>Torej je bila tudi ta tema popoln polom.</text:p>
          </table:table-cell>
          <table:table-cell table:style-name="ce9" office:value-type="string" calcext:value-type="string">
            <text:p>Tudi ta tema je bila popoln poraz.</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no</text:p>
          </table:table-cell>
          <table:table-cell table:number-columns-repeated="3"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So that makes it a dead loss.</text:p>
          </table:table-cell>
          <table:table-cell table:style-name="ce9" office:value-type="string" calcext:value-type="string">
            <text:p>To pa pomeni popolno izgubo.</text:p>
          </table:table-cell>
          <table:table-cell table:style-name="ce9" office:value-type="string" calcext:value-type="string">
            <text:p>Zato je to popolna izguba.</text:p>
          </table:table-cell>
          <table:table-cell table:style-name="ce9" office:value-type="string" calcext:value-type="string">
            <text:p>Zato je to popolnoma nekoristno.</text:p>
          </table:table-cell>
          <table:table-cell table:style-name="ce9" office:value-type="string" calcext:value-type="string">
            <text:p>Torej je to popolna izgub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She seems a dead loss to me.</text:p>
          </table:table-cell>
          <table:table-cell table:style-name="ce9" office:value-type="string" calcext:value-type="string">
            <text:p>Zdi se mi, da je popolnoma izgubljena.</text:p>
          </table:table-cell>
          <table:table-cell table:style-name="ce9" office:value-type="string" calcext:value-type="string">
            <text:p>Zdi se mi popolna izguba.</text:p>
          </table:table-cell>
          <table:table-cell table:style-name="ce9" office:value-type="string" calcext:value-type="string">
            <text:p>Meni se zdi popolnoma neuporabna.</text:p>
          </table:table-cell>
          <table:table-cell table:style-name="ce9" office:value-type="string" calcext:value-type="string">
            <text:p>Meni se zdi popolnoma izgubljen primer.</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2" calcext:value-type="float">
            <text:p>2</text:p>
          </table:table-cell>
          <table:table-cell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It's a dead loss for everyone.</text:p>
          </table:table-cell>
          <table:table-cell table:style-name="ce9" office:value-type="string" calcext:value-type="string">
            <text:p>To je popolna izguba za vse.</text:p>
          </table:table-cell>
          <table:table-cell table:style-name="ce9" office:value-type="string" calcext:value-type="string">
            <text:p>To je velika izguba za vse.</text:p>
          </table:table-cell>
          <table:table-cell table:style-name="ce9" office:value-type="string" calcext:value-type="string">
            <text:p>To je popoln polom za vsakogar.</text:p>
          </table:table-cell>
          <table:table-cell table:style-name="ce9" office:value-type="string" calcext:value-type="string">
            <text:p>Za vse je to popolna izgub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It wasn't a dead loss , though.</text:p>
          </table:table-cell>
          <table:table-cell table:style-name="ce9" office:value-type="string" calcext:value-type="string">
            <text:p>Vendar ni bilo popolnoma izgubljeno.</text:p>
          </table:table-cell>
          <table:table-cell table:style-name="ce9" office:value-type="string" calcext:value-type="string">
            <text:p>Vendar to ni bil popoln poraz.</text:p>
          </table:table-cell>
          <table:table-cell table:style-name="ce9" office:value-type="string" calcext:value-type="string">
            <text:p>Vseeno pa ni bil popoln neuspeh.</text:p>
          </table:table-cell>
          <table:table-cell table:style-name="ce9" office:value-type="string" calcext:value-type="string">
            <text:p>Vendar to ni bil popoln poraz.</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1" office:value-type="string" calcext:value-type="string">
            <text:p>do [pron] dirty work</text:p>
          </table:table-cell>
          <table:table-cell table:style-name="ce9" office:value-type="string" calcext:value-type="string">
            <text:p>opravljati umazano delo, mazati si roke</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I can't do His dirty work anymore.</text:p>
          </table:table-cell>
          <table:table-cell table:number-columns-repeated="2" table:style-name="ce9" office:value-type="string" calcext:value-type="string">
            <text:p>Ne morem več opravljati njegovega umazanega dela.</text:p>
          </table:table-cell>
          <table:table-cell table:style-name="ce9" office:value-type="string" calcext:value-type="string">
            <text:p>Ne morem več opravljati Njegovega umazanega dela.</text:p>
          </table:table-cell>
          <table:table-cell table:style-name="ce9" office:value-type="string" calcext:value-type="string">
            <text:p>Tega njegovega umazanega dela ne morem več početi.</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Pick someone stupid to do your dirty work.</text:p>
          </table:table-cell>
          <table:table-cell table:number-columns-repeated="2" table:style-name="ce9" office:value-type="string" calcext:value-type="string">
            <text:p>Izberi nekoga neumnega, da opravi tvoje umazano delo.</text:p>
          </table:table-cell>
          <table:table-cell table:style-name="ce9" office:value-type="string" calcext:value-type="string">
            <text:p>Izberi koga nevednega, da opravi tvoje umazano delo.</text:p>
          </table:table-cell>
          <table:table-cell table:style-name="ce11" office:value-type="string" calcext:value-type="string">
            <text:p>Izberi nekoga neumna, da opravi tvoje umazano del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4" office:value-type="string" calcext:value-type="string">
            <text:p>Digging deeper, I found mind doing its dirty work.</text:p>
          </table:table-cell>
          <table:table-cell table:style-name="ce9" office:value-type="string" calcext:value-type="string">
            <text:p>Ko sem se poglobil, sem ugotovil, da je moj um opravljal svoje umazano delo.</text:p>
          </table:table-cell>
          <table:table-cell table:style-name="ce9" office:value-type="string" calcext:value-type="string">
            <text:p>Ko sem se poglobil, sem ugotovil, da um opravlja svoje umazano delo.</text:p>
          </table:table-cell>
          <table:table-cell table:style-name="ce9" office:value-type="string" calcext:value-type="string">
            <text:p>Ko sem kopal globlje, sem ugotovil, da um opravlja svoje umazano delo.</text:p>
          </table:table-cell>
          <table:table-cell table:style-name="ce9" office:value-type="string" calcext:value-type="string">
            <text:p>Ko sem kopal globlje, sem našel um, ki opravlja svoje umazano del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I wouldn't do her dirty work for her either.</text:p>
          </table:table-cell>
          <table:table-cell table:style-name="ce9" office:value-type="string" calcext:value-type="string">
            <text:p>Tudi jaz ne bi opravljal njenega umazanega dela.</text:p>
          </table:table-cell>
          <table:table-cell table:style-name="ce9" office:value-type="string" calcext:value-type="string">
            <text:p>Tudi jaz ne bi opravljal njenega umazanega dela namesto nje.</text:p>
          </table:table-cell>
          <table:table-cell table:style-name="ce9" office:value-type="string" calcext:value-type="string">
            <text:p>Tudi jaz ne bi opravljal njenega umazanega dela zanjo.</text:p>
          </table:table-cell>
          <table:table-cell table:style-name="ce11" office:value-type="string" calcext:value-type="string">
            <text:p>Tudi jaz ji ne bi opravljal umazanega del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Doing their dirty work , and taking the blame for it.</text:p>
          </table:table-cell>
          <table:table-cell table:style-name="ce9" office:value-type="string" calcext:value-type="string">
            <text:p>Opravljajo umazano delo in prevzemajo krivdo zanj.</text:p>
          </table:table-cell>
          <table:table-cell table:style-name="ce9" office:value-type="string" calcext:value-type="string">
            <text:p>Opravljajo svoje umazano delo in prevzemajo krivdo zanj.</text:p>
          </table:table-cell>
          <table:table-cell table:style-name="ce9" office:value-type="string" calcext:value-type="string">
            <text:p>Opravljajo njihovo umazano delo in prevzemajo krivdo zanj.</text:p>
          </table:table-cell>
          <table:table-cell table:style-name="ce9" office:value-type="string" calcext:value-type="string">
            <text:p>Opravljati njihovo umazano delo in prevzeti krivdo zanj.</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Instead they hire fools like Shorter to do their dirty work.</text:p>
          </table:table-cell>
          <table:table-cell table:style-name="ce9" office:value-type="string" calcext:value-type="string">
            <text:p>Namesto tega najamejo neumneže, kot je Shorter, da opravijo umazano delo.</text:p>
          </table:table-cell>
          <table:table-cell table:number-columns-repeated="2" table:style-name="ce9" office:value-type="string" calcext:value-type="string">
            <text:p>Namesto tega najamejo bedake, kot je Shorter, da opravijo njihovo umazano delo.</text:p>
          </table:table-cell>
          <table:table-cell table:style-name="ce9" office:value-type="string" calcext:value-type="string">
            <text:p>Namesto tega najemajo bedake, kot je Shorter, da opravijo njihovo umazano del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Often, he pays others to do his dirty work for him.</text:p>
          </table:table-cell>
          <table:table-cell table:style-name="ce9" office:value-type="string" calcext:value-type="string">
            <text:p>Pogosto plača drugim, da za njega opravijo umazano delo.</text:p>
          </table:table-cell>
          <table:table-cell table:style-name="ce9" office:value-type="string" calcext:value-type="string">
            <text:p>Pogosto plača drugim, da namesto njega opravijo umazano delo.</text:p>
          </table:table-cell>
          <table:table-cell table:style-name="ce9" office:value-type="string" calcext:value-type="string">
            <text:p>Pogosto plača drugim, da opravljajo njegovo umazano delo namesto njega.</text:p>
          </table:table-cell>
          <table:table-cell table:style-name="ce9" office:value-type="string" calcext:value-type="string">
            <text:p>Pogosto plačuje drugim, da namesto njega opravijo umazano del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4" office:value-type="string" calcext:value-type="string">
            <text:p>He puts rogue employees in their place and does dirty work for his boss.</text:p>
          </table:table-cell>
          <table:table-cell table:style-name="ce9" office:value-type="string" calcext:value-type="string">
            <text:p>On postavi nepoštene zaposlene na njihovo mesto in opravlja umazano delo za svojega šefa.</text:p>
          </table:table-cell>
          <table:table-cell table:style-name="ce9" office:value-type="string" calcext:value-type="string">
            <text:p>Postavlja prevarantske zaposlene na njihovo mesto in opravlja umazano delo za svojega šefa.</text:p>
          </table:table-cell>
          <table:table-cell table:style-name="ce9" office:value-type="string" calcext:value-type="string">
            <text:p>Postavlja nepoštene uslužbence na njihovo mesto in opravlja umazano delo za svojega šefa.</text:p>
          </table:table-cell>
          <table:table-cell table:style-name="ce9" office:value-type="string" calcext:value-type="string">
            <text:p>Postavlja uporniške zaposlene na njihovo mesto in opravlja umazano delo za svojega šefa.</text:p>
          </table:table-cell>
          <table:table-cell table:style-name="ce14" table:number-columns-repeated="20"/>
          <table:table-cell table:number-columns-repeated="998"/>
        </table:table-row>
        <table:table-row table:style-name="ro1">
          <table:table-cell table:style-name="ce1" table:number-columns-repeated="2"/>
          <table:table-cell table:style-name="ce9"/>
          <table:table-cell table:number-columns-repeated="3"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table:table-cell table:number-columns-repeated="3"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He was used to having other people do his dirty work for him.</text:p>
          </table:table-cell>
          <table:table-cell table:style-name="ce9" office:value-type="string" calcext:value-type="string">
            <text:p>Bil je navajen, da so drugi opravljali umazano delo namesto njega.</text:p>
          </table:table-cell>
          <table:table-cell table:style-name="ce9" office:value-type="string" calcext:value-type="string">
            <text:p>Navajen je bil, da drugi opravljajo umazano delo namesto njega.</text:p>
          </table:table-cell>
          <table:table-cell table:style-name="ce9" office:value-type="string" calcext:value-type="string">
            <text:p>Bil je navajen, da so drugi opravljali umazano delo zanj.</text:p>
          </table:table-cell>
          <table:table-cell table:style-name="ce9" office:value-type="string" calcext:value-type="string">
            <text:p>Bil je vajen, da so drugi opravljali njegovo umazano delo zanj.</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See how the old geezers get the young to do their dirty work.</text:p>
          </table:table-cell>
          <table:table-cell table:style-name="ce9" office:value-type="string" calcext:value-type="string">
            <text:p>Poglej, kako stari možakarji mlade prisilijo, da opravljajo njihovo umazano delo.</text:p>
          </table:table-cell>
          <table:table-cell table:style-name="ce9" office:value-type="string" calcext:value-type="string">
            <text:p>Poglejte, kako starci prisilijo mlade, da opravljajo njihovo umazano delo.</text:p>
          </table:table-cell>
          <table:table-cell table:style-name="ce9" office:value-type="string" calcext:value-type="string">
            <text:p>Poglej, kako stari mački pripravijo mlade, da opravijo umazano delo namesto njih.</text:p>
          </table:table-cell>
          <table:table-cell table:style-name="ce11" office:value-type="string" calcext:value-type="string">
            <text:p>Poglejte, kako stari frajerji spravijo mlade, da opravijo njihovo umazano del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1" calcext:value-type="float">
            <text:p>1</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1" office:value-type="string" calcext:value-type="string">
            <text:p>do the trick</text:p>
          </table:table-cell>
          <table:table-cell table:style-name="ce9" office:value-type="string" calcext:value-type="string">
            <text:p>doseči cilj, izvesti ukano, delovati, uspeti, biti dovolj</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More voltage might have done the trick though.</text:p>
          </table:table-cell>
          <table:table-cell table:style-name="ce9" office:value-type="string" calcext:value-type="string">
            <text:p>Več napetosti bi morda pomagalo.</text:p>
          </table:table-cell>
          <table:table-cell table:style-name="ce9" office:value-type="string" calcext:value-type="string">
            <text:p>Morda bi rešila težava večja napetost.</text:p>
          </table:table-cell>
          <table:table-cell table:style-name="ce9" office:value-type="string" calcext:value-type="string">
            <text:p>Morda bi pa delovalo z večjo napetostjo.</text:p>
          </table:table-cell>
          <table:table-cell table:style-name="ce9" office:value-type="string" calcext:value-type="string">
            <text:p>Večja napetost bi morda naredila trik.</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Your book should have done the trick.</text:p>
          </table:table-cell>
          <table:table-cell table:style-name="ce9" office:value-type="string" calcext:value-type="string">
            <text:p>Tvoja knjiga bi morala zadostovati.</text:p>
          </table:table-cell>
          <table:table-cell table:style-name="ce9" office:value-type="string" calcext:value-type="string">
            <text:p>Vaša knjiga bi morala rešiti težavo.</text:p>
          </table:table-cell>
          <table:table-cell table:style-name="ce9" office:value-type="string" calcext:value-type="string">
            <text:p>Tvoja knjiga bi morala zadostovati.</text:p>
          </table:table-cell>
          <table:table-cell table:style-name="ce9" office:value-type="string" calcext:value-type="string">
            <text:p>Tvoja knjiga bi morala opraviti svoje.</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I find that a nail gun usually does the trick.</text:p>
          </table:table-cell>
          <table:table-cell table:style-name="ce9" office:value-type="string" calcext:value-type="string">
            <text:p>Ugotovil sem, da je za to najbolj primerna pištola za žeblje.</text:p>
          </table:table-cell>
          <table:table-cell table:style-name="ce9" office:value-type="string" calcext:value-type="string">
            <text:p>Ugotavljam, da običajno zadostuje žebljiček.</text:p>
          </table:table-cell>
          <table:table-cell table:style-name="ce9" office:value-type="string" calcext:value-type="string">
            <text:p>Ugotavljam, da žebljar (pištola za žeblje) ponavadi opravi delo.</text:p>
          </table:table-cell>
          <table:table-cell table:style-name="ce9" office:value-type="string" calcext:value-type="string">
            <text:p>Ugotavljam, da žebljarka navadno zadostuje.</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A cold salad also does the trick just fine.</text:p>
          </table:table-cell>
          <table:table-cell table:style-name="ce9" office:value-type="string" calcext:value-type="string">
            <text:p>Hladna solata je prav tako dobra.</text:p>
          </table:table-cell>
          <table:table-cell table:style-name="ce9" office:value-type="string" calcext:value-type="string">
            <text:p>Hladna solata prav tako odlično opravi svoje delo.</text:p>
          </table:table-cell>
          <table:table-cell table:style-name="ce9" office:value-type="string" calcext:value-type="string">
            <text:p>Hladna solata bo tudi čisto v redu.</text:p>
          </table:table-cell>
          <table:table-cell table:style-name="ce9" office:value-type="string" calcext:value-type="string">
            <text:p>Tudi hladna solata povsem dobro opravi svoje.</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Beckles' first half double had already done the trick.</text:p>
          </table:table-cell>
          <table:table-cell table:style-name="ce9" office:value-type="string" calcext:value-type="string">
            <text:p>Becklesov dvojni gol v prvi polovici je že zadostoval.</text:p>
          </table:table-cell>
          <table:table-cell table:style-name="ce9" office:value-type="string" calcext:value-type="string">
            <text:p>Becklesov prvi polčasni dvojček je že opravil svoje delo.</text:p>
          </table:table-cell>
          <table:table-cell table:style-name="ce9" office:value-type="string" calcext:value-type="string">
            <text:p>Becklesov dvojček v prvem polčasu je že opravil svoje.</text:p>
          </table:table-cell>
          <table:table-cell table:style-name="ce9" office:value-type="string" calcext:value-type="string">
            <text:p>Becklesov dvojni zadetek v prvem polčasu je že opravil svoje.</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Yeah, that should do the trick.</text:p>
          </table:table-cell>
          <table:table-cell table:number-columns-repeated="4" table:style-name="ce9" office:value-type="string" calcext:value-type="string">
            <text:p>Ja, to bi moralo zadostovati.</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The way written below does not really do the trick.</text:p>
          </table:table-cell>
          <table:table-cell table:style-name="ce9" office:value-type="string" calcext:value-type="string">
            <text:p>Način, opisan spodaj, ne deluje.</text:p>
          </table:table-cell>
          <table:table-cell table:style-name="ce9" office:value-type="string" calcext:value-type="string">
            <text:p>Spodaj opisani način v resnici ne deluje.</text:p>
          </table:table-cell>
          <table:table-cell table:style-name="ce9" office:value-type="string" calcext:value-type="string">
            <text:p>Način, zapisan spodaj, v resnici ne deluje.</text:p>
          </table:table-cell>
          <table:table-cell table:style-name="ce9" office:value-type="string" calcext:value-type="string">
            <text:p>Spodaj zapisan način v resnici ne zaleže.</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This should be enough to do the trick.</text:p>
          </table:table-cell>
          <table:table-cell table:style-name="ce9" office:value-type="string" calcext:value-type="string">
            <text:p>To bi moralo zadostovati.</text:p>
          </table:table-cell>
          <table:table-cell table:number-columns-repeated="2" table:style-name="ce9" office:value-type="string" calcext:value-type="string">
            <text:p>To bi moralo biti dovolj.</text:p>
          </table:table-cell>
          <table:table-cell table:style-name="ce9" office:value-type="string" calcext:value-type="string">
            <text:p>To bi moralo zadostovati.</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A more neutral site could even do the trick.</text:p>
          </table:table-cell>
          <table:table-cell table:number-columns-repeated="2" table:style-name="ce9" office:value-type="string" calcext:value-type="string">
            <text:p>Bolj nevtralna stran bi lahko celo zadostovala.</text:p>
          </table:table-cell>
          <table:table-cell table:style-name="ce9" office:value-type="string" calcext:value-type="string">
            <text:p>Tudi bolj nevtralna lokacija bi bila lahko dovolj.</text:p>
          </table:table-cell>
          <table:table-cell table:style-name="ce9" office:value-type="string" calcext:value-type="string">
            <text:p>Tudi bolj nevtralna lokacija bi lahko zadostoval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So I assume this can do the trick?</text:p>
          </table:table-cell>
          <table:table-cell table:style-name="ce9" office:value-type="string" calcext:value-type="string">
            <text:p>Torej, predvidevam, da bo to zadostovalo?</text:p>
          </table:table-cell>
          <table:table-cell table:style-name="ce9" office:value-type="string" calcext:value-type="string">
            <text:p>Torej predvidevam, da bo to delovalo?</text:p>
          </table:table-cell>
          <table:table-cell table:style-name="ce9" office:value-type="string" calcext:value-type="string">
            <text:p>Torej predvidevam, da je to lahko dovolj?</text:p>
          </table:table-cell>
          <table:table-cell table:style-name="ce9" office:value-type="string" calcext:value-type="string">
            <text:p>Torej predvidevam, da bo to uspel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7" office:value-type="string" calcext:value-type="string">
            <text:p>draw fire</text:p>
          </table:table-cell>
          <table:table-cell table:style-name="ce9" office:value-type="string" calcext:value-type="string">
            <text:p>pritegniti (pozornost)</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He is drawing fire upon his own vulnerabilities.</text:p>
          </table:table-cell>
          <table:table-cell table:style-name="ce9" office:value-type="string" calcext:value-type="string">
            <text:p>On pritegne pozornost na svoje lastne ranljivosti.</text:p>
          </table:table-cell>
          <table:table-cell table:style-name="ce9" office:value-type="string" calcext:value-type="string">
            <text:p>Na lastno ranljivost privablja ogenj.</text:p>
          </table:table-cell>
          <table:table-cell table:style-name="ce9" office:value-type="string" calcext:value-type="string">
            <text:p>S tem opozarja na svoje lastne slabosti.</text:p>
          </table:table-cell>
          <table:table-cell table:style-name="ce9" office:value-type="string" calcext:value-type="string">
            <text:p>Sam privablja napade na lastne šibke točke.</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They passed that point without drawing fire .</text:p>
          </table:table-cell>
          <table:table-cell table:style-name="ce9" office:value-type="string" calcext:value-type="string">
            <text:p>Prečkali so to točko, ne da bi pritegnili pozornost.</text:p>
          </table:table-cell>
          <table:table-cell table:style-name="ce9" office:value-type="string" calcext:value-type="string">
            <text:p>To točko so presegli, ne da bi pri tem izzvali ogenj.</text:p>
          </table:table-cell>
          <table:table-cell table:style-name="ce9" office:value-type="string" calcext:value-type="string">
            <text:p>Mimo tiste točke so šli, ne da bi pritegnili ogenj.</text:p>
          </table:table-cell>
          <table:table-cell table:style-name="ce9" office:value-type="string" calcext:value-type="string">
            <text:p>Ta točka je bila prehojena brez streljanja.</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number-columns-repeated="3"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4" calcext:value-type="float">
            <text:p>4</text:p>
          </table:table-cell>
          <table:table-cell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4" office:value-type="string" calcext:value-type="string">
            <text:p>Any movement spotted during the night drew fire from a sentry.</text:p>
          </table:table-cell>
          <table:table-cell table:style-name="ce9" office:value-type="string" calcext:value-type="string">
            <text:p>Vsak premik, ki ga je stražar opazil ponoči, je sprožil streljanje.</text:p>
          </table:table-cell>
          <table:table-cell table:style-name="ce9" office:value-type="string" calcext:value-type="string">
            <text:p>Vsako gibanje, opaženo ponoči, je pritegnilo pozornost stražarja.</text:p>
          </table:table-cell>
          <table:table-cell table:style-name="ce9" office:value-type="string" calcext:value-type="string">
            <text:p>Vsako gibanje, opaženo ponoči, je pritegnilo ogenj stražarja.</text:p>
          </table:table-cell>
          <table:table-cell table:style-name="ce9" office:value-type="string" calcext:value-type="string">
            <text:p>Vsak premik, opažen ponoči, je sprožil ogenj stražarja.</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The measure drew fire from social organisations, especially small farmers' associations.</text:p>
          </table:table-cell>
          <table:table-cell table:style-name="ce9" office:value-type="string" calcext:value-type="string">
            <text:p>Ukrep je sprožil ogorčenje socialnih organizacij, zlasti združenj malih kmetov.</text:p>
          </table:table-cell>
          <table:table-cell table:style-name="ce9" office:value-type="string" calcext:value-type="string">
            <text:p>Ukrep je sprožil kritike družbenih organizacij, zlasti združenj malih kmetov.</text:p>
          </table:table-cell>
          <table:table-cell table:style-name="ce9" office:value-type="string" calcext:value-type="string">
            <text:p>Ukrep je sprožil kritike socialnih organizacij, zlasti združenj malih kmetov.</text:p>
          </table:table-cell>
          <table:table-cell table:style-name="ce9" office:value-type="string" calcext:value-type="string">
            <text:p>Ukrep je naletel na kritike družbenih organizacij, predvsem združenj malih kmetov.</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2" calcext:value-type="float">
            <text:p>2</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There they searched two houses and drew fire from a third.</text:p>
          </table:table-cell>
          <table:table-cell table:style-name="ce9" office:value-type="string" calcext:value-type="string">
            <text:p>Tam so preiskali dve hiši in se spopadli s tretjo.</text:p>
          </table:table-cell>
          <table:table-cell table:style-name="ce9" office:value-type="string" calcext:value-type="string">
            <text:p>Tam so preiskali dve hiši in iz tretje izzvali ogenj.</text:p>
          </table:table-cell>
          <table:table-cell table:style-name="ce9" office:value-type="string" calcext:value-type="string">
            <text:p>Tam so preiskali dve hiši, tretja pa jih je obstreljevala.</text:p>
          </table:table-cell>
          <table:table-cell table:style-name="ce9" office:value-type="string" calcext:value-type="string">
            <text:p>Tam so preiskali dve hiši in naleteli na strelsko odpornost iz tretje.</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The plan was to draw fire from the main point of attack.</text:p>
          </table:table-cell>
          <table:table-cell table:style-name="ce9" office:value-type="string" calcext:value-type="string">
            <text:p>Načrt je bil, da se pozornost preusmeri od glavnega cilja napada.</text:p>
          </table:table-cell>
          <table:table-cell table:style-name="ce9" office:value-type="string" calcext:value-type="string">
            <text:p>Načrt je bil, da bi pritegnili ogenj z glavne točke napada.</text:p>
          </table:table-cell>
          <table:table-cell table:style-name="ce9" office:value-type="string" calcext:value-type="string">
            <text:p>Načrt je bil pritegniti ogenj stran od glavne točke napada.</text:p>
          </table:table-cell>
          <table:table-cell table:style-name="ce9" office:value-type="string" calcext:value-type="string">
            <text:p>Načrt je bil, da bi pritegnili ogenj z glavne točke napada.</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number-columns-repeated="3"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number-columns-repeated="3"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He then stood up and intentionally drew fire to signal the enemy's position.</text:p>
          </table:table-cell>
          <table:table-cell table:style-name="ce9" office:value-type="string" calcext:value-type="string">
            <text:p>Nato je vstal in namerno pritegnil ogenj, da bi signaliziral položaj sovražnika.</text:p>
          </table:table-cell>
          <table:table-cell table:style-name="ce9" office:value-type="string" calcext:value-type="string">
            <text:p>Nato je vstal in namerno pritegnil ogenj, da bi nakazal sovražnikovo stališče.</text:p>
          </table:table-cell>
          <table:table-cell table:style-name="ce9" office:value-type="string" calcext:value-type="string">
            <text:p>Nato je vstal in namenoma pritegnil ogenj, da bi signaliziral sovražnikov položaj.</text:p>
          </table:table-cell>
          <table:table-cell table:style-name="ce9" office:value-type="string" calcext:value-type="string">
            <text:p>Nato je vstal in namerno pritegnil ogenj, da bi označil položaj sovražnika.</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Shea testified that he drew fire on the boy who appeared to have a weapon.</text:p>
          </table:table-cell>
          <table:table-cell table:style-name="ce9" office:value-type="string" calcext:value-type="string">
            <text:p>Shea je pričal, da je streljal na fanta, ki je imel videti orožje.</text:p>
          </table:table-cell>
          <table:table-cell table:style-name="ce9" office:value-type="string" calcext:value-type="string">
            <text:p>Shea je pričal, da je na fanta, ki je imel očitno orožje, sprožil ogenj.</text:p>
          </table:table-cell>
          <table:table-cell table:style-name="ce9" office:value-type="string" calcext:value-type="string">
            <text:p>Shea je pričal, da je streljal na fanta, ki je imel, kot se je zdelo, orožje.</text:p>
          </table:table-cell>
          <table:table-cell table:style-name="ce9" office:value-type="string" calcext:value-type="string">
            <text:p>Shea je pričal, da je strel usmeril v dečka, ki je videti držal orožje.</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The wealthy are giving millions to fix education, but their gifts draw fire from a predictable source.</text:p>
          </table:table-cell>
          <table:table-cell table:style-name="ce9" office:value-type="string" calcext:value-type="string">
            <text:p>Bogati dajejo milijone za izboljšanje izobraževanja, vendar njihova darila sprožajo kritike iz predvidljivega vira.</text:p>
          </table:table-cell>
          <table:table-cell table:style-name="ce9" office:value-type="string" calcext:value-type="string">
            <text:p>Bogati dajejo milijone za izobraževanje, vendar njihova darila pritegnejo ogenj iz predvidljivega vira.</text:p>
          </table:table-cell>
          <table:table-cell table:style-name="ce9" office:value-type="string" calcext:value-type="string">
            <text:p>Bogataši namenjajo milijone za izboljšanje izobraževanja, vendar njihova darila sprožajo kritike s predvidljivega vira.</text:p>
          </table:table-cell>
          <table:table-cell table:style-name="ce9" office:value-type="string" calcext:value-type="string">
            <text:p>Bogati dajejo milijone za izboljšanje izobraževanja, a njihove donacije sprožijo kritike s predvidljive strani.</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The visual contrast of a president on vacation while there was anxiety about air travel also drew fire.</text:p>
          </table:table-cell>
          <table:table-cell table:style-name="ce9" office:value-type="string" calcext:value-type="string">
            <text:p>Vizualni kontrast predsednika na počitnicah, medtem ko je vladala zaskrbljenost zaradi letalskega prometa, je prav tako sprožil ogorčenje.</text:p>
          </table:table-cell>
          <table:table-cell table:style-name="ce9" office:value-type="string" calcext:value-type="string">
            <text:p>Vizualni kontrast predsednika na počitnicah, medtem ko je vladala zaskrbljenost zaradi letalskega potovanja, je prav tako vzbudil ogenj.</text:p>
          </table:table-cell>
          <table:table-cell table:style-name="ce9" office:value-type="string" calcext:value-type="string">
            <text:p>Vizualni kontrast predsednika na počitnicah, medtem ko je vladala zaskrbljenost glede zračnega prometa, je prav tako sprožil kritike.</text:p>
          </table:table-cell>
          <table:table-cell table:style-name="ce9" office:value-type="string" calcext:value-type="string">
            <text:p>Vizualni vtis predsednika na dopustu, medtem ko je vladala tesnoba glede letalskih potovanj, je sprožil ostre kritike.</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1" office:value-type="string" calcext:value-type="string">
            <text:p>draw in [pron] horns</text:p>
          </table:table-cell>
          <table:table-cell table:style-name="ce9" office:value-type="string" calcext:value-type="string">
            <text:p>zategniti pas, umakniti se, stopiti korak nazaj</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These fellows have been drawing in their horns lately.</text:p>
          </table:table-cell>
          <table:table-cell table:style-name="ce9" office:value-type="string" calcext:value-type="string">
            <text:p>Ti fantje so se v zadnjem času umaknili.</text:p>
          </table:table-cell>
          <table:table-cell table:style-name="ce9" office:value-type="string" calcext:value-type="string">
            <text:p>Ti fantje so v zadnjem času narisali svoje rogove.</text:p>
          </table:table-cell>
          <table:table-cell table:style-name="ce9" office:value-type="string" calcext:value-type="string">
            <text:p>Ti fantje so se v zadnjem času potuhnili.</text:p>
          </table:table-cell>
          <table:table-cell table:style-name="ce9" office:value-type="string" calcext:value-type="string">
            <text:p>Ti možakarji so se v zadnjem času potegnili vase.</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Though the biggest global banks have drawn in their horns , financial markets are still strongly interconnected.</text:p>
          </table:table-cell>
          <table:table-cell table:style-name="ce9" office:value-type="string" calcext:value-type="string">
            <text:p>Čeprav so največje svetovne banke umaknile svoje roge , so finančni trgi še vedno močno medsebojno povezani.</text:p>
          </table:table-cell>
          <table:table-cell table:style-name="ce9" office:value-type="string" calcext:value-type="string">
            <text:p>Čeprav so največje svetovne banke že pokazale svoje rogove, so finančni trgi še vedno močno povezani.</text:p>
          </table:table-cell>
          <table:table-cell table:style-name="ce9" office:value-type="string" calcext:value-type="string">
            <text:p>Čeprav so se največje svetovne banke potuhnile, so finančni trgi še vedno močno medsebojno povezani.</text:p>
          </table:table-cell>
          <table:table-cell table:style-name="ce9" office:value-type="string" calcext:value-type="string">
            <text:p>Čeprav so se največje svetovne banke umaknile, so finančni trgi še vedno močno povezani.</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1" calcext:value-type="float">
            <text:p>1</text:p>
          </table:table-cell>
          <table:table-cell table:style-name="ce9" office:value-type="float" office:value="4" calcext:value-type="float">
            <text:p>4</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In the face of the mass reaction he again requested the police to draw in their horns .</text:p>
          </table:table-cell>
          <table:table-cell table:style-name="ce9" office:value-type="string" calcext:value-type="string">
            <text:p>Ob množični reakciji je ponovno zaprosil policijo, naj umakne svoje roge.</text:p>
          </table:table-cell>
          <table:table-cell table:style-name="ce9" office:value-type="string" calcext:value-type="string">
            <text:p>Ob množičnem odzivu je ponovno zahteval, da policija umakne rogove.</text:p>
          </table:table-cell>
          <table:table-cell table:style-name="ce10" office:value-type="string" calcext:value-type="string">
            <text:p>V luči množične reakcije je znova zahteval od policije, naj se poumiri.</text:p>
          </table:table-cell>
          <table:table-cell table:style-name="ce9" office:value-type="string" calcext:value-type="string">
            <text:p>Ob množični reakciji je ponovno prosil policijo, naj popusti.</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no?</text:p>
          </table:table-cell>
          <table:table-cell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In May 1964, the general, now the chief of staff of the U.S. Air Force, had declaimed: "Tell the Vietnamese they've got to draw in their horns or we're going to bomb them back into the Stone Age."</text:p>
          </table:table-cell>
          <table:table-cell table:style-name="ce9" office:value-type="string" calcext:value-type="string">
            <text:p>Maja 1964 je general, zdaj načelnik štaba ameriškega letalstva, izjavil: »Povejte Vietnamcem, da morajo umiriti svoje napade, sicer jih bomo z bombardiranjem vrnili v kameno dobo.«</text:p>
          </table:table-cell>
          <table:table-cell table:style-name="ce9" office:value-type="string" calcext:value-type="string">
            <text:p>Maja 1964 je general, zdaj načelnik generalštaba ameriških zračnih sil, razglasil: »Povejte Vietnamcem, naj umaknejo svoje rogove, sicer jih bomo z bombardiranjem vrnili v kameno dobo.«</text:p>
          </table:table-cell>
          <table:table-cell table:style-name="ce9" office:value-type="string" calcext:value-type="string">
            <text:p>Maja 1964 je general, takrat načelnik štaba ameriških zračnih sil, deklamiral: »Sporočite Vietnamcem, da se morajo umiriti, sicer jih bomo bombardirali nazaj v kameno dobo.«</text:p>
          </table:table-cell>
          <table:table-cell table:style-name="ce9" office:value-type="string" calcext:value-type="string">
            <text:p>Maja 1964 je general, tedaj načelnik štaba ameriškega letalstva, izjavil: »Povejte Vietnamcem, naj se umirijo, sicer jih bomo zbombardirali nazaj v kameno dob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Unless you draw in your horns , and your manners soon mend, Perhaps the Tribe, Sir, will give as good as you send.</text:p>
          </table:table-cell>
          <table:table-cell table:style-name="ce9" office:value-type="string" calcext:value-type="string">
            <text:p>Če ne umirite svojih strasti in ne izboljšate svojih manir, bo morda pleme, gospod, odgovorilo z enako mero.</text:p>
          </table:table-cell>
          <table:table-cell table:style-name="ce9" office:value-type="string" calcext:value-type="string">
            <text:p>Razen če ne boste napeli rogov in se vaše manire kmalu popravile, vam bo morda pleme, gospod, dalo toliko denarja, kot ste ga poslali.</text:p>
          </table:table-cell>
          <table:table-cell table:style-name="ce10" office:value-type="string" calcext:value-type="string">
            <text:p>Če se ne poumiriš in se tvoje vedenje kmalu ne popravi, ti bo morda Pleme, gospod, vrnilo milo za drago.</text:p>
          </table:table-cell>
          <table:table-cell table:style-name="ce9" office:value-type="string" calcext:value-type="string">
            <text:p>Če ne boš nekoliko stopil koraka nazaj in popravil svojih manir, bo morda Pleme, gospod, vrnilo milo za drag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no?</text:p>
          </table:table-cell>
          <table:table-cell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Edb. 1825 R. Chambers Traditions II. 151: The Town Rats, who might peep forth like old cautious snails, on hearing his drum, would draw in their horns with a Gaelic execration, and shut their door as he approached.</text:p>
          </table:table-cell>
          <table:table-cell table:style-name="ce9" office:value-type="string" calcext:value-type="string">
            <text:p>Edb. 1825 R. Chambers Traditions II. 151: Mestne podgane, ki so se morda prikradle kot stare previdne polže, so ob zvoku njegovega bobna potegnile rogove z galskim preklinjanjem in zaprle vrata, ko se je približal.</text:p>
          </table:table-cell>
          <table:table-cell table:style-name="ce9" office:value-type="string" calcext:value-type="string">
            <text:p>Izd. 1825 R. Chambers Traditions II. 151: Mestne podgane, ki bi morda kukale kot stari previdni polži, ko bi slišale njegov boben, bi z galskim preklinjanjem potegnile rogove in zaprle vrata, ko bi se jim približal.</text:p>
          </table:table-cell>
          <table:table-cell table:style-name="ce9" office:value-type="string" calcext:value-type="string">
            <text:p>M. 1825 R. Chambers Traditions II. 151: Mestne podgane, ki bi se morda previdno prikazale kot stari polži ob zvoku njegovega bobna, bi se iz strahu hitro umaknile, z gaelščino preklinjajoč, in zaprle svoja vrata, ko se je približal.</text:p>
          </table:table-cell>
          <table:table-cell table:style-name="ce9" office:value-type="string" calcext:value-type="string">
            <text:p>Edb. 1825 R. Chambers Traditions II. 151: Mestne podgane, ki bi lahko pokukale na plano kot stari previdni polži, bi ob zvoku njegovega bobna v strahu potegnile roge nazaj, izrekle galsko kletev in zaprle vrata, ko se je približal.</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From what I could make out, the big men drew in their horns rather abruptly and the small fry had to decide whether to play along, accepting a reduced income, or strike out on their own.</text:p>
          </table:table-cell>
          <table:table-cell table:style-name="ce9" office:value-type="string" calcext:value-type="string">
            <text:p>Kolikor sem razumel, so veliki možje nenadoma umaknili svoje roge in mali ribiči so se morali odločiti, ali bodo sodelovali in sprejeli nižji dohodek ali pa se bodo osamosvojili.</text:p>
          </table:table-cell>
          <table:table-cell table:style-name="ce9" office:value-type="string" calcext:value-type="string">
            <text:p>Kolikor sem lahko razbral, so veliki možje precej nenadoma potegnili rogove, majhne ribice pa so se morale odločiti, ali bodo sodelovale, sprejele nižji dohodek ali pa se bodo odpravile na lastno pest.</text:p>
          </table:table-cell>
          <table:table-cell table:style-name="ce9" office:value-type="string" calcext:value-type="string">
            <text:p>Kolikor sem lahko ugotovil, so se veliki igralci umaknili precej nenadoma, mali pa so se morali odločiti, ali bodo sodelovali, sprejeli zmanjšan dohodek, ali pa se bodo podali na samostojno pot.</text:p>
          </table:table-cell>
          <table:table-cell table:style-name="ce9" office:value-type="string" calcext:value-type="string">
            <text:p>Kolikor sem lahko razbral, so veliki moški nenadoma umaknili svoje ambicije, majhni pa so se morali odločiti, ali bodo sodelovali in sprejeli znižane dohodke ali pa šli po svoje.</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Another result was the big shake up you mentioned, when the big boys drew in their horns.'</text:p>
          </table:table-cell>
          <table:table-cell table:style-name="ce9" office:value-type="string" calcext:value-type="string">
            <text:p>Drug rezultat je bil velik pretres, ki ste ga omenili, ko so veliki fantje umaknili svoje roge.</text:p>
          </table:table-cell>
          <table:table-cell table:style-name="ce9" office:value-type="string" calcext:value-type="string">
            <text:p>Drug rezultat je bil velik pretres, ki ste ga omenili, ko so veliki fantje narisali svoje rogove.</text:p>
          </table:table-cell>
          <table:table-cell table:style-name="ce9" office:value-type="string" calcext:value-type="string">
            <text:p>Drug rezultat je bila velika reorganizacija, ki ste jo omenili, ko so se veliki fantje umirili.</text:p>
          </table:table-cell>
          <table:table-cell table:style-name="ce9" office:value-type="string" calcext:value-type="string">
            <text:p>Drug rezultat je bil veliki pretres, ki si ga omenil, ko so se veljaki potegnili vase.</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A powerful media campaign clanked into action, and the administration drew in its horns.</text:p>
          </table:table-cell>
          <table:table-cell table:style-name="ce9" office:value-type="string" calcext:value-type="string">
            <text:p>Močna medijska kampanja se je začela in vlada je umaknila svoje roge.</text:p>
          </table:table-cell>
          <table:table-cell table:style-name="ce9" office:value-type="string" calcext:value-type="string">
            <text:p>Močna medijska kampanja je zaropotala in uprava je napela rogove.</text:p>
          </table:table-cell>
          <table:table-cell table:style-name="ce9" office:value-type="string" calcext:value-type="string">
            <text:p>Spodbudila se je močna medijska kampanja in administracija se je umirila.</text:p>
          </table:table-cell>
          <table:table-cell table:style-name="ce9" office:value-type="string" calcext:value-type="string">
            <text:p>Močna medijska kampanja se je začela z vso silo, uprava pa je popustila.</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Therefore we must not draw in our horns ; we must push them out.</text:p>
          </table:table-cell>
          <table:table-cell table:style-name="ce9" office:value-type="string" calcext:value-type="string">
            <text:p>Zato se ne smemo umakniti, ampak moramo napredovati.</text:p>
          </table:table-cell>
          <table:table-cell table:style-name="ce9" office:value-type="string" calcext:value-type="string">
            <text:p>Zato ne smemo vleči svojih rogov; moramo jih potisniti ven.</text:p>
          </table:table-cell>
          <table:table-cell table:style-name="ce9" office:value-type="string" calcext:value-type="string">
            <text:p>Zato se ne smemo umakniti; moramo napredovati.</text:p>
          </table:table-cell>
          <table:table-cell table:style-name="ce9" office:value-type="string" calcext:value-type="string">
            <text:p>Zato ne smemo potegniti rogov vase; moramo jih potisniti naprej.</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5" office:value-type="string" calcext:value-type="string">
            <text:p>draw the shortest straw</text:p>
          </table:table-cell>
          <table:table-cell table:style-name="ce9" office:value-type="string" calcext:value-type="string">
            <text:p>potegniti krajši konec, nastradati, potegniti ta kratko/ najkrajšo</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Who draws the shortest straw is anyone's guess.</text:p>
          </table:table-cell>
          <table:table-cell table:style-name="ce9" office:value-type="string" calcext:value-type="string">
            <text:p>Kdo bo potegnil najkrajšo slamico, je lahko le ugibanje.</text:p>
          </table:table-cell>
          <table:table-cell table:style-name="ce9" office:value-type="string" calcext:value-type="string">
            <text:p>Kdo izvleče najkrajšo slamico, je le ugibanje.</text:p>
          </table:table-cell>
          <table:table-cell table:style-name="ce9" office:value-type="string" calcext:value-type="string">
            <text:p>Kdo bo izvlekel najkrajšo slamico, ugiba vsak.</text:p>
          </table:table-cell>
          <table:table-cell table:style-name="ce9" office:value-type="string" calcext:value-type="string">
            <text:p>Kdo potegne najkrajšo, je težko napovedati.</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no</text:p>
          </table:table-cell>
          <table:table-cell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1" calcext:value-type="float">
            <text:p>1</text:p>
          </table:table-cell>
          <table:table-cell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The chorus drew the shortest straws of all.</text:p>
          </table:table-cell>
          <table:table-cell table:style-name="ce9" office:value-type="string" calcext:value-type="string">
            <text:p>Zbor je potegnil najkrajše slamice.</text:p>
          </table:table-cell>
          <table:table-cell table:style-name="ce9" office:value-type="string" calcext:value-type="string">
            <text:p>Refren je potegnil najkrajše slamice od vseh.</text:p>
          </table:table-cell>
          <table:table-cell table:style-name="ce9" office:value-type="string" calcext:value-type="string">
            <text:p>Zboru so se vsi izvlekli najkrajšo.</text:p>
          </table:table-cell>
          <table:table-cell table:style-name="ce9" office:value-type="string" calcext:value-type="string">
            <text:p>Zbor je izvlekel najkrajšo slamico od vseh.</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3" calcext:value-type="float">
            <text:p>3</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The youngest of the three draws the shortest straw.</text:p>
          </table:table-cell>
          <table:table-cell table:number-columns-repeated="2" table:style-name="ce9" office:value-type="string" calcext:value-type="string">
            <text:p>Najmlajši od treh potegne najkrajšo slamico.</text:p>
          </table:table-cell>
          <table:table-cell table:style-name="ce9" office:value-type="string" calcext:value-type="string">
            <text:p>Najmlajši od trojice izvleče najkrajšo slamico.</text:p>
          </table:table-cell>
          <table:table-cell table:style-name="ce9" office:value-type="string" calcext:value-type="string">
            <text:p>Najmlajši od trojice potegne najkrajšo.</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no</text:p>
          </table:table-cell>
          <table:table-cell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1" calcext:value-type="float">
            <text:p>1</text:p>
          </table:table-cell>
          <table:table-cell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Quinn draws the shortest straw and Slides out.</text:p>
          </table:table-cell>
          <table:table-cell table:style-name="ce9" office:value-type="string" calcext:value-type="string">
            <text:p>Quinn potegne najkrajšo slamico in se izmuzne.</text:p>
          </table:table-cell>
          <table:table-cell table:style-name="ce9" office:value-type="string" calcext:value-type="string">
            <text:p>Quinn potegne najkrajšo slamico in se zdrsne ven.</text:p>
          </table:table-cell>
          <table:table-cell table:style-name="ce9" office:value-type="string" calcext:value-type="string">
            <text:p>Quinn izvleče najkrajšo slamico in Sildes spolzi ven.</text:p>
          </table:table-cell>
          <table:table-cell table:style-name="ce9" office:value-type="string" calcext:value-type="string">
            <text:p>Quinn potegne najkrajšo in zdrsne ven.</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no</text:p>
          </table:table-cell>
          <table:table-cell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1" calcext:value-type="float">
            <text:p>1</text:p>
          </table:table-cell>
          <table:table-cell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Turns out, I had drawn the shortest straw.</text:p>
          </table:table-cell>
          <table:table-cell table:number-columns-repeated="2" table:style-name="ce9" office:value-type="string" calcext:value-type="string">
            <text:p>Izkazalo se je, da sem potegnil najkrajšo slamico.</text:p>
          </table:table-cell>
          <table:table-cell table:style-name="ce9" office:value-type="string" calcext:value-type="string">
            <text:p>Izkazalo se je, da sem potegnil kratko.</text:p>
          </table:table-cell>
          <table:table-cell table:style-name="ce9" office:value-type="string" calcext:value-type="string">
            <text:p>Izkaže se, da sem dobil najkrajši konec palice.</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Vernon drew the shortest straw and would be last.</text:p>
          </table:table-cell>
          <table:table-cell table:number-columns-repeated="2" table:style-name="ce9" office:value-type="string" calcext:value-type="string">
            <text:p>Vernon je potegnil najkrajšo slamico in bo zadnji.</text:p>
          </table:table-cell>
          <table:table-cell table:style-name="ce9" office:value-type="string" calcext:value-type="string">
            <text:p>Vernon je potegnil kratko in bil bo zadnji.</text:p>
          </table:table-cell>
          <table:table-cell table:style-name="ce9" office:value-type="string" calcext:value-type="string">
            <text:p>Vernon je dobil najkrajši konec palice in bi bil zadnji.</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So, who's drawn the shortest straw tonight.</text:p>
          </table:table-cell>
          <table:table-cell table:style-name="ce9" office:value-type="string" calcext:value-type="string">
            <text:p>Kdo je torej nocoj potegnil najkrajšo slamico?</text:p>
          </table:table-cell>
          <table:table-cell table:style-name="ce9" office:value-type="string" calcext:value-type="string">
            <text:p>Torej, kdo je nocoj potegnil najkrajšo slamico?</text:p>
          </table:table-cell>
          <table:table-cell table:style-name="ce9" office:value-type="string" calcext:value-type="string">
            <text:p>Torej, kdo je nocoj potegnil kratko.</text:p>
          </table:table-cell>
          <table:table-cell table:style-name="ce9" office:value-type="string" calcext:value-type="string">
            <text:p>Torej, kdo je tokrat potegnil kratko slamic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3" calcext:value-type="float">
            <text:p>3</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The Orc definitely draws the shortest straw here.</text:p>
          </table:table-cell>
          <table:table-cell table:style-name="ce9" office:value-type="string" calcext:value-type="string">
            <text:p>Ork je tukaj definitivno potegnil najkrajšo slamico.</text:p>
          </table:table-cell>
          <table:table-cell table:style-name="ce9" office:value-type="string" calcext:value-type="string">
            <text:p>Ork tukaj vsekakor potegne najkrajšo kapljo.</text:p>
          </table:table-cell>
          <table:table-cell table:style-name="ce9" office:value-type="string" calcext:value-type="string">
            <text:p>Ork tukaj zagotovo potegne kratko.</text:p>
          </table:table-cell>
          <table:table-cell table:style-name="ce9" office:value-type="string" calcext:value-type="string">
            <text:p>Tukaj ima Ork nedvomno najslabše izžreba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1" calcext:value-type="float">
            <text:p>1</text:p>
          </table:table-cell>
          <table:table-cell table:style-name="ce9" office:value-type="float" office:value="4" calcext:value-type="float">
            <text:p>4</text:p>
          </table:table-cell>
          <table:table-cell table:style-name="ce9" office:value-type="float" office:value="3" calcext:value-type="float">
            <text:p>3</text:p>
          </table:table-cell>
          <table:table-cell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I felt sorry for the young officer who drew the shortest straw.</text:p>
          </table:table-cell>
          <table:table-cell table:style-name="ce9" office:value-type="string" calcext:value-type="string">
            <text:p>Žal mi je bilo za mladega častnika, ki je potegnil najkrajšo slamico.</text:p>
          </table:table-cell>
          <table:table-cell table:style-name="ce9" office:value-type="string" calcext:value-type="string">
            <text:p>Smilil se mi je mlademu uradniku, ki je potegnil najkrajšo slamico.</text:p>
          </table:table-cell>
          <table:table-cell table:style-name="ce9" office:value-type="string" calcext:value-type="string">
            <text:p>Smilil se mi je mladi častnik, ki je potegnil kratko.</text:p>
          </table:table-cell>
          <table:table-cell table:style-name="ce9" office:value-type="string" calcext:value-type="string">
            <text:p>Bilo mi je žal mladega častnika, ki je potegnil najkrajš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number-columns-repeated="2"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He simply was the one who drew the shortest straw.</text:p>
          </table:table-cell>
          <table:table-cell table:style-name="ce9" office:value-type="string" calcext:value-type="string">
            <text:p>Preprosto je bil tisti, ki je potegnil najkrajšo slamico.</text:p>
          </table:table-cell>
          <table:table-cell table:style-name="ce9" office:value-type="string" calcext:value-type="string">
            <text:p>Preprosto je bil on tisti, ki je potegnil najkrajšo slamico.</text:p>
          </table:table-cell>
          <table:table-cell table:style-name="ce9" office:value-type="string" calcext:value-type="string">
            <text:p>Enostavno je bil tisti, ki je potegnil kratko.</text:p>
          </table:table-cell>
          <table:table-cell table:style-name="ce9" office:value-type="string" calcext:value-type="string">
            <text:p>Preprosto je bil tisti, ki je potegnil kratk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number-columns-repeated="2" table:style-name="ce9" office:value-type="float" office:value="3" calcext:value-type="float">
            <text:p>3</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1" office:value-type="string" calcext:value-type="string">
            <text:p>drink like a fish</text:p>
          </table:table-cell>
          <table:table-cell table:style-name="ce9" office:value-type="string" calcext:value-type="string">
            <text:p>piti kot žolna</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I gained some weight but I drank like a fish.</text:p>
          </table:table-cell>
          <table:table-cell table:style-name="ce9" office:value-type="string" calcext:value-type="string">
            <text:p>Nekaj sem pridobil na teži, vendar sem pil kot riba.</text:p>
          </table:table-cell>
          <table:table-cell table:style-name="ce9" office:value-type="string" calcext:value-type="string">
            <text:p>Zredil sem se, a sem pil kot riba.</text:p>
          </table:table-cell>
          <table:table-cell table:style-name="ce9" office:value-type="string" calcext:value-type="string">
            <text:p>Pridobil sem nekaj teže, a sem pil kot žolna.</text:p>
          </table:table-cell>
          <table:table-cell table:style-name="ce9" office:value-type="string" calcext:value-type="string">
            <text:p>Nabral sem nekaj kilogramov, a sem pil kot riba.</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3" calcext:value-type="float">
            <text:p>3</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And I drink like a fish , given half a chance.</text:p>
          </table:table-cell>
          <table:table-cell table:style-name="ce9" office:value-type="string" calcext:value-type="string">
            <text:p>In pijem kot riba, če le imam priložnost.</text:p>
          </table:table-cell>
          <table:table-cell table:style-name="ce9" office:value-type="string" calcext:value-type="string">
            <text:p>In pijem kot riba, če mi dajo le pol priložnosti.</text:p>
          </table:table-cell>
          <table:table-cell table:style-name="ce9" office:value-type="string" calcext:value-type="string">
            <text:p>In pijem kot žolna, če dobim priložnost.</text:p>
          </table:table-cell>
          <table:table-cell table:style-name="ce9" office:value-type="string" calcext:value-type="string">
            <text:p>In pijem kot žolna, takoj ko imam priložnost.</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number-columns-repeated="2"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She drank like a fish and cursed like a sailor.</text:p>
          </table:table-cell>
          <table:table-cell table:number-columns-repeated="2" table:style-name="ce9" office:value-type="string" calcext:value-type="string">
            <text:p>Pila je kot riba in preklinjala kot mornar.</text:p>
          </table:table-cell>
          <table:table-cell table:style-name="ce9" office:value-type="string" calcext:value-type="string">
            <text:p>Pila je kot žolna in preklinjala kot mornar.</text:p>
          </table:table-cell>
          <table:table-cell table:style-name="ce9" office:value-type="string" calcext:value-type="string">
            <text:p>Pila je kot riba in psovala kot mornar.</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3" calcext:value-type="float">
            <text:p>3</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He was big, drank like a fish and was a martinet.</text:p>
          </table:table-cell>
          <table:table-cell table:style-name="ce9" office:value-type="string" calcext:value-type="string">
            <text:p>Bil je velik, pil kot riba in bil strogi.</text:p>
          </table:table-cell>
          <table:table-cell table:style-name="ce9" office:value-type="string" calcext:value-type="string">
            <text:p>Bil je velik, pil je kot riba in je bil martinet.</text:p>
          </table:table-cell>
          <table:table-cell table:style-name="ce9" office:value-type="string" calcext:value-type="string">
            <text:p>Bil je velik, pil je kot žolna in bil je strog.</text:p>
          </table:table-cell>
          <table:table-cell table:style-name="ce9" office:value-type="string" calcext:value-type="string">
            <text:p>Bil je velik, pil je kot žolna in bil je strog kot komandant.</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number-columns-repeated="2"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I told josh to slow down but he drinks like a fish.</text:p>
          </table:table-cell>
          <table:table-cell table:style-name="ce9" office:value-type="string" calcext:value-type="string">
            <text:p>Joshu sem rekel, naj upočasni, a pije kot riba.</text:p>
          </table:table-cell>
          <table:table-cell table:style-name="ce9" office:value-type="string" calcext:value-type="string">
            <text:p>Joshu sem rekel, naj upočasni, ampak pije kot riba.</text:p>
          </table:table-cell>
          <table:table-cell table:style-name="ce9" office:value-type="string" calcext:value-type="string">
            <text:p>Rekel sem Joshu, naj upočasni, a pije kot žolna.</text:p>
          </table:table-cell>
          <table:table-cell table:style-name="ce9" office:value-type="string" calcext:value-type="string">
            <text:p>Rekel sem Joshu, naj upočasni, a pije kot riba.</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3" calcext:value-type="float">
            <text:p>3</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This girl is 4'7'' and she drinks like a fish!</text:p>
          </table:table-cell>
          <table:table-cell table:style-name="ce9" office:value-type="string" calcext:value-type="string">
            <text:p>To dekle je visoko 140 cm in pije kot riba!</text:p>
          </table:table-cell>
          <table:table-cell table:style-name="ce9" office:value-type="string" calcext:value-type="string">
            <text:p>To dekle je visoko 147 cm in pije kot riba!</text:p>
          </table:table-cell>
          <table:table-cell table:style-name="ce9" office:value-type="string" calcext:value-type="string">
            <text:p>Ta punca je visoka 140 cm in pije kot žolna!</text:p>
          </table:table-cell>
          <table:table-cell table:style-name="ce9" office:value-type="string" calcext:value-type="string">
            <text:p>Ta deklica je visoka 140 centimetrov in pije neverjetno velik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3" calcext:value-type="float">
            <text:p>3</text:p>
          </table:table-cell>
          <table:table-cell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The captain drank like a fish , and swaggered and swore like twenty troopers.</text:p>
          </table:table-cell>
          <table:table-cell table:style-name="ce9" office:value-type="string" calcext:value-type="string">
            <text:p>Kapitan je pil kot riba, se bahal in preklinjal kot dvajset vojakov.</text:p>
          </table:table-cell>
          <table:table-cell table:style-name="ce9" office:value-type="string" calcext:value-type="string">
            <text:p>Kapitan je pil kot riba, se bahavo razkazoval in preklinjal kot dvajset vojakov.</text:p>
          </table:table-cell>
          <table:table-cell table:style-name="ce9" office:value-type="string" calcext:value-type="string">
            <text:p>Kapitan je pil kot žolna ter se bahal in preklinjal kot dvajset vojakov.</text:p>
          </table:table-cell>
          <table:table-cell table:style-name="ce9" office:value-type="string" calcext:value-type="string">
            <text:p>Kapitan je pil kot riba in se sprehajal ter preklinjali kot dvajset vojakov.</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3" calcext:value-type="float">
            <text:p>3</text:p>
          </table:table-cell>
          <table:table-cell table:style-name="ce9" office:value-type="float" office:value="1" calcext:value-type="float">
            <text:p>1</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I could barely drink on wellbutrin and can drink like a fish on effexor.</text:p>
          </table:table-cell>
          <table:table-cell table:style-name="ce9" office:value-type="string" calcext:value-type="string">
            <text:p>Na wellbutrinu sem komaj kaj pil, na effexorju pa pijem kot riba.</text:p>
          </table:table-cell>
          <table:table-cell table:style-name="ce9" office:value-type="string" calcext:value-type="string">
            <text:p>Komaj sem lahko pil z wellbutrinom, z effexorjem pa lahko pijem kot riba.</text:p>
          </table:table-cell>
          <table:table-cell table:style-name="ce9" office:value-type="string" calcext:value-type="string">
            <text:p>Na wellbutrinu sem komaj pil, na effexorju pa lahko pijem kot žolna.</text:p>
          </table:table-cell>
          <table:table-cell table:style-name="ce9" office:value-type="string" calcext:value-type="string">
            <text:p>Na wellbutrinu sem komaj lahko pil, na effexorju pa pijem brez težav.</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style-name="ce9" office:value-type="float" office:value="3" calcext:value-type="float">
            <text:p>3</text:p>
          </table:table-cell>
          <table:table-cell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He was popular for being able to drink like a fish and hide it from others.</text:p>
          </table:table-cell>
          <table:table-cell table:style-name="ce9" office:value-type="string" calcext:value-type="string">
            <text:p>Bil je priljubljen, ker je lahko pil kot riba in to skrival pred drugimi.</text:p>
          </table:table-cell>
          <table:table-cell table:style-name="ce9" office:value-type="string" calcext:value-type="string">
            <text:p>Bil je znan po tem, da je znal piti kot riba in to skriti pred drugimi.</text:p>
          </table:table-cell>
          <table:table-cell table:style-name="ce9" office:value-type="string" calcext:value-type="string">
            <text:p>Bil je priljubljen, ker je lahko pil kot žolna in to skrival pred drugimi.</text:p>
          </table:table-cell>
          <table:table-cell table:style-name="ce9" office:value-type="string" calcext:value-type="string">
            <text:p>Bil je priljubljen, ker je znal piti kot žaba in to skriti pred drugimi.</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number-columns-repeated="2"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He drinks like a fish , disobeying all the rules of his religion, and fasts.</text:p>
          </table:table-cell>
          <table:table-cell table:style-name="ce9" office:value-type="string" calcext:value-type="string">
            <text:p>Pije kot riba, ne upošteva vseh pravil svoje vere in posti.</text:p>
          </table:table-cell>
          <table:table-cell table:style-name="ce9" office:value-type="string" calcext:value-type="string">
            <text:p>Pije kot riba, ne uboga vseh pravil svoje vere in se posti.</text:p>
          </table:table-cell>
          <table:table-cell table:style-name="ce9" office:value-type="string" calcext:value-type="string">
            <text:p>Pije kot žolna, ne uboga vseh pravil svoje religije in se posti.</text:p>
          </table:table-cell>
          <table:table-cell table:style-name="ce9" office:value-type="string" calcext:value-type="string">
            <text:p>Pije kot žolna, krši vsa pravila svoje vere in se posti.</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1" calcext:value-type="float">
            <text:p>1</text:p>
          </table:table-cell>
          <table:table-cell table:number-columns-repeated="2" table:style-name="ce9" office:value-type="float" office:value="3" calcext:value-type="float">
            <text:p>3</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1" office:value-type="string" calcext:value-type="string">
            <text:p>drive a hard bargain</text:p>
          </table:table-cell>
          <table:table-cell table:style-name="ce9" office:value-type="string" calcext:value-type="string">
            <text:p>trdo se pogajati, voditi težko kupčijo</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Treasury should be driving a hard bargain.</text:p>
          </table:table-cell>
          <table:table-cell table:style-name="ce9" office:value-type="string" calcext:value-type="string">
            <text:p>Finančno ministrstvo bi moralo trdo pogajati.</text:p>
          </table:table-cell>
          <table:table-cell table:style-name="ce9" office:value-type="string" calcext:value-type="string">
            <text:p>Ministrstvo za finance bi moralo močno sklepati pogodbe.</text:p>
          </table:table-cell>
          <table:table-cell table:style-name="ce9" office:value-type="string" calcext:value-type="string">
            <text:p>Ministrstvo za finance bi se moralo trdo pogajati.</text:p>
          </table:table-cell>
          <table:table-cell table:style-name="ce9" office:value-type="string" calcext:value-type="string">
            <text:p>Ministrstvo za finance bi moralo trdo pogajati.</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You drive a hard bargain, kid.</text:p>
          </table:table-cell>
          <table:table-cell table:style-name="ce9" office:value-type="string" calcext:value-type="string">
            <text:p>Ti si trden pogajalec, fant.</text:p>
          </table:table-cell>
          <table:table-cell table:style-name="ce9" office:value-type="string" calcext:value-type="string">
            <text:p>Trdo se pogajaš, fant.</text:p>
          </table:table-cell>
          <table:table-cell table:style-name="ce9" office:value-type="string" calcext:value-type="string">
            <text:p>Trdo se pogajaš, mulc.</text:p>
          </table:table-cell>
          <table:table-cell table:style-name="ce9" office:value-type="string" calcext:value-type="string">
            <text:p>Dobro si spretno dogovarjaš, mali.</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The Allies are driving a hard bargain on oil shipments.</text:p>
          </table:table-cell>
          <table:table-cell table:number-columns-repeated="2" table:style-name="ce9" office:value-type="string" calcext:value-type="string">
            <text:p>Zavezniki se trdo pogajajo o pošiljkah nafte.</text:p>
          </table:table-cell>
          <table:table-cell table:style-name="ce9" office:value-type="string" calcext:value-type="string">
            <text:p>Zavezniki se trdo pogajajo glede pošiljk nafte.</text:p>
          </table:table-cell>
          <table:table-cell table:style-name="ce9" office:value-type="string" calcext:value-type="string">
            <text:p>Zavezniki se močno dogovarjajo glede pošiljk nafte.</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Don't be shy and drive a hard bargain.</text:p>
          </table:table-cell>
          <table:table-cell table:style-name="ce9" office:value-type="string" calcext:value-type="string">
            <text:p>Ne bodi sramežljiv in se pogajaj trdo.</text:p>
          </table:table-cell>
          <table:table-cell table:style-name="ce9" office:value-type="string" calcext:value-type="string">
            <text:p>Ne bodite sramežljivi in ​​se pogajajte.</text:p>
          </table:table-cell>
          <table:table-cell table:style-name="ce9" office:value-type="string" calcext:value-type="string">
            <text:p>Ne bodite sramežljivi in se trdo pogajajte.</text:p>
          </table:table-cell>
          <table:table-cell table:style-name="ce9" office:value-type="string" calcext:value-type="string">
            <text:p>Ne bodi sramežljiv in sklepaj trdne posle.</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4" calcext:value-type="float">
            <text:p>4</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Don't be afraid to drive a hard bargain.</text:p>
          </table:table-cell>
          <table:table-cell table:style-name="ce9" office:value-type="string" calcext:value-type="string">
            <text:p>Ne bojte se trdo pogajati.</text:p>
          </table:table-cell>
          <table:table-cell table:style-name="ce9" office:value-type="string" calcext:value-type="string">
            <text:p>Ne bojte se trdega pogajanja.</text:p>
          </table:table-cell>
          <table:table-cell table:style-name="ce9" office:value-type="string" calcext:value-type="string">
            <text:p>Ne bojte se trdo pogajati.</text:p>
          </table:table-cell>
          <table:table-cell table:style-name="ce9" office:value-type="string" calcext:value-type="string">
            <text:p>Ne boj se trdo pogajati.</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Go in your bargaining hat and drive a hard bargain!</text:p>
          </table:table-cell>
          <table:table-cell table:style-name="ce9" office:value-type="string" calcext:value-type="string">
            <text:p>Oblecite si pogajalsko kapo in se pogajajte trdo!</text:p>
          </table:table-cell>
          <table:table-cell table:style-name="ce9" office:value-type="string" calcext:value-type="string">
            <text:p>Pojdite v svojo pogajalsko kapo in se pogajajte!</text:p>
          </table:table-cell>
          <table:table-cell table:style-name="ce9" office:value-type="string" calcext:value-type="string">
            <text:p>Vzemite si pogajalsko kapo in se trdo pogajajte!</text:p>
          </table:table-cell>
          <table:table-cell table:style-name="ce11" office:value-type="string" calcext:value-type="string">
            <text:p>Pojdi s pogajalskim pristopom in vodi trde pogajanja!</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string" calcext:value-type="string">
            <text:p>yes</text:p>
          </table:table-cell>
          <table:table-cell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4" calcext:value-type="float">
            <text:p>4</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If you're buying, drive a hard bargain.</text:p>
          </table:table-cell>
          <table:table-cell table:style-name="ce9" office:value-type="string" calcext:value-type="string">
            <text:p>Če kupuješ, se pogajaj trdo.</text:p>
          </table:table-cell>
          <table:table-cell table:style-name="ce9" office:value-type="string" calcext:value-type="string">
            <text:p>Če kupujete, se trdno pogajajte.</text:p>
          </table:table-cell>
          <table:table-cell table:style-name="ce9" office:value-type="string" calcext:value-type="string">
            <text:p>Če kupujete, se trdo pogajajte.</text:p>
          </table:table-cell>
          <table:table-cell table:style-name="ce9" office:value-type="string" calcext:value-type="string">
            <text:p>Če kupuješ, iztrži čim trše pogoje.</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2" calcext:value-type="float">
            <text:p>2</text:p>
          </table:table-cell>
          <table:table-cell table:style-name="ce9" office:value-type="float" office:value="4" calcext:value-type="float">
            <text:p>4</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Yaxley spat, driving a hard bargain.</text:p>
          </table:table-cell>
          <table:table-cell table:style-name="ce10" office:value-type="string" calcext:value-type="string">
            <text:p>Yaxley je pljunil in se trdo pogajal.</text:p>
          </table:table-cell>
          <table:table-cell table:style-name="ce9" office:value-type="string" calcext:value-type="string">
            <text:p>Yaxley je pljunil in se pogajal.</text:p>
          </table:table-cell>
          <table:table-cell table:style-name="ce9" office:value-type="string" calcext:value-type="string">
            <text:p>Yaxley je pljunil in se trdo pogajal.</text:p>
          </table:table-cell>
          <table:table-cell table:style-name="ce9" office:value-type="string" calcext:value-type="string">
            <text:p>Yaxley je pljunil in pritiskal za ostre pogoje.</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4" calcext:value-type="float">
            <text:p>4</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1" office:value-type="string" calcext:value-type="string">
            <text:p>In other words, they can drive a hard bargain.</text:p>
          </table:table-cell>
          <table:table-cell table:style-name="ce9" office:value-type="string" calcext:value-type="string">
            <text:p>Z drugimi besedami, znajo se trdo pogajati.</text:p>
          </table:table-cell>
          <table:table-cell table:style-name="ce9" office:value-type="string" calcext:value-type="string">
            <text:p>Z drugimi besedami, lahko se dobro pogajata.</text:p>
          </table:table-cell>
          <table:table-cell table:style-name="ce9" office:value-type="string" calcext:value-type="string">
            <text:p>Z drugimi besedami, znajo se trdo pogajati.</text:p>
          </table:table-cell>
          <table:table-cell table:style-name="ce9" office:value-type="string" calcext:value-type="string">
            <text:p>Z drugimi besedami: znajo se trdo pogajati.</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4" calcext:value-type="float">
            <text:p>4</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They drive a hard bargain, but I'll bite!</text:p>
          </table:table-cell>
          <table:table-cell table:style-name="ce9" office:value-type="string" calcext:value-type="string">
            <text:p>Trdo se pogajajo, ampak bom sprejel!</text:p>
          </table:table-cell>
          <table:table-cell table:style-name="ce11" office:value-type="string" calcext:value-type="string">
            <text:p>Trdo se pogajajo, ampak jaz bom ugriznil!</text:p>
          </table:table-cell>
          <table:table-cell table:style-name="ce9" office:value-type="string" calcext:value-type="string">
            <text:p>Zelo se pogajajo, a bom pristal!</text:p>
          </table:table-cell>
          <table:table-cell table:style-name="ce9" office:value-type="string" calcext:value-type="string">
            <text:p>Trdo se pogajajo, a bom sprejel.</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2" calcext:value-type="float">
            <text:p>2</text:p>
          </table:table-cell>
          <table:table-cell table:style-name="ce14" table:number-columns-repeated="20"/>
          <table:table-cell table:number-columns-repeated="998"/>
        </table:table-row>
        <table:table-row table:style-name="ro1" table:number-rows-repeated="3">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text:p>
          </table:table-cell>
          <table:table-cell table:style-name="ce1" office:value-type="string" calcext:value-type="string">
            <text:p>run out of steam</text:p>
          </table:table-cell>
          <table:table-cell table:style-name="ce9" office:value-type="string" calcext:value-type="string">
            <text:p>zamjkovati moči, ostati brez sape, pojema moč/ sapa, izgubiti zagon</text:p>
          </table:table-cell>
          <table:table-cell table:style-name="ce9" table:number-columns-repeated="3"/>
          <table:table-cell table:style-name="ce14" table:number-columns-repeated="20"/>
          <table:table-cell table:number-columns-repeated="998"/>
        </table:table-row>
        <table:table-row table:style-name="ro1">
          <table:table-cell table:style-name="ce1" table:number-columns-repeated="2"/>
          <table:table-cell table:style-name="ce9" table:number-columns-repeated="4"/>
          <table:table-cell table:style-name="ce14" table:number-columns-repeated="20"/>
          <table:table-cell table:number-columns-repeated="998"/>
        </table:table-row>
        <table:table-row table:style-name="ro1">
          <table:table-cell table:style-name="ce1" office:value-type="string" calcext:value-type="string">
            <text:p>idiom_sentence1</text:p>
          </table:table-cell>
          <table:table-cell table:style-name="ce1" office:value-type="string" calcext:value-type="string">
            <text:p>Those guys never run out of steam.</text:p>
          </table:table-cell>
          <table:table-cell table:style-name="ce9" office:value-type="string" calcext:value-type="string">
            <text:p>Ti fantje nikoli ne izgubijo energije.</text:p>
          </table:table-cell>
          <table:table-cell table:style-name="ce9" office:value-type="string" calcext:value-type="string">
            <text:p>Tem fantom nikoli ni zmanjkalo sape.</text:p>
          </table:table-cell>
          <table:table-cell table:style-name="ce9" office:value-type="string" calcext:value-type="string">
            <text:p>Tem fantom nikoli ne zmanjka energije.</text:p>
          </table:table-cell>
          <table:table-cell table:style-name="ce9" office:value-type="string" calcext:value-type="string">
            <text:p>Ti fantje nikoli ne izgubljajo energije.</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3" calcext:value-type="float">
            <text:p>3</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2</text:p>
          </table:table-cell>
          <table:table-cell table:style-name="ce1" office:value-type="string" calcext:value-type="string">
            <text:p>By 1960 the Khan family were running out of steam.</text:p>
          </table:table-cell>
          <table:table-cell table:style-name="ce9" office:value-type="string" calcext:value-type="string">
            <text:p>Do leta 1960 je družina Khan izgubila zagon.</text:p>
          </table:table-cell>
          <table:table-cell table:style-name="ce9" office:value-type="string" calcext:value-type="string">
            <text:p>Do leta 1960 je družini Khan zmanjkovalo moči.</text:p>
          </table:table-cell>
          <table:table-cell table:style-name="ce9" office:value-type="string" calcext:value-type="string">
            <text:p>Do leta 1960 je družini Khan začelo zmanjkovati energije.</text:p>
          </table:table-cell>
          <table:table-cell table:style-name="ce9" office:value-type="string" calcext:value-type="string">
            <text:p>Do leta 1960 je družina Khan začela izgubljati zagon.</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3" calcext:value-type="float">
            <text:p>3</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3</text:p>
          </table:table-cell>
          <table:table-cell table:style-name="ce1" office:value-type="string" calcext:value-type="string">
            <text:p>America's policy in eastern Europe is running out of steam .</text:p>
          </table:table-cell>
          <table:table-cell table:style-name="ce9" office:value-type="string" calcext:value-type="string">
            <text:p>Ameriška politika v vzhodni Evropi izgublja zagon.</text:p>
          </table:table-cell>
          <table:table-cell table:style-name="ce9" office:value-type="string" calcext:value-type="string">
            <text:p>Ameriška politika v vzhodni Evropi izgublja sapo.</text:p>
          </table:table-cell>
          <table:table-cell table:style-name="ce9" office:value-type="string" calcext:value-type="string">
            <text:p>Ameriški politiki v vzhodni Evropi zmanjkuje zagona.</text:p>
          </table:table-cell>
          <table:table-cell table:style-name="ce9" office:value-type="string" calcext:value-type="string">
            <text:p>Ameriška politika v vzhodni Evropi izgublja zagon.</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4</text:p>
          </table:table-cell>
          <table:table-cell table:style-name="ce1" office:value-type="string" calcext:value-type="string">
            <text:p>What may cause the current rally to run out of steam?</text:p>
          </table:table-cell>
          <table:table-cell table:style-name="ce10" office:value-type="string" calcext:value-type="string">
            <text:p>Kaj bi lahko povzročilo, da bi sedanje okrevanje izgubilo zagon?</text:p>
          </table:table-cell>
          <table:table-cell table:style-name="ce9" office:value-type="string" calcext:value-type="string">
            <text:p>Kaj bi lahko povzročilo, da bo trenutna rast zmag izgubljala zagon?</text:p>
          </table:table-cell>
          <table:table-cell table:style-name="ce9" office:value-type="string" calcext:value-type="string">
            <text:p>Kaj bi lahko povzročilo, da bi se trenutni vzpon izčrpal?</text:p>
          </table:table-cell>
          <table:table-cell table:style-name="ce9" office:value-type="string" calcext:value-type="string">
            <text:p>Kaj bi lahko povzročilo, da trenutni zagon izgubi moč?</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float" office:value="3" calcext:value-type="float">
            <text:p>3</text:p>
          </table:table-cell>
          <table:table-cell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5</text:p>
          </table:table-cell>
          <table:table-cell table:style-name="ce1" office:value-type="string" calcext:value-type="string">
            <text:p>It looks like the emotional gravy train is running out of steam .</text:p>
          </table:table-cell>
          <table:table-cell table:style-name="ce9" office:value-type="string" calcext:value-type="string">
            <text:p>Zdi se, da se čustvena gradacija izteka.</text:p>
          </table:table-cell>
          <table:table-cell table:style-name="ce9" office:value-type="string" calcext:value-type="string">
            <text:p>Zdi se, da čustvenemu vlaku zmanjkuje sape.</text:p>
          </table:table-cell>
          <table:table-cell table:style-name="ce9" office:value-type="string" calcext:value-type="string">
            <text:p>Videti je, da čustveni vlak sreče izgublja zagon.</text:p>
          </table:table-cell>
          <table:table-cell table:style-name="ce9" office:value-type="string" calcext:value-type="string">
            <text:p>Zdi se, da emocionalni vlak sladkega življenja izgublja zagon.</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number-columns-repeated="3"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6</text:p>
          </table:table-cell>
          <table:table-cell table:style-name="ce1" office:value-type="string" calcext:value-type="string">
            <text:p>Running out of steam and grasping for anything you can?</text:p>
          </table:table-cell>
          <table:table-cell table:style-name="ce9" office:value-type="string" calcext:value-type="string">
            <text:p>Zmanjkuje vam energije in se oklepate vsega, kar lahko?</text:p>
          </table:table-cell>
          <table:table-cell table:style-name="ce9" office:value-type="string" calcext:value-type="string">
            <text:p>Zmanjkuje vam sape in se oklepate vsega, kar lahko?</text:p>
          </table:table-cell>
          <table:table-cell table:style-name="ce9" office:value-type="string" calcext:value-type="string">
            <text:p>Zmanjkuje vam moči in se oklepate česar koli, kar lahko dobite?</text:p>
          </table:table-cell>
          <table:table-cell table:style-name="ce9" office:value-type="string" calcext:value-type="string">
            <text:p>Končujejo vam se moči in se oklepate vsakega možnosti, ki jo najdete?</text:p>
          </table:table-cell>
          <table:table-cell table:style-name="ce14" table:number-columns-repeated="20"/>
          <table:table-cell table:number-columns-repeated="998"/>
        </table:table-row>
        <table:table-row table:style-name="ro1">
          <table:table-cell table:style-name="ce1" table:number-columns-repeated="2"/>
          <table:table-cell table:number-columns-repeated="3" table:style-name="ce9" office:value-type="string" calcext:value-type="string">
            <text:p>yes</text:p>
          </table:table-cell>
          <table:table-cell table:style-name="ce9" office:value-type="string" calcext:value-type="string">
            <text:p>no</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3" calcext:value-type="float">
            <text:p>3</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7</text:p>
          </table:table-cell>
          <table:table-cell table:style-name="ce1" office:value-type="string" calcext:value-type="string">
            <text:p>Everyone knows in a finite universe you run out of steam eventually.</text:p>
          </table:table-cell>
          <table:table-cell table:style-name="ce9" office:value-type="string" calcext:value-type="string">
            <text:p>Vsi vedo, da v končnem vesolju sčasoma zmanjka energije.</text:p>
          </table:table-cell>
          <table:table-cell table:style-name="ce9" office:value-type="string" calcext:value-type="string">
            <text:p>Vsi vedo, da v končnem vesolju sčasoma zmanjka moči.</text:p>
          </table:table-cell>
          <table:table-cell table:style-name="ce9" office:value-type="string" calcext:value-type="string">
            <text:p>Vsi vemo, da ti v končnem vesolju sčasoma zmanjka energije.</text:p>
          </table:table-cell>
          <table:table-cell table:style-name="ce9" office:value-type="string" calcext:value-type="string">
            <text:p>Vsi vedo, da v omejenem vesolju slej ko prej zmanjka energije.</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office:value-type="float" office:value="2" calcext:value-type="float">
            <text:p>2</text:p>
          </table:table-cell>
          <table:table-cell table:style-name="ce9" office:value-type="float" office:value="3" calcext:value-type="float">
            <text:p>3</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1">
          <table:table-cell table:style-name="ce1" office:value-type="string" calcext:value-type="string">
            <text:p>idiom_sentence8</text:p>
          </table:table-cell>
          <table:table-cell table:style-name="ce1" office:value-type="string" calcext:value-type="string">
            <text:p>The "ban everything" brigade are running out of steam and facts.</text:p>
          </table:table-cell>
          <table:table-cell table:style-name="ce9" office:value-type="string" calcext:value-type="string">
            <text:p>Brigada „vse prepovedati“ izgublja zagon in dejstva.</text:p>
          </table:table-cell>
          <table:table-cell table:style-name="ce9" office:value-type="string" calcext:value-type="string">
            <text:p>Brigadi, ki "prepoveduje vse", zmanjkuje sape in dejstev.</text:p>
          </table:table-cell>
          <table:table-cell table:style-name="ce9" office:value-type="string" calcext:value-type="string">
            <text:p>Brigadi za "prepoved vsega" zmanjkuje sape in dejstev.</text:p>
          </table:table-cell>
          <table:table-cell table:style-name="ce9" office:value-type="string" calcext:value-type="string">
            <text:p>Brigada „prepovejmo vse“ izgublja zagon in dejstva.</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yes</text:p>
          </table:table-cell>
          <table:table-cell table:style-name="ce9" office:value-type="string" calcext:value-type="string">
            <text:p>no</text:p>
          </table:table-cell>
          <table:table-cell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3" calcext:value-type="float">
            <text:p>3</text:p>
          </table:table-cell>
          <table:table-cell table:style-name="ce9" office:value-type="float" office:value="1" calcext:value-type="float">
            <text:p>1</text:p>
          </table:table-cell>
          <table:table-cell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9</text:p>
          </table:table-cell>
          <table:table-cell table:style-name="ce4" office:value-type="string" calcext:value-type="string">
            <text:p>They will be most vulnerable if the recovery runs out of steam .</text:p>
          </table:table-cell>
          <table:table-cell table:style-name="ce9" office:value-type="string" calcext:value-type="string">
            <text:p>Najbolj ranljivi bodo, če se okrevanje izčrpa.</text:p>
          </table:table-cell>
          <table:table-cell table:style-name="ce9" office:value-type="string" calcext:value-type="string">
            <text:p>Najbolj ranljivi bodo, če okrevanje izčrpa.</text:p>
          </table:table-cell>
          <table:table-cell table:number-columns-repeated="2" table:style-name="ce9" office:value-type="string" calcext:value-type="string">
            <text:p>Najbolj ranljivi bodo, če okrevanje izgubi zagon.</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string" calcext:value-type="string">
            <text:p>no</text:p>
          </table:table-cell>
          <table:table-cell table:number-columns-repeated="2"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style-name="ce9" table:number-columns-repeated="2"/>
          <table:table-cell table:number-columns-repeated="2" table:style-name="ce9" office:value-type="float" office:value="3" calcext:value-type="float">
            <text:p>3</text:p>
          </table:table-cell>
          <table:table-cell table:style-name="ce14" table:number-columns-repeated="20"/>
          <table:table-cell table:number-columns-repeated="998"/>
        </table:table-row>
        <table:table-row table:style-name="ro1">
          <table:table-cell table:style-name="ce1" office:value-type="string" calcext:value-type="string">
            <text:p>idiom_sentence10</text:p>
          </table:table-cell>
          <table:table-cell table:style-name="ce1" office:value-type="string" calcext:value-type="string">
            <text:p>Has he run out of steam , or worse, burnt himself out?</text:p>
          </table:table-cell>
          <table:table-cell table:style-name="ce9" office:value-type="string" calcext:value-type="string">
            <text:p>Je izgubil zagon ali, še huje, se je izčrpal?</text:p>
          </table:table-cell>
          <table:table-cell table:style-name="ce9" office:value-type="string" calcext:value-type="string">
            <text:p>Mu je zmanjkalo sape ali, še huje, se je izčrpal?</text:p>
          </table:table-cell>
          <table:table-cell table:style-name="ce9" office:value-type="string" calcext:value-type="string">
            <text:p>Mu je zmanjkalo energije ali se je, kar je še huje, preveč izčrpal?</text:p>
          </table:table-cell>
          <table:table-cell table:style-name="ce9" office:value-type="string" calcext:value-type="string">
            <text:p>Je ostal brez energije ali, še huje, se je popolnoma izčrpal?</text:p>
          </table:table-cell>
          <table:table-cell table:style-name="ce14" table:number-columns-repeated="20"/>
          <table:table-cell table:number-columns-repeated="998"/>
        </table:table-row>
        <table:table-row table:style-name="ro1">
          <table:table-cell table:style-name="ce1" table:number-columns-repeated="2"/>
          <table:table-cell table:number-columns-repeated="4" table:style-name="ce9" office:value-type="string" calcext:value-type="string">
            <text:p>yes</text:p>
          </table:table-cell>
          <table:table-cell table:style-name="ce14" table:number-columns-repeated="20"/>
          <table:table-cell table:number-columns-repeated="998"/>
        </table:table-row>
        <table:table-row table:style-name="ro1">
          <table:table-cell table:style-name="ce1" table:number-columns-repeated="2"/>
          <table:table-cell table:number-columns-repeated="2" table:style-name="ce9" office:value-type="float" office:value="3" calcext:value-type="float">
            <text:p>3</text:p>
          </table:table-cell>
          <table:table-cell table:number-columns-repeated="2" table:style-name="ce9" office:value-type="float" office:value="2" calcext:value-type="float">
            <text:p>2</text:p>
          </table:table-cell>
          <table:table-cell table:style-name="ce14" table:number-columns-repeated="20"/>
          <table:table-cell table:number-columns-repeated="998"/>
        </table:table-row>
        <table:table-row table:style-name="ro3" table:number-rows-repeated="104717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3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11-13T17:17:57</meta:creation-date>
    <meta:initial-creator>openpyxl</meta:initial-creator>
    <meta:document-statistic meta:table-count="1" meta:cell-count="5721" meta:object-count="0"/>
    <meta:generator>LibreOfficeDev/6.0.5.2$Linux_X86_64 LibreOffice_project/</meta:generator>
  </office:meta>
</office:document-meta>
</file>